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7.104166666666667in"/>
    </style:style>
    <style:style style:name="co3" style:family="table-column">
      <style:table-column-properties fo:break-before="auto" style:column-width="3.11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 style:data-style-name="N1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6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7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8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1" table:default-cell-style-name="ce15" table:number-columns-repeated="253"/>
        <table:table-row table:style-name="ro2">
          <table:table-cell table:style-name="ce21" office:value-type="string">
            <text:p>Date </text:p>
          </table:table-cell>
          <table:table-cell table:style-name="ce21" office:value-type="string">
            <text:p>Offense </text:p>
          </table:table-cell>
          <table:table-cell table:style-name="ce22" office:value-type="string">
            <text:p>Street </text:p>
          </table:table-cell>
          <table:table-cell table:style-name="ce23" office:value-type="string">
            <text:p>Sub </text:p>
          </table:table-cell>
          <table:table-cell table:style-name="ce22" office:value-type="string">
            <text:p>Zip </text:p>
          </table:table-cell>
          <table:table-cell table:style-name="ce22" office:value-type="string">
            <text:p>Area</text:p>
          </table:table-cell>
        </table:table-row>
        <table:table-row table:style-name="ro2">
          <table:table-cell table:style-name="ce24" office:value-type="date" office:date-value="2003-08-04T00:00:00">
            <text:p>8/4/2003</text:p>
          </table:table-cell>
          <table:table-cell table:style-name="ce21" office:value-type="string">
            <text:p>PETIT LARCENY </text:p>
          </table:table-cell>
          <table:table-cell table:style-name="ce23" office:value-type="string">
            <text:p>VILLAGE AVENUE </text:p>
          </table:table-cell>
          <table:table-cell table:style-name="ce25" office:value-type="float" office:value="216">
            <text:p>216</text:p>
          </table:table-cell>
          <table:table-cell table:style-name="ce25" office:value-type="float" office:value="23693">
            <text:p>23693</text:p>
          </table:table-cell>
          <table:table-cell table:style-name="ce25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3-20T00:00:00">
            <text:p>3/20/2003</text:p>
          </table:table-cell>
          <table:table-cell table:style-name="ce21" office:value-type="string">
            <text:p>BURGLARY, RESIDENTIAL </text:p>
          </table:table-cell>
          <table:table-cell table:style-name="ce23" office:value-type="string">
            <text:p>ABERFELDY WAY </text:p>
          </table:table-cell>
          <table:table-cell table:style-name="ce25" office:value-type="float" office:value="203">
            <text:p>203</text:p>
          </table:table-cell>
          <table:table-cell table:style-name="ce25" office:value-type="float" office:value="23693">
            <text:p>23693</text:p>
          </table:table-cell>
          <table:table-cell table:style-name="ce25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3-20T00:00:00">
            <text:p>3/20/2003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ABERFELDY WAY </text:p>
          </table:table-cell>
          <table:table-cell table:style-name="ce21" office:value-type="float" office:value="203">
            <text:p>203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12-17T00:00:00">
            <text:p>12/17/2003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ALFRED COURT </text:p>
          </table:table-cell>
          <table:table-cell table:style-name="ce21" office:value-type="float" office:value="279">
            <text:p>279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3-06-13T00:00:00">
            <text:p>6/13/2003</text:p>
          </table:table-cell>
          <table:table-cell table:style-name="ce21" office:value-type="string">
            <text:p>DUMPING TRASH ON HIGHWAY OR PRIVATE PROPERTY </text:p>
          </table:table-cell>
          <table:table-cell table:style-name="ce21" office:value-type="string">
            <text:p>ALFRED COURT </text:p>
          </table:table-cell>
          <table:table-cell table:style-name="ce21" office:value-type="float" office:value="279">
            <text:p>279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3-12-28T00:00:00">
            <text:p>12/28/2003</text:p>
          </table:table-cell>
          <table:table-cell table:style-name="ce21" office:value-type="string">
            <text:p>GRAND LARCENY </text:p>
          </table:table-cell>
          <table:table-cell table:style-name="ce23" office:value-type="string">
            <text:p>AMELIA COURT </text:p>
          </table:table-cell>
          <table:table-cell table:style-name="ce25" office:value-type="float" office:value="112">
            <text:p>112</text:p>
          </table:table-cell>
          <table:table-cell table:style-name="ce25" office:value-type="float" office:value="23693">
            <text:p>23693</text:p>
          </table:table-cell>
          <table:table-cell table:style-name="ce25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5-19T00:00:00">
            <text:p>5/19/2003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AMERSHAM DRIVE </text:p>
          </table:table-cell>
          <table:table-cell table:style-name="ce21" office:value-type="float" office:value="246">
            <text:p>246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10-16T00:00:00">
            <text:p>10/16/2003</text:p>
          </table:table-cell>
          <table:table-cell table:style-name="ce21" office:value-type="string">
            <text:p>VIOLATION OF PROTECTIVE ORDER </text:p>
          </table:table-cell>
          <table:table-cell table:style-name="ce21" office:value-type="string">
            <text:p>ANDOVER COURT </text:p>
          </table:table-cell>
          <table:table-cell table:style-name="ce21" office:value-type="float" office:value="192">
            <text:p>192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3-05T00:00:00">
            <text:p>3/5/2003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APPALOOSA DRIVE </text:p>
          </table:table-cell>
          <table:table-cell table:style-name="ce21" office:value-type="float" office:value="246">
            <text:p>246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6-30T00:00:00">
            <text:p>6/30/2003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APPALOOSA DRIVE </text:p>
          </table:table-cell>
          <table:table-cell table:style-name="ce21" office:value-type="float" office:value="246">
            <text:p>246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11-21T00:00:00">
            <text:p>11/21/2003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APPLE LANE </text:p>
          </table:table-cell>
          <table:table-cell table:style-name="ce26" office:value-type="float" office:value="197">
            <text:p>197</text:p>
          </table:table-cell>
          <table:table-cell table:style-name="ce25" office:value-type="float" office:value="23693">
            <text:p>23693</text:p>
          </table:table-cell>
          <table:table-cell table:style-name="ce25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9-28T00:00:00">
            <text:p>9/28/2003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AQUIA TURN </text:p>
          </table:table-cell>
          <table:table-cell table:style-name="ce26" office:value-type="float" office:value="174">
            <text:p>174</text:p>
          </table:table-cell>
          <table:table-cell table:style-name="ce25" office:value-type="float" office:value="23693">
            <text:p>23693</text:p>
          </table:table-cell>
          <table:table-cell table:style-name="ce25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11-26T00:00:00">
            <text:p>11/26/2003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AQUIA TURN </text:p>
          </table:table-cell>
          <table:table-cell table:style-name="ce26" office:value-type="float" office:value="174">
            <text:p>174</text:p>
          </table:table-cell>
          <table:table-cell table:style-name="ce25" office:value-type="float" office:value="23693">
            <text:p>23693</text:p>
          </table:table-cell>
          <table:table-cell table:style-name="ce25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5-20T00:00:00">
            <text:p>5/20/2003</text:p>
          </table:table-cell>
          <table:table-cell table:style-name="ce21" office:value-type="string">
            <text:p>DISCHARGE FIREARM OR MISSILE IN/AT OCCUPIED BLDG </text:p>
          </table:table-cell>
          <table:table-cell table:style-name="ce21" office:value-type="string">
            <text:p>ARABIAN CIRCLE </text:p>
          </table:table-cell>
          <table:table-cell table:style-name="ce21" office:value-type="float" office:value="246">
            <text:p>246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5-20T00:00:00">
            <text:p>5/20/2003</text:p>
          </table:table-cell>
          <table:table-cell table:style-name="ce21" office:value-type="string">
            <text:p>MANUF, SALE, POSSESSION CONTROLLED SUBSTANCE </text:p>
          </table:table-cell>
          <table:table-cell table:style-name="ce21" office:value-type="string">
            <text:p>ARABIAN CIRCLE </text:p>
          </table:table-cell>
          <table:table-cell table:style-name="ce21" office:value-type="float" office:value="246">
            <text:p>246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5-12T00:00:00">
            <text:p>5/12/2003</text:p>
          </table:table-cell>
          <table:table-cell table:style-name="ce21" office:value-type="string">
            <text:p>RECOVERED VEHICLE-STOLEN OTHER JURISDICTION </text:p>
          </table:table-cell>
          <table:table-cell table:style-name="ce21" office:value-type="string">
            <text:p>ASCOT DRIVE </text:p>
          </table:table-cell>
          <table:table-cell table:style-name="ce26" office:value-type="float" office:value="246">
            <text:p>246</text:p>
          </table:table-cell>
          <table:table-cell table:style-name="ce25" office:value-type="float" office:value="23693">
            <text:p>23693</text:p>
          </table:table-cell>
          <table:table-cell table:style-name="ce25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3-09T00:00:00">
            <text:p>3/9/2003</text:p>
          </table:table-cell>
          <table:table-cell table:style-name="ce21" office:value-type="string">
            <text:p>RUNAWAY JUVENILE </text:p>
          </table:table-cell>
          <table:table-cell table:style-name="ce23" office:value-type="string">
            <text:p>BAY BERRY </text:p>
          </table:table-cell>
          <table:table-cell table:style-name="ce25" office:value-type="float" office:value="184">
            <text:p>184</text:p>
          </table:table-cell>
          <table:table-cell table:style-name="ce26" office:value-type="float" office:value="23693">
            <text:p>23693</text:p>
          </table:table-cell>
          <table:table-cell table:style-name="ce25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11-27T00:00:00">
            <text:p>11/27/2003</text:p>
          </table:table-cell>
          <table:table-cell table:style-name="ce21" office:value-type="string">
            <text:p>ANNOYING PHONE CALLS </text:p>
          </table:table-cell>
          <table:table-cell table:style-name="ce23" office:value-type="string">
            <text:p>BAYBERRY LANE </text:p>
          </table:table-cell>
          <table:table-cell table:style-name="ce25" office:value-type="float" office:value="184">
            <text:p>184</text:p>
          </table:table-cell>
          <table:table-cell table:style-name="ce25" office:value-type="float" office:value="23693">
            <text:p>23693</text:p>
          </table:table-cell>
          <table:table-cell table:style-name="ce25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9-12T00:00:00">
            <text:p>9/12/2003</text:p>
          </table:table-cell>
          <table:table-cell table:style-name="ce21" office:value-type="string">
            <text:p>FORGERY BY CHECK </text:p>
          </table:table-cell>
          <table:table-cell table:style-name="ce23" office:value-type="string">
            <text:p>BAYBERRY LANE </text:p>
          </table:table-cell>
          <table:table-cell table:style-name="ce25" office:value-type="float" office:value="184">
            <text:p>184</text:p>
          </table:table-cell>
          <table:table-cell table:style-name="ce25" office:value-type="float" office:value="23693">
            <text:p>23693</text:p>
          </table:table-cell>
          <table:table-cell table:style-name="ce25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9-12T00:00:00">
            <text:p>9/12/2003</text:p>
          </table:table-cell>
          <table:table-cell table:style-name="ce21" office:value-type="string">
            <text:p>FRAUD, ALL OTHERS </text:p>
          </table:table-cell>
          <table:table-cell table:style-name="ce23" office:value-type="string">
            <text:p>BAYBERRY LANE </text:p>
          </table:table-cell>
          <table:table-cell table:style-name="ce25" office:value-type="float" office:value="184">
            <text:p>184</text:p>
          </table:table-cell>
          <table:table-cell table:style-name="ce25" office:value-type="float" office:value="23693">
            <text:p>23693</text:p>
          </table:table-cell>
          <table:table-cell table:style-name="ce25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5-11T00:00:00">
            <text:p>5/11/2003</text:p>
          </table:table-cell>
          <table:table-cell table:style-name="ce21" office:value-type="string">
            <text:p>UNLAWFUL PURCHASE OR POSSESS ALCOHOLIC BEVERAGE </text:p>
          </table:table-cell>
          <table:table-cell table:style-name="ce21" office:value-type="string">
            <text:p>BAYBERRY LANE </text:p>
          </table:table-cell>
          <table:table-cell table:style-name="ce21" office:value-type="float" office:value="184">
            <text:p>184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4-25T00:00:00">
            <text:p>4/25/2003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BEECHWOOD LANE </text:p>
          </table:table-cell>
          <table:table-cell table:style-name="ce25" office:value-type="float" office:value="184">
            <text:p>184</text:p>
          </table:table-cell>
          <table:table-cell table:style-name="ce25" office:value-type="float" office:value="23693">
            <text:p>23693</text:p>
          </table:table-cell>
          <table:table-cell table:style-name="ce25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11-20T00:00:00">
            <text:p>11/20/2003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BEECHWOOD LANE </text:p>
          </table:table-cell>
          <table:table-cell table:style-name="ce21" office:value-type="float" office:value="184">
            <text:p>184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5-17T00:00:00">
            <text:p>5/17/2003</text:p>
          </table:table-cell>
          <table:table-cell table:style-name="ce21" office:value-type="string">
            <text:p>PETIT LARCENY </text:p>
          </table:table-cell>
          <table:table-cell table:style-name="ce23" office:value-type="string">
            <text:p>BEECHWOOD LANE </text:p>
          </table:table-cell>
          <table:table-cell table:style-name="ce25" office:value-type="float" office:value="184">
            <text:p>184</text:p>
          </table:table-cell>
          <table:table-cell table:style-name="ce25" office:value-type="float" office:value="23693">
            <text:p>23693</text:p>
          </table:table-cell>
          <table:table-cell table:style-name="ce25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10-11T00:00:00">
            <text:p>10/11/2003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BELLOWS PLACE </text:p>
          </table:table-cell>
          <table:table-cell table:style-name="ce21" office:value-type="float" office:value="49">
            <text:p>49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8-04T00:00:00">
            <text:p>8/4/2003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BELLOWS PLACE </text:p>
          </table:table-cell>
          <table:table-cell table:style-name="ce21" office:value-type="float" office:value="49">
            <text:p>49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1-13T00:00:00">
            <text:p>1/13/2003</text:p>
          </table:table-cell>
          <table:table-cell table:style-name="ce21" office:value-type="string">
            <text:p>PETIT LARCENY </text:p>
          </table:table-cell>
          <table:table-cell table:style-name="ce23" office:value-type="string">
            <text:p>BELLOWS PLACE </text:p>
          </table:table-cell>
          <table:table-cell table:style-name="ce25" office:value-type="float" office:value="49">
            <text:p>49</text:p>
          </table:table-cell>
          <table:table-cell table:style-name="ce25" office:value-type="float" office:value="23693">
            <text:p>23693</text:p>
          </table:table-cell>
          <table:table-cell table:style-name="ce25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1-13T00:00:00">
            <text:p>1/13/2003</text:p>
          </table:table-cell>
          <table:table-cell table:style-name="ce21" office:value-type="string">
            <text:p>PETIT LARCENY </text:p>
          </table:table-cell>
          <table:table-cell table:style-name="ce23" office:value-type="string">
            <text:p>BELLOWS PLACE </text:p>
          </table:table-cell>
          <table:table-cell table:style-name="ce25" office:value-type="float" office:value="49">
            <text:p>49</text:p>
          </table:table-cell>
          <table:table-cell table:style-name="ce25" office:value-type="float" office:value="23693">
            <text:p>23693</text:p>
          </table:table-cell>
          <table:table-cell table:style-name="ce25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9-01T00:00:00">
            <text:p>9/1/2003</text:p>
          </table:table-cell>
          <table:table-cell table:style-name="ce21" office:value-type="string">
            <text:p>POSSESSION OF MARIJUANA </text:p>
          </table:table-cell>
          <table:table-cell table:style-name="ce21" office:value-type="string">
            <text:p>BELLS COVE DRIVE 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6-24T00:00:00">
            <text:p>6/24/2003</text:p>
          </table:table-cell>
          <table:table-cell table:style-name="ce21" office:value-type="string">
            <text:p>ASSAULT, SIMPLE </text:p>
          </table:table-cell>
          <table:table-cell table:style-name="ce23" office:value-type="string">
            <text:p>BELMONT APARTMENTS </text:p>
          </table:table-cell>
          <table:table-cell table:style-name="ce25" office:value-type="float" office:value="342">
            <text:p>342</text:p>
          </table:table-cell>
          <table:table-cell table:style-name="ce25" office:value-type="float" office:value="23693">
            <text:p>23693</text:p>
          </table:table-cell>
          <table:table-cell table:style-name="ce25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7-23T00:00:00">
            <text:p>7/23/2003</text:p>
          </table:table-cell>
          <table:table-cell table:style-name="ce21" office:value-type="string">
            <text:p>POSSESSION OF MARIJUANA </text:p>
          </table:table-cell>
          <table:table-cell table:style-name="ce21" office:value-type="string">
            <text:p>BELMONT APTS PARKING LOT </text:p>
          </table:table-cell>
          <table:table-cell table:style-name="ce21" office:value-type="float" office:value="342">
            <text:p>342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3-28T00:00:00">
            <text:p>3/28/2003</text:p>
          </table:table-cell>
          <table:table-cell table:style-name="ce21" office:value-type="string">
            <text:p>ASSAULT, SIMPLE </text:p>
          </table:table-cell>
          <table:table-cell table:style-name="ce23" office:value-type="string">
            <text:p>BELMONT CIRCLE </text:p>
          </table:table-cell>
          <table:table-cell table:style-name="ce25" office:value-type="float" office:value="257">
            <text:p>257</text:p>
          </table:table-cell>
          <table:table-cell table:style-name="ce25" office:value-type="float" office:value="23693">
            <text:p>23693</text:p>
          </table:table-cell>
          <table:table-cell table:style-name="ce25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2-06T00:00:00">
            <text:p>2/6/2003</text:p>
          </table:table-cell>
          <table:table-cell table:style-name="ce21" office:value-type="string">
            <text:p>BURGLARY, RESIDENTIAL </text:p>
          </table:table-cell>
          <table:table-cell table:style-name="ce23" office:value-type="string">
            <text:p>BELMONT CIRCLE </text:p>
          </table:table-cell>
          <table:table-cell table:style-name="ce25" office:value-type="float" office:value="257">
            <text:p>257</text:p>
          </table:table-cell>
          <table:table-cell table:style-name="ce25" office:value-type="float" office:value="23693">
            <text:p>23693</text:p>
          </table:table-cell>
          <table:table-cell table:style-name="ce25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3-12T00:00:00">
            <text:p>3/12/2003</text:p>
          </table:table-cell>
          <table:table-cell table:style-name="ce21" office:value-type="string">
            <text:p>BURGLARY, RESIDENTIAL </text:p>
          </table:table-cell>
          <table:table-cell table:style-name="ce23" office:value-type="string">
            <text:p>BELMONT CIRCLE </text:p>
          </table:table-cell>
          <table:table-cell table:style-name="ce25" office:value-type="float" office:value="257">
            <text:p>257</text:p>
          </table:table-cell>
          <table:table-cell table:style-name="ce25" office:value-type="float" office:value="23693">
            <text:p>23693</text:p>
          </table:table-cell>
          <table:table-cell table:style-name="ce25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11-30T00:00:00">
            <text:p>11/30/2003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BELMONT CIRCLE </text:p>
          </table:table-cell>
          <table:table-cell table:style-name="ce21" office:value-type="float" office:value="257">
            <text:p>257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3-12T00:00:00">
            <text:p>3/12/2003</text:p>
          </table:table-cell>
          <table:table-cell table:style-name="ce21" office:value-type="string">
            <text:p>CONTRIBUTING TO THE DELINQUENCY OF A MINOR </text:p>
          </table:table-cell>
          <table:table-cell table:style-name="ce21" office:value-type="string">
            <text:p>BELMONT CIRCLE </text:p>
          </table:table-cell>
          <table:table-cell table:style-name="ce21" office:value-type="float" office:value="257">
            <text:p>257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8-22T00:00:00">
            <text:p>8/22/2003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BELMONT CIRCLE </text:p>
          </table:table-cell>
          <table:table-cell table:style-name="ce21" office:value-type="float" office:value="257">
            <text:p>257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10-11T00:00:00">
            <text:p>10/11/2003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BELMONT CIRCLE </text:p>
          </table:table-cell>
          <table:table-cell table:style-name="ce21" office:value-type="float" office:value="257">
            <text:p>257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2-06T00:00:00">
            <text:p>2/6/2003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BELMONT CIRCLE </text:p>
          </table:table-cell>
          <table:table-cell table:style-name="ce21" office:value-type="float" office:value="257">
            <text:p>257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10-11T00:00:00">
            <text:p>10/11/2003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BELMONT CIRCLE </text:p>
          </table:table-cell>
          <table:table-cell table:style-name="ce21" office:value-type="float" office:value="257">
            <text:p>257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12-26T00:00:00">
            <text:p>12/26/2003</text:p>
          </table:table-cell>
          <table:table-cell table:style-name="ce21" office:value-type="string">
            <text:p>DRUGS, PWID MARIJUANA </text:p>
          </table:table-cell>
          <table:table-cell table:style-name="ce21" office:value-type="string">
            <text:p>BELMONT CIRCLE </text:p>
          </table:table-cell>
          <table:table-cell table:style-name="ce21" office:value-type="float" office:value="257">
            <text:p>257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7-10T00:00:00">
            <text:p>7/10/2003</text:p>
          </table:table-cell>
          <table:table-cell table:style-name="ce21" office:value-type="string">
            <text:p>LOST PROPERTY </text:p>
          </table:table-cell>
          <table:table-cell table:style-name="ce21" office:value-type="string">
            <text:p>BELMONT CIRCLE </text:p>
          </table:table-cell>
          <table:table-cell table:style-name="ce21" office:value-type="float" office:value="257">
            <text:p>257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8-06T00:00:00">
            <text:p>8/6/2003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BELMONT CIRCLE </text:p>
          </table:table-cell>
          <table:table-cell table:style-name="ce21" office:value-type="float" office:value="257">
            <text:p>257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12-28T00:00:00">
            <text:p>12/28/2003</text:p>
          </table:table-cell>
          <table:table-cell table:style-name="ce21" office:value-type="string">
            <text:p>POSSESSION OF MARIJUANA </text:p>
          </table:table-cell>
          <table:table-cell table:style-name="ce21" office:value-type="string">
            <text:p>BELMONT CIRCLE </text:p>
          </table:table-cell>
          <table:table-cell table:style-name="ce21" office:value-type="float" office:value="257">
            <text:p>257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7-13T00:00:00">
            <text:p>7/13/2003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BENTLEY COURT </text:p>
          </table:table-cell>
          <table:table-cell table:style-name="ce21" office:value-type="float" office:value="246">
            <text:p>246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6-12T00:00:00">
            <text:p>6/12/2003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BIG BETHEL &amp; HAMPTON HWY </text:p>
          </table:table-cell>
          <table:table-cell table:style-name="ce25" office:value-type="float" office:value="100">
            <text:p>100</text:p>
          </table:table-cell>
          <table:table-cell table:style-name="ce25" office:value-type="float" office:value="23693">
            <text:p>23693</text:p>
          </table:table-cell>
          <table:table-cell table:style-name="ce25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10-28T00:00:00">
            <text:p>10/28/2003</text:p>
          </table:table-cell>
          <table:table-cell table:style-name="ce21" office:value-type="string">
            <text:p>ASSAULT, AGGRAVATED </text:p>
          </table:table-cell>
          <table:table-cell table:style-name="ce23" office:value-type="string">
            <text:p>BIG BETHEL ROAD </text:p>
          </table:table-cell>
          <table:table-cell table:style-name="ce25" office:value-type="float" office:value="197">
            <text:p>197</text:p>
          </table:table-cell>
          <table:table-cell table:style-name="ce25" office:value-type="float" office:value="23693">
            <text:p>23693</text:p>
          </table:table-cell>
          <table:table-cell table:style-name="ce25" office:value-type="float" office:value="200">
            <text:p>200</text:p>
          </table:table-cell>
        </table:table-row>
        <table:table-row table:style-name="ro2">
          <table:table-cell table:style-name="ce24" office:value-type="date" office:date-value="2003-11-04T00:00:00">
            <text:p>11/4/2003</text:p>
          </table:table-cell>
          <table:table-cell table:style-name="ce21" office:value-type="string">
            <text:p>ASSAULT, SIMPLE </text:p>
          </table:table-cell>
          <table:table-cell table:style-name="ce23" office:value-type="string">
            <text:p>BIG BETHEL ROAD </text:p>
          </table:table-cell>
          <table:table-cell table:style-name="ce25" office:value-type="float" office:value="197">
            <text:p>197</text:p>
          </table:table-cell>
          <table:table-cell table:style-name="ce25" office:value-type="float" office:value="23693">
            <text:p>23693</text:p>
          </table:table-cell>
          <table:table-cell table:style-name="ce25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2-20T00:00:00">
            <text:p>2/20/2003</text:p>
          </table:table-cell>
          <table:table-cell table:style-name="ce21" office:value-type="string">
            <text:p>ASSAULT, SIMPLE </text:p>
          </table:table-cell>
          <table:table-cell table:style-name="ce23" office:value-type="string">
            <text:p>BIG BETHEL ROAD </text:p>
          </table:table-cell>
          <table:table-cell table:style-name="ce25" office:value-type="float" office:value="197">
            <text:p>197</text:p>
          </table:table-cell>
          <table:table-cell table:style-name="ce25" office:value-type="float" office:value="23693">
            <text:p>23693</text:p>
          </table:table-cell>
          <table:table-cell table:style-name="ce25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2-26T00:00:00">
            <text:p>2/26/2003</text:p>
          </table:table-cell>
          <table:table-cell table:style-name="ce21" office:value-type="string">
            <text:p>ASSAULT, SIMPLE </text:p>
          </table:table-cell>
          <table:table-cell table:style-name="ce23" office:value-type="string">
            <text:p>BIG BETHEL ROAD </text:p>
          </table:table-cell>
          <table:table-cell table:style-name="ce25" office:value-type="float" office:value="197">
            <text:p>197</text:p>
          </table:table-cell>
          <table:table-cell table:style-name="ce25" office:value-type="float" office:value="23693">
            <text:p>23693</text:p>
          </table:table-cell>
          <table:table-cell table:style-name="ce27"/>
        </table:table-row>
        <table:table-row table:style-name="ro2">
          <table:table-cell table:style-name="ce24" office:value-type="date" office:date-value="2003-03-05T00:00:00">
            <text:p>3/5/2003</text:p>
          </table:table-cell>
          <table:table-cell table:style-name="ce21" office:value-type="string">
            <text:p>ASSAULT, SIMPLE </text:p>
          </table:table-cell>
          <table:table-cell table:style-name="ce23" office:value-type="string">
            <text:p>BIG BETHEL ROAD </text:p>
          </table:table-cell>
          <table:table-cell table:style-name="ce25" office:value-type="float" office:value="197">
            <text:p>197</text:p>
          </table:table-cell>
          <table:table-cell table:style-name="ce25" office:value-type="float" office:value="23693">
            <text:p>23693</text:p>
          </table:table-cell>
          <table:table-cell table:style-name="ce25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3-05T00:00:00">
            <text:p>3/5/2003</text:p>
          </table:table-cell>
          <table:table-cell table:style-name="ce21" office:value-type="string">
            <text:p>ASSAULT, SIMPLE </text:p>
          </table:table-cell>
          <table:table-cell table:style-name="ce23" office:value-type="string">
            <text:p>BIG BETHEL ROAD </text:p>
          </table:table-cell>
          <table:table-cell table:style-name="ce25" office:value-type="float" office:value="197">
            <text:p>197</text:p>
          </table:table-cell>
          <table:table-cell table:style-name="ce25" office:value-type="float" office:value="23693">
            <text:p>23693</text:p>
          </table:table-cell>
          <table:table-cell table:style-name="ce25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4-15T00:00:00">
            <text:p>4/15/2003</text:p>
          </table:table-cell>
          <table:table-cell table:style-name="ce21" office:value-type="string">
            <text:p>ASSAULT, SIMPLE </text:p>
          </table:table-cell>
          <table:table-cell table:style-name="ce23" office:value-type="string">
            <text:p>BIG BETHEL ROAD </text:p>
          </table:table-cell>
          <table:table-cell table:style-name="ce25" office:value-type="float" office:value="197">
            <text:p>197</text:p>
          </table:table-cell>
          <table:table-cell table:style-name="ce25" office:value-type="float" office:value="23693">
            <text:p>23693</text:p>
          </table:table-cell>
          <table:table-cell table:style-name="ce25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4-15T00:00:00">
            <text:p>4/15/2003</text:p>
          </table:table-cell>
          <table:table-cell table:style-name="ce21" office:value-type="string">
            <text:p>ASSAULT, SIMPLE </text:p>
          </table:table-cell>
          <table:table-cell table:style-name="ce23" office:value-type="string">
            <text:p>BIG BETHEL ROAD </text:p>
          </table:table-cell>
          <table:table-cell table:style-name="ce25" office:value-type="float" office:value="197">
            <text:p>197</text:p>
          </table:table-cell>
          <table:table-cell table:style-name="ce25" office:value-type="float" office:value="23693">
            <text:p>23693</text:p>
          </table:table-cell>
          <table:table-cell table:style-name="ce25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4-15T00:00:00">
            <text:p>4/15/2003</text:p>
          </table:table-cell>
          <table:table-cell table:style-name="ce21" office:value-type="string">
            <text:p>ASSAULT, SIMPLE </text:p>
          </table:table-cell>
          <table:table-cell table:style-name="ce23" office:value-type="string">
            <text:p>BIG BETHEL ROAD </text:p>
          </table:table-cell>
          <table:table-cell table:style-name="ce25" office:value-type="float" office:value="197">
            <text:p>197</text:p>
          </table:table-cell>
          <table:table-cell table:style-name="ce25" office:value-type="float" office:value="23693">
            <text:p>23693</text:p>
          </table:table-cell>
          <table:table-cell table:style-name="ce25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9-23T00:00:00">
            <text:p>9/23/2003</text:p>
          </table:table-cell>
          <table:table-cell table:style-name="ce21" office:value-type="string">
            <text:p>ASSAULT, SIMPLE </text:p>
          </table:table-cell>
          <table:table-cell table:style-name="ce23" office:value-type="string">
            <text:p>BIG BETHEL ROAD </text:p>
          </table:table-cell>
          <table:table-cell table:style-name="ce25" office:value-type="float" office:value="197">
            <text:p>197</text:p>
          </table:table-cell>
          <table:table-cell table:style-name="ce25" office:value-type="float" office:value="23693">
            <text:p>23693</text:p>
          </table:table-cell>
          <table:table-cell table:style-name="ce25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5-05T00:00:00">
            <text:p>5/5/2003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BIG BETHEL ROAD 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7-05T00:00:00">
            <text:p>7/5/2003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BIG BETHEL ROAD 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4-12T00:00:00">
            <text:p>4/12/2003</text:p>
          </table:table-cell>
          <table:table-cell table:style-name="ce21" office:value-type="string">
            <text:p>BURGLARY, BUSINESS </text:p>
          </table:table-cell>
          <table:table-cell table:style-name="ce23" office:value-type="string">
            <text:p>BIG BETHEL ROAD </text:p>
          </table:table-cell>
          <table:table-cell table:style-name="ce25" office:value-type="float" office:value="197">
            <text:p>197</text:p>
          </table:table-cell>
          <table:table-cell table:style-name="ce25" office:value-type="float" office:value="23693">
            <text:p>23693</text:p>
          </table:table-cell>
          <table:table-cell table:style-name="ce25" office:value-type="float" office:value="200">
            <text:p>200</text:p>
          </table:table-cell>
        </table:table-row>
        <table:table-row table:style-name="ro2">
          <table:table-cell table:style-name="ce24" office:value-type="date" office:date-value="2003-11-28T00:00:00">
            <text:p>11/28/2003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BIG BETHEL ROAD 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2-02T00:00:00">
            <text:p>2/2/2003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BIG BETHEL ROAD 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4-16T00:00:00">
            <text:p>4/16/2003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BIG BETHEL ROAD 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7-29T00:00:00">
            <text:p>7/29/2003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BIG BETHEL ROAD 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300">
            <text:p>300</text:p>
          </table:table-cell>
        </table:table-row>
        <table:table-row table:style-name="ro2">
          <table:table-cell table:style-name="ce24" office:value-type="date" office:date-value="2003-12-08T00:00:00">
            <text:p>12/8/2003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BIG BETHEL ROAD 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2-21T00:00:00">
            <text:p>2/21/2003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BIG BETHEL ROAD 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3-22T00:00:00">
            <text:p>3/22/2003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BIG BETHEL ROAD 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11-22T00:00:00">
            <text:p>11/22/2003</text:p>
          </table:table-cell>
          <table:table-cell table:style-name="ce21" office:value-type="string">
            <text:p>COUNTERFEITING/FORGERY, ALL OTHERS </text:p>
          </table:table-cell>
          <table:table-cell table:style-name="ce21" office:value-type="string">
            <text:p>BIG BETHEL ROAD 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5-02T00:00:00">
            <text:p>5/2/2003</text:p>
          </table:table-cell>
          <table:table-cell table:style-name="ce21" office:value-type="string">
            <text:p>CREDIT CARD FRAUD </text:p>
          </table:table-cell>
          <table:table-cell table:style-name="ce21" office:value-type="string">
            <text:p>BIG BETHEL ROAD 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11-21T00:00:00">
            <text:p>11/21/2003</text:p>
          </table:table-cell>
          <table:table-cell table:style-name="ce21" office:value-type="string">
            <text:p>CURSING/OBSCENE LANGUAGE </text:p>
          </table:table-cell>
          <table:table-cell table:style-name="ce21" office:value-type="string">
            <text:p>BIG BETHEL ROAD 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4-12T00:00:00">
            <text:p>4/12/2003</text:p>
          </table:table-cell>
          <table:table-cell table:style-name="ce21" office:value-type="string">
            <text:p>DAMAGE PROPERTY, BUSINESS </text:p>
          </table:table-cell>
          <table:table-cell table:style-name="ce21" office:value-type="string">
            <text:p>BIG BETHEL ROAD 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4" office:value-type="date" office:date-value="2003-11-04T00:00:00">
            <text:p>11/4/2003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BIG BETHEL ROAD 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6-09T00:00:00">
            <text:p>6/9/2003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BIG BETHEL ROAD 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6-09T00:00:00">
            <text:p>6/9/2003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BIG BETHEL ROAD 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9-23T00:00:00">
            <text:p>9/23/2003</text:p>
          </table:table-cell>
          <table:table-cell table:style-name="ce21" office:value-type="string">
            <text:p>DISORDERLY CONDUCT </text:p>
          </table:table-cell>
          <table:table-cell table:style-name="ce21" office:value-type="string">
            <text:p>BIG BETHEL ROAD 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3-09-09T00:00:00">
            <text:p>9/9/2003</text:p>
          </table:table-cell>
          <table:table-cell table:style-name="ce21" office:value-type="string">
            <text:p>DISORDERLY CONDUCT </text:p>
          </table:table-cell>
          <table:table-cell table:style-name="ce21" office:value-type="string">
            <text:p>BIG BETHEL ROAD 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6-13T00:00:00">
            <text:p>6/13/2003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BIG BETHEL ROAD 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4" office:value-type="date" office:date-value="2003-05-11T00:00:00">
            <text:p>5/11/2003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BIG BETHEL ROAD 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4" office:value-type="date" office:date-value="2003-04-11T00:00:00">
            <text:p>4/11/2003</text:p>
          </table:table-cell>
          <table:table-cell table:style-name="ce21" office:value-type="string">
            <text:p>DRUNK IN PUBLIC </text:p>
          </table:table-cell>
          <table:table-cell table:style-name="ce21" office:value-type="string">
            <text:p>BIG BETHEL ROAD 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12-29T00:00:00">
            <text:p>12/29/2003</text:p>
          </table:table-cell>
          <table:table-cell table:style-name="ce21" office:value-type="string">
            <text:p>DRUNK IN PUBLIC </text:p>
          </table:table-cell>
          <table:table-cell table:style-name="ce21" office:value-type="string">
            <text:p>BIG BETHEL ROAD 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11-13T00:00:00">
            <text:p>11/13/2003</text:p>
          </table:table-cell>
          <table:table-cell table:style-name="ce21" office:value-type="string">
            <text:p>FAILURE TO PERFORM CONSTRUCTION AFTER ADVANCE </text:p>
          </table:table-cell>
          <table:table-cell table:style-name="ce21" office:value-type="string">
            <text:p>BIG BETHEL ROAD 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300">
            <text:p>300</text:p>
          </table:table-cell>
        </table:table-row>
        <table:table-row table:style-name="ro2">
          <table:table-cell table:style-name="ce24" office:value-type="date" office:date-value="2003-03-12T00:00:00">
            <text:p>3/12/2003</text:p>
          </table:table-cell>
          <table:table-cell table:style-name="ce21" office:value-type="string">
            <text:p>GAS THEFT </text:p>
          </table:table-cell>
          <table:table-cell table:style-name="ce21" office:value-type="string">
            <text:p>BIG BETHEL ROAD 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4" office:value-type="date" office:date-value="2003-05-26T00:00:00">
            <text:p>5/26/2003</text:p>
          </table:table-cell>
          <table:table-cell table:style-name="ce21" office:value-type="string">
            <text:p>GAS THEFT </text:p>
          </table:table-cell>
          <table:table-cell table:style-name="ce21" office:value-type="string">
            <text:p>BIG BETHEL ROAD 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4" office:value-type="date" office:date-value="2003-04-12T00:00:00">
            <text:p>4/12/2003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BIG BETHEL ROAD 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4" office:value-type="date" office:date-value="2003-08-18T00:00:00">
            <text:p>8/18/2003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BIG BETHEL ROAD 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5-12T00:00:00">
            <text:p>5/12/2003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BIG BETHEL ROAD 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6-07T00:00:00">
            <text:p>6/7/2003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BIG BETHEL ROAD 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4" office:value-type="date" office:date-value="2003-11-04T00:00:00">
            <text:p>11/4/2003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BIG BETHEL ROAD 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4" office:value-type="date" office:date-value="2003-11-21T00:00:00">
            <text:p>11/21/2003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BIG BETHEL ROAD 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4-11T00:00:00">
            <text:p>4/11/2003</text:p>
          </table:table-cell>
          <table:table-cell table:style-name="ce21" office:value-type="string">
            <text:p>LARCENY, SHOPLIFTING </text:p>
          </table:table-cell>
          <table:table-cell table:style-name="ce21" office:value-type="string">
            <text:p>BIG BETHEL ROAD 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4-15T00:00:00">
            <text:p>4/15/2003</text:p>
          </table:table-cell>
          <table:table-cell table:style-name="ce21" office:value-type="string">
            <text:p>LARCENY, SHOPLIFTING </text:p>
          </table:table-cell>
          <table:table-cell table:style-name="ce21" office:value-type="string">
            <text:p>BIG BETHEL ROAD 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3-06-09T00:00:00">
            <text:p>6/9/2003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BIG BETHEL ROAD 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8-16T00:00:00">
            <text:p>8/16/2003</text:p>
          </table:table-cell>
          <table:table-cell table:style-name="ce21" office:value-type="string">
            <text:p>MOTOR VEHICLE THEFT </text:p>
          </table:table-cell>
          <table:table-cell table:style-name="ce21" office:value-type="string">
            <text:p>BIG BETHEL ROAD 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1-21T00:00:00">
            <text:p>1/21/2003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BIG BETHEL ROAD 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2-25T00:00:00">
            <text:p>2/25/2003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BIG BETHEL ROAD 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3-05-04T00:00:00">
            <text:p>5/4/2003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BIG BETHEL ROAD 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6-13T00:00:00">
            <text:p>6/13/2003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BIG BETHEL ROAD 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6-27T00:00:00">
            <text:p>6/27/2003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BIG BETHEL ROAD 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7-24T00:00:00">
            <text:p>7/24/2003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BIG BETHEL ROAD 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8-12T00:00:00">
            <text:p>8/12/2003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BIG BETHEL ROAD 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9-11T00:00:00">
            <text:p>9/11/2003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BIG BETHEL ROAD 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8-27T00:00:00">
            <text:p>8/27/2003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BIG BETHEL ROAD 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7-24T00:00:00">
            <text:p>7/24/2003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BIG BETHEL ROAD 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1-03T00:00:00">
            <text:p>1/3/2003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BIG BETHEL ROAD 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300">
            <text:p>300</text:p>
          </table:table-cell>
        </table:table-row>
        <table:table-row table:style-name="ro2">
          <table:table-cell table:style-name="ce24" office:value-type="date" office:date-value="2003-04-01T00:00:00">
            <text:p>4/1/2003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BIG BETHEL ROAD 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4-14T00:00:00">
            <text:p>4/14/2003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BIG BETHEL ROAD 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10-17T00:00:00">
            <text:p>10/17/2003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BIG BETHEL ROAD 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12-19T00:00:00">
            <text:p>12/19/2003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BIG BETHEL ROAD 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1-15T00:00:00">
            <text:p>1/15/2003</text:p>
          </table:table-cell>
          <table:table-cell table:style-name="ce21" office:value-type="string">
            <text:p>POSSESSION OF MARIJUANA </text:p>
          </table:table-cell>
          <table:table-cell table:style-name="ce21" office:value-type="string">
            <text:p>BIG BETHEL ROAD 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2-21T00:00:00">
            <text:p>2/21/2003</text:p>
          </table:table-cell>
          <table:table-cell table:style-name="ce21" office:value-type="string">
            <text:p>POSSESSION OF MARIJUANA </text:p>
          </table:table-cell>
          <table:table-cell table:style-name="ce21" office:value-type="string">
            <text:p>BIG BETHEL ROAD 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3-01-03T00:00:00">
            <text:p>1/3/2003</text:p>
          </table:table-cell>
          <table:table-cell table:style-name="ce21" office:value-type="string">
            <text:p>RUNAWAY JUVENILE </text:p>
          </table:table-cell>
          <table:table-cell table:style-name="ce21" office:value-type="string">
            <text:p>BIG BETHEL ROAD 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10-28T00:00:00">
            <text:p>10/28/2003</text:p>
          </table:table-cell>
          <table:table-cell table:style-name="ce21" office:value-type="string">
            <text:p>THREATEN BODILY HARM </text:p>
          </table:table-cell>
          <table:table-cell table:style-name="ce21" office:value-type="string">
            <text:p>BIG BETHEL ROAD 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4" office:value-type="date" office:date-value="2003-11-28T00:00:00">
            <text:p>11/28/2003</text:p>
          </table:table-cell>
          <table:table-cell table:style-name="ce21" office:value-type="string">
            <text:p>RECKLESS - GENERAL </text:p>
          </table:table-cell>
          <table:table-cell table:style-name="ce21" office:value-type="string">
            <text:p>BIG BETHEL ROAD &amp; HAMPTON HWY 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4" office:value-type="date" office:date-value="2003-11-29T00:00:00">
            <text:p>11/29/2003</text:p>
          </table:table-cell>
          <table:table-cell table:style-name="ce21" office:value-type="string">
            <text:p>RECKLESS - GENERAL </text:p>
          </table:table-cell>
          <table:table-cell table:style-name="ce21" office:value-type="string">
            <text:p>BIG BETHEL ROAD AND YORKTOWN R 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4-29T00:00:00">
            <text:p>4/29/2003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BILL SOURS DRIVE </text:p>
          </table:table-cell>
          <table:table-cell table:style-name="ce21" office:value-type="float" office:value="66">
            <text:p>66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10-17T00:00:00">
            <text:p>10/17/2003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BILL SOURS DRIVE </text:p>
          </table:table-cell>
          <table:table-cell table:style-name="ce21" office:value-type="float" office:value="66">
            <text:p>66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12-01T00:00:00">
            <text:p>12/1/2003</text:p>
          </table:table-cell>
          <table:table-cell table:style-name="ce21" office:value-type="string">
            <text:p>LOST PROPERTY </text:p>
          </table:table-cell>
          <table:table-cell table:style-name="ce21" office:value-type="string">
            <text:p>BIRKDALE COURT </text:p>
          </table:table-cell>
          <table:table-cell table:style-name="ce21" office:value-type="float" office:value="172">
            <text:p>172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2-15T00:00:00">
            <text:p>2/15/2003</text:p>
          </table:table-cell>
          <table:table-cell table:style-name="ce21" office:value-type="string">
            <text:p>BURGLARY, RESIDENTIAL </text:p>
          </table:table-cell>
          <table:table-cell table:style-name="ce21" office:value-type="string">
            <text:p>BIRKDALE COURT </text:p>
          </table:table-cell>
          <table:table-cell table:style-name="ce21" office:value-type="float" office:value="172">
            <text:p>172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1-15T00:00:00">
            <text:p>1/15/2003</text:p>
          </table:table-cell>
          <table:table-cell table:style-name="ce21" office:value-type="string">
            <text:p>INTERCEPT, DISCLOSE ELECTRONIC </text:p>
          </table:table-cell>
          <table:table-cell table:style-name="ce21" office:value-type="string">
            <text:p>BIRKDALE COURT </text:p>
          </table:table-cell>
          <table:table-cell table:style-name="ce21" office:value-type="float" office:value="172">
            <text:p>172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2-22T00:00:00">
            <text:p>2/22/2003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BLACKBERRY BEND </text:p>
          </table:table-cell>
          <table:table-cell table:style-name="ce21" office:value-type="float" office:value="98">
            <text:p>98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8-29T00:00:00">
            <text:p>8/29/2003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BLACKSMITH ARCH </text:p>
          </table:table-cell>
          <table:table-cell table:style-name="ce21" office:value-type="float" office:value="49">
            <text:p>49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10-11T00:00:00">
            <text:p>10/11/2003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BLACKSMITH ARCH </text:p>
          </table:table-cell>
          <table:table-cell table:style-name="ce21" office:value-type="float" office:value="49">
            <text:p>49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10-11T00:00:00">
            <text:p>10/11/2003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BLACKSMITH ARCH </text:p>
          </table:table-cell>
          <table:table-cell table:style-name="ce21" office:value-type="float" office:value="49">
            <text:p>49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10-11T00:00:00">
            <text:p>10/11/2003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BLACKSMITH ARCH </text:p>
          </table:table-cell>
          <table:table-cell table:style-name="ce21" office:value-type="float" office:value="49">
            <text:p>49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9-19T00:00:00">
            <text:p>9/19/2003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BLACKSMITH ARCH </text:p>
          </table:table-cell>
          <table:table-cell table:style-name="ce21" office:value-type="float" office:value="49">
            <text:p>49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12-22T00:00:00">
            <text:p>12/22/2003</text:p>
          </table:table-cell>
          <table:table-cell table:style-name="ce21" office:value-type="string">
            <text:p>MOTOR VEHICLE THEFT </text:p>
          </table:table-cell>
          <table:table-cell table:style-name="ce21" office:value-type="string">
            <text:p>BLACKSMITH ARCH </text:p>
          </table:table-cell>
          <table:table-cell table:style-name="ce21" office:value-type="float" office:value="49">
            <text:p>49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1-13T00:00:00">
            <text:p>1/13/2003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BLACKSMITH ARCH </text:p>
          </table:table-cell>
          <table:table-cell table:style-name="ce21" office:value-type="float" office:value="49">
            <text:p>49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12-24T00:00:00">
            <text:p>12/24/2003</text:p>
          </table:table-cell>
          <table:table-cell table:style-name="ce21" office:value-type="string">
            <text:p>RECOVERED VEHICLE-STOLEN OTHER JURISDICTION </text:p>
          </table:table-cell>
          <table:table-cell table:style-name="ce21" office:value-type="string">
            <text:p>BLACKSMITH ARCH </text:p>
          </table:table-cell>
          <table:table-cell table:style-name="ce21" office:value-type="float" office:value="49">
            <text:p>49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6-20T00:00:00">
            <text:p>6/20/2003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BLACKWOOD COURT </text:p>
          </table:table-cell>
          <table:table-cell table:style-name="ce21" office:value-type="float" office:value="224">
            <text:p>224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6-20T00:00:00">
            <text:p>6/20/2003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BLACKWOOD COURT </text:p>
          </table:table-cell>
          <table:table-cell table:style-name="ce21" office:value-type="float" office:value="224">
            <text:p>224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11-30T00:00:00">
            <text:p>11/30/2003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BLEVINS DRIVE &amp; KERR DRIVE </text:p>
          </table:table-cell>
          <table:table-cell table:style-name="ce21" office:value-type="float" office:value="279">
            <text:p>279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1-04T00:00:00">
            <text:p>1/4/2003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BLEVINS RUN </text:p>
          </table:table-cell>
          <table:table-cell table:style-name="ce21" office:value-type="float" office:value="279">
            <text:p>279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3-13T00:00:00">
            <text:p>3/13/2003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BLEVINS RUN </text:p>
          </table:table-cell>
          <table:table-cell table:style-name="ce21" office:value-type="float" office:value="279">
            <text:p>279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12-08T00:00:00">
            <text:p>12/8/2003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BLEVINS RUN </text:p>
          </table:table-cell>
          <table:table-cell table:style-name="ce21" office:value-type="float" office:value="279">
            <text:p>279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12-01T00:00:00">
            <text:p>12/1/2003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BRANTLEY COURT </text:p>
          </table:table-cell>
          <table:table-cell table:style-name="ce21" office:value-type="float" office:value="157">
            <text:p>157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11-23T00:00:00">
            <text:p>11/23/2003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BRENTMEADE DRIVE </text:p>
          </table:table-cell>
          <table:table-cell table:style-name="ce21" office:value-type="float" office:value="238">
            <text:p>238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5-04T00:00:00">
            <text:p>5/4/2003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BRENTMEADE DRIVE </text:p>
          </table:table-cell>
          <table:table-cell table:style-name="ce21" office:value-type="float" office:value="238">
            <text:p>238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4-14T00:00:00">
            <text:p>4/14/2003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BRENTMEADE DRIVE </text:p>
          </table:table-cell>
          <table:table-cell table:style-name="ce21" office:value-type="float" office:value="238">
            <text:p>238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8-29T00:00:00">
            <text:p>8/29/2003</text:p>
          </table:table-cell>
          <table:table-cell table:style-name="ce21" office:value-type="string">
            <text:p>DEAD ON ARRIVAL </text:p>
          </table:table-cell>
          <table:table-cell table:style-name="ce21" office:value-type="string">
            <text:p>BRENTMEADE DRIVE </text:p>
          </table:table-cell>
          <table:table-cell table:style-name="ce21" office:value-type="float" office:value="238">
            <text:p>238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11-23T00:00:00">
            <text:p>11/23/2003</text:p>
          </table:table-cell>
          <table:table-cell table:style-name="ce21" office:value-type="string">
            <text:p>TRESPASSING </text:p>
          </table:table-cell>
          <table:table-cell table:style-name="ce21" office:value-type="string">
            <text:p>BRENTMEADE DRIVE </text:p>
          </table:table-cell>
          <table:table-cell table:style-name="ce21" office:value-type="float" office:value="238">
            <text:p>238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10-28T00:00:00">
            <text:p>10/28/2003</text:p>
          </table:table-cell>
          <table:table-cell table:style-name="ce21" office:value-type="string">
            <text:p>TRESPASSING </text:p>
          </table:table-cell>
          <table:table-cell table:style-name="ce21" office:value-type="string">
            <text:p>BRENTMEADE DRIVE </text:p>
          </table:table-cell>
          <table:table-cell table:style-name="ce21" office:value-type="float" office:value="238">
            <text:p>238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1-25T00:00:00">
            <text:p>1/25/2003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BRIDGEWOOD DRIVE </text:p>
          </table:table-cell>
          <table:table-cell table:style-name="ce21" office:value-type="float" office:value="198">
            <text:p>198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4-06T00:00:00">
            <text:p>4/6/2003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BRIDGEWOOD DRIVE </text:p>
          </table:table-cell>
          <table:table-cell table:style-name="ce21" office:value-type="float" office:value="198">
            <text:p>198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10-11T00:00:00">
            <text:p>10/11/2003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BRIDGEWOOD DRIVE </text:p>
          </table:table-cell>
          <table:table-cell table:style-name="ce21" office:value-type="float" office:value="198">
            <text:p>198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10-05T00:00:00">
            <text:p>10/5/2003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BRIDGEWOOD DRIVE </text:p>
          </table:table-cell>
          <table:table-cell table:style-name="ce21" office:value-type="float" office:value="198">
            <text:p>198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2-25T00:00:00">
            <text:p>2/25/2003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BRIDGEWOOD DRIVE </text:p>
          </table:table-cell>
          <table:table-cell table:style-name="ce21" office:value-type="float" office:value="198">
            <text:p>198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4-06T00:00:00">
            <text:p>4/6/2003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BRIDGEWOOD DRIVE </text:p>
          </table:table-cell>
          <table:table-cell table:style-name="ce21" office:value-type="float" office:value="198">
            <text:p>198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7-27T00:00:00">
            <text:p>7/27/2003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BRIDGEWOOD DRIVE </text:p>
          </table:table-cell>
          <table:table-cell table:style-name="ce21" office:value-type="float" office:value="198">
            <text:p>198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5-13T00:00:00">
            <text:p>5/13/2003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BRIDGEWOOD DRIVE </text:p>
          </table:table-cell>
          <table:table-cell table:style-name="ce21" office:value-type="float" office:value="198">
            <text:p>198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3-16T00:00:00">
            <text:p>3/16/2003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BRIDGEWOOD DRIVE &amp; TABB LAKES D </text:p>
          </table:table-cell>
          <table:table-cell table:style-name="ce21" office:value-type="float" office:value="198">
            <text:p>198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3-16T00:00:00">
            <text:p>3/16/2003</text:p>
          </table:table-cell>
          <table:table-cell table:style-name="ce21" office:value-type="string">
            <text:p>POSSESSION OF MARIJUANA </text:p>
          </table:table-cell>
          <table:table-cell table:style-name="ce21" office:value-type="string">
            <text:p>BRIDGEWOOD DRIVE &amp; TABB LAKES D </text:p>
          </table:table-cell>
          <table:table-cell table:style-name="ce21" office:value-type="float" office:value="198">
            <text:p>198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3-16T00:00:00">
            <text:p>3/16/2003</text:p>
          </table:table-cell>
          <table:table-cell table:style-name="ce21" office:value-type="string">
            <text:p>RECKLESS - GENERAL </text:p>
          </table:table-cell>
          <table:table-cell table:style-name="ce21" office:value-type="string">
            <text:p>BRIDGEWOOD DRIVE &amp; TABB LAKES D </text:p>
          </table:table-cell>
          <table:table-cell table:style-name="ce21" office:value-type="float" office:value="198">
            <text:p>198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3-16T00:00:00">
            <text:p>3/16/2003</text:p>
          </table:table-cell>
          <table:table-cell table:style-name="ce21" office:value-type="string">
            <text:p>REFUSE BLOOD/BREATH TEST </text:p>
          </table:table-cell>
          <table:table-cell table:style-name="ce21" office:value-type="string">
            <text:p>BRIDGEWOOD DRIVE &amp; TABB LAKES D </text:p>
          </table:table-cell>
          <table:table-cell table:style-name="ce21" office:value-type="float" office:value="198">
            <text:p>198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2-26T00:00:00">
            <text:p>2/26/2003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BROOK RUN </text:p>
          </table:table-cell>
          <table:table-cell table:style-name="ce21" office:value-type="float" office:value="245">
            <text:p>245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11-21T00:00:00">
            <text:p>11/21/2003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BUFFIE DRIVE </text:p>
          </table:table-cell>
          <table:table-cell table:style-name="ce21" office:value-type="float" office:value="102">
            <text:p>102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10-31T00:00:00">
            <text:p>10/31/2003</text:p>
          </table:table-cell>
          <table:table-cell table:style-name="ce21" office:value-type="string">
            <text:p>ABDUCTION &amp; KIDNAPPING </text:p>
          </table:table-cell>
          <table:table-cell table:style-name="ce21" office:value-type="string">
            <text:p>BUGLE COURT </text:p>
          </table:table-cell>
          <table:table-cell table:style-name="ce21" office:value-type="float" office:value="66">
            <text:p>66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12-03T00:00:00">
            <text:p>12/3/2003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BUGLE COURT </text:p>
          </table:table-cell>
          <table:table-cell table:style-name="ce21" office:value-type="float" office:value="66">
            <text:p>66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9-15T00:00:00">
            <text:p>9/15/2003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BUGLE COURT </text:p>
          </table:table-cell>
          <table:table-cell table:style-name="ce21" office:value-type="float" office:value="66">
            <text:p>66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5-06T00:00:00">
            <text:p>5/6/2003</text:p>
          </table:table-cell>
          <table:table-cell table:style-name="ce21" office:value-type="string">
            <text:p>ABDUCTION &amp; KIDNAPPING </text:p>
          </table:table-cell>
          <table:table-cell table:style-name="ce21" office:value-type="string">
            <text:p>BUNTING POINT LANE 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5-06T00:00:00">
            <text:p>5/6/2003</text:p>
          </table:table-cell>
          <table:table-cell table:style-name="ce21" office:value-type="string">
            <text:p>BURGLARY, RESIDENTIAL </text:p>
          </table:table-cell>
          <table:table-cell table:style-name="ce21" office:value-type="string">
            <text:p>BUNTING POINT LANE 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5-06T00:00:00">
            <text:p>5/6/2003</text:p>
          </table:table-cell>
          <table:table-cell table:style-name="ce21" office:value-type="string">
            <text:p>ROBBERY </text:p>
          </table:table-cell>
          <table:table-cell table:style-name="ce21" office:value-type="string">
            <text:p>BUNTING POINT LANE 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5-06T00:00:00">
            <text:p>5/6/2003</text:p>
          </table:table-cell>
          <table:table-cell table:style-name="ce21" office:value-type="string">
            <text:p>USE OR DISPLAY FIREARM IN COMMISSION OF FELONY </text:p>
          </table:table-cell>
          <table:table-cell table:style-name="ce21" office:value-type="string">
            <text:p>BUNTING POINT LANE 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3-29T00:00:00">
            <text:p>3/29/2003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BUTTONWOOD LANE </text:p>
          </table:table-cell>
          <table:table-cell table:style-name="ce21" office:value-type="float" office:value="278">
            <text:p>278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11-03T00:00:00">
            <text:p>11/3/2003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BUTTONWOOD LANE </text:p>
          </table:table-cell>
          <table:table-cell table:style-name="ce21" office:value-type="float" office:value="278">
            <text:p>278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4-13T00:00:00">
            <text:p>4/13/2003</text:p>
          </table:table-cell>
          <table:table-cell table:style-name="ce21" office:value-type="string">
            <text:p>GRAFFITI ,PRIVATE PROPERTY </text:p>
          </table:table-cell>
          <table:table-cell table:style-name="ce21" office:value-type="string">
            <text:p>BUTTONWOOD LANE </text:p>
          </table:table-cell>
          <table:table-cell table:style-name="ce21" office:value-type="float" office:value="278">
            <text:p>278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3-12T00:00:00">
            <text:p>3/12/2003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BUTTONWOOD LANE </text:p>
          </table:table-cell>
          <table:table-cell table:style-name="ce21" office:value-type="float" office:value="278">
            <text:p>278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12-17T00:00:00">
            <text:p>12/17/2003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BYRD LANE 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8-27T00:00:00">
            <text:p>8/27/2003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BYRD LANE 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12-04T00:00:00">
            <text:p>12/4/2003</text:p>
          </table:table-cell>
          <table:table-cell table:style-name="ce21" office:value-type="string">
            <text:p>ANNOYING PHONE CALLS </text:p>
          </table:table-cell>
          <table:table-cell table:style-name="ce21" office:value-type="string">
            <text:p>CALTHROP NECK ROAD 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3-07T00:00:00">
            <text:p>3/7/2003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CALTHROP NECK ROAD 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12-12T00:00:00">
            <text:p>12/12/2003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CALTHROP NECK ROAD 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1-13T00:00:00">
            <text:p>1/13/2003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CALTHROP NECK ROAD 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2-09T00:00:00">
            <text:p>2/9/2003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CALTHROP NECK ROAD 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7-22T00:00:00">
            <text:p>7/22/2003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CALTHROP NECK ROAD 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11-25T00:00:00">
            <text:p>11/25/2003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CALTHROP NECK ROAD &amp; LAMBS REST 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7-17T00:00:00">
            <text:p>7/17/2003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CALUMET TURN </text:p>
          </table:table-cell>
          <table:table-cell table:style-name="ce21" office:value-type="float" office:value="174">
            <text:p>174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1-15T00:00:00">
            <text:p>1/15/2003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CALUMET TURN </text:p>
          </table:table-cell>
          <table:table-cell table:style-name="ce21" office:value-type="float" office:value="174">
            <text:p>174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8-13T00:00:00">
            <text:p>8/13/2003</text:p>
          </table:table-cell>
          <table:table-cell table:style-name="ce21" office:value-type="string">
            <text:p>HIT &amp; RUN </text:p>
          </table:table-cell>
          <table:table-cell table:style-name="ce21" office:value-type="string">
            <text:p>CALUMET TURN </text:p>
          </table:table-cell>
          <table:table-cell table:style-name="ce21" office:value-type="float" office:value="174">
            <text:p>174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4-15T00:00:00">
            <text:p>4/15/2003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CAMDEN WAY </text:p>
          </table:table-cell>
          <table:table-cell table:style-name="ce21" office:value-type="float" office:value="246">
            <text:p>246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9-20T00:00:00">
            <text:p>9/20/2003</text:p>
          </table:table-cell>
          <table:table-cell table:style-name="ce21" office:value-type="string">
            <text:p>CREDIT CARD FRAUD </text:p>
          </table:table-cell>
          <table:table-cell table:style-name="ce21" office:value-type="string">
            <text:p>CAMELOT CRES. </text:p>
          </table:table-cell>
          <table:table-cell table:style-name="ce21" office:value-type="float" office:value="102">
            <text:p>102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5-23T00:00:00">
            <text:p>5/23/2003</text:p>
          </table:table-cell>
          <table:table-cell table:style-name="ce21" office:value-type="string">
            <text:p>ASSAULT &amp; BATTERY -POLICE OFCR OR FIREFIGHTER </text:p>
          </table:table-cell>
          <table:table-cell table:style-name="ce21" office:value-type="string">
            <text:p>CARDINAL LANE 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8-05T00:00:00">
            <text:p>8/5/2003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CARDINAL LANE 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9-25T00:00:00">
            <text:p>9/25/2003</text:p>
          </table:table-cell>
          <table:table-cell table:style-name="ce21" office:value-type="string">
            <text:p>DEAD ON ARRIVAL </text:p>
          </table:table-cell>
          <table:table-cell table:style-name="ce21" office:value-type="string">
            <text:p>CARPENTER DRIVE </text:p>
          </table:table-cell>
          <table:table-cell table:style-name="ce21" office:value-type="float" office:value="108">
            <text:p>108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11-18T00:00:00">
            <text:p>11/18/2003</text:p>
          </table:table-cell>
          <table:table-cell table:style-name="ce21" office:value-type="string">
            <text:p>BURGLARY, RESIDENTIAL </text:p>
          </table:table-cell>
          <table:table-cell table:style-name="ce21" office:value-type="string">
            <text:p>CARY`S CHAPEL ROAD 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2-08T00:00:00">
            <text:p>2/8/2003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CARY`S CHAPEL ROAD 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11-18T00:00:00">
            <text:p>11/18/2003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CARY`S CHAPEL ROAD 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12-11T00:00:00">
            <text:p>12/11/2003</text:p>
          </table:table-cell>
          <table:table-cell table:style-name="ce21" office:value-type="string">
            <text:p>DEAD ON ARRIVAL </text:p>
          </table:table-cell>
          <table:table-cell table:style-name="ce21" office:value-type="string">
            <text:p>CARY`S CHAPEL ROAD 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10-23T00:00:00">
            <text:p>10/23/2003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CARY`S CHAPEL ROAD 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11-18T00:00:00">
            <text:p>11/18/2003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CARY`S CHAPEL ROAD 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11-28T00:00:00">
            <text:p>11/28/2003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CARY`S TRACE </text:p>
          </table:table-cell>
          <table:table-cell table:style-name="ce21" office:value-type="float" office:value="56">
            <text:p>56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11-29T00:00:00">
            <text:p>11/29/2003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CARY`S TRACE </text:p>
          </table:table-cell>
          <table:table-cell table:style-name="ce21" office:value-type="float" office:value="56">
            <text:p>56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11-30T00:00:00">
            <text:p>11/30/2003</text:p>
          </table:table-cell>
          <table:table-cell table:style-name="ce21" office:value-type="string">
            <text:p>RECKLESS - GENERAL </text:p>
          </table:table-cell>
          <table:table-cell table:style-name="ce21" office:value-type="string">
            <text:p>CARY`S TRACE </text:p>
          </table:table-cell>
          <table:table-cell table:style-name="ce21" office:value-type="float" office:value="56">
            <text:p>56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1-16T00:00:00">
            <text:p>1/16/2003</text:p>
          </table:table-cell>
          <table:table-cell table:style-name="ce21" office:value-type="string">
            <text:p>ABUSE, NEGLECT OF INCAPACITATE </text:p>
          </table:table-cell>
          <table:table-cell table:style-name="ce21" office:value-type="string">
            <text:p>CATTAIL LANE </text:p>
          </table:table-cell>
          <table:table-cell table:style-name="ce21" office:value-type="float" office:value="224">
            <text:p>224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9-05T00:00:00">
            <text:p>9/5/2003</text:p>
          </table:table-cell>
          <table:table-cell table:style-name="ce21" office:value-type="string">
            <text:p>ASSAULT, AGGRAVATED, DOMESTIC </text:p>
          </table:table-cell>
          <table:table-cell table:style-name="ce21" office:value-type="string">
            <text:p>CATTAIL LANE </text:p>
          </table:table-cell>
          <table:table-cell table:style-name="ce21" office:value-type="float" office:value="224">
            <text:p>224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11-28T00:00:00">
            <text:p>11/28/2003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CATTAIL LANE </text:p>
          </table:table-cell>
          <table:table-cell table:style-name="ce21" office:value-type="float" office:value="224">
            <text:p>224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9-05T00:00:00">
            <text:p>9/5/2003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CATTAIL LANE </text:p>
          </table:table-cell>
          <table:table-cell table:style-name="ce21" office:value-type="float" office:value="224">
            <text:p>224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4-05T00:00:00">
            <text:p>4/5/2003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CATTAIL LANE </text:p>
          </table:table-cell>
          <table:table-cell table:style-name="ce21" office:value-type="float" office:value="224">
            <text:p>224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4-15T00:00:00">
            <text:p>4/15/2003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CATTAIL LANE </text:p>
          </table:table-cell>
          <table:table-cell table:style-name="ce21" office:value-type="float" office:value="224">
            <text:p>224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5-18T00:00:00">
            <text:p>5/18/2003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CATTAIL LANE </text:p>
          </table:table-cell>
          <table:table-cell table:style-name="ce21" office:value-type="float" office:value="224">
            <text:p>224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9-05T00:00:00">
            <text:p>9/5/2003</text:p>
          </table:table-cell>
          <table:table-cell table:style-name="ce21" office:value-type="string">
            <text:p>DRUNK IN PUBLIC </text:p>
          </table:table-cell>
          <table:table-cell table:style-name="ce21" office:value-type="string">
            <text:p>CATTAIL LANE </text:p>
          </table:table-cell>
          <table:table-cell table:style-name="ce21" office:value-type="float" office:value="224">
            <text:p>224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5-07T00:00:00">
            <text:p>5/7/2003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CHADWICK COURT </text:p>
          </table:table-cell>
          <table:table-cell table:style-name="ce21" office:value-type="float" office:value="192">
            <text:p>192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3-03T00:00:00">
            <text:p>3/3/2003</text:p>
          </table:table-cell>
          <table:table-cell table:style-name="ce21" office:value-type="string">
            <text:p>RUNAWAY JUVENILE </text:p>
          </table:table-cell>
          <table:table-cell table:style-name="ce21" office:value-type="string">
            <text:p>CHADWICK COURT </text:p>
          </table:table-cell>
          <table:table-cell table:style-name="ce21" office:value-type="float" office:value="192">
            <text:p>192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7-29T00:00:00">
            <text:p>7/29/2003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CHAMPIONS PATH </text:p>
          </table:table-cell>
          <table:table-cell table:style-name="ce21" office:value-type="float" office:value="207">
            <text:p>207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9-21T00:00:00">
            <text:p>9/21/2003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CHAMPIONS PATH </text:p>
          </table:table-cell>
          <table:table-cell table:style-name="ce21" office:value-type="float" office:value="207">
            <text:p>207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6-17T00:00:00">
            <text:p>6/17/2003</text:p>
          </table:table-cell>
          <table:table-cell table:style-name="ce21" office:value-type="string">
            <text:p>DEAD ON ARRIVAL </text:p>
          </table:table-cell>
          <table:table-cell table:style-name="ce21" office:value-type="string">
            <text:p>CHAMPIONS PATH </text:p>
          </table:table-cell>
          <table:table-cell table:style-name="ce21" office:value-type="float" office:value="207">
            <text:p>207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6-04T00:00:00">
            <text:p>6/4/2003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CHAMPIONS PATH </text:p>
          </table:table-cell>
          <table:table-cell table:style-name="ce21" office:value-type="float" office:value="207">
            <text:p>207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5-18T00:00:00">
            <text:p>5/18/2003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CHANTICLAIR DRIVE </text:p>
          </table:table-cell>
          <table:table-cell table:style-name="ce21" office:value-type="float" office:value="257">
            <text:p>257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8-30T00:00:00">
            <text:p>8/30/2003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CHANTICLAIR DRIVE </text:p>
          </table:table-cell>
          <table:table-cell table:style-name="ce21" office:value-type="float" office:value="257">
            <text:p>257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8-03T00:00:00">
            <text:p>8/3/2003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CHANTICLAIR DRIVE </text:p>
          </table:table-cell>
          <table:table-cell table:style-name="ce21" office:value-type="float" office:value="257">
            <text:p>257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11-19T00:00:00">
            <text:p>11/19/2003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CHANTICLAIR DRIVE </text:p>
          </table:table-cell>
          <table:table-cell table:style-name="ce21" office:value-type="float" office:value="257">
            <text:p>257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9-07T00:00:00">
            <text:p>9/7/2003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CHANTICLAIR DRIVE </text:p>
          </table:table-cell>
          <table:table-cell table:style-name="ce21" office:value-type="float" office:value="257">
            <text:p>257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3-22T00:00:00">
            <text:p>3/22/2003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CHANTICLAIR DRIVE </text:p>
          </table:table-cell>
          <table:table-cell table:style-name="ce21" office:value-type="float" office:value="257">
            <text:p>257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11-28T00:00:00">
            <text:p>11/28/2003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CHANTICLAIR DRIVE </text:p>
          </table:table-cell>
          <table:table-cell table:style-name="ce21" office:value-type="float" office:value="257">
            <text:p>257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7-16T00:00:00">
            <text:p>7/16/2003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CHANTICLAIR DRIVE </text:p>
          </table:table-cell>
          <table:table-cell table:style-name="ce21" office:value-type="float" office:value="257">
            <text:p>257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9-15T00:00:00">
            <text:p>9/15/2003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CHANTICLAIR DRIVE </text:p>
          </table:table-cell>
          <table:table-cell table:style-name="ce21" office:value-type="float" office:value="257">
            <text:p>257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11-29T00:00:00">
            <text:p>11/29/2003</text:p>
          </table:table-cell>
          <table:table-cell table:style-name="ce21" office:value-type="string">
            <text:p>RUNAWAY JUVENILE </text:p>
          </table:table-cell>
          <table:table-cell table:style-name="ce21" office:value-type="string">
            <text:p>CHANTICLAIR DRIVE </text:p>
          </table:table-cell>
          <table:table-cell table:style-name="ce21" office:value-type="float" office:value="257">
            <text:p>257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1-02T00:00:00">
            <text:p>1/2/2003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CHELTENHAM WAY </text:p>
          </table:table-cell>
          <table:table-cell table:style-name="ce21" office:value-type="float" office:value="246">
            <text:p>246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1-06T00:00:00">
            <text:p>1/6/2003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CHELTENHAM WAY </text:p>
          </table:table-cell>
          <table:table-cell table:style-name="ce21" office:value-type="float" office:value="246">
            <text:p>246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11-12T00:00:00">
            <text:p>11/12/2003</text:p>
          </table:table-cell>
          <table:table-cell table:style-name="ce21" office:value-type="string">
            <text:p>CREDIT CARD THEFT </text:p>
          </table:table-cell>
          <table:table-cell table:style-name="ce21" office:value-type="string">
            <text:p>CHINQUAPIN ORCHARD </text:p>
          </table:table-cell>
          <table:table-cell table:style-name="ce21" office:value-type="float" office:value="142">
            <text:p>142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7-18T00:00:00">
            <text:p>7/18/2003</text:p>
          </table:table-cell>
          <table:table-cell table:style-name="ce21" office:value-type="string">
            <text:p>DAMAGE PROPERTY, BUSINESS </text:p>
          </table:table-cell>
          <table:table-cell table:style-name="ce21" office:value-type="string">
            <text:p>CHINQUAPIN ORCHARD </text:p>
          </table:table-cell>
          <table:table-cell table:style-name="ce21" office:value-type="float" office:value="142">
            <text:p>142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6-16T00:00:00">
            <text:p>6/16/2003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CHINQUAPIN ORCHARD </text:p>
          </table:table-cell>
          <table:table-cell table:style-name="ce21" office:value-type="float" office:value="142">
            <text:p>142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11-16T00:00:00">
            <text:p>11/16/2003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CHINQUAPIN ORCHARD </text:p>
          </table:table-cell>
          <table:table-cell table:style-name="ce21" office:value-type="float" office:value="142">
            <text:p>142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6-05T00:00:00">
            <text:p>6/5/2003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CHINQUAPIN ORCHARD </text:p>
          </table:table-cell>
          <table:table-cell table:style-name="ce21" office:value-type="float" office:value="142">
            <text:p>142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2-24T00:00:00">
            <text:p>2/24/2003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CHIPPENHAM DRIVE </text:p>
          </table:table-cell>
          <table:table-cell table:style-name="ce21" office:value-type="float" office:value="246">
            <text:p>246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8-26T00:00:00">
            <text:p>8/26/2003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CHIPPENHAM DRIVE </text:p>
          </table:table-cell>
          <table:table-cell table:style-name="ce21" office:value-type="float" office:value="246">
            <text:p>246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1-26T00:00:00">
            <text:p>1/26/2003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CHIPPENHAM DRIVE </text:p>
          </table:table-cell>
          <table:table-cell table:style-name="ce21" office:value-type="float" office:value="246">
            <text:p>246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1-26T00:00:00">
            <text:p>1/26/2003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CHIPPENHAM DRIVE </text:p>
          </table:table-cell>
          <table:table-cell table:style-name="ce21" office:value-type="float" office:value="246">
            <text:p>246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1-26T00:00:00">
            <text:p>1/26/2003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CHIPPENHAM DRIVE </text:p>
          </table:table-cell>
          <table:table-cell table:style-name="ce21" office:value-type="float" office:value="246">
            <text:p>246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1-26T00:00:00">
            <text:p>1/26/2003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CHIPPENHAM DRIVE </text:p>
          </table:table-cell>
          <table:table-cell table:style-name="ce21" office:value-type="float" office:value="246">
            <text:p>246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8-27T00:00:00">
            <text:p>8/27/2003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CHIPPENHAM DRIVE </text:p>
          </table:table-cell>
          <table:table-cell table:style-name="ce21" office:value-type="float" office:value="246">
            <text:p>246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2-24T00:00:00">
            <text:p>2/24/2003</text:p>
          </table:table-cell>
          <table:table-cell table:style-name="ce21" office:value-type="string">
            <text:p>OBSTRUCTING JUSTICE </text:p>
          </table:table-cell>
          <table:table-cell table:style-name="ce21" office:value-type="string">
            <text:p>CHIPPENHAM DRIVE </text:p>
          </table:table-cell>
          <table:table-cell table:style-name="ce21" office:value-type="float" office:value="246">
            <text:p>246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3-07T00:00:00">
            <text:p>3/7/2003</text:p>
          </table:table-cell>
          <table:table-cell table:style-name="ce21" office:value-type="string">
            <text:p>RUNAWAY JUVENILE </text:p>
          </table:table-cell>
          <table:table-cell table:style-name="ce21" office:value-type="string">
            <text:p>CHIPPENHAM DRIVE </text:p>
          </table:table-cell>
          <table:table-cell table:style-name="ce21" office:value-type="float" office:value="246">
            <text:p>246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6-01T00:00:00">
            <text:p>6/1/2003</text:p>
          </table:table-cell>
          <table:table-cell table:style-name="ce21" office:value-type="string">
            <text:p>THREATEN BODILY HARM </text:p>
          </table:table-cell>
          <table:table-cell table:style-name="ce21" office:value-type="string">
            <text:p>CHIPPENHAM DRIVE </text:p>
          </table:table-cell>
          <table:table-cell table:style-name="ce21" office:value-type="float" office:value="246">
            <text:p>246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12-04T00:00:00">
            <text:p>12/4/2003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CHOWAN TURN </text:p>
          </table:table-cell>
          <table:table-cell table:style-name="ce21" office:value-type="float" office:value="174">
            <text:p>174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8-06T00:00:00">
            <text:p>8/6/2003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CHOWNING PLACE </text:p>
          </table:table-cell>
          <table:table-cell table:style-name="ce21" office:value-type="float" office:value="102">
            <text:p>102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2-26T00:00:00">
            <text:p>2/26/2003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CHRIS SLADE CHASE </text:p>
          </table:table-cell>
          <table:table-cell table:style-name="ce21" office:value-type="float" office:value="207">
            <text:p>207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3-16T00:00:00">
            <text:p>3/16/2003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CHRIS SLADE CHASE </text:p>
          </table:table-cell>
          <table:table-cell table:style-name="ce21" office:value-type="float" office:value="207">
            <text:p>207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12-08T00:00:00">
            <text:p>12/8/2003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CHUCKATUCK TURN </text:p>
          </table:table-cell>
          <table:table-cell table:style-name="ce21" office:value-type="float" office:value="174">
            <text:p>174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3-04T00:00:00">
            <text:p>3/4/2003</text:p>
          </table:table-cell>
          <table:table-cell table:style-name="ce21" office:value-type="string">
            <text:p>FRAUD, ALL OTHERS </text:p>
          </table:table-cell>
          <table:table-cell table:style-name="ce21" office:value-type="string">
            <text:p>CHUCKATUCK TURN </text:p>
          </table:table-cell>
          <table:table-cell table:style-name="ce21" office:value-type="float" office:value="174">
            <text:p>174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2-09T00:00:00">
            <text:p>2/9/2003</text:p>
          </table:table-cell>
          <table:table-cell table:style-name="ce21" office:value-type="string">
            <text:p>BURGLARY, RESIDENTIAL </text:p>
          </table:table-cell>
          <table:table-cell table:style-name="ce21" office:value-type="string">
            <text:p>CLAYTON DRIVE </text:p>
          </table:table-cell>
          <table:table-cell table:style-name="ce21" office:value-type="float" office:value="169">
            <text:p>169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12-06T00:00:00">
            <text:p>12/6/2003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CLAYTON DRIVE </text:p>
          </table:table-cell>
          <table:table-cell table:style-name="ce21" office:value-type="float" office:value="169">
            <text:p>169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10-28T00:00:00">
            <text:p>10/28/2003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CLAYTON DRIVE </text:p>
          </table:table-cell>
          <table:table-cell table:style-name="ce21" office:value-type="float" office:value="169">
            <text:p>169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2-09T00:00:00">
            <text:p>2/9/2003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CLAYTON DRIVE </text:p>
          </table:table-cell>
          <table:table-cell table:style-name="ce21" office:value-type="float" office:value="169">
            <text:p>169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4-15T00:00:00">
            <text:p>4/15/2003</text:p>
          </table:table-cell>
          <table:table-cell table:style-name="ce21" office:value-type="string">
            <text:p>DEAD ON ARRIVAL </text:p>
          </table:table-cell>
          <table:table-cell table:style-name="ce21" office:value-type="string">
            <text:p>CLAYTON DRIVE </text:p>
          </table:table-cell>
          <table:table-cell table:style-name="ce21" office:value-type="float" office:value="169">
            <text:p>169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2-09T00:00:00">
            <text:p>2/9/2003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CLAYTON DRIVE </text:p>
          </table:table-cell>
          <table:table-cell table:style-name="ce21" office:value-type="float" office:value="169">
            <text:p>169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10-21T00:00:00">
            <text:p>10/21/2003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CLAYTON DRIVE </text:p>
          </table:table-cell>
          <table:table-cell table:style-name="ce21" office:value-type="float" office:value="169">
            <text:p>169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2-09T00:00:00">
            <text:p>2/9/2003</text:p>
          </table:table-cell>
          <table:table-cell table:style-name="ce21" office:value-type="string">
            <text:p>MOTOR VEHICLE THEFT </text:p>
          </table:table-cell>
          <table:table-cell table:style-name="ce21" office:value-type="string">
            <text:p>CLAYTON DRIVE </text:p>
          </table:table-cell>
          <table:table-cell table:style-name="ce21" office:value-type="float" office:value="169">
            <text:p>169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2-20T00:00:00">
            <text:p>2/20/2003</text:p>
          </table:table-cell>
          <table:table-cell table:style-name="ce21" office:value-type="string">
            <text:p>OBSTRUCTING JUSTICE </text:p>
          </table:table-cell>
          <table:table-cell table:style-name="ce21" office:value-type="string">
            <text:p>CLAYTON DRIVE </text:p>
          </table:table-cell>
          <table:table-cell table:style-name="ce21" office:value-type="float" office:value="169">
            <text:p>169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10-28T00:00:00">
            <text:p>10/28/2003</text:p>
          </table:table-cell>
          <table:table-cell table:style-name="ce21" office:value-type="string">
            <text:p>TAMPERING WITH AUTO </text:p>
          </table:table-cell>
          <table:table-cell table:style-name="ce21" office:value-type="string">
            <text:p>CLAYTON DRIVE </text:p>
          </table:table-cell>
          <table:table-cell table:style-name="ce21" office:value-type="float" office:value="169">
            <text:p>169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10-28T00:00:00">
            <text:p>10/28/2003</text:p>
          </table:table-cell>
          <table:table-cell table:style-name="ce21" office:value-type="string">
            <text:p>TAMPERING WITH AUTO </text:p>
          </table:table-cell>
          <table:table-cell table:style-name="ce21" office:value-type="string">
            <text:p>CLAYTON DRIVE </text:p>
          </table:table-cell>
          <table:table-cell table:style-name="ce21" office:value-type="float" office:value="169">
            <text:p>169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7-08T00:00:00">
            <text:p>7/8/2003</text:p>
          </table:table-cell>
          <table:table-cell table:style-name="ce21" office:value-type="string">
            <text:p>ABDUCTION &amp; KIDNAPPING </text:p>
          </table:table-cell>
          <table:table-cell table:style-name="ce21" office:value-type="string">
            <text:p>CLYDESDALE DRIVE </text:p>
          </table:table-cell>
          <table:table-cell table:style-name="ce21" office:value-type="float" office:value="246">
            <text:p>246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7-08T00:00:00">
            <text:p>7/8/2003</text:p>
          </table:table-cell>
          <table:table-cell table:style-name="ce21" office:value-type="string">
            <text:p>ABUSE AND NEGLECT OF CHILDREN </text:p>
          </table:table-cell>
          <table:table-cell table:style-name="ce21" office:value-type="string">
            <text:p>CLYDESDALE DRIVE </text:p>
          </table:table-cell>
          <table:table-cell table:style-name="ce21" office:value-type="float" office:value="246">
            <text:p>246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2-02T00:00:00">
            <text:p>2/2/2003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CLYDESDALE DRIVE </text:p>
          </table:table-cell>
          <table:table-cell table:style-name="ce21" office:value-type="float" office:value="246">
            <text:p>246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7-08T00:00:00">
            <text:p>7/8/2003</text:p>
          </table:table-cell>
          <table:table-cell table:style-name="ce21" office:value-type="string">
            <text:p>BURGLARY, RESIDENTIAL </text:p>
          </table:table-cell>
          <table:table-cell table:style-name="ce21" office:value-type="string">
            <text:p>CLYDESDALE DRIVE </text:p>
          </table:table-cell>
          <table:table-cell table:style-name="ce21" office:value-type="float" office:value="246">
            <text:p>246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7-09T00:00:00">
            <text:p>7/9/2003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CLYDESDALE DRIVE </text:p>
          </table:table-cell>
          <table:table-cell table:style-name="ce21" office:value-type="float" office:value="246">
            <text:p>246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4-28T00:00:00">
            <text:p>4/28/2003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CLYDESDALE DRIVE </text:p>
          </table:table-cell>
          <table:table-cell table:style-name="ce21" office:value-type="float" office:value="246">
            <text:p>246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7-10T00:00:00">
            <text:p>7/10/2003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CLYDESDALE DRIVE </text:p>
          </table:table-cell>
          <table:table-cell table:style-name="ce21" office:value-type="float" office:value="246">
            <text:p>246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7-08T00:00:00">
            <text:p>7/8/2003</text:p>
          </table:table-cell>
          <table:table-cell table:style-name="ce21" office:value-type="string">
            <text:p>DRUGS, POSSESS COCAINE </text:p>
          </table:table-cell>
          <table:table-cell table:style-name="ce21" office:value-type="string">
            <text:p>CLYDESDALE DRIVE </text:p>
          </table:table-cell>
          <table:table-cell table:style-name="ce21" office:value-type="float" office:value="246">
            <text:p>246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7-08T00:00:00">
            <text:p>7/8/2003</text:p>
          </table:table-cell>
          <table:table-cell table:style-name="ce21" office:value-type="string">
            <text:p>MOTOR VEHICLE THEFT </text:p>
          </table:table-cell>
          <table:table-cell table:style-name="ce21" office:value-type="string">
            <text:p>CLYDESDALE DRIVE </text:p>
          </table:table-cell>
          <table:table-cell table:style-name="ce21" office:value-type="float" office:value="246">
            <text:p>246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4-28T00:00:00">
            <text:p>4/28/2003</text:p>
          </table:table-cell>
          <table:table-cell table:style-name="ce21" office:value-type="string">
            <text:p>THREATEN BODILY HARM </text:p>
          </table:table-cell>
          <table:table-cell table:style-name="ce21" office:value-type="string">
            <text:p>CLYDESDALE DRIVE </text:p>
          </table:table-cell>
          <table:table-cell table:style-name="ce21" office:value-type="float" office:value="246">
            <text:p>246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7-10T00:00:00">
            <text:p>7/10/2003</text:p>
          </table:table-cell>
          <table:table-cell table:style-name="ce21" office:value-type="string">
            <text:p>THREATEN BODILY HARM </text:p>
          </table:table-cell>
          <table:table-cell table:style-name="ce21" office:value-type="string">
            <text:p>CLYDESDALE DRIVE </text:p>
          </table:table-cell>
          <table:table-cell table:style-name="ce21" office:value-type="float" office:value="246">
            <text:p>246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7-10T00:00:00">
            <text:p>7/10/2003</text:p>
          </table:table-cell>
          <table:table-cell table:style-name="ce21" office:value-type="string">
            <text:p>TRESPASSING </text:p>
          </table:table-cell>
          <table:table-cell table:style-name="ce21" office:value-type="string">
            <text:p>CLYDESDALE DRIVE </text:p>
          </table:table-cell>
          <table:table-cell table:style-name="ce21" office:value-type="float" office:value="246">
            <text:p>246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2-22T00:00:00">
            <text:p>2/22/2003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COACH HOVIS DRIVE </text:p>
          </table:table-cell>
          <table:table-cell table:style-name="ce21" office:value-type="float" office:value="207">
            <text:p>207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9-27T00:00:00">
            <text:p>9/27/2003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COACH HOVIS DRIVE </text:p>
          </table:table-cell>
          <table:table-cell table:style-name="ce21" office:value-type="float" office:value="207">
            <text:p>207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1-27T00:00:00">
            <text:p>1/27/2003</text:p>
          </table:table-cell>
          <table:table-cell table:style-name="ce21" office:value-type="string">
            <text:p>OVERDOSE </text:p>
          </table:table-cell>
          <table:table-cell table:style-name="ce21" office:value-type="string">
            <text:p>COACH HOVIS DRIVE </text:p>
          </table:table-cell>
          <table:table-cell table:style-name="ce21" office:value-type="float" office:value="207">
            <text:p>207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9-27T00:00:00">
            <text:p>9/27/2003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COACH HOVIS DRIVE </text:p>
          </table:table-cell>
          <table:table-cell table:style-name="ce21" office:value-type="float" office:value="207">
            <text:p>207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1-06T00:00:00">
            <text:p>1/6/2003</text:p>
          </table:table-cell>
          <table:table-cell table:style-name="ce21" office:value-type="string">
            <text:p>TAMPERING WITH AUTO </text:p>
          </table:table-cell>
          <table:table-cell table:style-name="ce21" office:value-type="string">
            <text:p>COACH HOVIS DRIVE </text:p>
          </table:table-cell>
          <table:table-cell table:style-name="ce21" office:value-type="float" office:value="207">
            <text:p>207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12-24T00:00:00">
            <text:p>12/24/2003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COACHMAN DRIVE </text:p>
          </table:table-cell>
          <table:table-cell table:style-name="ce21" office:value-type="float" office:value="102">
            <text:p>102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4-22T00:00:00">
            <text:p>4/22/2003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COACHMAN DRIVE </text:p>
          </table:table-cell>
          <table:table-cell table:style-name="ce21" office:value-type="float" office:value="102">
            <text:p>102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11-28T00:00:00">
            <text:p>11/28/2003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COINJOCK RUN </text:p>
          </table:table-cell>
          <table:table-cell table:style-name="ce21" office:value-type="float" office:value="174">
            <text:p>174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8-07T00:00:00">
            <text:p>8/7/2003</text:p>
          </table:table-cell>
          <table:table-cell table:style-name="ce21" office:value-type="string">
            <text:p>ANNOYING PHONE CALLS </text:p>
          </table:table-cell>
          <table:table-cell table:style-name="ce21" office:value-type="string">
            <text:p>COINJOCK RUN </text:p>
          </table:table-cell>
          <table:table-cell table:style-name="ce21" office:value-type="float" office:value="174">
            <text:p>174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3-29T00:00:00">
            <text:p>3/29/2003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COINJOCK RUN </text:p>
          </table:table-cell>
          <table:table-cell table:style-name="ce21" office:value-type="float" office:value="174">
            <text:p>174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3-29T00:00:00">
            <text:p>3/29/2003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COINJOCK RUN </text:p>
          </table:table-cell>
          <table:table-cell table:style-name="ce21" office:value-type="float" office:value="174">
            <text:p>174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11-21T00:00:00">
            <text:p>11/21/2003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COINJOCK RUN </text:p>
          </table:table-cell>
          <table:table-cell table:style-name="ce21" office:value-type="float" office:value="174">
            <text:p>174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12-01T00:00:00">
            <text:p>12/1/2003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COINJOCK RUN </text:p>
          </table:table-cell>
          <table:table-cell table:style-name="ce21" office:value-type="float" office:value="174">
            <text:p>174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11-12T00:00:00">
            <text:p>11/12/2003</text:p>
          </table:table-cell>
          <table:table-cell table:style-name="ce21" office:value-type="string">
            <text:p>RUNAWAY JUVENILE </text:p>
          </table:table-cell>
          <table:table-cell table:style-name="ce21" office:value-type="string">
            <text:p>COINJOCK RUN </text:p>
          </table:table-cell>
          <table:table-cell table:style-name="ce21" office:value-type="float" office:value="174">
            <text:p>174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9-07T00:00:00">
            <text:p>9/7/2003</text:p>
          </table:table-cell>
          <table:table-cell table:style-name="ce21" office:value-type="string">
            <text:p>STALKING </text:p>
          </table:table-cell>
          <table:table-cell table:style-name="ce21" office:value-type="string">
            <text:p>COINJOCK RUN </text:p>
          </table:table-cell>
          <table:table-cell table:style-name="ce21" office:value-type="float" office:value="174">
            <text:p>174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11-21T00:00:00">
            <text:p>11/21/2003</text:p>
          </table:table-cell>
          <table:table-cell table:style-name="ce21" office:value-type="string">
            <text:p>TRESPASSING </text:p>
          </table:table-cell>
          <table:table-cell table:style-name="ce21" office:value-type="string">
            <text:p>COINJOCK RUN </text:p>
          </table:table-cell>
          <table:table-cell table:style-name="ce21" office:value-type="float" office:value="174">
            <text:p>174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1-02T00:00:00">
            <text:p>1/2/2003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COINJOCK RUN </text:p>
          </table:table-cell>
          <table:table-cell table:style-name="ce21" office:value-type="float" office:value="174">
            <text:p>174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5-31T00:00:00">
            <text:p>5/31/2003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COMBS LOOP </text:p>
          </table:table-cell>
          <table:table-cell table:style-name="ce21" office:value-type="float" office:value="280">
            <text:p>280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7-18T00:00:00">
            <text:p>7/18/2003</text:p>
          </table:table-cell>
          <table:table-cell table:style-name="ce21" office:value-type="string">
            <text:p>BURGLARY, RESIDENTIAL </text:p>
          </table:table-cell>
          <table:table-cell table:style-name="ce21" office:value-type="string">
            <text:p>COMBS LOOP </text:p>
          </table:table-cell>
          <table:table-cell table:style-name="ce21" office:value-type="float" office:value="280">
            <text:p>280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7-07T00:00:00">
            <text:p>7/7/2003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COMBS LOOP </text:p>
          </table:table-cell>
          <table:table-cell table:style-name="ce21" office:value-type="float" office:value="280">
            <text:p>280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7-14T00:00:00">
            <text:p>7/14/2003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COMBS LOOP </text:p>
          </table:table-cell>
          <table:table-cell table:style-name="ce21" office:value-type="float" office:value="280">
            <text:p>280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7-14T00:00:00">
            <text:p>7/14/2003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COMBS LOOP </text:p>
          </table:table-cell>
          <table:table-cell table:style-name="ce21" office:value-type="float" office:value="280">
            <text:p>280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7-18T00:00:00">
            <text:p>7/18/2003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COMBS LOOP </text:p>
          </table:table-cell>
          <table:table-cell table:style-name="ce21" office:value-type="float" office:value="280">
            <text:p>280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7-18T00:00:00">
            <text:p>7/18/2003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COMBS LOOP </text:p>
          </table:table-cell>
          <table:table-cell table:style-name="ce21" office:value-type="float" office:value="280">
            <text:p>280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5-31T00:00:00">
            <text:p>5/31/2003</text:p>
          </table:table-cell>
          <table:table-cell table:style-name="ce21" office:value-type="string">
            <text:p>RUNAWAY JUVENILE </text:p>
          </table:table-cell>
          <table:table-cell table:style-name="ce21" office:value-type="string">
            <text:p>COMBS LOOP </text:p>
          </table:table-cell>
          <table:table-cell table:style-name="ce21" office:value-type="float" office:value="280">
            <text:p>280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10-26T00:00:00">
            <text:p>10/26/2003</text:p>
          </table:table-cell>
          <table:table-cell table:style-name="ce21" office:value-type="string">
            <text:p>RUNAWAY JUVENILE </text:p>
          </table:table-cell>
          <table:table-cell table:style-name="ce21" office:value-type="string">
            <text:p>COMBS LOOP </text:p>
          </table:table-cell>
          <table:table-cell table:style-name="ce21" office:value-type="float" office:value="280">
            <text:p>280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10-27T00:00:00">
            <text:p>10/27/2003</text:p>
          </table:table-cell>
          <table:table-cell table:style-name="ce21" office:value-type="string">
            <text:p>RUNAWAY JUVENILE </text:p>
          </table:table-cell>
          <table:table-cell table:style-name="ce21" office:value-type="string">
            <text:p>COMBS LOOP </text:p>
          </table:table-cell>
          <table:table-cell table:style-name="ce21" office:value-type="float" office:value="280">
            <text:p>280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11-28T00:00:00">
            <text:p>11/28/2003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COMMERCE CIRCLE 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9-21T00:00:00">
            <text:p>9/21/2003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COMMERCE CIRCLE 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5-20T00:00:00">
            <text:p>5/20/2003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COMMERCE CIRCLE 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1-02T00:00:00">
            <text:p>1/2/2003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COMMERCE CIRCLE 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4-17T00:00:00">
            <text:p>4/17/2003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COMMERCE CIRCLE 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10-01T00:00:00">
            <text:p>10/1/2003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COMMERCE CIRCLE 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9-26T00:00:00">
            <text:p>9/26/2003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CONWAY COURT </text:p>
          </table:table-cell>
          <table:table-cell table:style-name="ce21" office:value-type="float" office:value="198">
            <text:p>198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8-14T00:00:00">
            <text:p>8/14/2003</text:p>
          </table:table-cell>
          <table:table-cell table:style-name="ce21" office:value-type="string">
            <text:p>POSSESSION OF MARIJUANA </text:p>
          </table:table-cell>
          <table:table-cell table:style-name="ce21" office:value-type="string">
            <text:p>COVENTRY BLVD &amp; BELMONT CIRCLE </text:p>
          </table:table-cell>
          <table:table-cell table:style-name="ce21" office:value-type="float" office:value="42">
            <text:p>42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7-08T00:00:00">
            <text:p>7/8/2003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COVENTRY BLVD &amp; GEORGE WASHING </text:p>
          </table:table-cell>
          <table:table-cell table:style-name="ce21" office:value-type="float" office:value="42">
            <text:p>42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11-27T00:00:00">
            <text:p>11/27/2003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COVENTRY BLVD &amp; PEACHTREE LANE </text:p>
          </table:table-cell>
          <table:table-cell table:style-name="ce21" office:value-type="float" office:value="42">
            <text:p>42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5-26T00:00:00">
            <text:p>5/26/2003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COVENTRY BLVD &amp; PUMPING STATION </text:p>
          </table:table-cell>
          <table:table-cell table:style-name="ce21" office:value-type="float" office:value="42">
            <text:p>42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3-08T00:00:00">
            <text:p>3/8/2003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CRANDELL DRIVE </text:p>
          </table:table-cell>
          <table:table-cell table:style-name="ce21" office:value-type="float" office:value="129">
            <text:p>129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11-26T00:00:00">
            <text:p>11/26/2003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CRANDOL DRIVE </text:p>
          </table:table-cell>
          <table:table-cell table:style-name="ce21" office:value-type="float" office:value="129">
            <text:p>129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12-09T00:00:00">
            <text:p>12/9/2003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CRANDOL DRIVE </text:p>
          </table:table-cell>
          <table:table-cell table:style-name="ce21" office:value-type="float" office:value="129">
            <text:p>129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12-01T00:00:00">
            <text:p>12/1/2003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CRANDOL DRIVE </text:p>
          </table:table-cell>
          <table:table-cell table:style-name="ce21" office:value-type="float" office:value="129">
            <text:p>129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3-31T00:00:00">
            <text:p>3/31/2003</text:p>
          </table:table-cell>
          <table:table-cell table:style-name="ce21" office:value-type="string">
            <text:p>OVERDOSE </text:p>
          </table:table-cell>
          <table:table-cell table:style-name="ce21" office:value-type="string">
            <text:p>CRANDOL DRIVE </text:p>
          </table:table-cell>
          <table:table-cell table:style-name="ce21" office:value-type="float" office:value="129">
            <text:p>129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10-08T00:00:00">
            <text:p>10/8/2003</text:p>
          </table:table-cell>
          <table:table-cell table:style-name="ce21" office:value-type="string">
            <text:p>THREATEN BODILY HARM </text:p>
          </table:table-cell>
          <table:table-cell table:style-name="ce21" office:value-type="string">
            <text:p>CRANDOL DRIVE </text:p>
          </table:table-cell>
          <table:table-cell table:style-name="ce21" office:value-type="float" office:value="129">
            <text:p>129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11-30T00:00:00">
            <text:p>11/30/2003</text:p>
          </table:table-cell>
          <table:table-cell table:style-name="ce21" office:value-type="string">
            <text:p>THREATEN BODILY HARM </text:p>
          </table:table-cell>
          <table:table-cell table:style-name="ce21" office:value-type="string">
            <text:p>CRANDOL DRIVE </text:p>
          </table:table-cell>
          <table:table-cell table:style-name="ce21" office:value-type="float" office:value="129">
            <text:p>129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1-06T00:00:00">
            <text:p>1/6/2003</text:p>
          </table:table-cell>
          <table:table-cell table:style-name="ce21" office:value-type="string">
            <text:p>IDENTITY FRAUD &gt; $200 OR IMPRI </text:p>
          </table:table-cell>
          <table:table-cell table:style-name="ce21" office:value-type="string">
            <text:p>CRIMSON COURT </text:p>
          </table:table-cell>
          <table:table-cell table:style-name="ce21" office:value-type="float" office:value="112">
            <text:p>112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11-19T00:00:00">
            <text:p>11/19/2003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CROSS POINTE COURT </text:p>
          </table:table-cell>
          <table:table-cell table:style-name="ce21" office:value-type="float" office:value="210">
            <text:p>210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11-19T00:00:00">
            <text:p>11/19/2003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CROSS POINTE COURT </text:p>
          </table:table-cell>
          <table:table-cell table:style-name="ce21" office:value-type="float" office:value="210">
            <text:p>210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3-23T00:00:00">
            <text:p>3/23/2003</text:p>
          </table:table-cell>
          <table:table-cell table:style-name="ce21" office:value-type="string">
            <text:p>UNLAWFUL PURCHASE OR POSSESS ALCOHOLIC BEVERAGE </text:p>
          </table:table-cell>
          <table:table-cell table:style-name="ce21" office:value-type="string">
            <text:p>CROSSPOINT COURT </text:p>
          </table:table-cell>
          <table:table-cell table:style-name="ce21" office:value-type="float" office:value="210">
            <text:p>210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3-08T00:00:00">
            <text:p>3/8/2003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CUB COURT </text:p>
          </table:table-cell>
          <table:table-cell table:style-name="ce21" office:value-type="float" office:value="198">
            <text:p>198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11-13T00:00:00">
            <text:p>11/13/2003</text:p>
          </table:table-cell>
          <table:table-cell table:style-name="ce21" office:value-type="string">
            <text:p>RUNAWAY JUVENILE </text:p>
          </table:table-cell>
          <table:table-cell table:style-name="ce21" office:value-type="string">
            <text:p>CUB COURT </text:p>
          </table:table-cell>
          <table:table-cell table:style-name="ce21" office:value-type="float" office:value="198">
            <text:p>198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7-08T00:00:00">
            <text:p>7/8/2003</text:p>
          </table:table-cell>
          <table:table-cell table:style-name="ce21" office:value-type="string">
            <text:p>ANNOYING PHONE CALLS </text:p>
          </table:table-cell>
          <table:table-cell table:style-name="ce21" office:value-type="string">
            <text:p>CYBERNETICS WAY </text:p>
          </table:table-cell>
          <table:table-cell table:style-name="ce21" office:value-type="float" office:value="216">
            <text:p>216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9-18T00:00:00">
            <text:p>9/18/2003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CYBERNETICS WAY </text:p>
          </table:table-cell>
          <table:table-cell table:style-name="ce21" office:value-type="float" office:value="216">
            <text:p>216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5-18T00:00:00">
            <text:p>5/18/2003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CYBERNETICS WAY </text:p>
          </table:table-cell>
          <table:table-cell table:style-name="ce21" office:value-type="float" office:value="216">
            <text:p>216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10-30T00:00:00">
            <text:p>10/30/2003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CYBERNETICS WAY </text:p>
          </table:table-cell>
          <table:table-cell table:style-name="ce21" office:value-type="float" office:value="216">
            <text:p>216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12-07T00:00:00">
            <text:p>12/7/2003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CYBERNETICS WAY </text:p>
          </table:table-cell>
          <table:table-cell table:style-name="ce21" office:value-type="float" office:value="216">
            <text:p>216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12-09T00:00:00">
            <text:p>12/9/2003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CYBERNETICS WAY </text:p>
          </table:table-cell>
          <table:table-cell table:style-name="ce21" office:value-type="float" office:value="216">
            <text:p>216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2-06T00:00:00">
            <text:p>2/6/2003</text:p>
          </table:table-cell>
          <table:table-cell table:style-name="ce21" office:value-type="string">
            <text:p>DAMAGE PROPERTY, BUSINESS </text:p>
          </table:table-cell>
          <table:table-cell table:style-name="ce21" office:value-type="string">
            <text:p>CYBERNETICS WAY </text:p>
          </table:table-cell>
          <table:table-cell table:style-name="ce21" office:value-type="float" office:value="216">
            <text:p>216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7-12T00:00:00">
            <text:p>7/12/2003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CYBERNETICS WAY </text:p>
          </table:table-cell>
          <table:table-cell table:style-name="ce21" office:value-type="float" office:value="216">
            <text:p>216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10-21T00:00:00">
            <text:p>10/21/2003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CYBERNETICS WAY </text:p>
          </table:table-cell>
          <table:table-cell table:style-name="ce21" office:value-type="float" office:value="216">
            <text:p>216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12-01T00:00:00">
            <text:p>12/1/2003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CYBERNETICS WAY </text:p>
          </table:table-cell>
          <table:table-cell table:style-name="ce21" office:value-type="float" office:value="216">
            <text:p>216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7-12T00:00:00">
            <text:p>7/12/2003</text:p>
          </table:table-cell>
          <table:table-cell table:style-name="ce21" office:value-type="string">
            <text:p>DISORDERLY CONDUCT </text:p>
          </table:table-cell>
          <table:table-cell table:style-name="ce21" office:value-type="string">
            <text:p>CYBERNETICS WAY </text:p>
          </table:table-cell>
          <table:table-cell table:style-name="ce21" office:value-type="float" office:value="216">
            <text:p>216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7-12T00:00:00">
            <text:p>7/12/2003</text:p>
          </table:table-cell>
          <table:table-cell table:style-name="ce21" office:value-type="string">
            <text:p>DRUNK IN PUBLIC </text:p>
          </table:table-cell>
          <table:table-cell table:style-name="ce21" office:value-type="string">
            <text:p>CYBERNETICS WAY </text:p>
          </table:table-cell>
          <table:table-cell table:style-name="ce21" office:value-type="float" office:value="216">
            <text:p>216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10-15T00:00:00">
            <text:p>10/15/2003</text:p>
          </table:table-cell>
          <table:table-cell table:style-name="ce21" office:value-type="string">
            <text:p>DRUNK IN PUBLIC </text:p>
          </table:table-cell>
          <table:table-cell table:style-name="ce21" office:value-type="string">
            <text:p>CYBERNETICS WAY </text:p>
          </table:table-cell>
          <table:table-cell table:style-name="ce21" office:value-type="float" office:value="216">
            <text:p>216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10-14T00:00:00">
            <text:p>10/14/2003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CYBERNETICS WAY </text:p>
          </table:table-cell>
          <table:table-cell table:style-name="ce21" office:value-type="float" office:value="216">
            <text:p>216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11-29T00:00:00">
            <text:p>11/29/2003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CYBERNETICS WAY </text:p>
          </table:table-cell>
          <table:table-cell table:style-name="ce21" office:value-type="float" office:value="216">
            <text:p>216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2-06T00:00:00">
            <text:p>2/6/2003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CYBERNETICS WAY </text:p>
          </table:table-cell>
          <table:table-cell table:style-name="ce21" office:value-type="float" office:value="216">
            <text:p>216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6-18T00:00:00">
            <text:p>6/18/2003</text:p>
          </table:table-cell>
          <table:table-cell table:style-name="ce21" office:value-type="string">
            <text:p>THREATEN BODILY HARM </text:p>
          </table:table-cell>
          <table:table-cell table:style-name="ce21" office:value-type="string">
            <text:p>CYBERNETICS WAY </text:p>
          </table:table-cell>
          <table:table-cell table:style-name="ce21" office:value-type="float" office:value="216">
            <text:p>216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10-08T00:00:00">
            <text:p>10/8/2003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DALZELL COURT </text:p>
          </table:table-cell>
          <table:table-cell table:style-name="ce21" office:value-type="float" office:value="285">
            <text:p>285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10-12T00:00:00">
            <text:p>10/12/2003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DARBY ROAD 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3-15T00:00:00">
            <text:p>3/15/2003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DARBY ROAD 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12-02T00:00:00">
            <text:p>12/2/2003</text:p>
          </table:table-cell>
          <table:table-cell table:style-name="ce21" office:value-type="string">
            <text:p>MANUF, SALE, POSSESSION CONTROLLED SUBSTANCE </text:p>
          </table:table-cell>
          <table:table-cell table:style-name="ce21" office:value-type="string">
            <text:p>DARBY ROAD 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12-03T00:00:00">
            <text:p>12/3/2003</text:p>
          </table:table-cell>
          <table:table-cell table:style-name="ce21" office:value-type="string">
            <text:p>MANUF, SALE, POSSESSION CONTROLLED SUBSTANCE </text:p>
          </table:table-cell>
          <table:table-cell table:style-name="ce21" office:value-type="string">
            <text:p>DARBY ROAD 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12-09T00:00:00">
            <text:p>12/9/2003</text:p>
          </table:table-cell>
          <table:table-cell table:style-name="ce21" office:value-type="string">
            <text:p>MANUF, SALE, POSSESSION CONTROLLED SUBSTANCE </text:p>
          </table:table-cell>
          <table:table-cell table:style-name="ce21" office:value-type="string">
            <text:p>DARBY ROAD 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12-09T00:00:00">
            <text:p>12/9/2003</text:p>
          </table:table-cell>
          <table:table-cell table:style-name="ce21" office:value-type="string">
            <text:p>MANUF, SALE, POSSESSION CONTROLLED SUBSTANCE </text:p>
          </table:table-cell>
          <table:table-cell table:style-name="ce21" office:value-type="string">
            <text:p>DARBY ROAD 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12-10T00:00:00">
            <text:p>12/10/2003</text:p>
          </table:table-cell>
          <table:table-cell table:style-name="ce21" office:value-type="string">
            <text:p>MANUF, SALE, POSSESSION CONTROLLED SUBSTANCE </text:p>
          </table:table-cell>
          <table:table-cell table:style-name="ce21" office:value-type="string">
            <text:p>DARBY ROAD 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11-21T00:00:00">
            <text:p>11/21/2003</text:p>
          </table:table-cell>
          <table:table-cell table:style-name="ce21" office:value-type="string">
            <text:p>POSSESSION OF CONTROLLED SUBSTANCES </text:p>
          </table:table-cell>
          <table:table-cell table:style-name="ce21" office:value-type="string">
            <text:p>DARBY ROAD 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1-31T00:00:00">
            <text:p>1/31/2003</text:p>
          </table:table-cell>
          <table:table-cell table:style-name="ce21" office:value-type="string">
            <text:p>POSSESSION OF MARIJUANA </text:p>
          </table:table-cell>
          <table:table-cell table:style-name="ce21" office:value-type="string">
            <text:p>DARBY ROAD 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10-15T00:00:00">
            <text:p>10/15/2003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DARBY RUN 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10-11T00:00:00">
            <text:p>10/11/2003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DAWN PLACE </text:p>
          </table:table-cell>
          <table:table-cell table:style-name="ce21" office:value-type="float" office:value="236">
            <text:p>236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5-14T00:00:00">
            <text:p>5/14/2003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DERBY RUN </text:p>
          </table:table-cell>
          <table:table-cell table:style-name="ce21" office:value-type="float" office:value="246">
            <text:p>246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6-14T00:00:00">
            <text:p>6/14/2003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DERBY RUN </text:p>
          </table:table-cell>
          <table:table-cell table:style-name="ce21" office:value-type="float" office:value="246">
            <text:p>246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5-31T00:00:00">
            <text:p>5/31/2003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DERBY RUN </text:p>
          </table:table-cell>
          <table:table-cell table:style-name="ce21" office:value-type="float" office:value="246">
            <text:p>246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2-18T00:00:00">
            <text:p>2/18/2003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DON JUAN DRIVE </text:p>
          </table:table-cell>
          <table:table-cell table:style-name="ce21" office:value-type="float" office:value="241">
            <text:p>241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8-25T00:00:00">
            <text:p>8/25/2003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DON JUAN DRIVE </text:p>
          </table:table-cell>
          <table:table-cell table:style-name="ce21" office:value-type="float" office:value="241">
            <text:p>241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8-22T00:00:00">
            <text:p>8/22/2003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DURHAM COURT </text:p>
          </table:table-cell>
          <table:table-cell table:style-name="ce21" office:value-type="float" office:value="192">
            <text:p>192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2-10T00:00:00">
            <text:p>2/10/2003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ELISA PLACE </text:p>
          </table:table-cell>
          <table:table-cell table:style-name="ce21" office:value-type="float" office:value="198">
            <text:p>198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8-18T00:00:00">
            <text:p>8/18/2003</text:p>
          </table:table-cell>
          <table:table-cell table:style-name="ce21" office:value-type="string">
            <text:p>USING ABUSIVE LANGUAGE </text:p>
          </table:table-cell>
          <table:table-cell table:style-name="ce21" office:value-type="string">
            <text:p>ELISE PLACE </text:p>
          </table:table-cell>
          <table:table-cell table:style-name="ce21" office:value-type="float" office:value="198">
            <text:p>198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11-15T00:00:00">
            <text:p>11/15/2003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ELM LAKE WAY </text:p>
          </table:table-cell>
          <table:table-cell table:style-name="ce21" office:value-type="float" office:value="236">
            <text:p>236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6-21T00:00:00">
            <text:p>6/21/2003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ELM LAKE WAY </text:p>
          </table:table-cell>
          <table:table-cell table:style-name="ce21" office:value-type="float" office:value="236">
            <text:p>236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5-28T00:00:00">
            <text:p>5/28/2003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ELM LAKE WAY </text:p>
          </table:table-cell>
          <table:table-cell table:style-name="ce21" office:value-type="float" office:value="236">
            <text:p>236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7-09T00:00:00">
            <text:p>7/9/2003</text:p>
          </table:table-cell>
          <table:table-cell table:style-name="ce21" office:value-type="string">
            <text:p>ABDUCTION &amp; KIDNAPPING </text:p>
          </table:table-cell>
          <table:table-cell table:style-name="ce21" office:value-type="string">
            <text:p>ERIC NELSON RUN </text:p>
          </table:table-cell>
          <table:table-cell table:style-name="ce21" office:value-type="float" office:value="279">
            <text:p>279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7-09T00:00:00">
            <text:p>7/9/2003</text:p>
          </table:table-cell>
          <table:table-cell table:style-name="ce21" office:value-type="string">
            <text:p>BREAKING &amp; ENTER W/INT TO RAPE,ROB,MURDER -ARMED </text:p>
          </table:table-cell>
          <table:table-cell table:style-name="ce21" office:value-type="string">
            <text:p>ERIC NELSON RUN </text:p>
          </table:table-cell>
          <table:table-cell table:style-name="ce21" office:value-type="float" office:value="279">
            <text:p>279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7-09T00:00:00">
            <text:p>7/9/2003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ERIC NELSON RUN </text:p>
          </table:table-cell>
          <table:table-cell table:style-name="ce21" office:value-type="float" office:value="279">
            <text:p>279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11-15T00:00:00">
            <text:p>11/15/2003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ERIC NELSON RUN </text:p>
          </table:table-cell>
          <table:table-cell table:style-name="ce21" office:value-type="float" office:value="279">
            <text:p>279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12-06T00:00:00">
            <text:p>12/6/2003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ERIC NELSON RUN </text:p>
          </table:table-cell>
          <table:table-cell table:style-name="ce21" office:value-type="float" office:value="279">
            <text:p>279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7-09T00:00:00">
            <text:p>7/9/2003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ERIC NELSON RUN </text:p>
          </table:table-cell>
          <table:table-cell table:style-name="ce21" office:value-type="float" office:value="279">
            <text:p>279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7-09T00:00:00">
            <text:p>7/9/2003</text:p>
          </table:table-cell>
          <table:table-cell table:style-name="ce21" office:value-type="string">
            <text:p>USE OR DISPLAY FIREARM IN COMMISSION OF FELONY </text:p>
          </table:table-cell>
          <table:table-cell table:style-name="ce21" office:value-type="string">
            <text:p>ERIC NELSON RUN </text:p>
          </table:table-cell>
          <table:table-cell table:style-name="ce21" office:value-type="float" office:value="279">
            <text:p>279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6-01T00:00:00">
            <text:p>6/1/2003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FAIRWAY LANE 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8-26T00:00:00">
            <text:p>8/26/2003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FAIRWAY LANE 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4-10T00:00:00">
            <text:p>4/10/2003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FAIRWAY LANE 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4-10T00:00:00">
            <text:p>4/10/2003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FERGUSON BEND </text:p>
          </table:table-cell>
          <table:table-cell table:style-name="ce21" office:value-type="float" office:value="64">
            <text:p>64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3-15T00:00:00">
            <text:p>3/15/2003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FERGUSON BEND </text:p>
          </table:table-cell>
          <table:table-cell table:style-name="ce21" office:value-type="float" office:value="64">
            <text:p>64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3-17T00:00:00">
            <text:p>3/17/2003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FERGUSON BEND </text:p>
          </table:table-cell>
          <table:table-cell table:style-name="ce21" office:value-type="float" office:value="64">
            <text:p>64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12-21T00:00:00">
            <text:p>12/21/2003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FERGUSON BEND </text:p>
          </table:table-cell>
          <table:table-cell table:style-name="ce21" office:value-type="float" office:value="64">
            <text:p>64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3-26T00:00:00">
            <text:p>3/26/2003</text:p>
          </table:table-cell>
          <table:table-cell table:style-name="ce21" office:value-type="string">
            <text:p>MOTOR VEHICLE THEFT </text:p>
          </table:table-cell>
          <table:table-cell table:style-name="ce21" office:value-type="string">
            <text:p>FERGUSON BEND </text:p>
          </table:table-cell>
          <table:table-cell table:style-name="ce21" office:value-type="float" office:value="64">
            <text:p>64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8-16T00:00:00">
            <text:p>8/16/2003</text:p>
          </table:table-cell>
          <table:table-cell table:style-name="ce21" office:value-type="string">
            <text:p>RUNAWAY JUVENILE </text:p>
          </table:table-cell>
          <table:table-cell table:style-name="ce21" office:value-type="string">
            <text:p>FERGUSON BEND </text:p>
          </table:table-cell>
          <table:table-cell table:style-name="ce21" office:value-type="float" office:value="64">
            <text:p>64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11-02T00:00:00">
            <text:p>11/2/2003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FIRBY ROAD 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9-30T00:00:00">
            <text:p>9/30/2003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FIRBY ROAD 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2-19T00:00:00">
            <text:p>2/19/2003</text:p>
          </table:table-cell>
          <table:table-cell table:style-name="ce21" office:value-type="string">
            <text:p>CREDIT CARD FRAUD </text:p>
          </table:table-cell>
          <table:table-cell table:style-name="ce21" office:value-type="string">
            <text:p>FIRBY ROAD 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1-20T00:00:00">
            <text:p>1/20/2003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FIRBY ROAD 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2-19T00:00:00">
            <text:p>2/19/2003</text:p>
          </table:table-cell>
          <table:table-cell table:style-name="ce21" office:value-type="string">
            <text:p>IDENTITY FRAUD &gt; $200 OR IMPRISONMENT OF VICTIM </text:p>
          </table:table-cell>
          <table:table-cell table:style-name="ce21" office:value-type="string">
            <text:p>FIRBY ROAD 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3-07T00:00:00">
            <text:p>3/7/2003</text:p>
          </table:table-cell>
          <table:table-cell table:style-name="ce21" office:value-type="string">
            <text:p>OBSCENE/THREATENING PHONE CALL </text:p>
          </table:table-cell>
          <table:table-cell table:style-name="ce21" office:value-type="string">
            <text:p>FIRBY ROAD 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1-20T00:00:00">
            <text:p>1/20/2003</text:p>
          </table:table-cell>
          <table:table-cell table:style-name="ce21" office:value-type="string">
            <text:p>REFUSE BLOOD/BREATH TEST </text:p>
          </table:table-cell>
          <table:table-cell table:style-name="ce21" office:value-type="string">
            <text:p>FIRBY ROAD 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11-12T00:00:00">
            <text:p>11/12/2003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FOUNDRY COURT </text:p>
          </table:table-cell>
          <table:table-cell table:style-name="ce21" office:value-type="float" office:value="192">
            <text:p>192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5-05T00:00:00">
            <text:p>5/5/2003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FREEMAN`S TRACE </text:p>
          </table:table-cell>
          <table:table-cell table:style-name="ce21" office:value-type="float" office:value="56">
            <text:p>56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2-03T00:00:00">
            <text:p>2/3/2003</text:p>
          </table:table-cell>
          <table:table-cell table:style-name="ce21" office:value-type="string">
            <text:p>FRAUD, ALL OTHERS </text:p>
          </table:table-cell>
          <table:table-cell table:style-name="ce21" office:value-type="string">
            <text:p>FREEMAN`S TRACE </text:p>
          </table:table-cell>
          <table:table-cell table:style-name="ce21" office:value-type="float" office:value="56">
            <text:p>56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4-22T00:00:00">
            <text:p>4/22/2003</text:p>
          </table:table-cell>
          <table:table-cell table:style-name="ce21" office:value-type="string">
            <text:p>ARSON </text:p>
          </table:table-cell>
          <table:table-cell table:style-name="ce23" office:value-type="string">
            <text:p>FT EUSTIS &amp; BURNT BRIDGE WAY </text:p>
          </table:table-cell>
          <table:table-cell table:style-name="ce25" office:value-type="float" office:value="15">
            <text:p>15</text:p>
          </table:table-cell>
          <table:table-cell table:style-name="ce25" office:value-type="float" office:value="23693">
            <text:p>23693</text:p>
          </table:table-cell>
          <table:table-cell table:style-name="ce25" office:value-type="float" office:value="200">
            <text:p>200</text:p>
          </table:table-cell>
        </table:table-row>
        <table:table-row table:style-name="ro2">
          <table:table-cell table:style-name="ce24" office:value-type="date" office:date-value="2003-04-15T00:00:00">
            <text:p>4/15/2003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GABLE WAY </text:p>
          </table:table-cell>
          <table:table-cell table:style-name="ce21" office:value-type="float" office:value="278">
            <text:p>278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4-15T00:00:00">
            <text:p>4/15/2003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GABLE WAY </text:p>
          </table:table-cell>
          <table:table-cell table:style-name="ce21" office:value-type="float" office:value="278">
            <text:p>278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4-15T00:00:00">
            <text:p>4/15/2003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GABLE WAY </text:p>
          </table:table-cell>
          <table:table-cell table:style-name="ce21" office:value-type="float" office:value="278">
            <text:p>278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9-10T00:00:00">
            <text:p>9/10/2003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GABLES OF YORK </text:p>
          </table:table-cell>
          <table:table-cell table:style-name="ce21" office:value-type="float" office:value="278">
            <text:p>278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6-04T00:00:00">
            <text:p>6/4/2003</text:p>
          </table:table-cell>
          <table:table-cell table:style-name="ce21" office:value-type="string">
            <text:p>SEXUAL BATTERY </text:p>
          </table:table-cell>
          <table:table-cell table:style-name="ce21" office:value-type="string">
            <text:p>GABLES OF YORK </text:p>
          </table:table-cell>
          <table:table-cell table:style-name="ce21" office:value-type="float" office:value="278">
            <text:p>278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12-11T00:00:00">
            <text:p>12/11/2003</text:p>
          </table:table-cell>
          <table:table-cell table:style-name="ce21" office:value-type="string">
            <text:p>ABUSE AND NEGLECT OF CHILDREN </text:p>
          </table:table-cell>
          <table:table-cell table:style-name="ce21" office:value-type="string">
            <text:p>GALAXY WAY </text:p>
          </table:table-cell>
          <table:table-cell table:style-name="ce21" office:value-type="float" office:value="113">
            <text:p>113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11-21T00:00:00">
            <text:p>11/21/2003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GARDENVILLE DRIVE </text:p>
          </table:table-cell>
          <table:table-cell table:style-name="ce21" office:value-type="float" office:value="198">
            <text:p>198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3-22T00:00:00">
            <text:p>3/22/2003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GARDENVILLE DRIVE </text:p>
          </table:table-cell>
          <table:table-cell table:style-name="ce21" office:value-type="float" office:value="198">
            <text:p>198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11-21T00:00:00">
            <text:p>11/21/2003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GARDENVILLE DRIVE </text:p>
          </table:table-cell>
          <table:table-cell table:style-name="ce21" office:value-type="float" office:value="198">
            <text:p>198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12-24T00:00:00">
            <text:p>12/24/2003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GARDENVILLE DRIVE </text:p>
          </table:table-cell>
          <table:table-cell table:style-name="ce21" office:value-type="float" office:value="198">
            <text:p>198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2-04T00:00:00">
            <text:p>2/4/2003</text:p>
          </table:table-cell>
          <table:table-cell table:style-name="ce21" office:value-type="string">
            <text:p>FRAUD-BY PRESCRIPTION </text:p>
          </table:table-cell>
          <table:table-cell table:style-name="ce21" office:value-type="string">
            <text:p>GEORGE WASHINGTON HIGHWAY </text:p>
          </table:table-cell>
          <table:table-cell/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3-04-15T00:00:00">
            <text:p>4/15/2003</text:p>
          </table:table-cell>
          <table:table-cell table:style-name="ce21" office:value-type="string">
            <text:p>MANUF, SALE, POSSESSION CONTROLLED SUBSTANCE </text:p>
          </table:table-cell>
          <table:table-cell table:style-name="ce21" office:value-type="string">
            <text:p>GEORGE WASHINGTON MEMORIAL HIGHWAY </text:p>
          </table:table-cell>
          <table:table-cell table:style-name="ce21"/>
          <table:table-cell table:style-name="ce25" office:value-type="float" office:value="23693">
            <text:p>23693</text:p>
          </table:table-cell>
          <table:table-cell table:style-name="ce26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2-22T00:00:00">
            <text:p>2/22/2003</text:p>
          </table:table-cell>
          <table:table-cell table:style-name="ce21" office:value-type="string">
            <text:p>ASSAULT, AGGRAVATED, DOMESTIC </text:p>
          </table:table-cell>
          <table:table-cell table:style-name="ce21" office:value-type="string">
            <text:p>GEORGE WASHINGTON MEMORIAL HIGHWAY </text:p>
          </table:table-cell>
          <table:table-cell table:style-name="ce21"/>
          <table:table-cell table:style-name="ce26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3-08-03T00:00:00">
            <text:p>8/3/2003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GEORGE WASHINGTON MEMORIAL HIGHWAY </text:p>
          </table:table-cell>
          <table:table-cell table:style-name="ce21"/>
          <table:table-cell table:style-name="ce26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3-10-07T00:00:00">
            <text:p>10/7/2003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GEORGE WASHINGTON MEMORIAL HIGHWAY </text:p>
          </table:table-cell>
          <table:table-cell table:style-name="ce21"/>
          <table:table-cell table:style-name="ce25" office:value-type="float" office:value="23693">
            <text:p>23693</text:p>
          </table:table-cell>
          <table:table-cell table:style-name="ce26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6-01T00:00:00">
            <text:p>6/1/2003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GEORGE WASHINGTON MEMORIAL HIGHWAY </text:p>
          </table:table-cell>
          <table:table-cell table:style-name="ce21"/>
          <table:table-cell table:style-name="ce25" office:value-type="float" office:value="23693">
            <text:p>23693</text:p>
          </table:table-cell>
          <table:table-cell table:style-name="ce26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3-03T00:00:00">
            <text:p>3/3/2003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GEORGE WASHINGTON MEMORIAL HIGHWAY </text:p>
          </table:table-cell>
          <table:table-cell table:style-name="ce21"/>
          <table:table-cell table:style-name="ce25" office:value-type="float" office:value="23693">
            <text:p>23693</text:p>
          </table:table-cell>
          <table:table-cell table:style-name="ce26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10-16T00:00:00">
            <text:p>10/16/2003</text:p>
          </table:table-cell>
          <table:table-cell table:style-name="ce21" office:value-type="string">
            <text:p>BRANDISHING FIREARM </text:p>
          </table:table-cell>
          <table:table-cell table:style-name="ce21" office:value-type="string">
            <text:p>GEORGE WASHINGTON MEMORIAL HIGHWAY </text:p>
          </table:table-cell>
          <table:table-cell table:style-name="ce21"/>
          <table:table-cell table:style-name="ce25" office:value-type="float" office:value="23693">
            <text:p>23693</text:p>
          </table:table-cell>
          <table:table-cell table:style-name="ce26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1-16T00:00:00">
            <text:p>1/16/2003</text:p>
          </table:table-cell>
          <table:table-cell table:style-name="ce21" office:value-type="string">
            <text:p>BURGLARY, BUSINESS </text:p>
          </table:table-cell>
          <table:table-cell table:style-name="ce21" office:value-type="string">
            <text:p>GEORGE WASHINGTON MEMORIAL HIGHWAY </text:p>
          </table:table-cell>
          <table:table-cell table:style-name="ce21"/>
          <table:table-cell table:style-name="ce26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3-12-03T00:00:00">
            <text:p>12/3/2003</text:p>
          </table:table-cell>
          <table:table-cell table:style-name="ce21" office:value-type="string">
            <text:p>BURGLARY, RESIDENTIAL </text:p>
          </table:table-cell>
          <table:table-cell table:style-name="ce21" office:value-type="string">
            <text:p>GEORGE WASHINGTON MEMORIAL HIGHWAY </text:p>
          </table:table-cell>
          <table:table-cell table:style-name="ce21"/>
          <table:table-cell table:style-name="ce25" office:value-type="float" office:value="23693">
            <text:p>23693</text:p>
          </table:table-cell>
          <table:table-cell table:style-name="ce26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2-10T00:00:00">
            <text:p>2/10/2003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GEORGE WASHINGTON MEMORIAL HIGHWAY </text:p>
          </table:table-cell>
          <table:table-cell table:style-name="ce21"/>
          <table:table-cell table:style-name="ce25" office:value-type="float" office:value="23693">
            <text:p>23693</text:p>
          </table:table-cell>
          <table:table-cell table:style-name="ce26" office:value-type="float" office:value="200">
            <text:p>200</text:p>
          </table:table-cell>
        </table:table-row>
        <table:table-row table:style-name="ro2">
          <table:table-cell table:style-name="ce24" office:value-type="date" office:date-value="2003-12-03T00:00:00">
            <text:p>12/3/2003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GEORGE WASHINGTON MEMORIAL HIGHWAY </text:p>
          </table:table-cell>
          <table:table-cell table:style-name="ce21"/>
          <table:table-cell table:style-name="ce25" office:value-type="float" office:value="23693">
            <text:p>23693</text:p>
          </table:table-cell>
          <table:table-cell table:style-name="ce26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4-08T00:00:00">
            <text:p>4/8/2003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GEORGE WASHINGTON MEMORIAL HIGHWAY </text:p>
          </table:table-cell>
          <table:table-cell table:style-name="ce21"/>
          <table:table-cell table:style-name="ce25" office:value-type="float" office:value="23693">
            <text:p>23693</text:p>
          </table:table-cell>
          <table:table-cell table:style-name="ce26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10-04T00:00:00">
            <text:p>10/4/2003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GEORGE WASHINGTON MEMORIAL HIGHWAY </text:p>
          </table:table-cell>
          <table:table-cell table:style-name="ce21"/>
          <table:table-cell table:style-name="ce25" office:value-type="float" office:value="23693">
            <text:p>23693</text:p>
          </table:table-cell>
          <table:table-cell table:style-name="ce26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1-06T00:00:00">
            <text:p>1/6/2003</text:p>
          </table:table-cell>
          <table:table-cell table:style-name="ce21" office:value-type="string">
            <text:p>CREDIT CARD FRAUD </text:p>
          </table:table-cell>
          <table:table-cell table:style-name="ce21" office:value-type="string">
            <text:p>GEORGE WASHINGTON MEMORIAL HIGHWAY </text:p>
          </table:table-cell>
          <table:table-cell table:style-name="ce21"/>
          <table:table-cell table:style-name="ce25" office:value-type="float" office:value="23693">
            <text:p>23693</text:p>
          </table:table-cell>
          <table:table-cell table:style-name="ce26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9-18T00:00:00">
            <text:p>9/18/2003</text:p>
          </table:table-cell>
          <table:table-cell table:style-name="ce21" office:value-type="string">
            <text:p>CREDIT CARD FRAUD </text:p>
          </table:table-cell>
          <table:table-cell table:style-name="ce21" office:value-type="string">
            <text:p>GEORGE WASHINGTON MEMORIAL HIGHWAY </text:p>
          </table:table-cell>
          <table:table-cell table:style-name="ce21"/>
          <table:table-cell table:style-name="ce25" office:value-type="float" office:value="23693">
            <text:p>23693</text:p>
          </table:table-cell>
          <table:table-cell table:style-name="ce26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1-06T00:00:00">
            <text:p>1/6/2003</text:p>
          </table:table-cell>
          <table:table-cell table:style-name="ce21" office:value-type="string">
            <text:p>CREDIT CARD THEFT </text:p>
          </table:table-cell>
          <table:table-cell table:style-name="ce21" office:value-type="string">
            <text:p>GEORGE WASHINGTON MEMORIAL HIGHWAY </text:p>
          </table:table-cell>
          <table:table-cell table:style-name="ce21"/>
          <table:table-cell table:style-name="ce25" office:value-type="float" office:value="23693">
            <text:p>23693</text:p>
          </table:table-cell>
          <table:table-cell table:style-name="ce26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1-16T00:00:00">
            <text:p>1/16/2003</text:p>
          </table:table-cell>
          <table:table-cell table:style-name="ce28" office:value-type="string">
            <text:p>DAMAGE PROPERTY </text:p>
          </table:table-cell>
          <table:table-cell table:style-name="ce22" office:value-type="string">
            <text:p>GEORGE WASHINGTON MEMORIAL HIGHWAY </text:p>
          </table:table-cell>
          <table:table-cell table:style-name="ce25"/>
          <table:table-cell table:style-name="ce25" office:value-type="float" office:value="23693">
            <text:p>23693</text:p>
          </table:table-cell>
          <table:table-cell table:style-name="ce23"/>
        </table:table-row>
        <table:table-row table:style-name="ro2">
          <table:table-cell table:style-name="ce24" office:value-type="date" office:date-value="2003-09-25T00:00:00">
            <text:p>9/25/2003</text:p>
          </table:table-cell>
          <table:table-cell table:style-name="ce21" office:value-type="string">
            <text:p>DAMAGE PROPERTY, BUSINESS </text:p>
          </table:table-cell>
          <table:table-cell table:style-name="ce21" office:value-type="string">
            <text:p>GEORGE WASHINGTON MEMORIAL HIGHWAY </text:p>
          </table:table-cell>
          <table:table-cell table:style-name="ce21"/>
          <table:table-cell table:style-name="ce25" office:value-type="float" office:value="23693">
            <text:p>23693</text:p>
          </table:table-cell>
          <table:table-cell table:style-name="ce26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2-12T00:00:00">
            <text:p>2/12/2003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GEORGE WASHINGTON MEMORIAL HIGHWAY </text:p>
          </table:table-cell>
          <table:table-cell table:style-name="ce21"/>
          <table:table-cell table:style-name="ce25" office:value-type="float" office:value="23693">
            <text:p>23693</text:p>
          </table:table-cell>
          <table:table-cell table:style-name="ce26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12-11T00:00:00">
            <text:p>12/11/2003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GEORGE WASHINGTON MEMORIAL HIGHWAY </text:p>
          </table:table-cell>
          <table:table-cell table:style-name="ce21"/>
          <table:table-cell table:style-name="ce25" office:value-type="float" office:value="23693">
            <text:p>23693</text:p>
          </table:table-cell>
          <table:table-cell table:style-name="ce26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12-15T00:00:00">
            <text:p>12/15/2003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GEORGE WASHINGTON MEMORIAL HIGHWAY </text:p>
          </table:table-cell>
          <table:table-cell table:style-name="ce21"/>
          <table:table-cell table:style-name="ce25" office:value-type="float" office:value="23693">
            <text:p>23693</text:p>
          </table:table-cell>
          <table:table-cell table:style-name="ce26" office:value-type="float" office:value="200">
            <text:p>200</text:p>
          </table:table-cell>
        </table:table-row>
        <table:table-row table:style-name="ro2">
          <table:table-cell table:style-name="ce24" office:value-type="date" office:date-value="2003-03-18T00:00:00">
            <text:p>3/18/2003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GEORGE WASHINGTON MEMORIAL HIGHWAY </text:p>
          </table:table-cell>
          <table:table-cell table:style-name="ce21"/>
          <table:table-cell table:style-name="ce25" office:value-type="float" office:value="23693">
            <text:p>23693</text:p>
          </table:table-cell>
          <table:table-cell table:style-name="ce26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12-03T00:00:00">
            <text:p>12/3/2003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GEORGE WASHINGTON MEMORIAL HIGHWAY </text:p>
          </table:table-cell>
          <table:table-cell table:style-name="ce21"/>
          <table:table-cell table:style-name="ce25" office:value-type="float" office:value="23693">
            <text:p>23693</text:p>
          </table:table-cell>
          <table:table-cell table:style-name="ce26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9-24T00:00:00">
            <text:p>9/24/2003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GEORGE WASHINGTON MEMORIAL HIGHWAY </text:p>
          </table:table-cell>
          <table:table-cell table:style-name="ce21"/>
          <table:table-cell table:style-name="ce25" office:value-type="float" office:value="23693">
            <text:p>23693</text:p>
          </table:table-cell>
          <table:table-cell table:style-name="ce26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9-18T00:00:00">
            <text:p>9/18/2003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GEORGE WASHINGTON MEMORIAL HIGHWAY </text:p>
          </table:table-cell>
          <table:table-cell table:style-name="ce21"/>
          <table:table-cell table:style-name="ce25" office:value-type="float" office:value="23693">
            <text:p>23693</text:p>
          </table:table-cell>
          <table:table-cell table:style-name="ce26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9-21T00:00:00">
            <text:p>9/21/2003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GEORGE WASHINGTON MEMORIAL HIGHWAY </text:p>
          </table:table-cell>
          <table:table-cell table:style-name="ce21"/>
          <table:table-cell table:style-name="ce25" office:value-type="float" office:value="23693">
            <text:p>23693</text:p>
          </table:table-cell>
          <table:table-cell table:style-name="ce26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8-16T00:00:00">
            <text:p>8/16/2003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GEORGE WASHINGTON MEMORIAL HIGHWAY </text:p>
          </table:table-cell>
          <table:table-cell table:style-name="ce21"/>
          <table:table-cell table:style-name="ce26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3-12-28T00:00:00">
            <text:p>12/28/2003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GEORGE WASHINGTON MEMORIAL HIGHWAY </text:p>
          </table:table-cell>
          <table:table-cell table:style-name="ce21"/>
          <table:table-cell table:style-name="ce25" office:value-type="float" office:value="23693">
            <text:p>23693</text:p>
          </table:table-cell>
          <table:table-cell table:style-name="ce26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6-17T00:00:00">
            <text:p>6/17/2003</text:p>
          </table:table-cell>
          <table:table-cell table:style-name="ce21" office:value-type="string">
            <text:p>DRIVING W/SUSPENDED OR REVOKED LICENSE </text:p>
          </table:table-cell>
          <table:table-cell table:style-name="ce21" office:value-type="string">
            <text:p>GEORGE WASHINGTON MEMORIAL HIGHWAY </text:p>
          </table:table-cell>
          <table:table-cell table:style-name="ce21"/>
          <table:table-cell table:style-name="ce25" office:value-type="float" office:value="23693">
            <text:p>23693</text:p>
          </table:table-cell>
          <table:table-cell table:style-name="ce26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5-11T00:00:00">
            <text:p>5/11/2003</text:p>
          </table:table-cell>
          <table:table-cell table:style-name="ce21" office:value-type="string">
            <text:p>DRUNK IN PUBLIC </text:p>
          </table:table-cell>
          <table:table-cell table:style-name="ce21" office:value-type="string">
            <text:p>GEORGE WASHINGTON MEMORIAL HIGHWAY </text:p>
          </table:table-cell>
          <table:table-cell table:style-name="ce21"/>
          <table:table-cell table:style-name="ce25" office:value-type="float" office:value="23693">
            <text:p>23693</text:p>
          </table:table-cell>
          <table:table-cell table:style-name="ce26" office:value-type="float" office:value="300">
            <text:p>300</text:p>
          </table:table-cell>
        </table:table-row>
        <table:table-row table:style-name="ro2">
          <table:table-cell table:style-name="ce24" office:value-type="date" office:date-value="2003-02-06T00:00:00">
            <text:p>2/6/2003</text:p>
          </table:table-cell>
          <table:table-cell table:style-name="ce21" office:value-type="string">
            <text:p>DRUNK IN PUBLIC </text:p>
          </table:table-cell>
          <table:table-cell table:style-name="ce21" office:value-type="string">
            <text:p>GEORGE WASHINGTON MEMORIAL HIGHWAY </text:p>
          </table:table-cell>
          <table:table-cell table:style-name="ce21"/>
          <table:table-cell table:style-name="ce25" office:value-type="float" office:value="23693">
            <text:p>23693</text:p>
          </table:table-cell>
          <table:table-cell table:style-name="ce26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2-05T00:00:00">
            <text:p>2/5/2003</text:p>
          </table:table-cell>
          <table:table-cell table:style-name="ce21" office:value-type="string">
            <text:p>EMBEZZLEMENT &lt;$200 </text:p>
          </table:table-cell>
          <table:table-cell table:style-name="ce21" office:value-type="string">
            <text:p>GEORGE WASHINGTON MEMORIAL HIGHWAY </text:p>
          </table:table-cell>
          <table:table-cell table:style-name="ce21"/>
          <table:table-cell table:style-name="ce25" office:value-type="float" office:value="23693">
            <text:p>23693</text:p>
          </table:table-cell>
          <table:table-cell table:style-name="ce26" office:value-type="float" office:value="200">
            <text:p>200</text:p>
          </table:table-cell>
        </table:table-row>
        <table:table-row table:style-name="ro2">
          <table:table-cell table:style-name="ce24" office:value-type="date" office:date-value="2003-01-06T00:00:00">
            <text:p>1/6/2003</text:p>
          </table:table-cell>
          <table:table-cell table:style-name="ce21" office:value-type="string">
            <text:p>FORGERY BY CREDIT CARD </text:p>
          </table:table-cell>
          <table:table-cell table:style-name="ce21" office:value-type="string">
            <text:p>GEORGE WASHINGTON MEMORIAL HIGHWAY </text:p>
          </table:table-cell>
          <table:table-cell table:style-name="ce21"/>
          <table:table-cell table:style-name="ce25" office:value-type="float" office:value="23693">
            <text:p>23693</text:p>
          </table:table-cell>
          <table:table-cell table:style-name="ce26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6-17T00:00:00">
            <text:p>6/17/2003</text:p>
          </table:table-cell>
          <table:table-cell table:style-name="ce21" office:value-type="string">
            <text:p>GAS THEFT </text:p>
          </table:table-cell>
          <table:table-cell table:style-name="ce21" office:value-type="string">
            <text:p>GEORGE WASHINGTON MEMORIAL HIGHWAY </text:p>
          </table:table-cell>
          <table:table-cell table:style-name="ce21"/>
          <table:table-cell table:style-name="ce25" office:value-type="float" office:value="23693">
            <text:p>23693</text:p>
          </table:table-cell>
          <table:table-cell table:style-name="ce26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9-09T00:00:00">
            <text:p>9/9/2003</text:p>
          </table:table-cell>
          <table:table-cell table:style-name="ce21" office:value-type="string">
            <text:p>GAS THEFT </text:p>
          </table:table-cell>
          <table:table-cell table:style-name="ce21" office:value-type="string">
            <text:p>GEORGE WASHINGTON MEMORIAL HIGHWAY </text:p>
          </table:table-cell>
          <table:table-cell table:style-name="ce21"/>
          <table:table-cell table:style-name="ce25" office:value-type="float" office:value="23693">
            <text:p>23693</text:p>
          </table:table-cell>
          <table:table-cell table:style-name="ce26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12-04T00:00:00">
            <text:p>12/4/2003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GEORGE WASHINGTON MEMORIAL HIGHWAY </text:p>
          </table:table-cell>
          <table:table-cell table:style-name="ce21"/>
          <table:table-cell table:style-name="ce25" office:value-type="float" office:value="23693">
            <text:p>23693</text:p>
          </table:table-cell>
          <table:table-cell table:style-name="ce26" office:value-type="float" office:value="200">
            <text:p>200</text:p>
          </table:table-cell>
        </table:table-row>
        <table:table-row table:style-name="ro2">
          <table:table-cell table:style-name="ce24" office:value-type="date" office:date-value="2003-03-07T00:00:00">
            <text:p>3/7/2003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GEORGE WASHINGTON MEMORIAL HIGHWAY </text:p>
          </table:table-cell>
          <table:table-cell table:style-name="ce21"/>
          <table:table-cell table:style-name="ce25" office:value-type="float" office:value="23693">
            <text:p>23693</text:p>
          </table:table-cell>
          <table:table-cell table:style-name="ce26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9-10T00:00:00">
            <text:p>9/10/2003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GEORGE WASHINGTON MEMORIAL HIGHWAY </text:p>
          </table:table-cell>
          <table:table-cell table:style-name="ce21"/>
          <table:table-cell table:style-name="ce26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3-02-19T00:00:00">
            <text:p>2/19/2003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GEORGE WASHINGTON MEMORIAL HIGHWAY </text:p>
          </table:table-cell>
          <table:table-cell table:style-name="ce21"/>
          <table:table-cell table:style-name="ce25" office:value-type="float" office:value="23693">
            <text:p>23693</text:p>
          </table:table-cell>
          <table:table-cell table:style-name="ce26" office:value-type="float" office:value="200">
            <text:p>200</text:p>
          </table:table-cell>
        </table:table-row>
        <table:table-row table:style-name="ro2">
          <table:table-cell table:style-name="ce24" office:value-type="date" office:date-value="2003-03-01T00:00:00">
            <text:p>3/1/2003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GEORGE WASHINGTON MEMORIAL HIGHWAY </text:p>
          </table:table-cell>
          <table:table-cell table:style-name="ce21"/>
          <table:table-cell table:style-name="ce25" office:value-type="float" office:value="23693">
            <text:p>23693</text:p>
          </table:table-cell>
          <table:table-cell table:style-name="ce26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5-11T00:00:00">
            <text:p>5/11/2003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GEORGE WASHINGTON MEMORIAL HIGHWAY </text:p>
          </table:table-cell>
          <table:table-cell table:style-name="ce21"/>
          <table:table-cell table:style-name="ce25" office:value-type="float" office:value="23693">
            <text:p>23693</text:p>
          </table:table-cell>
          <table:table-cell table:style-name="ce26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4-25T00:00:00">
            <text:p>4/25/2003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GEORGE WASHINGTON MEMORIAL HIGHWAY </text:p>
          </table:table-cell>
          <table:table-cell table:style-name="ce21"/>
          <table:table-cell table:style-name="ce26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3-01-16T00:00:00">
            <text:p>1/16/2003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GEORGE WASHINGTON MEMORIAL HIGHWAY </text:p>
          </table:table-cell>
          <table:table-cell table:style-name="ce21"/>
          <table:table-cell table:style-name="ce26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3-06-18T00:00:00">
            <text:p>6/18/2003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GEORGE WASHINGTON MEMORIAL HIGHWAY </text:p>
          </table:table-cell>
          <table:table-cell table:style-name="ce21"/>
          <table:table-cell table:style-name="ce25" office:value-type="float" office:value="23693">
            <text:p>23693</text:p>
          </table:table-cell>
          <table:table-cell table:style-name="ce26" office:value-type="float" office:value="200">
            <text:p>200</text:p>
          </table:table-cell>
        </table:table-row>
        <table:table-row table:style-name="ro2">
          <table:table-cell table:style-name="ce24" office:value-type="date" office:date-value="2003-07-02T00:00:00">
            <text:p>7/2/2003</text:p>
          </table:table-cell>
          <table:table-cell table:style-name="ce21" office:value-type="string">
            <text:p>IDENTITY FRAUD </text:p>
          </table:table-cell>
          <table:table-cell table:style-name="ce21" office:value-type="string">
            <text:p>GEORGE WASHINGTON MEMORIAL HIGHWAY </text:p>
          </table:table-cell>
          <table:table-cell table:style-name="ce21"/>
          <table:table-cell table:style-name="ce25" office:value-type="float" office:value="23693">
            <text:p>23693</text:p>
          </table:table-cell>
          <table:table-cell table:style-name="ce26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3-07T00:00:00">
            <text:p>3/7/2003</text:p>
          </table:table-cell>
          <table:table-cell table:style-name="ce21" office:value-type="string">
            <text:p>IDENTITY FRAUD &gt; $200 OR IMPRISONMENT OF VICTIM </text:p>
          </table:table-cell>
          <table:table-cell table:style-name="ce21" office:value-type="string">
            <text:p>GEORGE WASHINGTON MEMORIAL HIGHWAY </text:p>
          </table:table-cell>
          <table:table-cell table:style-name="ce21"/>
          <table:table-cell table:style-name="ce25" office:value-type="float" office:value="23693">
            <text:p>23693</text:p>
          </table:table-cell>
          <table:table-cell table:style-name="ce26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12-11T00:00:00">
            <text:p>12/11/2003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GEORGE WASHINGTON MEMORIAL HIGHWAY </text:p>
          </table:table-cell>
          <table:table-cell table:style-name="ce21"/>
          <table:table-cell table:style-name="ce25" office:value-type="float" office:value="23693">
            <text:p>23693</text:p>
          </table:table-cell>
          <table:table-cell table:style-name="ce26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6-17T00:00:00">
            <text:p>6/17/2003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GEORGE WASHINGTON MEMORIAL HIGHWAY </text:p>
          </table:table-cell>
          <table:table-cell table:style-name="ce21"/>
          <table:table-cell table:style-name="ce25" office:value-type="float" office:value="23693">
            <text:p>23693</text:p>
          </table:table-cell>
          <table:table-cell table:style-name="ce26" office:value-type="float" office:value="200">
            <text:p>200</text:p>
          </table:table-cell>
        </table:table-row>
        <table:table-row table:style-name="ro2">
          <table:table-cell table:style-name="ce24" office:value-type="date" office:date-value="2003-10-09T00:00:00">
            <text:p>10/9/2003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GEORGE WASHINGTON MEMORIAL HIGHWAY </text:p>
          </table:table-cell>
          <table:table-cell table:style-name="ce21"/>
          <table:table-cell table:style-name="ce25" office:value-type="float" office:value="23693">
            <text:p>23693</text:p>
          </table:table-cell>
          <table:table-cell table:style-name="ce26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8-12T00:00:00">
            <text:p>8/12/2003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GEORGE WASHINGTON MEMORIAL HIGHWAY </text:p>
          </table:table-cell>
          <table:table-cell table:style-name="ce21"/>
          <table:table-cell table:style-name="ce25" office:value-type="float" office:value="23693">
            <text:p>23693</text:p>
          </table:table-cell>
          <table:table-cell table:style-name="ce26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7-03T00:00:00">
            <text:p>7/3/2003</text:p>
          </table:table-cell>
          <table:table-cell table:style-name="ce21" office:value-type="string">
            <text:p>LOST PROPERTY </text:p>
          </table:table-cell>
          <table:table-cell table:style-name="ce21" office:value-type="string">
            <text:p>GEORGE WASHINGTON MEMORIAL HIGHWAY </text:p>
          </table:table-cell>
          <table:table-cell table:style-name="ce21"/>
          <table:table-cell table:style-name="ce25" office:value-type="float" office:value="23693">
            <text:p>23693</text:p>
          </table:table-cell>
          <table:table-cell table:style-name="ce26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11-12T00:00:00">
            <text:p>11/12/2003</text:p>
          </table:table-cell>
          <table:table-cell table:style-name="ce21" office:value-type="string">
            <text:p>MANUF, SALE, POSSESSION CONTROLLED SUBSTANCE </text:p>
          </table:table-cell>
          <table:table-cell table:style-name="ce21" office:value-type="string">
            <text:p>GEORGE WASHINGTON MEMORIAL HIGHWAY </text:p>
          </table:table-cell>
          <table:table-cell table:style-name="ce21"/>
          <table:table-cell table:style-name="ce25" office:value-type="float" office:value="23693">
            <text:p>23693</text:p>
          </table:table-cell>
          <table:table-cell table:style-name="ce26" office:value-type="float" office:value="200">
            <text:p>200</text:p>
          </table:table-cell>
        </table:table-row>
        <table:table-row table:style-name="ro2">
          <table:table-cell table:style-name="ce24" office:value-type="date" office:date-value="2003-04-17T00:00:00">
            <text:p>4/17/2003</text:p>
          </table:table-cell>
          <table:table-cell table:style-name="ce21" office:value-type="string">
            <text:p>MANUF, SALE, POSSESSION CONTROLLED SUBSTANCE </text:p>
          </table:table-cell>
          <table:table-cell table:style-name="ce21" office:value-type="string">
            <text:p>GEORGE WASHINGTON MEMORIAL HIGHWAY </text:p>
          </table:table-cell>
          <table:table-cell table:style-name="ce21"/>
          <table:table-cell table:style-name="ce25" office:value-type="float" office:value="23693">
            <text:p>23693</text:p>
          </table:table-cell>
          <table:table-cell table:style-name="ce26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6-18T00:00:00">
            <text:p>6/18/2003</text:p>
          </table:table-cell>
          <table:table-cell table:style-name="ce21" office:value-type="string">
            <text:p>MANUF, SALE, POSSESSION CONTROLLED SUBSTANCE </text:p>
          </table:table-cell>
          <table:table-cell table:style-name="ce21" office:value-type="string">
            <text:p>GEORGE WASHINGTON MEMORIAL HIGHWAY </text:p>
          </table:table-cell>
          <table:table-cell table:style-name="ce21"/>
          <table:table-cell table:style-name="ce25" office:value-type="float" office:value="23693">
            <text:p>23693</text:p>
          </table:table-cell>
          <table:table-cell table:style-name="ce26" office:value-type="float" office:value="200">
            <text:p>200</text:p>
          </table:table-cell>
        </table:table-row>
        <table:table-row table:style-name="ro2">
          <table:table-cell table:style-name="ce24" office:value-type="date" office:date-value="2003-03-07T00:00:00">
            <text:p>3/7/2003</text:p>
          </table:table-cell>
          <table:table-cell table:style-name="ce21" office:value-type="string">
            <text:p>MOTOR VEHICLE THEFT </text:p>
          </table:table-cell>
          <table:table-cell table:style-name="ce21" office:value-type="string">
            <text:p>GEORGE WASHINGTON MEMORIAL HIGHWAY </text:p>
          </table:table-cell>
          <table:table-cell table:style-name="ce21"/>
          <table:table-cell table:style-name="ce26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3-01-06T00:00:00">
            <text:p>1/6/2003</text:p>
          </table:table-cell>
          <table:table-cell table:style-name="ce21" office:value-type="string">
            <text:p>OBTAINING MONEY BY FALSE PRETE </text:p>
          </table:table-cell>
          <table:table-cell table:style-name="ce21" office:value-type="string">
            <text:p>GEORGE WASHINGTON MEMORIAL HIGHWAY </text:p>
          </table:table-cell>
          <table:table-cell table:style-name="ce21"/>
          <table:table-cell table:style-name="ce25" office:value-type="float" office:value="23693">
            <text:p>23693</text:p>
          </table:table-cell>
          <table:table-cell table:style-name="ce26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1-21T00:00:00">
            <text:p>1/21/2003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GEORGE WASHINGTON MEMORIAL HIGHWAY </text:p>
          </table:table-cell>
          <table:table-cell table:style-name="ce21"/>
          <table:table-cell table:style-name="ce25" office:value-type="float" office:value="23693">
            <text:p>23693</text:p>
          </table:table-cell>
          <table:table-cell table:style-name="ce26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7-03T00:00:00">
            <text:p>7/3/2003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GEORGE WASHINGTON MEMORIAL HIGHWAY </text:p>
          </table:table-cell>
          <table:table-cell table:style-name="ce21"/>
          <table:table-cell table:style-name="ce25" office:value-type="float" office:value="23693">
            <text:p>23693</text:p>
          </table:table-cell>
          <table:table-cell table:style-name="ce26" office:value-type="float" office:value="200">
            <text:p>200</text:p>
          </table:table-cell>
        </table:table-row>
        <table:table-row table:style-name="ro2">
          <table:table-cell table:style-name="ce24" office:value-type="date" office:date-value="2003-10-06T00:00:00">
            <text:p>10/6/2003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GEORGE WASHINGTON MEMORIAL HIGHWAY </text:p>
          </table:table-cell>
          <table:table-cell table:style-name="ce21"/>
          <table:table-cell table:style-name="ce25" office:value-type="float" office:value="23693">
            <text:p>23693</text:p>
          </table:table-cell>
          <table:table-cell table:style-name="ce26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12-02T00:00:00">
            <text:p>12/2/2003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GEORGE WASHINGTON MEMORIAL HIGHWAY </text:p>
          </table:table-cell>
          <table:table-cell table:style-name="ce21"/>
          <table:table-cell table:style-name="ce25" office:value-type="float" office:value="23693">
            <text:p>23693</text:p>
          </table:table-cell>
          <table:table-cell table:style-name="ce26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7-24T00:00:00">
            <text:p>7/24/2003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GEORGE WASHINGTON MEMORIAL HIGHWAY </text:p>
          </table:table-cell>
          <table:table-cell table:style-name="ce21"/>
          <table:table-cell table:style-name="ce25" office:value-type="float" office:value="23693">
            <text:p>23693</text:p>
          </table:table-cell>
          <table:table-cell table:style-name="ce26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12-03T00:00:00">
            <text:p>12/3/2003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GEORGE WASHINGTON MEMORIAL HIGHWAY </text:p>
          </table:table-cell>
          <table:table-cell table:style-name="ce21"/>
          <table:table-cell table:style-name="ce25" office:value-type="float" office:value="23693">
            <text:p>23693</text:p>
          </table:table-cell>
          <table:table-cell table:style-name="ce26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8-16T00:00:00">
            <text:p>8/16/2003</text:p>
          </table:table-cell>
          <table:table-cell table:style-name="ce21" office:value-type="string">
            <text:p>POSSESSION OF CONTROLLED SUBSTANCES </text:p>
          </table:table-cell>
          <table:table-cell table:style-name="ce21" office:value-type="string">
            <text:p>GEORGE WASHINGTON MEMORIAL HIGHWAY </text:p>
          </table:table-cell>
          <table:table-cell table:style-name="ce21"/>
          <table:table-cell table:style-name="ce26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3-11-13T00:00:00">
            <text:p>11/13/2003</text:p>
          </table:table-cell>
          <table:table-cell table:style-name="ce21" office:value-type="string">
            <text:p>POSSESSION OF CONTROLLED SUBSTANCES </text:p>
          </table:table-cell>
          <table:table-cell table:style-name="ce21" office:value-type="string">
            <text:p>GEORGE WASHINGTON MEMORIAL HIGHWAY </text:p>
          </table:table-cell>
          <table:table-cell table:style-name="ce21"/>
          <table:table-cell table:style-name="ce26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3-04-26T00:00:00">
            <text:p>4/26/2003</text:p>
          </table:table-cell>
          <table:table-cell table:style-name="ce21" office:value-type="string">
            <text:p>POSSESSION OF MARIJUANA </text:p>
          </table:table-cell>
          <table:table-cell table:style-name="ce21" office:value-type="string">
            <text:p>GEORGE WASHINGTON MEMORIAL HIGHWAY </text:p>
          </table:table-cell>
          <table:table-cell table:style-name="ce21"/>
          <table:table-cell table:style-name="ce25" office:value-type="float" office:value="23693">
            <text:p>23693</text:p>
          </table:table-cell>
          <table:table-cell table:style-name="ce26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11-26T00:00:00">
            <text:p>11/26/2003</text:p>
          </table:table-cell>
          <table:table-cell table:style-name="ce21" office:value-type="string">
            <text:p>RECKLESS - GENERAL </text:p>
          </table:table-cell>
          <table:table-cell table:style-name="ce21" office:value-type="string">
            <text:p>GEORGE WASHINGTON MEMORIAL HIGHWAY </text:p>
          </table:table-cell>
          <table:table-cell table:style-name="ce21"/>
          <table:table-cell table:style-name="ce25" office:value-type="float" office:value="23693">
            <text:p>23693</text:p>
          </table:table-cell>
          <table:table-cell table:style-name="ce26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8-16T00:00:00">
            <text:p>8/16/2003</text:p>
          </table:table-cell>
          <table:table-cell table:style-name="ce21" office:value-type="string">
            <text:p>RECKLESS - GENERAL </text:p>
          </table:table-cell>
          <table:table-cell table:style-name="ce21" office:value-type="string">
            <text:p>GEORGE WASHINGTON MEMORIAL HIGHWAY </text:p>
          </table:table-cell>
          <table:table-cell table:style-name="ce21"/>
          <table:table-cell table:style-name="ce26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3-12-28T00:00:00">
            <text:p>12/28/2003</text:p>
          </table:table-cell>
          <table:table-cell table:style-name="ce21" office:value-type="string">
            <text:p>RECKLESS - GENERAL </text:p>
          </table:table-cell>
          <table:table-cell table:style-name="ce21" office:value-type="string">
            <text:p>GEORGE WASHINGTON MEMORIAL HIGHWAY </text:p>
          </table:table-cell>
          <table:table-cell table:style-name="ce21"/>
          <table:table-cell table:style-name="ce25" office:value-type="float" office:value="23693">
            <text:p>23693</text:p>
          </table:table-cell>
          <table:table-cell table:style-name="ce26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12-13T00:00:00">
            <text:p>12/13/2003</text:p>
          </table:table-cell>
          <table:table-cell table:style-name="ce21" office:value-type="string">
            <text:p>RECKLESS - GENERAL </text:p>
          </table:table-cell>
          <table:table-cell table:style-name="ce21" office:value-type="string">
            <text:p>GEORGE WASHINGTON MEMORIAL HIGHWAY </text:p>
          </table:table-cell>
          <table:table-cell table:style-name="ce21"/>
          <table:table-cell table:style-name="ce25" office:value-type="float" office:value="23693">
            <text:p>23693</text:p>
          </table:table-cell>
          <table:table-cell table:style-name="ce26" office:value-type="float" office:value="200">
            <text:p>200</text:p>
          </table:table-cell>
        </table:table-row>
        <table:table-row table:style-name="ro2">
          <table:table-cell table:style-name="ce24" office:value-type="date" office:date-value="2003-08-16T00:00:00">
            <text:p>8/16/2003</text:p>
          </table:table-cell>
          <table:table-cell table:style-name="ce21" office:value-type="string">
            <text:p>REFUSE BLOOD/BREATH TEST </text:p>
          </table:table-cell>
          <table:table-cell table:style-name="ce21" office:value-type="string">
            <text:p>GEORGE WASHINGTON MEMORIAL HIGHWAY </text:p>
          </table:table-cell>
          <table:table-cell table:style-name="ce21"/>
          <table:table-cell table:style-name="ce26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3-07-30T00:00:00">
            <text:p>7/30/2003</text:p>
          </table:table-cell>
          <table:table-cell table:style-name="ce21" office:value-type="string">
            <text:p>TRESPASSING </text:p>
          </table:table-cell>
          <table:table-cell table:style-name="ce21" office:value-type="string">
            <text:p>GEORGE WASHINGTON MEMORIAL HIGHWAY </text:p>
          </table:table-cell>
          <table:table-cell table:style-name="ce21"/>
          <table:table-cell table:style-name="ce25" office:value-type="float" office:value="23693">
            <text:p>23693</text:p>
          </table:table-cell>
          <table:table-cell table:style-name="ce26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2-17T00:00:00">
            <text:p>2/17/2003</text:p>
          </table:table-cell>
          <table:table-cell table:style-name="ce21" office:value-type="string">
            <text:p>BURGLARY, BUSINESS </text:p>
          </table:table-cell>
          <table:table-cell table:style-name="ce21" office:value-type="string">
            <text:p>GEORGE WASHINGTON MEMORIAL HIGHWAY </text:p>
          </table:table-cell>
          <table:table-cell table:style-name="ce21"/>
          <table:table-cell table:style-name="ce25" office:value-type="float" office:value="23693">
            <text:p>23693</text:p>
          </table:table-cell>
          <table:table-cell table:style-name="ce26" office:value-type="float" office:value="200">
            <text:p>200</text:p>
          </table:table-cell>
        </table:table-row>
        <table:table-row table:style-name="ro2">
          <table:table-cell table:style-name="ce24" office:value-type="date" office:date-value="2003-10-10T00:00:00">
            <text:p>10/10/2003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GEORGE WASHINGTON MEMORIAL HIGHWAY </text:p>
          </table:table-cell>
          <table:table-cell table:style-name="ce21"/>
          <table:table-cell table:style-name="ce25" office:value-type="float" office:value="23693">
            <text:p>23693</text:p>
          </table:table-cell>
          <table:table-cell table:style-name="ce26" office:value-type="float" office:value="200">
            <text:p>200</text:p>
          </table:table-cell>
        </table:table-row>
        <table:table-row table:style-name="ro2">
          <table:table-cell table:style-name="ce24" office:value-type="date" office:date-value="2003-01-12T00:00:00">
            <text:p>1/12/2003</text:p>
          </table:table-cell>
          <table:table-cell table:style-name="ce21" office:value-type="string">
            <text:p>CREDIT CARD FRAUD </text:p>
          </table:table-cell>
          <table:table-cell table:style-name="ce21" office:value-type="string">
            <text:p>GEORGE WASHINGTON MEMORIAL HIGHWAY </text:p>
          </table:table-cell>
          <table:table-cell table:style-name="ce21"/>
          <table:table-cell table:style-name="ce25" office:value-type="float" office:value="23693">
            <text:p>23693</text:p>
          </table:table-cell>
          <table:table-cell table:style-name="ce26" office:value-type="float" office:value="200">
            <text:p>200</text:p>
          </table:table-cell>
        </table:table-row>
        <table:table-row table:style-name="ro2">
          <table:table-cell table:style-name="ce24" office:value-type="date" office:date-value="2003-02-17T00:00:00">
            <text:p>2/17/2003</text:p>
          </table:table-cell>
          <table:table-cell table:style-name="ce21" office:value-type="string">
            <text:p>DAMAGE PROPERTY, BUSINESS </text:p>
          </table:table-cell>
          <table:table-cell table:style-name="ce21" office:value-type="string">
            <text:p>GEORGE WASHINGTON MEMORIAL HIGHWAY </text:p>
          </table:table-cell>
          <table:table-cell table:style-name="ce21"/>
          <table:table-cell table:style-name="ce25" office:value-type="float" office:value="23693">
            <text:p>23693</text:p>
          </table:table-cell>
          <table:table-cell table:style-name="ce26" office:value-type="float" office:value="200">
            <text:p>200</text:p>
          </table:table-cell>
        </table:table-row>
        <table:table-row table:style-name="ro2">
          <table:table-cell table:style-name="ce24" office:value-type="date" office:date-value="2003-03-12T00:00:00">
            <text:p>3/12/2003</text:p>
          </table:table-cell>
          <table:table-cell table:style-name="ce21" office:value-type="string">
            <text:p>DRUGS, POSSESS COCAINE </text:p>
          </table:table-cell>
          <table:table-cell table:style-name="ce21" office:value-type="string">
            <text:p>GEORGE WASHINGTON MEMORIAL HIGHWAY </text:p>
          </table:table-cell>
          <table:table-cell table:style-name="ce21"/>
          <table:table-cell table:style-name="ce25" office:value-type="float" office:value="23693">
            <text:p>23693</text:p>
          </table:table-cell>
          <table:table-cell table:style-name="ce26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3-09T00:00:00">
            <text:p>3/9/2003</text:p>
          </table:table-cell>
          <table:table-cell table:style-name="ce21" office:value-type="string">
            <text:p>GAS THEFT </text:p>
          </table:table-cell>
          <table:table-cell table:style-name="ce21" office:value-type="string">
            <text:p>GEORGE WASHINGTON MEMORIAL HIGHWAY </text:p>
          </table:table-cell>
          <table:table-cell table:style-name="ce21"/>
          <table:table-cell table:style-name="ce25" office:value-type="float" office:value="23693">
            <text:p>23693</text:p>
          </table:table-cell>
          <table:table-cell table:style-name="ce26" office:value-type="float" office:value="200">
            <text:p>200</text:p>
          </table:table-cell>
        </table:table-row>
        <table:table-row table:style-name="ro2">
          <table:table-cell table:style-name="ce24" office:value-type="date" office:date-value="2003-10-03T00:00:00">
            <text:p>10/3/2003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GEORGE WASHINGTON MEMORIAL HIGHWAY </text:p>
          </table:table-cell>
          <table:table-cell table:style-name="ce21"/>
          <table:table-cell table:style-name="ce25" office:value-type="float" office:value="23693">
            <text:p>23693</text:p>
          </table:table-cell>
          <table:table-cell table:style-name="ce26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2-17T00:00:00">
            <text:p>2/17/2003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GEORGE WASHINGTON MEMORIAL HIGHWAY </text:p>
          </table:table-cell>
          <table:table-cell table:style-name="ce21"/>
          <table:table-cell table:style-name="ce25" office:value-type="float" office:value="23693">
            <text:p>23693</text:p>
          </table:table-cell>
          <table:table-cell table:style-name="ce26" office:value-type="float" office:value="200">
            <text:p>200</text:p>
          </table:table-cell>
        </table:table-row>
        <table:table-row table:style-name="ro2">
          <table:table-cell table:style-name="ce24" office:value-type="date" office:date-value="2003-02-12T00:00:00">
            <text:p>2/12/2003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GEORGE WASHINGTON MEMORIAL HIGHWAY </text:p>
          </table:table-cell>
          <table:table-cell table:style-name="ce21"/>
          <table:table-cell table:style-name="ce25" office:value-type="float" office:value="23693">
            <text:p>23693</text:p>
          </table:table-cell>
          <table:table-cell table:style-name="ce26" office:value-type="float" office:value="200">
            <text:p>200</text:p>
          </table:table-cell>
        </table:table-row>
        <table:table-row table:style-name="ro2">
          <table:table-cell table:style-name="ce24" office:value-type="date" office:date-value="2003-02-07T00:00:00">
            <text:p>2/7/2003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GEORGE WASHINGTON MEMORIAL HIGHWAY </text:p>
          </table:table-cell>
          <table:table-cell table:style-name="ce21"/>
          <table:table-cell table:style-name="ce26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3-03-09T00:00:00">
            <text:p>3/9/2003</text:p>
          </table:table-cell>
          <table:table-cell table:style-name="ce21" office:value-type="string">
            <text:p>POSSESSION OF MARIJUANA </text:p>
          </table:table-cell>
          <table:table-cell table:style-name="ce21" office:value-type="string">
            <text:p>GEORGE WASHINGTON MEMORIAL HIGHWAY </text:p>
          </table:table-cell>
          <table:table-cell table:style-name="ce21"/>
          <table:table-cell table:style-name="ce25" office:value-type="float" office:value="23693">
            <text:p>23693</text:p>
          </table:table-cell>
          <table:table-cell table:style-name="ce26" office:value-type="float" office:value="200">
            <text:p>200</text:p>
          </table:table-cell>
        </table:table-row>
        <table:table-row table:style-name="ro2">
          <table:table-cell table:style-name="ce24" office:value-type="date" office:date-value="2003-07-20T00:00:00">
            <text:p>7/20/2003</text:p>
          </table:table-cell>
          <table:table-cell table:style-name="ce21" office:value-type="string">
            <text:p>ABDUCTION &amp; KIDNAPPING </text:p>
          </table:table-cell>
          <table:table-cell table:style-name="ce21" office:value-type="string">
            <text:p>GEORGE WASHINGTON MEMORIAL HIGHWAY </text:p>
          </table:table-cell>
          <table:table-cell table:style-name="ce21"/>
          <table:table-cell table:style-name="ce25" office:value-type="float" office:value="23693">
            <text:p>23693</text:p>
          </table:table-cell>
          <table:table-cell table:style-name="ce26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7-28T00:00:00">
            <text:p>7/28/2003</text:p>
          </table:table-cell>
          <table:table-cell table:style-name="ce21" office:value-type="string">
            <text:p>ABDUCTION &amp; KIDNAPPING </text:p>
          </table:table-cell>
          <table:table-cell table:style-name="ce21" office:value-type="string">
            <text:p>GEORGE WASHINGTON MEMORIAL HIGHWAY </text:p>
          </table:table-cell>
          <table:table-cell table:style-name="ce21"/>
          <table:table-cell table:style-name="ce25" office:value-type="float" office:value="23693">
            <text:p>23693</text:p>
          </table:table-cell>
          <table:table-cell table:style-name="ce26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3-26T00:00:00">
            <text:p>3/26/2003</text:p>
          </table:table-cell>
          <table:table-cell table:style-name="ce21" office:value-type="string">
            <text:p>ABDUCTION &amp; KIDNAPPING </text:p>
          </table:table-cell>
          <table:table-cell table:style-name="ce21" office:value-type="string">
            <text:p>GEORGE WASHINGTON MEMORIAL HIGHWAY </text:p>
          </table:table-cell>
          <table:table-cell table:style-name="ce21"/>
          <table:table-cell table:style-name="ce25" office:value-type="float" office:value="23693">
            <text:p>23693</text:p>
          </table:table-cell>
          <table:table-cell table:style-name="ce26" office:value-type="float" office:value="200">
            <text:p>200</text:p>
          </table:table-cell>
        </table:table-row>
        <table:table-row table:style-name="ro2">
          <table:table-cell table:style-name="ce24" office:value-type="date" office:date-value="2003-04-13T00:00:00">
            <text:p>4/13/2003</text:p>
          </table:table-cell>
          <table:table-cell table:style-name="ce21" office:value-type="string">
            <text:p>ARSON </text:p>
          </table:table-cell>
          <table:table-cell table:style-name="ce23" office:value-type="string">
            <text:p>GEORGE WASHINGTON MEMORIAL HIGHWAY </text:p>
          </table:table-cell>
          <table:table-cell table:style-name="ce25"/>
          <table:table-cell table:style-name="ce25" office:value-type="float" office:value="23693">
            <text:p>23693</text:p>
          </table:table-cell>
          <table:table-cell table:style-name="ce25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3-14T00:00:00">
            <text:p>3/14/2003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GEORGE WASHINGTON MEMORIAL HIGHWAY </text:p>
          </table:table-cell>
          <table:table-cell table:style-name="ce21"/>
          <table:table-cell table:style-name="ce25" office:value-type="float" office:value="23693">
            <text:p>23693</text:p>
          </table:table-cell>
          <table:table-cell table:style-name="ce26" office:value-type="float" office:value="200">
            <text:p>200</text:p>
          </table:table-cell>
        </table:table-row>
        <table:table-row table:style-name="ro2">
          <table:table-cell table:style-name="ce24" office:value-type="date" office:date-value="2003-10-22T00:00:00">
            <text:p>10/22/2003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GEORGE WASHINGTON MEMORIAL HIGHWAY </text:p>
          </table:table-cell>
          <table:table-cell table:style-name="ce21"/>
          <table:table-cell table:style-name="ce25" office:value-type="float" office:value="23693">
            <text:p>23693</text:p>
          </table:table-cell>
          <table:table-cell table:style-name="ce26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1-18T00:00:00">
            <text:p>1/18/2003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GEORGE WASHINGTON MEMORIAL HIGHWAY </text:p>
          </table:table-cell>
          <table:table-cell table:style-name="ce21"/>
          <table:table-cell table:style-name="ce25" office:value-type="float" office:value="23693">
            <text:p>23693</text:p>
          </table:table-cell>
          <table:table-cell table:style-name="ce26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6-18T00:00:00">
            <text:p>6/18/2003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GEORGE WASHINGTON MEMORIAL HIGHWAY </text:p>
          </table:table-cell>
          <table:table-cell table:style-name="ce21"/>
          <table:table-cell table:style-name="ce25" office:value-type="float" office:value="23693">
            <text:p>23693</text:p>
          </table:table-cell>
          <table:table-cell table:style-name="ce26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7-20T00:00:00">
            <text:p>7/20/2003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GEORGE WASHINGTON MEMORIAL HIGHWAY </text:p>
          </table:table-cell>
          <table:table-cell table:style-name="ce21"/>
          <table:table-cell table:style-name="ce25" office:value-type="float" office:value="23693">
            <text:p>23693</text:p>
          </table:table-cell>
          <table:table-cell table:style-name="ce26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8-04T00:00:00">
            <text:p>8/4/2003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GEORGE WASHINGTON MEMORIAL HIGHWAY </text:p>
          </table:table-cell>
          <table:table-cell table:style-name="ce21"/>
          <table:table-cell table:style-name="ce25" office:value-type="float" office:value="23693">
            <text:p>23693</text:p>
          </table:table-cell>
          <table:table-cell table:style-name="ce26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12-20T00:00:00">
            <text:p>12/20/2003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GEORGE WASHINGTON MEMORIAL HIGHWAY </text:p>
          </table:table-cell>
          <table:table-cell table:style-name="ce21"/>
          <table:table-cell table:style-name="ce25" office:value-type="float" office:value="23693">
            <text:p>23693</text:p>
          </table:table-cell>
          <table:table-cell table:style-name="ce26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3-08T00:00:00">
            <text:p>3/8/2003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GEORGE WASHINGTON MEMORIAL HIGHWAY </text:p>
          </table:table-cell>
          <table:table-cell table:style-name="ce21"/>
          <table:table-cell table:style-name="ce25" office:value-type="float" office:value="23693">
            <text:p>23693</text:p>
          </table:table-cell>
          <table:table-cell table:style-name="ce26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10-23T00:00:00">
            <text:p>10/23/2003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GEORGE WASHINGTON MEMORIAL HIGHWAY </text:p>
          </table:table-cell>
          <table:table-cell table:style-name="ce21"/>
          <table:table-cell table:style-name="ce25" office:value-type="float" office:value="23693">
            <text:p>23693</text:p>
          </table:table-cell>
          <table:table-cell table:style-name="ce26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7-11T00:00:00">
            <text:p>7/11/2003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GEORGE WASHINGTON MEMORIAL HIGHWAY </text:p>
          </table:table-cell>
          <table:table-cell table:style-name="ce21"/>
          <table:table-cell table:style-name="ce25" office:value-type="float" office:value="23693">
            <text:p>23693</text:p>
          </table:table-cell>
          <table:table-cell table:style-name="ce26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7-27T00:00:00">
            <text:p>7/27/2003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GEORGE WASHINGTON MEMORIAL HIGHWAY </text:p>
          </table:table-cell>
          <table:table-cell table:style-name="ce21"/>
          <table:table-cell table:style-name="ce25" office:value-type="float" office:value="23693">
            <text:p>23693</text:p>
          </table:table-cell>
          <table:table-cell table:style-name="ce26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3-26T00:00:00">
            <text:p>3/26/2003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GEORGE WASHINGTON MEMORIAL HIGHWAY </text:p>
          </table:table-cell>
          <table:table-cell table:style-name="ce21"/>
          <table:table-cell table:style-name="ce25" office:value-type="float" office:value="23693">
            <text:p>23693</text:p>
          </table:table-cell>
          <table:table-cell table:style-name="ce26" office:value-type="float" office:value="200">
            <text:p>200</text:p>
          </table:table-cell>
        </table:table-row>
        <table:table-row table:style-name="ro2">
          <table:table-cell table:style-name="ce24" office:value-type="date" office:date-value="2003-08-31T00:00:00">
            <text:p>8/31/2003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GEORGE WASHINGTON MEMORIAL HIGHWAY </text:p>
          </table:table-cell>
          <table:table-cell table:style-name="ce21"/>
          <table:table-cell table:style-name="ce25" office:value-type="float" office:value="23693">
            <text:p>23693</text:p>
          </table:table-cell>
          <table:table-cell table:style-name="ce26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10-13T00:00:00">
            <text:p>10/13/2003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GEORGE WASHINGTON MEMORIAL HIGHWAY </text:p>
          </table:table-cell>
          <table:table-cell table:style-name="ce21"/>
          <table:table-cell table:style-name="ce25" office:value-type="float" office:value="23693">
            <text:p>23693</text:p>
          </table:table-cell>
          <table:table-cell table:style-name="ce26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12-18T00:00:00">
            <text:p>12/18/2003</text:p>
          </table:table-cell>
          <table:table-cell table:style-name="ce21" office:value-type="string">
            <text:p>BAD CHECKS </text:p>
          </table:table-cell>
          <table:table-cell table:style-name="ce21" office:value-type="string">
            <text:p>GEORGE WASHINGTON MEMORIAL HIGHWAY </text:p>
          </table:table-cell>
          <table:table-cell table:style-name="ce21"/>
          <table:table-cell table:style-name="ce25" office:value-type="float" office:value="23693">
            <text:p>23693</text:p>
          </table:table-cell>
          <table:table-cell table:style-name="ce26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5-16T00:00:00">
            <text:p>5/16/2003</text:p>
          </table:table-cell>
          <table:table-cell table:style-name="ce21" office:value-type="string">
            <text:p>BRANDISHING FIREARM </text:p>
          </table:table-cell>
          <table:table-cell table:style-name="ce21" office:value-type="string">
            <text:p>GEORGE WASHINGTON MEMORIAL HIGHWAY </text:p>
          </table:table-cell>
          <table:table-cell table:style-name="ce21"/>
          <table:table-cell table:style-name="ce25" office:value-type="float" office:value="23693">
            <text:p>23693</text:p>
          </table:table-cell>
          <table:table-cell table:style-name="ce26" office:value-type="float" office:value="300">
            <text:p>300</text:p>
          </table:table-cell>
        </table:table-row>
        <table:table-row table:style-name="ro2">
          <table:table-cell table:style-name="ce24" office:value-type="date" office:date-value="2003-04-30T00:00:00">
            <text:p>4/30/2003</text:p>
          </table:table-cell>
          <table:table-cell table:style-name="ce21" office:value-type="string">
            <text:p>BURGLARY, BUSINESS </text:p>
          </table:table-cell>
          <table:table-cell table:style-name="ce21" office:value-type="string">
            <text:p>GEORGE WASHINGTON MEMORIAL HIGHWAY </text:p>
          </table:table-cell>
          <table:table-cell table:style-name="ce21"/>
          <table:table-cell table:style-name="ce25" office:value-type="float" office:value="23693">
            <text:p>23693</text:p>
          </table:table-cell>
          <table:table-cell table:style-name="ce26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10-08T00:00:00">
            <text:p>10/8/2003</text:p>
          </table:table-cell>
          <table:table-cell table:style-name="ce21" office:value-type="string">
            <text:p>BURGLARY, BUSINESS </text:p>
          </table:table-cell>
          <table:table-cell table:style-name="ce21" office:value-type="string">
            <text:p>GEORGE WASHINGTON MEMORIAL HIGHWAY </text:p>
          </table:table-cell>
          <table:table-cell table:style-name="ce21"/>
          <table:table-cell table:style-name="ce25" office:value-type="float" office:value="23693">
            <text:p>23693</text:p>
          </table:table-cell>
          <table:table-cell table:style-name="ce26" office:value-type="float" office:value="200">
            <text:p>200</text:p>
          </table:table-cell>
        </table:table-row>
        <table:table-row table:style-name="ro2">
          <table:table-cell table:style-name="ce24" office:value-type="date" office:date-value="2003-04-03T00:00:00">
            <text:p>4/3/2003</text:p>
          </table:table-cell>
          <table:table-cell table:style-name="ce21" office:value-type="string">
            <text:p>BURGLARY, BUSINESS </text:p>
          </table:table-cell>
          <table:table-cell table:style-name="ce21" office:value-type="string">
            <text:p>GEORGE WASHINGTON MEMORIAL HIGHWAY </text:p>
          </table:table-cell>
          <table:table-cell table:style-name="ce21"/>
          <table:table-cell table:style-name="ce25" office:value-type="float" office:value="23693">
            <text:p>23693</text:p>
          </table:table-cell>
          <table:table-cell table:style-name="ce26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8-08T00:00:00">
            <text:p>8/8/2003</text:p>
          </table:table-cell>
          <table:table-cell table:style-name="ce21" office:value-type="string">
            <text:p>BURGLARY, BUSINESS </text:p>
          </table:table-cell>
          <table:table-cell table:style-name="ce21" office:value-type="string">
            <text:p>GEORGE WASHINGTON MEMORIAL HIGHWAY </text:p>
          </table:table-cell>
          <table:table-cell table:style-name="ce21"/>
          <table:table-cell table:style-name="ce26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3-12-15T00:00:00">
            <text:p>12/15/2003</text:p>
          </table:table-cell>
          <table:table-cell table:style-name="ce21" office:value-type="string">
            <text:p>BURGLARY, BUSINESS </text:p>
          </table:table-cell>
          <table:table-cell table:style-name="ce21" office:value-type="string">
            <text:p>GEORGE WASHINGTON MEMORIAL HIGHWAY </text:p>
          </table:table-cell>
          <table:table-cell table:style-name="ce21"/>
          <table:table-cell table:style-name="ce25" office:value-type="float" office:value="23693">
            <text:p>23693</text:p>
          </table:table-cell>
          <table:table-cell table:style-name="ce26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3-02T00:00:00">
            <text:p>3/2/2003</text:p>
          </table:table-cell>
          <table:table-cell table:style-name="ce21" office:value-type="string">
            <text:p>BURGLARY, BUSINESS </text:p>
          </table:table-cell>
          <table:table-cell table:style-name="ce21" office:value-type="string">
            <text:p>GEORGE WASHINGTON MEMORIAL HIGHWAY </text:p>
          </table:table-cell>
          <table:table-cell table:style-name="ce21"/>
          <table:table-cell table:style-name="ce25" office:value-type="float" office:value="23693">
            <text:p>23693</text:p>
          </table:table-cell>
          <table:table-cell table:style-name="ce26" office:value-type="float" office:value="200">
            <text:p>200</text:p>
          </table:table-cell>
        </table:table-row>
        <table:table-row table:style-name="ro2">
          <table:table-cell table:style-name="ce24" office:value-type="date" office:date-value="2003-03-24T00:00:00">
            <text:p>3/24/2003</text:p>
          </table:table-cell>
          <table:table-cell table:style-name="ce21" office:value-type="string">
            <text:p>BURGLARY, BUSINESS </text:p>
          </table:table-cell>
          <table:table-cell table:style-name="ce21" office:value-type="string">
            <text:p>GEORGE WASHINGTON MEMORIAL HIGHWAY </text:p>
          </table:table-cell>
          <table:table-cell table:style-name="ce21"/>
          <table:table-cell table:style-name="ce25" office:value-type="float" office:value="23693">
            <text:p>23693</text:p>
          </table:table-cell>
          <table:table-cell table:style-name="ce26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3-24T00:00:00">
            <text:p>3/24/2003</text:p>
          </table:table-cell>
          <table:table-cell table:style-name="ce21" office:value-type="string">
            <text:p>BURGLARY, BUSINESS </text:p>
          </table:table-cell>
          <table:table-cell table:style-name="ce21" office:value-type="string">
            <text:p>GEORGE WASHINGTON MEMORIAL HIGHWAY </text:p>
          </table:table-cell>
          <table:table-cell table:style-name="ce21"/>
          <table:table-cell table:style-name="ce25" office:value-type="float" office:value="23693">
            <text:p>23693</text:p>
          </table:table-cell>
          <table:table-cell table:style-name="ce26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3-23T00:00:00">
            <text:p>3/23/2003</text:p>
          </table:table-cell>
          <table:table-cell table:style-name="ce21" office:value-type="string">
            <text:p>BURGLARY, BUSINESS </text:p>
          </table:table-cell>
          <table:table-cell table:style-name="ce21" office:value-type="string">
            <text:p>GEORGE WASHINGTON MEMORIAL HIGHWAY </text:p>
          </table:table-cell>
          <table:table-cell table:style-name="ce21"/>
          <table:table-cell table:style-name="ce25" office:value-type="float" office:value="23693">
            <text:p>23693</text:p>
          </table:table-cell>
          <table:table-cell table:style-name="ce26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11-22T00:00:00">
            <text:p>11/22/2003</text:p>
          </table:table-cell>
          <table:table-cell table:style-name="ce21" office:value-type="string">
            <text:p>BURGLARY, BUSINESS </text:p>
          </table:table-cell>
          <table:table-cell table:style-name="ce21" office:value-type="string">
            <text:p>GEORGE WASHINGTON MEMORIAL HIGHWAY </text:p>
          </table:table-cell>
          <table:table-cell table:style-name="ce21"/>
          <table:table-cell table:style-name="ce25" office:value-type="float" office:value="23693">
            <text:p>23693</text:p>
          </table:table-cell>
          <table:table-cell table:style-name="ce26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6-28T00:00:00">
            <text:p>6/28/2003</text:p>
          </table:table-cell>
          <table:table-cell table:style-name="ce21" office:value-type="string">
            <text:p>BURGLARY, BUSINESS </text:p>
          </table:table-cell>
          <table:table-cell table:style-name="ce21" office:value-type="string">
            <text:p>GEORGE WASHINGTON MEMORIAL HIGHWAY </text:p>
          </table:table-cell>
          <table:table-cell table:style-name="ce21"/>
          <table:table-cell table:style-name="ce25" office:value-type="float" office:value="23693">
            <text:p>23693</text:p>
          </table:table-cell>
          <table:table-cell table:style-name="ce26" office:value-type="float" office:value="200">
            <text:p>200</text:p>
          </table:table-cell>
        </table:table-row>
        <table:table-row table:style-name="ro2">
          <table:table-cell table:style-name="ce24" office:value-type="date" office:date-value="2003-03-24T00:00:00">
            <text:p>3/24/2003</text:p>
          </table:table-cell>
          <table:table-cell table:style-name="ce21" office:value-type="string">
            <text:p>BURGLARY, BUSINESS </text:p>
          </table:table-cell>
          <table:table-cell table:style-name="ce21" office:value-type="string">
            <text:p>GEORGE WASHINGTON MEMORIAL HIGHWAY </text:p>
          </table:table-cell>
          <table:table-cell table:style-name="ce21"/>
          <table:table-cell table:style-name="ce25" office:value-type="float" office:value="23693">
            <text:p>23693</text:p>
          </table:table-cell>
          <table:table-cell table:style-name="ce26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3-13T00:00:00">
            <text:p>3/13/2003</text:p>
          </table:table-cell>
          <table:table-cell table:style-name="ce21" office:value-type="string">
            <text:p>BURGLARY, BUSINESS </text:p>
          </table:table-cell>
          <table:table-cell table:style-name="ce21" office:value-type="string">
            <text:p>GEORGE WASHINGTON MEMORIAL HIGHWAY </text:p>
          </table:table-cell>
          <table:table-cell table:style-name="ce21"/>
          <table:table-cell table:style-name="ce25" office:value-type="float" office:value="23693">
            <text:p>23693</text:p>
          </table:table-cell>
          <table:table-cell table:style-name="ce26" office:value-type="float" office:value="200">
            <text:p>200</text:p>
          </table:table-cell>
        </table:table-row>
        <table:table-row table:style-name="ro2">
          <table:table-cell table:style-name="ce24" office:value-type="date" office:date-value="2003-01-28T00:00:00">
            <text:p>1/28/2003</text:p>
          </table:table-cell>
          <table:table-cell table:style-name="ce21" office:value-type="string">
            <text:p>CARRYING CONCEALED WEAPON -1ST OFFENSE </text:p>
          </table:table-cell>
          <table:table-cell table:style-name="ce21" office:value-type="string">
            <text:p>GEORGE WASHINGTON MEMORIAL HIGHWAY </text:p>
          </table:table-cell>
          <table:table-cell table:style-name="ce21"/>
          <table:table-cell table:style-name="ce25" office:value-type="float" office:value="23693">
            <text:p>23693</text:p>
          </table:table-cell>
          <table:table-cell table:style-name="ce26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1-01T00:00:00">
            <text:p>1/1/2003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GEORGE WASHINGTON MEMORIAL HIGHWAY </text:p>
          </table:table-cell>
          <table:table-cell table:style-name="ce21"/>
          <table:table-cell table:style-name="ce25" office:value-type="float" office:value="23693">
            <text:p>23693</text:p>
          </table:table-cell>
          <table:table-cell table:style-name="ce26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3-17T00:00:00">
            <text:p>3/17/2003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GEORGE WASHINGTON MEMORIAL HIGHWAY </text:p>
          </table:table-cell>
          <table:table-cell table:style-name="ce21"/>
          <table:table-cell table:style-name="ce25" office:value-type="float" office:value="23693">
            <text:p>23693</text:p>
          </table:table-cell>
          <table:table-cell table:style-name="ce26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5-22T00:00:00">
            <text:p>5/22/2003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GEORGE WASHINGTON MEMORIAL HIGHWAY </text:p>
          </table:table-cell>
          <table:table-cell table:style-name="ce21"/>
          <table:table-cell table:style-name="ce25" office:value-type="float" office:value="23693">
            <text:p>23693</text:p>
          </table:table-cell>
          <table:table-cell table:style-name="ce26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9-03T00:00:00">
            <text:p>9/3/2003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GEORGE WASHINGTON MEMORIAL HIGHWAY </text:p>
          </table:table-cell>
          <table:table-cell table:style-name="ce21"/>
          <table:table-cell table:style-name="ce25" office:value-type="float" office:value="23693">
            <text:p>23693</text:p>
          </table:table-cell>
          <table:table-cell table:style-name="ce26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11-30T00:00:00">
            <text:p>11/30/2003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GEORGE WASHINGTON MEMORIAL HIGHWAY </text:p>
          </table:table-cell>
          <table:table-cell table:style-name="ce21"/>
          <table:table-cell table:style-name="ce25" office:value-type="float" office:value="23693">
            <text:p>23693</text:p>
          </table:table-cell>
          <table:table-cell table:style-name="ce26" office:value-type="float" office:value="200">
            <text:p>200</text:p>
          </table:table-cell>
        </table:table-row>
        <table:table-row table:style-name="ro2">
          <table:table-cell table:style-name="ce24" office:value-type="date" office:date-value="2003-03-06T00:00:00">
            <text:p>3/6/2003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GEORGE WASHINGTON MEMORIAL HIGHWAY </text:p>
          </table:table-cell>
          <table:table-cell table:style-name="ce21"/>
          <table:table-cell table:style-name="ce25" office:value-type="float" office:value="23693">
            <text:p>23693</text:p>
          </table:table-cell>
          <table:table-cell table:style-name="ce26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6-14T00:00:00">
            <text:p>6/14/2003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GEORGE WASHINGTON MEMORIAL HIGHWAY </text:p>
          </table:table-cell>
          <table:table-cell table:style-name="ce21"/>
          <table:table-cell table:style-name="ce25" office:value-type="float" office:value="23693">
            <text:p>23693</text:p>
          </table:table-cell>
          <table:table-cell table:style-name="ce26" office:value-type="float" office:value="200">
            <text:p>200</text:p>
          </table:table-cell>
        </table:table-row>
        <table:table-row table:style-name="ro2">
          <table:table-cell table:style-name="ce24" office:value-type="date" office:date-value="2003-12-12T00:00:00">
            <text:p>12/12/2003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GEORGE WASHINGTON MEMORIAL HIGHWAY </text:p>
          </table:table-cell>
          <table:table-cell table:style-name="ce21"/>
          <table:table-cell table:style-name="ce25" office:value-type="float" office:value="23693">
            <text:p>23693</text:p>
          </table:table-cell>
          <table:table-cell table:style-name="ce26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12-03T00:00:00">
            <text:p>12/3/2003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GEORGE WASHINGTON MEMORIAL HIGHWAY </text:p>
          </table:table-cell>
          <table:table-cell table:style-name="ce21"/>
          <table:table-cell table:style-name="ce25" office:value-type="float" office:value="23693">
            <text:p>23693</text:p>
          </table:table-cell>
          <table:table-cell table:style-name="ce26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4-17T00:00:00">
            <text:p>4/17/2003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GEORGE WASHINGTON MEMORIAL HIGHWAY </text:p>
          </table:table-cell>
          <table:table-cell table:style-name="ce21"/>
          <table:table-cell table:style-name="ce25" office:value-type="float" office:value="23693">
            <text:p>23693</text:p>
          </table:table-cell>
          <table:table-cell table:style-name="ce26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7-22T00:00:00">
            <text:p>7/22/2003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GEORGE WASHINGTON MEMORIAL HIGHWAY </text:p>
          </table:table-cell>
          <table:table-cell table:style-name="ce21"/>
          <table:table-cell table:style-name="ce25" office:value-type="float" office:value="23693">
            <text:p>23693</text:p>
          </table:table-cell>
          <table:table-cell table:style-name="ce26" office:value-type="float" office:value="200">
            <text:p>200</text:p>
          </table:table-cell>
        </table:table-row>
        <table:table-row table:style-name="ro2">
          <table:table-cell table:style-name="ce24" office:value-type="date" office:date-value="2003-11-29T00:00:00">
            <text:p>11/29/2003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GEORGE WASHINGTON MEMORIAL HIGHWAY </text:p>
          </table:table-cell>
          <table:table-cell table:style-name="ce21"/>
          <table:table-cell table:style-name="ce25" office:value-type="float" office:value="23693">
            <text:p>23693</text:p>
          </table:table-cell>
          <table:table-cell table:style-name="ce26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5-11T00:00:00">
            <text:p>5/11/2003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GEORGE WASHINGTON MEMORIAL HIGHWAY </text:p>
          </table:table-cell>
          <table:table-cell table:style-name="ce21"/>
          <table:table-cell table:style-name="ce25" office:value-type="float" office:value="23693">
            <text:p>23693</text:p>
          </table:table-cell>
          <table:table-cell table:style-name="ce26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1-18T00:00:00">
            <text:p>1/18/2003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GEORGE WASHINGTON MEMORIAL HIGHWAY </text:p>
          </table:table-cell>
          <table:table-cell table:style-name="ce21"/>
          <table:table-cell table:style-name="ce25" office:value-type="float" office:value="23693">
            <text:p>23693</text:p>
          </table:table-cell>
          <table:table-cell table:style-name="ce26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7-25T00:00:00">
            <text:p>7/25/2003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GEORGE WASHINGTON MEMORIAL HIGHWAY </text:p>
          </table:table-cell>
          <table:table-cell table:style-name="ce21"/>
          <table:table-cell table:style-name="ce25" office:value-type="float" office:value="23693">
            <text:p>23693</text:p>
          </table:table-cell>
          <table:table-cell table:style-name="ce26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12-09T00:00:00">
            <text:p>12/9/2003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GEORGE WASHINGTON MEMORIAL HIGHWAY </text:p>
          </table:table-cell>
          <table:table-cell table:style-name="ce21"/>
          <table:table-cell table:style-name="ce25" office:value-type="float" office:value="23693">
            <text:p>23693</text:p>
          </table:table-cell>
          <table:table-cell table:style-name="ce26" office:value-type="float" office:value="200">
            <text:p>200</text:p>
          </table:table-cell>
        </table:table-row>
        <table:table-row table:style-name="ro2">
          <table:table-cell table:style-name="ce24" office:value-type="date" office:date-value="2003-11-29T00:00:00">
            <text:p>11/29/2003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GEORGE WASHINGTON MEMORIAL HIGHWAY </text:p>
          </table:table-cell>
          <table:table-cell table:style-name="ce21"/>
          <table:table-cell table:style-name="ce25" office:value-type="float" office:value="23693">
            <text:p>23693</text:p>
          </table:table-cell>
          <table:table-cell table:style-name="ce26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6-18T00:00:00">
            <text:p>6/18/2003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GEORGE WASHINGTON MEMORIAL HIGHWAY </text:p>
          </table:table-cell>
          <table:table-cell table:style-name="ce21"/>
          <table:table-cell table:style-name="ce25" office:value-type="float" office:value="23693">
            <text:p>23693</text:p>
          </table:table-cell>
          <table:table-cell table:style-name="ce26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12-01T00:00:00">
            <text:p>12/1/2003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GEORGE WASHINGTON MEMORIAL HIGHWAY </text:p>
          </table:table-cell>
          <table:table-cell table:style-name="ce21"/>
          <table:table-cell table:style-name="ce25" office:value-type="float" office:value="23693">
            <text:p>23693</text:p>
          </table:table-cell>
          <table:table-cell table:style-name="ce26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6-28T00:00:00">
            <text:p>6/28/2003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GEORGE WASHINGTON MEMORIAL HIGHWAY </text:p>
          </table:table-cell>
          <table:table-cell table:style-name="ce21"/>
          <table:table-cell table:style-name="ce25" office:value-type="float" office:value="23693">
            <text:p>23693</text:p>
          </table:table-cell>
          <table:table-cell table:style-name="ce26" office:value-type="float" office:value="200">
            <text:p>200</text:p>
          </table:table-cell>
        </table:table-row>
        <table:table-row table:style-name="ro2">
          <table:table-cell table:style-name="ce24" office:value-type="date" office:date-value="2003-12-03T00:00:00">
            <text:p>12/3/2003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GEORGE WASHINGTON MEMORIAL HIGHWAY </text:p>
          </table:table-cell>
          <table:table-cell table:style-name="ce21"/>
          <table:table-cell table:style-name="ce25" office:value-type="float" office:value="23693">
            <text:p>23693</text:p>
          </table:table-cell>
          <table:table-cell table:style-name="ce26" office:value-type="float" office:value="200">
            <text:p>200</text:p>
          </table:table-cell>
        </table:table-row>
        <table:table-row table:style-name="ro2">
          <table:table-cell table:style-name="ce24" office:value-type="date" office:date-value="2003-01-17T00:00:00">
            <text:p>1/17/2003</text:p>
          </table:table-cell>
          <table:table-cell table:style-name="ce21" office:value-type="string">
            <text:p>CONCEALMENT/PRICE CHANGING </text:p>
          </table:table-cell>
          <table:table-cell table:style-name="ce21" office:value-type="string">
            <text:p>GEORGE WASHINGTON MEMORIAL HIGHWAY </text:p>
          </table:table-cell>
          <table:table-cell table:style-name="ce21"/>
          <table:table-cell table:style-name="ce25" office:value-type="float" office:value="23693">
            <text:p>23693</text:p>
          </table:table-cell>
          <table:table-cell table:style-name="ce26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7-02T00:00:00">
            <text:p>7/2/2003</text:p>
          </table:table-cell>
          <table:table-cell table:style-name="ce21" office:value-type="string">
            <text:p>CREDIT CARD FRAUD </text:p>
          </table:table-cell>
          <table:table-cell table:style-name="ce21" office:value-type="string">
            <text:p>GEORGE WASHINGTON MEMORIAL HIGHWAY </text:p>
          </table:table-cell>
          <table:table-cell table:style-name="ce21"/>
          <table:table-cell table:style-name="ce25" office:value-type="float" office:value="23693">
            <text:p>23693</text:p>
          </table:table-cell>
          <table:table-cell table:style-name="ce26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8-28T00:00:00">
            <text:p>8/28/2003</text:p>
          </table:table-cell>
          <table:table-cell table:style-name="ce21" office:value-type="string">
            <text:p>CREDIT CARD FRAUD </text:p>
          </table:table-cell>
          <table:table-cell table:style-name="ce21" office:value-type="string">
            <text:p>GEORGE WASHINGTON MEMORIAL HIGHWAY </text:p>
          </table:table-cell>
          <table:table-cell table:style-name="ce21"/>
          <table:table-cell table:style-name="ce25" office:value-type="float" office:value="23693">
            <text:p>23693</text:p>
          </table:table-cell>
          <table:table-cell table:style-name="ce26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11-06T00:00:00">
            <text:p>11/6/2003</text:p>
          </table:table-cell>
          <table:table-cell table:style-name="ce21" office:value-type="string">
            <text:p>CREDIT CARD FRAUD </text:p>
          </table:table-cell>
          <table:table-cell table:style-name="ce21" office:value-type="string">
            <text:p>GEORGE WASHINGTON MEMORIAL HIGHWAY </text:p>
          </table:table-cell>
          <table:table-cell table:style-name="ce21"/>
          <table:table-cell table:style-name="ce25" office:value-type="float" office:value="23693">
            <text:p>23693</text:p>
          </table:table-cell>
          <table:table-cell table:style-name="ce26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4-07T00:00:00">
            <text:p>4/7/2003</text:p>
          </table:table-cell>
          <table:table-cell table:style-name="ce21" office:value-type="string">
            <text:p>CREDIT CARD FRAUD </text:p>
          </table:table-cell>
          <table:table-cell table:style-name="ce21" office:value-type="string">
            <text:p>GEORGE WASHINGTON MEMORIAL HIGHWAY </text:p>
          </table:table-cell>
          <table:table-cell table:style-name="ce21"/>
          <table:table-cell table:style-name="ce25" office:value-type="float" office:value="23693">
            <text:p>23693</text:p>
          </table:table-cell>
          <table:table-cell table:style-name="ce26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7-18T00:00:00">
            <text:p>7/18/2003</text:p>
          </table:table-cell>
          <table:table-cell table:style-name="ce21" office:value-type="string">
            <text:p>CREDIT CARD FRAUD </text:p>
          </table:table-cell>
          <table:table-cell table:style-name="ce21" office:value-type="string">
            <text:p>GEORGE WASHINGTON MEMORIAL HIGHWAY </text:p>
          </table:table-cell>
          <table:table-cell table:style-name="ce21"/>
          <table:table-cell table:style-name="ce25" office:value-type="float" office:value="23693">
            <text:p>23693</text:p>
          </table:table-cell>
          <table:table-cell table:style-name="ce26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9-09T00:00:00">
            <text:p>9/9/2003</text:p>
          </table:table-cell>
          <table:table-cell table:style-name="ce21" office:value-type="string">
            <text:p>CREDIT CARD FRAUD </text:p>
          </table:table-cell>
          <table:table-cell table:style-name="ce21" office:value-type="string">
            <text:p>GEORGE WASHINGTON MEMORIAL HIGHWAY </text:p>
          </table:table-cell>
          <table:table-cell table:style-name="ce21"/>
          <table:table-cell table:style-name="ce25" office:value-type="float" office:value="23693">
            <text:p>23693</text:p>
          </table:table-cell>
          <table:table-cell table:style-name="ce26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2-07T00:00:00">
            <text:p>2/7/2003</text:p>
          </table:table-cell>
          <table:table-cell table:style-name="ce21" office:value-type="string">
            <text:p>CREDIT CARD FRAUD </text:p>
          </table:table-cell>
          <table:table-cell table:style-name="ce21" office:value-type="string">
            <text:p>GEORGE WASHINGTON MEMORIAL HIGHWAY </text:p>
          </table:table-cell>
          <table:table-cell table:style-name="ce21"/>
          <table:table-cell table:style-name="ce25" office:value-type="float" office:value="23693">
            <text:p>23693</text:p>
          </table:table-cell>
          <table:table-cell table:style-name="ce26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3-31T00:00:00">
            <text:p>3/31/2003</text:p>
          </table:table-cell>
          <table:table-cell table:style-name="ce21" office:value-type="string">
            <text:p>CREDIT CARD FRAUD </text:p>
          </table:table-cell>
          <table:table-cell table:style-name="ce21" office:value-type="string">
            <text:p>GEORGE WASHINGTON MEMORIAL HIGHWAY </text:p>
          </table:table-cell>
          <table:table-cell table:style-name="ce21"/>
          <table:table-cell table:style-name="ce25" office:value-type="float" office:value="23693">
            <text:p>23693</text:p>
          </table:table-cell>
          <table:table-cell table:style-name="ce26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8-28T00:00:00">
            <text:p>8/28/2003</text:p>
          </table:table-cell>
          <table:table-cell table:style-name="ce21" office:value-type="string">
            <text:p>CREDIT CARD FRAUD </text:p>
          </table:table-cell>
          <table:table-cell table:style-name="ce21" office:value-type="string">
            <text:p>GEORGE WASHINGTON MEMORIAL HIGHWAY </text:p>
          </table:table-cell>
          <table:table-cell table:style-name="ce21"/>
          <table:table-cell table:style-name="ce25" office:value-type="float" office:value="23693">
            <text:p>23693</text:p>
          </table:table-cell>
          <table:table-cell table:style-name="ce26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11-21T00:00:00">
            <text:p>11/21/2003</text:p>
          </table:table-cell>
          <table:table-cell table:style-name="ce21" office:value-type="string">
            <text:p>CREDIT CARD FRAUD </text:p>
          </table:table-cell>
          <table:table-cell table:style-name="ce21" office:value-type="string">
            <text:p>GEORGE WASHINGTON MEMORIAL HIGHWAY </text:p>
          </table:table-cell>
          <table:table-cell table:style-name="ce21"/>
          <table:table-cell table:style-name="ce25" office:value-type="float" office:value="23693">
            <text:p>23693</text:p>
          </table:table-cell>
          <table:table-cell table:style-name="ce26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6-04T00:00:00">
            <text:p>6/4/2003</text:p>
          </table:table-cell>
          <table:table-cell table:style-name="ce21" office:value-type="string">
            <text:p>CREDIT CARD FRAUD </text:p>
          </table:table-cell>
          <table:table-cell table:style-name="ce21" office:value-type="string">
            <text:p>GEORGE WASHINGTON MEMORIAL HIGHWAY </text:p>
          </table:table-cell>
          <table:table-cell table:style-name="ce21"/>
          <table:table-cell table:style-name="ce25" office:value-type="float" office:value="23693">
            <text:p>23693</text:p>
          </table:table-cell>
          <table:table-cell table:style-name="ce26" office:value-type="float" office:value="200">
            <text:p>200</text:p>
          </table:table-cell>
        </table:table-row>
        <table:table-row table:style-name="ro2">
          <table:table-cell table:style-name="ce24" office:value-type="date" office:date-value="2003-01-11T00:00:00">
            <text:p>1/11/2003</text:p>
          </table:table-cell>
          <table:table-cell table:style-name="ce21" office:value-type="string">
            <text:p>CREDIT CARD FRAUD </text:p>
          </table:table-cell>
          <table:table-cell table:style-name="ce21" office:value-type="string">
            <text:p>GEORGE WASHINGTON MEMORIAL HIGHWAY </text:p>
          </table:table-cell>
          <table:table-cell table:style-name="ce21"/>
          <table:table-cell table:style-name="ce25" office:value-type="float" office:value="23693">
            <text:p>23693</text:p>
          </table:table-cell>
          <table:table-cell table:style-name="ce26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3-05T00:00:00">
            <text:p>3/5/2003</text:p>
          </table:table-cell>
          <table:table-cell table:style-name="ce21" office:value-type="string">
            <text:p>CREDIT CARD FRAUD </text:p>
          </table:table-cell>
          <table:table-cell table:style-name="ce21" office:value-type="string">
            <text:p>GEORGE WASHINGTON MEMORIAL HIGHWAY </text:p>
          </table:table-cell>
          <table:table-cell table:style-name="ce21"/>
          <table:table-cell table:style-name="ce25" office:value-type="float" office:value="23693">
            <text:p>23693</text:p>
          </table:table-cell>
          <table:table-cell table:style-name="ce26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7-02T00:00:00">
            <text:p>7/2/2003</text:p>
          </table:table-cell>
          <table:table-cell table:style-name="ce21" office:value-type="string">
            <text:p>CREDIT CARD THEFT </text:p>
          </table:table-cell>
          <table:table-cell table:style-name="ce21" office:value-type="string">
            <text:p>GEORGE WASHINGTON MEMORIAL HIGHWAY </text:p>
          </table:table-cell>
          <table:table-cell table:style-name="ce21"/>
          <table:table-cell table:style-name="ce25" office:value-type="float" office:value="23693">
            <text:p>23693</text:p>
          </table:table-cell>
          <table:table-cell table:style-name="ce26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11-21T00:00:00">
            <text:p>11/21/2003</text:p>
          </table:table-cell>
          <table:table-cell table:style-name="ce21" office:value-type="string">
            <text:p>CREDIT CARD THEFT </text:p>
          </table:table-cell>
          <table:table-cell table:style-name="ce21" office:value-type="string">
            <text:p>GEORGE WASHINGTON MEMORIAL HIGHWAY </text:p>
          </table:table-cell>
          <table:table-cell table:style-name="ce21"/>
          <table:table-cell table:style-name="ce25" office:value-type="float" office:value="23693">
            <text:p>23693</text:p>
          </table:table-cell>
          <table:table-cell table:style-name="ce26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4-30T00:00:00">
            <text:p>4/30/2003</text:p>
          </table:table-cell>
          <table:table-cell table:style-name="ce21" office:value-type="string">
            <text:p>DAMAGE PROPERTY, BUSINESS </text:p>
          </table:table-cell>
          <table:table-cell table:style-name="ce21" office:value-type="string">
            <text:p>GEORGE WASHINGTON MEMORIAL HIGHWAY </text:p>
          </table:table-cell>
          <table:table-cell table:style-name="ce21"/>
          <table:table-cell table:style-name="ce25" office:value-type="float" office:value="23693">
            <text:p>23693</text:p>
          </table:table-cell>
          <table:table-cell table:style-name="ce26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3-18T00:00:00">
            <text:p>3/18/2003</text:p>
          </table:table-cell>
          <table:table-cell table:style-name="ce21" office:value-type="string">
            <text:p>DAMAGE PROPERTY, BUSINESS </text:p>
          </table:table-cell>
          <table:table-cell table:style-name="ce21" office:value-type="string">
            <text:p>GEORGE WASHINGTON MEMORIAL HIGHWAY </text:p>
          </table:table-cell>
          <table:table-cell table:style-name="ce21"/>
          <table:table-cell table:style-name="ce25" office:value-type="float" office:value="23693">
            <text:p>23693</text:p>
          </table:table-cell>
          <table:table-cell table:style-name="ce26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8-08T00:00:00">
            <text:p>8/8/2003</text:p>
          </table:table-cell>
          <table:table-cell table:style-name="ce21" office:value-type="string">
            <text:p>DAMAGE PROPERTY, BUSINESS </text:p>
          </table:table-cell>
          <table:table-cell table:style-name="ce21" office:value-type="string">
            <text:p>GEORGE WASHINGTON MEMORIAL HIGHWAY </text:p>
          </table:table-cell>
          <table:table-cell table:style-name="ce21"/>
          <table:table-cell table:style-name="ce26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3-05-08T00:00:00">
            <text:p>5/8/2003</text:p>
          </table:table-cell>
          <table:table-cell table:style-name="ce21" office:value-type="string">
            <text:p>DAMAGE PROPERTY, BUSINESS </text:p>
          </table:table-cell>
          <table:table-cell table:style-name="ce21" office:value-type="string">
            <text:p>GEORGE WASHINGTON MEMORIAL HIGHWAY </text:p>
          </table:table-cell>
          <table:table-cell table:style-name="ce21"/>
          <table:table-cell table:style-name="ce25" office:value-type="float" office:value="23693">
            <text:p>23693</text:p>
          </table:table-cell>
          <table:table-cell table:style-name="ce26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3-02T00:00:00">
            <text:p>3/2/2003</text:p>
          </table:table-cell>
          <table:table-cell table:style-name="ce21" office:value-type="string">
            <text:p>DAMAGE PROPERTY, BUSINESS </text:p>
          </table:table-cell>
          <table:table-cell table:style-name="ce21" office:value-type="string">
            <text:p>GEORGE WASHINGTON MEMORIAL HIGHWAY </text:p>
          </table:table-cell>
          <table:table-cell table:style-name="ce21"/>
          <table:table-cell table:style-name="ce25" office:value-type="float" office:value="23693">
            <text:p>23693</text:p>
          </table:table-cell>
          <table:table-cell table:style-name="ce26" office:value-type="float" office:value="200">
            <text:p>200</text:p>
          </table:table-cell>
        </table:table-row>
        <table:table-row table:style-name="ro2">
          <table:table-cell table:style-name="ce24" office:value-type="date" office:date-value="2003-04-23T00:00:00">
            <text:p>4/23/2003</text:p>
          </table:table-cell>
          <table:table-cell table:style-name="ce21" office:value-type="string">
            <text:p>DAMAGE PROPERTY, BUSINESS </text:p>
          </table:table-cell>
          <table:table-cell table:style-name="ce21" office:value-type="string">
            <text:p>GEORGE WASHINGTON MEMORIAL HIGHWAY </text:p>
          </table:table-cell>
          <table:table-cell table:style-name="ce21"/>
          <table:table-cell table:style-name="ce25" office:value-type="float" office:value="23693">
            <text:p>23693</text:p>
          </table:table-cell>
          <table:table-cell table:style-name="ce26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1-05T00:00:00">
            <text:p>1/5/2003</text:p>
          </table:table-cell>
          <table:table-cell table:style-name="ce21" office:value-type="string">
            <text:p>DAMAGE PROPERTY, BUSINESS </text:p>
          </table:table-cell>
          <table:table-cell table:style-name="ce21" office:value-type="string">
            <text:p>GEORGE WASHINGTON MEMORIAL HIGHWAY </text:p>
          </table:table-cell>
          <table:table-cell table:style-name="ce21"/>
          <table:table-cell table:style-name="ce25" office:value-type="float" office:value="23693">
            <text:p>23693</text:p>
          </table:table-cell>
          <table:table-cell table:style-name="ce26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6-13T00:00:00">
            <text:p>6/13/2003</text:p>
          </table:table-cell>
          <table:table-cell table:style-name="ce21" office:value-type="string">
            <text:p>DAMAGE PROPERTY, BUSINESS </text:p>
          </table:table-cell>
          <table:table-cell table:style-name="ce21" office:value-type="string">
            <text:p>GEORGE WASHINGTON MEMORIAL HIGHWAY </text:p>
          </table:table-cell>
          <table:table-cell table:style-name="ce21"/>
          <table:table-cell table:style-name="ce25" office:value-type="float" office:value="23693">
            <text:p>23693</text:p>
          </table:table-cell>
          <table:table-cell table:style-name="ce26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3-24T00:00:00">
            <text:p>3/24/2003</text:p>
          </table:table-cell>
          <table:table-cell table:style-name="ce21" office:value-type="string">
            <text:p>DAMAGE PROPERTY, BUSINESS </text:p>
          </table:table-cell>
          <table:table-cell table:style-name="ce21" office:value-type="string">
            <text:p>GEORGE WASHINGTON MEMORIAL HIGHWAY </text:p>
          </table:table-cell>
          <table:table-cell table:style-name="ce21"/>
          <table:table-cell table:style-name="ce25" office:value-type="float" office:value="23693">
            <text:p>23693</text:p>
          </table:table-cell>
          <table:table-cell table:style-name="ce26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3-24T00:00:00">
            <text:p>3/24/2003</text:p>
          </table:table-cell>
          <table:table-cell table:style-name="ce21" office:value-type="string">
            <text:p>DAMAGE PROPERTY, BUSINESS </text:p>
          </table:table-cell>
          <table:table-cell table:style-name="ce21" office:value-type="string">
            <text:p>GEORGE WASHINGTON MEMORIAL HIGHWAY </text:p>
          </table:table-cell>
          <table:table-cell table:style-name="ce21"/>
          <table:table-cell table:style-name="ce25" office:value-type="float" office:value="23693">
            <text:p>23693</text:p>
          </table:table-cell>
          <table:table-cell table:style-name="ce26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8-13T00:00:00">
            <text:p>8/13/2003</text:p>
          </table:table-cell>
          <table:table-cell table:style-name="ce21" office:value-type="string">
            <text:p>DAMAGE PROPERTY, BUSINESS </text:p>
          </table:table-cell>
          <table:table-cell table:style-name="ce21" office:value-type="string">
            <text:p>GEORGE WASHINGTON MEMORIAL HIGHWAY </text:p>
          </table:table-cell>
          <table:table-cell table:style-name="ce21"/>
          <table:table-cell table:style-name="ce25" office:value-type="float" office:value="23693">
            <text:p>23693</text:p>
          </table:table-cell>
          <table:table-cell table:style-name="ce26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11-22T00:00:00">
            <text:p>11/22/2003</text:p>
          </table:table-cell>
          <table:table-cell table:style-name="ce21" office:value-type="string">
            <text:p>DAMAGE PROPERTY, BUSINESS </text:p>
          </table:table-cell>
          <table:table-cell table:style-name="ce21" office:value-type="string">
            <text:p>GEORGE WASHINGTON MEMORIAL HIGHWAY </text:p>
          </table:table-cell>
          <table:table-cell table:style-name="ce21"/>
          <table:table-cell table:style-name="ce25" office:value-type="float" office:value="23693">
            <text:p>23693</text:p>
          </table:table-cell>
          <table:table-cell table:style-name="ce26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11-17T00:00:00">
            <text:p>11/17/2003</text:p>
          </table:table-cell>
          <table:table-cell table:style-name="ce21" office:value-type="string">
            <text:p>DAMAGE PROPERTY, BUSINESS </text:p>
          </table:table-cell>
          <table:table-cell table:style-name="ce21" office:value-type="string">
            <text:p>GEORGE WASHINGTON MEMORIAL HIGHWAY </text:p>
          </table:table-cell>
          <table:table-cell table:style-name="ce21"/>
          <table:table-cell table:style-name="ce25" office:value-type="float" office:value="23693">
            <text:p>23693</text:p>
          </table:table-cell>
          <table:table-cell table:style-name="ce26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6-16T00:00:00">
            <text:p>6/16/2003</text:p>
          </table:table-cell>
          <table:table-cell table:style-name="ce21" office:value-type="string">
            <text:p>DAMAGE PROPERTY, BUSINESS </text:p>
          </table:table-cell>
          <table:table-cell table:style-name="ce21" office:value-type="string">
            <text:p>GEORGE WASHINGTON MEMORIAL HIGHWAY </text:p>
          </table:table-cell>
          <table:table-cell table:style-name="ce21"/>
          <table:table-cell table:style-name="ce25" office:value-type="float" office:value="23693">
            <text:p>23693</text:p>
          </table:table-cell>
          <table:table-cell table:style-name="ce26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6-28T00:00:00">
            <text:p>6/28/2003</text:p>
          </table:table-cell>
          <table:table-cell table:style-name="ce21" office:value-type="string">
            <text:p>DAMAGE PROPERTY, BUSINESS </text:p>
          </table:table-cell>
          <table:table-cell table:style-name="ce21" office:value-type="string">
            <text:p>GEORGE WASHINGTON MEMORIAL HIGHWAY </text:p>
          </table:table-cell>
          <table:table-cell table:style-name="ce21"/>
          <table:table-cell table:style-name="ce25" office:value-type="float" office:value="23693">
            <text:p>23693</text:p>
          </table:table-cell>
          <table:table-cell table:style-name="ce26" office:value-type="float" office:value="200">
            <text:p>200</text:p>
          </table:table-cell>
        </table:table-row>
        <table:table-row table:style-name="ro2">
          <table:table-cell table:style-name="ce24" office:value-type="date" office:date-value="2003-09-08T00:00:00">
            <text:p>9/8/2003</text:p>
          </table:table-cell>
          <table:table-cell table:style-name="ce21" office:value-type="string">
            <text:p>DAMAGE PROPERTY, BUSINESS </text:p>
          </table:table-cell>
          <table:table-cell table:style-name="ce21" office:value-type="string">
            <text:p>GEORGE WASHINGTON MEMORIAL HIGHWAY </text:p>
          </table:table-cell>
          <table:table-cell table:style-name="ce21"/>
          <table:table-cell table:style-name="ce25" office:value-type="float" office:value="23693">
            <text:p>23693</text:p>
          </table:table-cell>
          <table:table-cell table:style-name="ce26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9-19T00:00:00">
            <text:p>9/19/2003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GEORGE WASHINGTON MEMORIAL HIGHWAY </text:p>
          </table:table-cell>
          <table:table-cell table:style-name="ce21"/>
          <table:table-cell table:style-name="ce25" office:value-type="float" office:value="23693">
            <text:p>23693</text:p>
          </table:table-cell>
          <table:table-cell table:style-name="ce26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12-25T00:00:00">
            <text:p>12/25/2003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GEORGE WASHINGTON MEMORIAL HIGHWAY </text:p>
          </table:table-cell>
          <table:table-cell table:style-name="ce21"/>
          <table:table-cell table:style-name="ce25" office:value-type="float" office:value="23693">
            <text:p>23693</text:p>
          </table:table-cell>
          <table:table-cell table:style-name="ce26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4-03T00:00:00">
            <text:p>4/3/2003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GEORGE WASHINGTON MEMORIAL HIGHWAY </text:p>
          </table:table-cell>
          <table:table-cell table:style-name="ce21"/>
          <table:table-cell table:style-name="ce25" office:value-type="float" office:value="23693">
            <text:p>23693</text:p>
          </table:table-cell>
          <table:table-cell table:style-name="ce26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1-11T00:00:00">
            <text:p>1/11/2003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GEORGE WASHINGTON MEMORIAL HIGHWAY </text:p>
          </table:table-cell>
          <table:table-cell table:style-name="ce21"/>
          <table:table-cell table:style-name="ce25" office:value-type="float" office:value="23693">
            <text:p>23693</text:p>
          </table:table-cell>
          <table:table-cell table:style-name="ce26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8-30T00:00:00">
            <text:p>8/30/2003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GEORGE WASHINGTON MEMORIAL HIGHWAY </text:p>
          </table:table-cell>
          <table:table-cell table:style-name="ce21"/>
          <table:table-cell table:style-name="ce25" office:value-type="float" office:value="23693">
            <text:p>23693</text:p>
          </table:table-cell>
          <table:table-cell table:style-name="ce26" office:value-type="float" office:value="200">
            <text:p>200</text:p>
          </table:table-cell>
        </table:table-row>
        <table:table-row table:style-name="ro2">
          <table:table-cell table:style-name="ce24" office:value-type="date" office:date-value="2003-01-16T00:00:00">
            <text:p>1/16/2003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GEORGE WASHINGTON MEMORIAL HIGHWAY </text:p>
          </table:table-cell>
          <table:table-cell table:style-name="ce21"/>
          <table:table-cell table:style-name="ce25" office:value-type="float" office:value="23693">
            <text:p>23693</text:p>
          </table:table-cell>
          <table:table-cell table:style-name="ce26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1-17T00:00:00">
            <text:p>1/17/2003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GEORGE WASHINGTON MEMORIAL HIGHWAY </text:p>
          </table:table-cell>
          <table:table-cell table:style-name="ce21"/>
          <table:table-cell table:style-name="ce25" office:value-type="float" office:value="23693">
            <text:p>23693</text:p>
          </table:table-cell>
          <table:table-cell table:style-name="ce26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1-17T00:00:00">
            <text:p>1/17/2003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GEORGE WASHINGTON MEMORIAL HIGHWAY </text:p>
          </table:table-cell>
          <table:table-cell table:style-name="ce21"/>
          <table:table-cell table:style-name="ce25" office:value-type="float" office:value="23693">
            <text:p>23693</text:p>
          </table:table-cell>
          <table:table-cell table:style-name="ce26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1-20T00:00:00">
            <text:p>1/20/2003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GEORGE WASHINGTON MEMORIAL HIGHWAY </text:p>
          </table:table-cell>
          <table:table-cell table:style-name="ce21"/>
          <table:table-cell table:style-name="ce25" office:value-type="float" office:value="23693">
            <text:p>23693</text:p>
          </table:table-cell>
          <table:table-cell table:style-name="ce26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4-11T00:00:00">
            <text:p>4/11/2003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GEORGE WASHINGTON MEMORIAL HIGHWAY </text:p>
          </table:table-cell>
          <table:table-cell table:style-name="ce21"/>
          <table:table-cell table:style-name="ce25" office:value-type="float" office:value="23693">
            <text:p>23693</text:p>
          </table:table-cell>
          <table:table-cell table:style-name="ce26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11-28T00:00:00">
            <text:p>11/28/2003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GEORGE WASHINGTON MEMORIAL HIGHWAY </text:p>
          </table:table-cell>
          <table:table-cell table:style-name="ce21"/>
          <table:table-cell table:style-name="ce25" office:value-type="float" office:value="23693">
            <text:p>23693</text:p>
          </table:table-cell>
          <table:table-cell table:style-name="ce26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5-09T00:00:00">
            <text:p>5/9/2003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GEORGE WASHINGTON MEMORIAL HIGHWAY </text:p>
          </table:table-cell>
          <table:table-cell table:style-name="ce21"/>
          <table:table-cell table:style-name="ce25" office:value-type="float" office:value="23693">
            <text:p>23693</text:p>
          </table:table-cell>
          <table:table-cell table:style-name="ce26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8-11T00:00:00">
            <text:p>8/11/2003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GEORGE WASHINGTON MEMORIAL HIGHWAY </text:p>
          </table:table-cell>
          <table:table-cell table:style-name="ce21"/>
          <table:table-cell table:style-name="ce25" office:value-type="float" office:value="23693">
            <text:p>23693</text:p>
          </table:table-cell>
          <table:table-cell table:style-name="ce26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2-06T00:00:00">
            <text:p>2/6/2003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GEORGE WASHINGTON MEMORIAL HIGHWAY </text:p>
          </table:table-cell>
          <table:table-cell table:style-name="ce21"/>
          <table:table-cell table:style-name="ce25" office:value-type="float" office:value="23693">
            <text:p>23693</text:p>
          </table:table-cell>
          <table:table-cell table:style-name="ce26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1-02T00:00:00">
            <text:p>1/2/2003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GEORGE WASHINGTON MEMORIAL HIGHWAY </text:p>
          </table:table-cell>
          <table:table-cell table:style-name="ce21"/>
          <table:table-cell table:style-name="ce25" office:value-type="float" office:value="23693">
            <text:p>23693</text:p>
          </table:table-cell>
          <table:table-cell table:style-name="ce26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3-15T00:00:00">
            <text:p>3/15/2003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GEORGE WASHINGTON MEMORIAL HIGHWAY </text:p>
          </table:table-cell>
          <table:table-cell table:style-name="ce21"/>
          <table:table-cell table:style-name="ce26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3-03-23T00:00:00">
            <text:p>3/23/2003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GEORGE WASHINGTON MEMORIAL HIGHWAY </text:p>
          </table:table-cell>
          <table:table-cell table:style-name="ce21"/>
          <table:table-cell table:style-name="ce25" office:value-type="float" office:value="23693">
            <text:p>23693</text:p>
          </table:table-cell>
          <table:table-cell table:style-name="ce26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3-18T00:00:00">
            <text:p>3/18/2003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GEORGE WASHINGTON MEMORIAL HIGHWAY </text:p>
          </table:table-cell>
          <table:table-cell table:style-name="ce21"/>
          <table:table-cell table:style-name="ce25" office:value-type="float" office:value="23693">
            <text:p>23693</text:p>
          </table:table-cell>
          <table:table-cell table:style-name="ce26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3-18T00:00:00">
            <text:p>3/18/2003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GEORGE WASHINGTON MEMORIAL HIGHWAY </text:p>
          </table:table-cell>
          <table:table-cell table:style-name="ce21"/>
          <table:table-cell table:style-name="ce25" office:value-type="float" office:value="23693">
            <text:p>23693</text:p>
          </table:table-cell>
          <table:table-cell table:style-name="ce26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11-29T00:00:00">
            <text:p>11/29/2003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GEORGE WASHINGTON MEMORIAL HIGHWAY </text:p>
          </table:table-cell>
          <table:table-cell table:style-name="ce21"/>
          <table:table-cell table:style-name="ce25" office:value-type="float" office:value="23693">
            <text:p>23693</text:p>
          </table:table-cell>
          <table:table-cell table:style-name="ce26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2-05T00:00:00">
            <text:p>2/5/2003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GEORGE WASHINGTON MEMORIAL HIGHWAY </text:p>
          </table:table-cell>
          <table:table-cell table:style-name="ce21"/>
          <table:table-cell table:style-name="ce25" office:value-type="float" office:value="23693">
            <text:p>23693</text:p>
          </table:table-cell>
          <table:table-cell table:style-name="ce26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1-10T00:00:00">
            <text:p>1/10/2003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GEORGE WASHINGTON MEMORIAL HIGHWAY </text:p>
          </table:table-cell>
          <table:table-cell table:style-name="ce21"/>
          <table:table-cell table:style-name="ce25" office:value-type="float" office:value="23693">
            <text:p>23693</text:p>
          </table:table-cell>
          <table:table-cell table:style-name="ce26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12-02T00:00:00">
            <text:p>12/2/2003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GEORGE WASHINGTON MEMORIAL HIGHWAY </text:p>
          </table:table-cell>
          <table:table-cell table:style-name="ce21"/>
          <table:table-cell table:style-name="ce25" office:value-type="float" office:value="23693">
            <text:p>23693</text:p>
          </table:table-cell>
          <table:table-cell table:style-name="ce26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9-11T00:00:00">
            <text:p>9/11/2003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GEORGE WASHINGTON MEMORIAL HIGHWAY </text:p>
          </table:table-cell>
          <table:table-cell table:style-name="ce21"/>
          <table:table-cell table:style-name="ce25" office:value-type="float" office:value="23693">
            <text:p>23693</text:p>
          </table:table-cell>
          <table:table-cell table:style-name="ce26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3-05T00:00:00">
            <text:p>3/5/2003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GEORGE WASHINGTON MEMORIAL HIGHWAY </text:p>
          </table:table-cell>
          <table:table-cell table:style-name="ce21"/>
          <table:table-cell table:style-name="ce25" office:value-type="float" office:value="23693">
            <text:p>23693</text:p>
          </table:table-cell>
          <table:table-cell table:style-name="ce26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3-13T00:00:00">
            <text:p>3/13/2003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GEORGE WASHINGTON MEMORIAL HIGHWAY </text:p>
          </table:table-cell>
          <table:table-cell table:style-name="ce21"/>
          <table:table-cell table:style-name="ce25" office:value-type="float" office:value="23693">
            <text:p>23693</text:p>
          </table:table-cell>
          <table:table-cell table:style-name="ce26" office:value-type="float" office:value="200">
            <text:p>200</text:p>
          </table:table-cell>
        </table:table-row>
        <table:table-row table:style-name="ro2">
          <table:table-cell table:style-name="ce24" office:value-type="date" office:date-value="2003-02-28T00:00:00">
            <text:p>2/28/2003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GEORGE WASHINGTON MEMORIAL HIGHWAY </text:p>
          </table:table-cell>
          <table:table-cell table:style-name="ce21"/>
          <table:table-cell table:style-name="ce25" office:value-type="float" office:value="23693">
            <text:p>23693</text:p>
          </table:table-cell>
          <table:table-cell table:style-name="ce26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2-05T00:00:00">
            <text:p>2/5/2003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GEORGE WASHINGTON MEMORIAL HIGHWAY </text:p>
          </table:table-cell>
          <table:table-cell table:style-name="ce21"/>
          <table:table-cell table:style-name="ce25" office:value-type="float" office:value="23693">
            <text:p>23693</text:p>
          </table:table-cell>
          <table:table-cell table:style-name="ce26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3-24T00:00:00">
            <text:p>3/24/2003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GEORGE WASHINGTON MEMORIAL HIGHWAY </text:p>
          </table:table-cell>
          <table:table-cell table:style-name="ce21"/>
          <table:table-cell table:style-name="ce25" office:value-type="float" office:value="23693">
            <text:p>23693</text:p>
          </table:table-cell>
          <table:table-cell table:style-name="ce26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3-13T00:00:00">
            <text:p>3/13/2003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GEORGE WASHINGTON MEMORIAL HIGHWAY </text:p>
          </table:table-cell>
          <table:table-cell table:style-name="ce21"/>
          <table:table-cell table:style-name="ce25" office:value-type="float" office:value="23693">
            <text:p>23693</text:p>
          </table:table-cell>
          <table:table-cell table:style-name="ce26" office:value-type="float" office:value="200">
            <text:p>200</text:p>
          </table:table-cell>
        </table:table-row>
        <table:table-row table:style-name="ro2">
          <table:table-cell table:style-name="ce24" office:value-type="date" office:date-value="2003-03-26T00:00:00">
            <text:p>3/26/2003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GEORGE WASHINGTON MEMORIAL HIGHWAY </text:p>
          </table:table-cell>
          <table:table-cell table:style-name="ce21"/>
          <table:table-cell table:style-name="ce25" office:value-type="float" office:value="23693">
            <text:p>23693</text:p>
          </table:table-cell>
          <table:table-cell table:style-name="ce26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9-22T00:00:00">
            <text:p>9/22/2003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GEORGE WASHINGTON MEMORIAL HIGHWAY </text:p>
          </table:table-cell>
          <table:table-cell table:style-name="ce21"/>
          <table:table-cell table:style-name="ce25" office:value-type="float" office:value="23693">
            <text:p>23693</text:p>
          </table:table-cell>
          <table:table-cell table:style-name="ce26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1-24T00:00:00">
            <text:p>1/24/2003</text:p>
          </table:table-cell>
          <table:table-cell table:style-name="ce21" office:value-type="string">
            <text:p>DISORDERLY CONDUCT </text:p>
          </table:table-cell>
          <table:table-cell table:style-name="ce21" office:value-type="string">
            <text:p>GEORGE WASHINGTON MEMORIAL HIGHWAY </text:p>
          </table:table-cell>
          <table:table-cell table:style-name="ce21"/>
          <table:table-cell table:style-name="ce25" office:value-type="float" office:value="23693">
            <text:p>23693</text:p>
          </table:table-cell>
          <table:table-cell table:style-name="ce26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8-04T00:00:00">
            <text:p>8/4/2003</text:p>
          </table:table-cell>
          <table:table-cell table:style-name="ce21" office:value-type="string">
            <text:p>DISORDERLY CONDUCT </text:p>
          </table:table-cell>
          <table:table-cell table:style-name="ce21" office:value-type="string">
            <text:p>GEORGE WASHINGTON MEMORIAL HIGHWAY </text:p>
          </table:table-cell>
          <table:table-cell table:style-name="ce21"/>
          <table:table-cell table:style-name="ce25" office:value-type="float" office:value="23693">
            <text:p>23693</text:p>
          </table:table-cell>
          <table:table-cell table:style-name="ce26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11-08T00:00:00">
            <text:p>11/8/2003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GEORGE WASHINGTON MEMORIAL HIGHWAY </text:p>
          </table:table-cell>
          <table:table-cell table:style-name="ce21"/>
          <table:table-cell table:style-name="ce25" office:value-type="float" office:value="23693">
            <text:p>23693</text:p>
          </table:table-cell>
          <table:table-cell table:style-name="ce26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5-10T00:00:00">
            <text:p>5/10/2003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GEORGE WASHINGTON MEMORIAL HIGHWAY </text:p>
          </table:table-cell>
          <table:table-cell table:style-name="ce21"/>
          <table:table-cell table:style-name="ce25" office:value-type="float" office:value="23693">
            <text:p>23693</text:p>
          </table:table-cell>
          <table:table-cell table:style-name="ce26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3-12T00:00:00">
            <text:p>3/12/2003</text:p>
          </table:table-cell>
          <table:table-cell table:style-name="ce21" office:value-type="string">
            <text:p>DRUGS, POSSESS COCAINE </text:p>
          </table:table-cell>
          <table:table-cell table:style-name="ce21" office:value-type="string">
            <text:p>GEORGE WASHINGTON MEMORIAL HIGHWAY </text:p>
          </table:table-cell>
          <table:table-cell table:style-name="ce21"/>
          <table:table-cell table:style-name="ce25" office:value-type="float" office:value="23693">
            <text:p>23693</text:p>
          </table:table-cell>
          <table:table-cell table:style-name="ce26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9-30T00:00:00">
            <text:p>9/30/2003</text:p>
          </table:table-cell>
          <table:table-cell table:style-name="ce21" office:value-type="string">
            <text:p>DRUNK IN PUBLIC </text:p>
          </table:table-cell>
          <table:table-cell table:style-name="ce21" office:value-type="string">
            <text:p>GEORGE WASHINGTON MEMORIAL HIGHWAY </text:p>
          </table:table-cell>
          <table:table-cell table:style-name="ce21"/>
          <table:table-cell table:style-name="ce25" office:value-type="float" office:value="23693">
            <text:p>23693</text:p>
          </table:table-cell>
          <table:table-cell table:style-name="ce26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9-13T00:00:00">
            <text:p>9/13/2003</text:p>
          </table:table-cell>
          <table:table-cell table:style-name="ce21" office:value-type="string">
            <text:p>DRUNK IN PUBLIC </text:p>
          </table:table-cell>
          <table:table-cell table:style-name="ce21" office:value-type="string">
            <text:p>GEORGE WASHINGTON MEMORIAL HIGHWAY </text:p>
          </table:table-cell>
          <table:table-cell table:style-name="ce21"/>
          <table:table-cell table:style-name="ce25" office:value-type="float" office:value="23693">
            <text:p>23693</text:p>
          </table:table-cell>
          <table:table-cell table:style-name="ce26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10-11T00:00:00">
            <text:p>10/11/2003</text:p>
          </table:table-cell>
          <table:table-cell table:style-name="ce21" office:value-type="string">
            <text:p>DRUNK IN PUBLIC </text:p>
          </table:table-cell>
          <table:table-cell table:style-name="ce21" office:value-type="string">
            <text:p>GEORGE WASHINGTON MEMORIAL HIGHWAY </text:p>
          </table:table-cell>
          <table:table-cell table:style-name="ce21"/>
          <table:table-cell table:style-name="ce25" office:value-type="float" office:value="23693">
            <text:p>23693</text:p>
          </table:table-cell>
          <table:table-cell table:style-name="ce26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11-22T00:00:00">
            <text:p>11/22/2003</text:p>
          </table:table-cell>
          <table:table-cell table:style-name="ce21" office:value-type="string">
            <text:p>DRUNK IN PUBLIC </text:p>
          </table:table-cell>
          <table:table-cell table:style-name="ce21" office:value-type="string">
            <text:p>GEORGE WASHINGTON MEMORIAL HIGHWAY </text:p>
          </table:table-cell>
          <table:table-cell table:style-name="ce21"/>
          <table:table-cell table:style-name="ce25" office:value-type="float" office:value="23693">
            <text:p>23693</text:p>
          </table:table-cell>
          <table:table-cell table:style-name="ce26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12-30T00:00:00">
            <text:p>12/30/2003</text:p>
          </table:table-cell>
          <table:table-cell table:style-name="ce21" office:value-type="string">
            <text:p>DRUNK IN PUBLIC </text:p>
          </table:table-cell>
          <table:table-cell table:style-name="ce21" office:value-type="string">
            <text:p>GEORGE WASHINGTON MEMORIAL HIGHWAY </text:p>
          </table:table-cell>
          <table:table-cell table:style-name="ce21"/>
          <table:table-cell table:style-name="ce25" office:value-type="float" office:value="23693">
            <text:p>23693</text:p>
          </table:table-cell>
          <table:table-cell table:style-name="ce26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2-03T00:00:00">
            <text:p>2/3/2003</text:p>
          </table:table-cell>
          <table:table-cell table:style-name="ce21" office:value-type="string">
            <text:p>DRUNK IN PUBLIC </text:p>
          </table:table-cell>
          <table:table-cell table:style-name="ce21" office:value-type="string">
            <text:p>GEORGE WASHINGTON MEMORIAL HIGHWAY </text:p>
          </table:table-cell>
          <table:table-cell table:style-name="ce21"/>
          <table:table-cell table:style-name="ce25" office:value-type="float" office:value="23693">
            <text:p>23693</text:p>
          </table:table-cell>
          <table:table-cell table:style-name="ce26" office:value-type="float" office:value="300">
            <text:p>300</text:p>
          </table:table-cell>
        </table:table-row>
        <table:table-row table:style-name="ro2">
          <table:table-cell table:style-name="ce24" office:value-type="date" office:date-value="2003-08-12T00:00:00">
            <text:p>8/12/2003</text:p>
          </table:table-cell>
          <table:table-cell table:style-name="ce21" office:value-type="string">
            <text:p>ELUDING POLICE </text:p>
          </table:table-cell>
          <table:table-cell table:style-name="ce21" office:value-type="string">
            <text:p>GEORGE WASHINGTON MEMORIAL HIGHWAY </text:p>
          </table:table-cell>
          <table:table-cell table:style-name="ce21"/>
          <table:table-cell table:style-name="ce25" office:value-type="float" office:value="23693">
            <text:p>23693</text:p>
          </table:table-cell>
          <table:table-cell table:style-name="ce26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5-06T00:00:00">
            <text:p>5/6/2003</text:p>
          </table:table-cell>
          <table:table-cell table:style-name="ce21" office:value-type="string">
            <text:p>EMBEZZLEMENT &lt;$200 </text:p>
          </table:table-cell>
          <table:table-cell table:style-name="ce21" office:value-type="string">
            <text:p>GEORGE WASHINGTON MEMORIAL HIGHWAY </text:p>
          </table:table-cell>
          <table:table-cell table:style-name="ce21"/>
          <table:table-cell table:style-name="ce25" office:value-type="float" office:value="23693">
            <text:p>23693</text:p>
          </table:table-cell>
          <table:table-cell table:style-name="ce26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12-11T00:00:00">
            <text:p>12/11/2003</text:p>
          </table:table-cell>
          <table:table-cell table:style-name="ce21" office:value-type="string">
            <text:p>EMBEZZLEMENT &gt;=$200 </text:p>
          </table:table-cell>
          <table:table-cell table:style-name="ce21" office:value-type="string">
            <text:p>GEORGE WASHINGTON MEMORIAL HIGHWAY </text:p>
          </table:table-cell>
          <table:table-cell table:style-name="ce21"/>
          <table:table-cell table:style-name="ce25" office:value-type="float" office:value="23693">
            <text:p>23693</text:p>
          </table:table-cell>
          <table:table-cell table:style-name="ce26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3-20T00:00:00">
            <text:p>3/20/2003</text:p>
          </table:table-cell>
          <table:table-cell table:style-name="ce21" office:value-type="string">
            <text:p>EMBEZZLEMENT &gt;=$200 </text:p>
          </table:table-cell>
          <table:table-cell table:style-name="ce21" office:value-type="string">
            <text:p>GEORGE WASHINGTON MEMORIAL HIGHWAY </text:p>
          </table:table-cell>
          <table:table-cell table:style-name="ce21"/>
          <table:table-cell table:style-name="ce25" office:value-type="float" office:value="23693">
            <text:p>23693</text:p>
          </table:table-cell>
          <table:table-cell table:style-name="ce26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2-04T00:00:00">
            <text:p>2/4/2003</text:p>
          </table:table-cell>
          <table:table-cell table:style-name="ce21" office:value-type="string">
            <text:p>FAILURE TO RETURN RENTED PROPERTY </text:p>
          </table:table-cell>
          <table:table-cell table:style-name="ce21" office:value-type="string">
            <text:p>GEORGE WASHINGTON MEMORIAL HIGHWAY </text:p>
          </table:table-cell>
          <table:table-cell table:style-name="ce21"/>
          <table:table-cell table:style-name="ce25" office:value-type="float" office:value="23693">
            <text:p>23693</text:p>
          </table:table-cell>
          <table:table-cell table:style-name="ce26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6-09T00:00:00">
            <text:p>6/9/2003</text:p>
          </table:table-cell>
          <table:table-cell table:style-name="ce21" office:value-type="string">
            <text:p>FALSE ID (IDENTITY FRAUD) </text:p>
          </table:table-cell>
          <table:table-cell table:style-name="ce21" office:value-type="string">
            <text:p>GEORGE WASHINGTON MEMORIAL HIGHWAY </text:p>
          </table:table-cell>
          <table:table-cell table:style-name="ce21"/>
          <table:table-cell table:style-name="ce26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3-02-07T00:00:00">
            <text:p>2/7/2003</text:p>
          </table:table-cell>
          <table:table-cell table:style-name="ce21" office:value-type="string">
            <text:p>FORGERY BY CREDIT CARD </text:p>
          </table:table-cell>
          <table:table-cell table:style-name="ce21" office:value-type="string">
            <text:p>GEORGE WASHINGTON MEMORIAL HIGHWAY </text:p>
          </table:table-cell>
          <table:table-cell table:style-name="ce21"/>
          <table:table-cell table:style-name="ce25" office:value-type="float" office:value="23693">
            <text:p>23693</text:p>
          </table:table-cell>
          <table:table-cell table:style-name="ce26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7-15T00:00:00">
            <text:p>7/15/2003</text:p>
          </table:table-cell>
          <table:table-cell table:style-name="ce21" office:value-type="string">
            <text:p>FORGING, UTTERING </text:p>
          </table:table-cell>
          <table:table-cell table:style-name="ce21" office:value-type="string">
            <text:p>GEORGE WASHINGTON MEMORIAL HIGHWAY </text:p>
          </table:table-cell>
          <table:table-cell table:style-name="ce21"/>
          <table:table-cell table:style-name="ce25" office:value-type="float" office:value="23693">
            <text:p>23693</text:p>
          </table:table-cell>
          <table:table-cell table:style-name="ce26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3-11T00:00:00">
            <text:p>3/11/2003</text:p>
          </table:table-cell>
          <table:table-cell table:style-name="ce21" office:value-type="string">
            <text:p>FORGING, UTTERING </text:p>
          </table:table-cell>
          <table:table-cell table:style-name="ce21" office:value-type="string">
            <text:p>GEORGE WASHINGTON MEMORIAL HIGHWAY </text:p>
          </table:table-cell>
          <table:table-cell table:style-name="ce21"/>
          <table:table-cell table:style-name="ce25" office:value-type="float" office:value="23693">
            <text:p>23693</text:p>
          </table:table-cell>
          <table:table-cell table:style-name="ce26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3-11T00:00:00">
            <text:p>3/11/2003</text:p>
          </table:table-cell>
          <table:table-cell table:style-name="ce21" office:value-type="string">
            <text:p>FORGING, UTTERING </text:p>
          </table:table-cell>
          <table:table-cell table:style-name="ce21" office:value-type="string">
            <text:p>GEORGE WASHINGTON MEMORIAL HIGHWAY </text:p>
          </table:table-cell>
          <table:table-cell table:style-name="ce21"/>
          <table:table-cell table:style-name="ce25" office:value-type="float" office:value="23693">
            <text:p>23693</text:p>
          </table:table-cell>
          <table:table-cell table:style-name="ce26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3-11T00:00:00">
            <text:p>3/11/2003</text:p>
          </table:table-cell>
          <table:table-cell table:style-name="ce21" office:value-type="string">
            <text:p>FORGING, UTTERING </text:p>
          </table:table-cell>
          <table:table-cell table:style-name="ce21" office:value-type="string">
            <text:p>GEORGE WASHINGTON MEMORIAL HIGHWAY </text:p>
          </table:table-cell>
          <table:table-cell table:style-name="ce21"/>
          <table:table-cell table:style-name="ce25" office:value-type="float" office:value="23693">
            <text:p>23693</text:p>
          </table:table-cell>
          <table:table-cell table:style-name="ce26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7-07T00:00:00">
            <text:p>7/7/2003</text:p>
          </table:table-cell>
          <table:table-cell table:style-name="ce21" office:value-type="string">
            <text:p>FORGING, UTTERING </text:p>
          </table:table-cell>
          <table:table-cell table:style-name="ce21" office:value-type="string">
            <text:p>GEORGE WASHINGTON MEMORIAL HIGHWAY </text:p>
          </table:table-cell>
          <table:table-cell table:style-name="ce21"/>
          <table:table-cell table:style-name="ce25" office:value-type="float" office:value="23693">
            <text:p>23693</text:p>
          </table:table-cell>
          <table:table-cell table:style-name="ce26" office:value-type="float" office:value="300">
            <text:p>300</text:p>
          </table:table-cell>
        </table:table-row>
        <table:table-row table:style-name="ro2">
          <table:table-cell table:style-name="ce24" office:value-type="date" office:date-value="2003-07-17T00:00:00">
            <text:p>7/17/2003</text:p>
          </table:table-cell>
          <table:table-cell table:style-name="ce21" office:value-type="string">
            <text:p>FORGING, UTTERING </text:p>
          </table:table-cell>
          <table:table-cell table:style-name="ce21" office:value-type="string">
            <text:p>GEORGE WASHINGTON MEMORIAL HIGHWAY </text:p>
          </table:table-cell>
          <table:table-cell table:style-name="ce21"/>
          <table:table-cell table:style-name="ce25" office:value-type="float" office:value="23693">
            <text:p>23693</text:p>
          </table:table-cell>
          <table:table-cell table:style-name="ce26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7-16T00:00:00">
            <text:p>7/16/2003</text:p>
          </table:table-cell>
          <table:table-cell table:style-name="ce21" office:value-type="string">
            <text:p>FORGING, UTTERING </text:p>
          </table:table-cell>
          <table:table-cell table:style-name="ce21" office:value-type="string">
            <text:p>GEORGE WASHINGTON MEMORIAL HIGHWAY </text:p>
          </table:table-cell>
          <table:table-cell table:style-name="ce21"/>
          <table:table-cell table:style-name="ce25" office:value-type="float" office:value="23693">
            <text:p>23693</text:p>
          </table:table-cell>
          <table:table-cell table:style-name="ce26" office:value-type="float" office:value="200">
            <text:p>200</text:p>
          </table:table-cell>
        </table:table-row>
        <table:table-row table:style-name="ro2">
          <table:table-cell table:style-name="ce24" office:value-type="date" office:date-value="2003-06-13T00:00:00">
            <text:p>6/13/2003</text:p>
          </table:table-cell>
          <table:table-cell table:style-name="ce21" office:value-type="string">
            <text:p>FORGING, UTTERING </text:p>
          </table:table-cell>
          <table:table-cell table:style-name="ce21" office:value-type="string">
            <text:p>GEORGE WASHINGTON MEMORIAL HIGHWAY </text:p>
          </table:table-cell>
          <table:table-cell table:style-name="ce21"/>
          <table:table-cell table:style-name="ce25" office:value-type="float" office:value="23693">
            <text:p>23693</text:p>
          </table:table-cell>
          <table:table-cell table:style-name="ce26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9-15T00:00:00">
            <text:p>9/15/2003</text:p>
          </table:table-cell>
          <table:table-cell table:style-name="ce21" office:value-type="string">
            <text:p>FORGING, UTTERING </text:p>
          </table:table-cell>
          <table:table-cell table:style-name="ce21" office:value-type="string">
            <text:p>GEORGE WASHINGTON MEMORIAL HIGHWAY </text:p>
          </table:table-cell>
          <table:table-cell table:style-name="ce21"/>
          <table:table-cell table:style-name="ce25" office:value-type="float" office:value="23693">
            <text:p>23693</text:p>
          </table:table-cell>
          <table:table-cell table:style-name="ce26" office:value-type="float" office:value="200">
            <text:p>200</text:p>
          </table:table-cell>
        </table:table-row>
        <table:table-row table:style-name="ro2">
          <table:table-cell table:style-name="ce24" office:value-type="date" office:date-value="2003-12-17T00:00:00">
            <text:p>12/17/2003</text:p>
          </table:table-cell>
          <table:table-cell table:style-name="ce21" office:value-type="string">
            <text:p>FORGING, UTTERING </text:p>
          </table:table-cell>
          <table:table-cell table:style-name="ce21" office:value-type="string">
            <text:p>GEORGE WASHINGTON MEMORIAL HIGHWAY </text:p>
          </table:table-cell>
          <table:table-cell table:style-name="ce21"/>
          <table:table-cell table:style-name="ce25" office:value-type="float" office:value="23693">
            <text:p>23693</text:p>
          </table:table-cell>
          <table:table-cell table:style-name="ce26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8-13T00:00:00">
            <text:p>8/13/2003</text:p>
          </table:table-cell>
          <table:table-cell table:style-name="ce21" office:value-type="string">
            <text:p>FORGING, UTTERING </text:p>
          </table:table-cell>
          <table:table-cell table:style-name="ce21" office:value-type="string">
            <text:p>GEORGE WASHINGTON MEMORIAL HIGHWAY </text:p>
          </table:table-cell>
          <table:table-cell table:style-name="ce21"/>
          <table:table-cell table:style-name="ce25" office:value-type="float" office:value="23693">
            <text:p>23693</text:p>
          </table:table-cell>
          <table:table-cell table:style-name="ce26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6-09T00:00:00">
            <text:p>6/9/2003</text:p>
          </table:table-cell>
          <table:table-cell table:style-name="ce21" office:value-type="string">
            <text:p>FORGING, UTTERING </text:p>
          </table:table-cell>
          <table:table-cell table:style-name="ce21" office:value-type="string">
            <text:p>GEORGE WASHINGTON MEMORIAL HIGHWAY </text:p>
          </table:table-cell>
          <table:table-cell table:style-name="ce21"/>
          <table:table-cell table:style-name="ce26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3-01-21T00:00:00">
            <text:p>1/21/2003</text:p>
          </table:table-cell>
          <table:table-cell table:style-name="ce21" office:value-type="string">
            <text:p>FORGING, UTTERING </text:p>
          </table:table-cell>
          <table:table-cell table:style-name="ce21" office:value-type="string">
            <text:p>GEORGE WASHINGTON MEMORIAL HIGHWAY </text:p>
          </table:table-cell>
          <table:table-cell table:style-name="ce21"/>
          <table:table-cell table:style-name="ce25" office:value-type="float" office:value="23693">
            <text:p>23693</text:p>
          </table:table-cell>
          <table:table-cell table:style-name="ce26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2-28T00:00:00">
            <text:p>2/28/2003</text:p>
          </table:table-cell>
          <table:table-cell table:style-name="ce21" office:value-type="string">
            <text:p>FRAUD, ALL OTHERS </text:p>
          </table:table-cell>
          <table:table-cell table:style-name="ce21" office:value-type="string">
            <text:p>GEORGE WASHINGTON MEMORIAL HIGHWAY </text:p>
          </table:table-cell>
          <table:table-cell table:style-name="ce21"/>
          <table:table-cell table:style-name="ce26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3-11-20T00:00:00">
            <text:p>11/20/2003</text:p>
          </table:table-cell>
          <table:table-cell table:style-name="ce21" office:value-type="string">
            <text:p>FRAUD, ALL OTHERS </text:p>
          </table:table-cell>
          <table:table-cell table:style-name="ce21" office:value-type="string">
            <text:p>GEORGE WASHINGTON MEMORIAL HIGHWAY </text:p>
          </table:table-cell>
          <table:table-cell table:style-name="ce21"/>
          <table:table-cell table:style-name="ce25" office:value-type="float" office:value="23693">
            <text:p>23693</text:p>
          </table:table-cell>
          <table:table-cell table:style-name="ce26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11-20T00:00:00">
            <text:p>11/20/2003</text:p>
          </table:table-cell>
          <table:table-cell table:style-name="ce21" office:value-type="string">
            <text:p>FRAUD, ALL OTHERS </text:p>
          </table:table-cell>
          <table:table-cell table:style-name="ce21" office:value-type="string">
            <text:p>GEORGE WASHINGTON MEMORIAL HIGHWAY </text:p>
          </table:table-cell>
          <table:table-cell table:style-name="ce21"/>
          <table:table-cell table:style-name="ce25" office:value-type="float" office:value="23693">
            <text:p>23693</text:p>
          </table:table-cell>
          <table:table-cell table:style-name="ce26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11-20T00:00:00">
            <text:p>11/20/2003</text:p>
          </table:table-cell>
          <table:table-cell table:style-name="ce21" office:value-type="string">
            <text:p>FRAUD, ALL OTHERS </text:p>
          </table:table-cell>
          <table:table-cell table:style-name="ce21" office:value-type="string">
            <text:p>GEORGE WASHINGTON MEMORIAL HIGHWAY </text:p>
          </table:table-cell>
          <table:table-cell table:style-name="ce21"/>
          <table:table-cell table:style-name="ce25" office:value-type="float" office:value="23693">
            <text:p>23693</text:p>
          </table:table-cell>
          <table:table-cell table:style-name="ce26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1-28T00:00:00">
            <text:p>1/28/2003</text:p>
          </table:table-cell>
          <table:table-cell table:style-name="ce21" office:value-type="string">
            <text:p>FRAUD-BY PRESCRIPTION </text:p>
          </table:table-cell>
          <table:table-cell table:style-name="ce21" office:value-type="string">
            <text:p>GEORGE WASHINGTON MEMORIAL HIGHWAY </text:p>
          </table:table-cell>
          <table:table-cell table:style-name="ce21"/>
          <table:table-cell table:style-name="ce25" office:value-type="float" office:value="23693">
            <text:p>23693</text:p>
          </table:table-cell>
          <table:table-cell table:style-name="ce26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8-08T00:00:00">
            <text:p>8/8/2003</text:p>
          </table:table-cell>
          <table:table-cell table:style-name="ce21" office:value-type="string">
            <text:p>FRAUD-BY PRESCRIPTION </text:p>
          </table:table-cell>
          <table:table-cell table:style-name="ce21" office:value-type="string">
            <text:p>GEORGE WASHINGTON MEMORIAL HIGHWAY </text:p>
          </table:table-cell>
          <table:table-cell table:style-name="ce21"/>
          <table:table-cell table:style-name="ce25" office:value-type="float" office:value="23693">
            <text:p>23693</text:p>
          </table:table-cell>
          <table:table-cell table:style-name="ce26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4-05T00:00:00">
            <text:p>4/5/2003</text:p>
          </table:table-cell>
          <table:table-cell table:style-name="ce21" office:value-type="string">
            <text:p>GAS THEFT </text:p>
          </table:table-cell>
          <table:table-cell table:style-name="ce21" office:value-type="string">
            <text:p>GEORGE WASHINGTON MEMORIAL HIGHWAY </text:p>
          </table:table-cell>
          <table:table-cell table:style-name="ce21"/>
          <table:table-cell table:style-name="ce26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3-10-08T00:00:00">
            <text:p>10/8/2003</text:p>
          </table:table-cell>
          <table:table-cell table:style-name="ce21" office:value-type="string">
            <text:p>GAS THEFT </text:p>
          </table:table-cell>
          <table:table-cell table:style-name="ce21" office:value-type="string">
            <text:p>GEORGE WASHINGTON MEMORIAL HIGHWAY </text:p>
          </table:table-cell>
          <table:table-cell table:style-name="ce21"/>
          <table:table-cell table:style-name="ce25" office:value-type="float" office:value="23693">
            <text:p>23693</text:p>
          </table:table-cell>
          <table:table-cell table:style-name="ce26" office:value-type="float" office:value="200">
            <text:p>200</text:p>
          </table:table-cell>
        </table:table-row>
        <table:table-row table:style-name="ro2">
          <table:table-cell table:style-name="ce24" office:value-type="date" office:date-value="2003-01-04T00:00:00">
            <text:p>1/4/2003</text:p>
          </table:table-cell>
          <table:table-cell table:style-name="ce21" office:value-type="string">
            <text:p>GAS THEFT </text:p>
          </table:table-cell>
          <table:table-cell table:style-name="ce21" office:value-type="string">
            <text:p>GEORGE WASHINGTON MEMORIAL HIGHWAY </text:p>
          </table:table-cell>
          <table:table-cell table:style-name="ce21"/>
          <table:table-cell table:style-name="ce25" office:value-type="float" office:value="23693">
            <text:p>23693</text:p>
          </table:table-cell>
          <table:table-cell table:style-name="ce26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6-10T00:00:00">
            <text:p>6/10/2003</text:p>
          </table:table-cell>
          <table:table-cell table:style-name="ce21" office:value-type="string">
            <text:p>GAS THEFT </text:p>
          </table:table-cell>
          <table:table-cell table:style-name="ce21" office:value-type="string">
            <text:p>GEORGE WASHINGTON MEMORIAL HIGHWAY </text:p>
          </table:table-cell>
          <table:table-cell table:style-name="ce21"/>
          <table:table-cell table:style-name="ce25" office:value-type="float" office:value="23693">
            <text:p>23693</text:p>
          </table:table-cell>
          <table:table-cell table:style-name="ce26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8-31T00:00:00">
            <text:p>8/31/2003</text:p>
          </table:table-cell>
          <table:table-cell table:style-name="ce21" office:value-type="string">
            <text:p>GAS THEFT </text:p>
          </table:table-cell>
          <table:table-cell table:style-name="ce21" office:value-type="string">
            <text:p>GEORGE WASHINGTON MEMORIAL HIGHWAY </text:p>
          </table:table-cell>
          <table:table-cell table:style-name="ce21"/>
          <table:table-cell table:style-name="ce25" office:value-type="float" office:value="23693">
            <text:p>23693</text:p>
          </table:table-cell>
          <table:table-cell table:style-name="ce26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7-18T00:00:00">
            <text:p>7/18/2003</text:p>
          </table:table-cell>
          <table:table-cell table:style-name="ce21" office:value-type="string">
            <text:p>GAS THEFT </text:p>
          </table:table-cell>
          <table:table-cell table:style-name="ce21" office:value-type="string">
            <text:p>GEORGE WASHINGTON MEMORIAL HIGHWAY </text:p>
          </table:table-cell>
          <table:table-cell table:style-name="ce21"/>
          <table:table-cell table:style-name="ce25" office:value-type="float" office:value="23693">
            <text:p>23693</text:p>
          </table:table-cell>
          <table:table-cell table:style-name="ce26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8-23T00:00:00">
            <text:p>8/23/2003</text:p>
          </table:table-cell>
          <table:table-cell table:style-name="ce21" office:value-type="string">
            <text:p>GAS THEFT </text:p>
          </table:table-cell>
          <table:table-cell table:style-name="ce21" office:value-type="string">
            <text:p>GEORGE WASHINGTON MEMORIAL HIGHWAY </text:p>
          </table:table-cell>
          <table:table-cell table:style-name="ce21"/>
          <table:table-cell table:style-name="ce25" office:value-type="float" office:value="23693">
            <text:p>23693</text:p>
          </table:table-cell>
          <table:table-cell table:style-name="ce26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8-16T00:00:00">
            <text:p>8/16/2003</text:p>
          </table:table-cell>
          <table:table-cell table:style-name="ce21" office:value-type="string">
            <text:p>GAS THEFT </text:p>
          </table:table-cell>
          <table:table-cell table:style-name="ce21" office:value-type="string">
            <text:p>GEORGE WASHINGTON MEMORIAL HIGHWAY </text:p>
          </table:table-cell>
          <table:table-cell table:style-name="ce21"/>
          <table:table-cell table:style-name="ce25" office:value-type="float" office:value="23693">
            <text:p>23693</text:p>
          </table:table-cell>
          <table:table-cell table:style-name="ce26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4-20T00:00:00">
            <text:p>4/20/2003</text:p>
          </table:table-cell>
          <table:table-cell table:style-name="ce21" office:value-type="string">
            <text:p>GAS THEFT </text:p>
          </table:table-cell>
          <table:table-cell table:style-name="ce21" office:value-type="string">
            <text:p>GEORGE WASHINGTON MEMORIAL HIGHWAY </text:p>
          </table:table-cell>
          <table:table-cell table:style-name="ce21"/>
          <table:table-cell table:style-name="ce25" office:value-type="float" office:value="23693">
            <text:p>23693</text:p>
          </table:table-cell>
          <table:table-cell table:style-name="ce26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4-13T00:00:00">
            <text:p>4/13/2003</text:p>
          </table:table-cell>
          <table:table-cell table:style-name="ce21" office:value-type="string">
            <text:p>GAS THEFT </text:p>
          </table:table-cell>
          <table:table-cell table:style-name="ce21" office:value-type="string">
            <text:p>GEORGE WASHINGTON MEMORIAL HIGHWAY </text:p>
          </table:table-cell>
          <table:table-cell table:style-name="ce21"/>
          <table:table-cell table:style-name="ce25" office:value-type="float" office:value="23693">
            <text:p>23693</text:p>
          </table:table-cell>
          <table:table-cell table:style-name="ce26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12-10T00:00:00">
            <text:p>12/10/2003</text:p>
          </table:table-cell>
          <table:table-cell table:style-name="ce21" office:value-type="string">
            <text:p>GAS THEFT </text:p>
          </table:table-cell>
          <table:table-cell table:style-name="ce21" office:value-type="string">
            <text:p>GEORGE WASHINGTON MEMORIAL HIGHWAY </text:p>
          </table:table-cell>
          <table:table-cell table:style-name="ce21"/>
          <table:table-cell table:style-name="ce25" office:value-type="float" office:value="23693">
            <text:p>23693</text:p>
          </table:table-cell>
          <table:table-cell table:style-name="ce26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4-20T00:00:00">
            <text:p>4/20/2003</text:p>
          </table:table-cell>
          <table:table-cell table:style-name="ce21" office:value-type="string">
            <text:p>GAS THEFT </text:p>
          </table:table-cell>
          <table:table-cell table:style-name="ce21" office:value-type="string">
            <text:p>GEORGE WASHINGTON MEMORIAL HIGHWAY </text:p>
          </table:table-cell>
          <table:table-cell table:style-name="ce21"/>
          <table:table-cell table:style-name="ce25" office:value-type="float" office:value="23693">
            <text:p>23693</text:p>
          </table:table-cell>
          <table:table-cell table:style-name="ce26" office:value-type="float" office:value="300">
            <text:p>300</text:p>
          </table:table-cell>
        </table:table-row>
        <table:table-row table:style-name="ro2">
          <table:table-cell table:style-name="ce24" office:value-type="date" office:date-value="2003-05-06T00:00:00">
            <text:p>5/6/2003</text:p>
          </table:table-cell>
          <table:table-cell table:style-name="ce21" office:value-type="string">
            <text:p>GAS THEFT </text:p>
          </table:table-cell>
          <table:table-cell table:style-name="ce21" office:value-type="string">
            <text:p>GEORGE WASHINGTON MEMORIAL HIGHWAY </text:p>
          </table:table-cell>
          <table:table-cell table:style-name="ce21"/>
          <table:table-cell table:style-name="ce25" office:value-type="float" office:value="23693">
            <text:p>23693</text:p>
          </table:table-cell>
          <table:table-cell table:style-name="ce26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1-14T00:00:00">
            <text:p>1/14/2003</text:p>
          </table:table-cell>
          <table:table-cell table:style-name="ce21" office:value-type="string">
            <text:p>GAS THEFT </text:p>
          </table:table-cell>
          <table:table-cell table:style-name="ce21" office:value-type="string">
            <text:p>GEORGE WASHINGTON MEMORIAL HIGHWAY </text:p>
          </table:table-cell>
          <table:table-cell table:style-name="ce21"/>
          <table:table-cell table:style-name="ce25" office:value-type="float" office:value="23693">
            <text:p>23693</text:p>
          </table:table-cell>
          <table:table-cell table:style-name="ce26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4-06T00:00:00">
            <text:p>4/6/2003</text:p>
          </table:table-cell>
          <table:table-cell table:style-name="ce21" office:value-type="string">
            <text:p>GAS THEFT </text:p>
          </table:table-cell>
          <table:table-cell table:style-name="ce21" office:value-type="string">
            <text:p>GEORGE WASHINGTON MEMORIAL HIGHWAY </text:p>
          </table:table-cell>
          <table:table-cell table:style-name="ce21"/>
          <table:table-cell table:style-name="ce25" office:value-type="float" office:value="23693">
            <text:p>23693</text:p>
          </table:table-cell>
          <table:table-cell table:style-name="ce26" office:value-type="float" office:value="200">
            <text:p>200</text:p>
          </table:table-cell>
        </table:table-row>
        <table:table-row table:style-name="ro2">
          <table:table-cell table:style-name="ce24" office:value-type="date" office:date-value="2003-04-30T00:00:00">
            <text:p>4/30/2003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GEORGE WASHINGTON MEMORIAL HIGHWAY </text:p>
          </table:table-cell>
          <table:table-cell table:style-name="ce21"/>
          <table:table-cell table:style-name="ce25" office:value-type="float" office:value="23693">
            <text:p>23693</text:p>
          </table:table-cell>
          <table:table-cell table:style-name="ce26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8-06T00:00:00">
            <text:p>8/6/2003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GEORGE WASHINGTON MEMORIAL HIGHWAY </text:p>
          </table:table-cell>
          <table:table-cell table:style-name="ce21"/>
          <table:table-cell table:style-name="ce25" office:value-type="float" office:value="23693">
            <text:p>23693</text:p>
          </table:table-cell>
          <table:table-cell table:style-name="ce26" office:value-type="float" office:value="200">
            <text:p>200</text:p>
          </table:table-cell>
        </table:table-row>
        <table:table-row table:style-name="ro2">
          <table:table-cell table:style-name="ce24" office:value-type="date" office:date-value="2003-10-08T00:00:00">
            <text:p>10/8/2003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GEORGE WASHINGTON MEMORIAL HIGHWAY </text:p>
          </table:table-cell>
          <table:table-cell table:style-name="ce21"/>
          <table:table-cell table:style-name="ce25" office:value-type="float" office:value="23693">
            <text:p>23693</text:p>
          </table:table-cell>
          <table:table-cell table:style-name="ce26" office:value-type="float" office:value="200">
            <text:p>200</text:p>
          </table:table-cell>
        </table:table-row>
        <table:table-row table:style-name="ro2">
          <table:table-cell table:style-name="ce24" office:value-type="date" office:date-value="2003-04-03T00:00:00">
            <text:p>4/3/2003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GEORGE WASHINGTON MEMORIAL HIGHWAY </text:p>
          </table:table-cell>
          <table:table-cell table:style-name="ce21"/>
          <table:table-cell table:style-name="ce25" office:value-type="float" office:value="23693">
            <text:p>23693</text:p>
          </table:table-cell>
          <table:table-cell table:style-name="ce26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7-20T00:00:00">
            <text:p>7/20/2003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GEORGE WASHINGTON MEMORIAL HIGHWAY </text:p>
          </table:table-cell>
          <table:table-cell table:style-name="ce21"/>
          <table:table-cell table:style-name="ce25" office:value-type="float" office:value="23693">
            <text:p>23693</text:p>
          </table:table-cell>
          <table:table-cell table:style-name="ce26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2-21T00:00:00">
            <text:p>2/21/2003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GEORGE WASHINGTON MEMORIAL HIGHWAY </text:p>
          </table:table-cell>
          <table:table-cell table:style-name="ce21"/>
          <table:table-cell table:style-name="ce25" office:value-type="float" office:value="23693">
            <text:p>23693</text:p>
          </table:table-cell>
          <table:table-cell table:style-name="ce26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12-15T00:00:00">
            <text:p>12/15/2003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GEORGE WASHINGTON MEMORIAL HIGHWAY </text:p>
          </table:table-cell>
          <table:table-cell table:style-name="ce21"/>
          <table:table-cell table:style-name="ce25" office:value-type="float" office:value="23693">
            <text:p>23693</text:p>
          </table:table-cell>
          <table:table-cell table:style-name="ce26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5-08T00:00:00">
            <text:p>5/8/2003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GEORGE WASHINGTON MEMORIAL HIGHWAY </text:p>
          </table:table-cell>
          <table:table-cell table:style-name="ce21"/>
          <table:table-cell table:style-name="ce25" office:value-type="float" office:value="23693">
            <text:p>23693</text:p>
          </table:table-cell>
          <table:table-cell table:style-name="ce26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7-17T00:00:00">
            <text:p>7/17/2003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GEORGE WASHINGTON MEMORIAL HIGHWAY </text:p>
          </table:table-cell>
          <table:table-cell table:style-name="ce21"/>
          <table:table-cell table:style-name="ce25" office:value-type="float" office:value="23693">
            <text:p>23693</text:p>
          </table:table-cell>
          <table:table-cell table:style-name="ce26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1-20T00:00:00">
            <text:p>1/20/2003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GEORGE WASHINGTON MEMORIAL HIGHWAY </text:p>
          </table:table-cell>
          <table:table-cell table:style-name="ce21"/>
          <table:table-cell table:style-name="ce25" office:value-type="float" office:value="23693">
            <text:p>23693</text:p>
          </table:table-cell>
          <table:table-cell table:style-name="ce26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7-28T00:00:00">
            <text:p>7/28/2003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GEORGE WASHINGTON MEMORIAL HIGHWAY </text:p>
          </table:table-cell>
          <table:table-cell table:style-name="ce21"/>
          <table:table-cell table:style-name="ce25" office:value-type="float" office:value="23693">
            <text:p>23693</text:p>
          </table:table-cell>
          <table:table-cell table:style-name="ce26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5-26T00:00:00">
            <text:p>5/26/2003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GEORGE WASHINGTON MEMORIAL HIGHWAY </text:p>
          </table:table-cell>
          <table:table-cell table:style-name="ce21"/>
          <table:table-cell table:style-name="ce25" office:value-type="float" office:value="23693">
            <text:p>23693</text:p>
          </table:table-cell>
          <table:table-cell table:style-name="ce26" office:value-type="float" office:value="200">
            <text:p>200</text:p>
          </table:table-cell>
        </table:table-row>
        <table:table-row table:style-name="ro2">
          <table:table-cell table:style-name="ce24" office:value-type="date" office:date-value="2003-11-07T00:00:00">
            <text:p>11/7/2003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GEORGE WASHINGTON MEMORIAL HIGHWAY </text:p>
          </table:table-cell>
          <table:table-cell table:style-name="ce21"/>
          <table:table-cell table:style-name="ce25" office:value-type="float" office:value="23693">
            <text:p>23693</text:p>
          </table:table-cell>
          <table:table-cell table:style-name="ce26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1-05T00:00:00">
            <text:p>1/5/2003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GEORGE WASHINGTON MEMORIAL HIGHWAY </text:p>
          </table:table-cell>
          <table:table-cell table:style-name="ce21"/>
          <table:table-cell table:style-name="ce25" office:value-type="float" office:value="23693">
            <text:p>23693</text:p>
          </table:table-cell>
          <table:table-cell table:style-name="ce26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5-30T00:00:00">
            <text:p>5/30/2003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GEORGE WASHINGTON MEMORIAL HIGHWAY </text:p>
          </table:table-cell>
          <table:table-cell table:style-name="ce21"/>
          <table:table-cell table:style-name="ce25" office:value-type="float" office:value="23693">
            <text:p>23693</text:p>
          </table:table-cell>
          <table:table-cell table:style-name="ce26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7-07T00:00:00">
            <text:p>7/7/2003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GEORGE WASHINGTON MEMORIAL HIGHWAY </text:p>
          </table:table-cell>
          <table:table-cell table:style-name="ce21"/>
          <table:table-cell table:style-name="ce25" office:value-type="float" office:value="23693">
            <text:p>23693</text:p>
          </table:table-cell>
          <table:table-cell table:style-name="ce26" office:value-type="float" office:value="300">
            <text:p>300</text:p>
          </table:table-cell>
        </table:table-row>
        <table:table-row table:style-name="ro2">
          <table:table-cell table:style-name="ce24" office:value-type="date" office:date-value="2003-07-17T00:00:00">
            <text:p>7/17/2003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GEORGE WASHINGTON MEMORIAL HIGHWAY </text:p>
          </table:table-cell>
          <table:table-cell table:style-name="ce21"/>
          <table:table-cell table:style-name="ce25" office:value-type="float" office:value="23693">
            <text:p>23693</text:p>
          </table:table-cell>
          <table:table-cell table:style-name="ce26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7-16T00:00:00">
            <text:p>7/16/2003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GEORGE WASHINGTON MEMORIAL HIGHWAY </text:p>
          </table:table-cell>
          <table:table-cell table:style-name="ce21"/>
          <table:table-cell table:style-name="ce25" office:value-type="float" office:value="23693">
            <text:p>23693</text:p>
          </table:table-cell>
          <table:table-cell table:style-name="ce26" office:value-type="float" office:value="200">
            <text:p>200</text:p>
          </table:table-cell>
        </table:table-row>
        <table:table-row table:style-name="ro2">
          <table:table-cell table:style-name="ce24" office:value-type="date" office:date-value="2003-01-14T00:00:00">
            <text:p>1/14/2003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GEORGE WASHINGTON MEMORIAL HIGHWAY </text:p>
          </table:table-cell>
          <table:table-cell table:style-name="ce21"/>
          <table:table-cell table:style-name="ce25" office:value-type="float" office:value="23693">
            <text:p>23693</text:p>
          </table:table-cell>
          <table:table-cell table:style-name="ce26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3-24T00:00:00">
            <text:p>3/24/2003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GEORGE WASHINGTON MEMORIAL HIGHWAY </text:p>
          </table:table-cell>
          <table:table-cell table:style-name="ce21"/>
          <table:table-cell table:style-name="ce25" office:value-type="float" office:value="23693">
            <text:p>23693</text:p>
          </table:table-cell>
          <table:table-cell table:style-name="ce26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3-24T00:00:00">
            <text:p>3/24/2003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GEORGE WASHINGTON MEMORIAL HIGHWAY </text:p>
          </table:table-cell>
          <table:table-cell table:style-name="ce21"/>
          <table:table-cell table:style-name="ce25" office:value-type="float" office:value="23693">
            <text:p>23693</text:p>
          </table:table-cell>
          <table:table-cell table:style-name="ce26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3-23T00:00:00">
            <text:p>3/23/2003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GEORGE WASHINGTON MEMORIAL HIGHWAY </text:p>
          </table:table-cell>
          <table:table-cell table:style-name="ce21"/>
          <table:table-cell table:style-name="ce25" office:value-type="float" office:value="23693">
            <text:p>23693</text:p>
          </table:table-cell>
          <table:table-cell table:style-name="ce26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5-22T00:00:00">
            <text:p>5/22/2003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GEORGE WASHINGTON MEMORIAL HIGHWAY </text:p>
          </table:table-cell>
          <table:table-cell table:style-name="ce21"/>
          <table:table-cell table:style-name="ce25" office:value-type="float" office:value="23693">
            <text:p>23693</text:p>
          </table:table-cell>
          <table:table-cell table:style-name="ce26" office:value-type="float" office:value="200">
            <text:p>200</text:p>
          </table:table-cell>
        </table:table-row>
        <table:table-row table:style-name="ro2">
          <table:table-cell table:style-name="ce24" office:value-type="date" office:date-value="2003-06-13T00:00:00">
            <text:p>6/13/2003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GEORGE WASHINGTON MEMORIAL HIGHWAY </text:p>
          </table:table-cell>
          <table:table-cell table:style-name="ce21"/>
          <table:table-cell table:style-name="ce25" office:value-type="float" office:value="23693">
            <text:p>23693</text:p>
          </table:table-cell>
          <table:table-cell table:style-name="ce26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9-15T00:00:00">
            <text:p>9/15/2003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GEORGE WASHINGTON MEMORIAL HIGHWAY </text:p>
          </table:table-cell>
          <table:table-cell table:style-name="ce21"/>
          <table:table-cell table:style-name="ce25" office:value-type="float" office:value="23693">
            <text:p>23693</text:p>
          </table:table-cell>
          <table:table-cell table:style-name="ce26" office:value-type="float" office:value="200">
            <text:p>200</text:p>
          </table:table-cell>
        </table:table-row>
        <table:table-row table:style-name="ro2">
          <table:table-cell table:style-name="ce24" office:value-type="date" office:date-value="2003-12-17T00:00:00">
            <text:p>12/17/2003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GEORGE WASHINGTON MEMORIAL HIGHWAY </text:p>
          </table:table-cell>
          <table:table-cell table:style-name="ce21"/>
          <table:table-cell table:style-name="ce25" office:value-type="float" office:value="23693">
            <text:p>23693</text:p>
          </table:table-cell>
          <table:table-cell table:style-name="ce26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5-17T00:00:00">
            <text:p>5/17/2003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GEORGE WASHINGTON MEMORIAL HIGHWAY </text:p>
          </table:table-cell>
          <table:table-cell table:style-name="ce21"/>
          <table:table-cell table:style-name="ce25" office:value-type="float" office:value="23693">
            <text:p>23693</text:p>
          </table:table-cell>
          <table:table-cell table:style-name="ce26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8-13T00:00:00">
            <text:p>8/13/2003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GEORGE WASHINGTON MEMORIAL HIGHWAY </text:p>
          </table:table-cell>
          <table:table-cell table:style-name="ce21"/>
          <table:table-cell table:style-name="ce25" office:value-type="float" office:value="23693">
            <text:p>23693</text:p>
          </table:table-cell>
          <table:table-cell table:style-name="ce26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10-04T00:00:00">
            <text:p>10/4/2003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GEORGE WASHINGTON MEMORIAL HIGHWAY </text:p>
          </table:table-cell>
          <table:table-cell table:style-name="ce21"/>
          <table:table-cell table:style-name="ce25" office:value-type="float" office:value="23693">
            <text:p>23693</text:p>
          </table:table-cell>
          <table:table-cell table:style-name="ce26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6-09T00:00:00">
            <text:p>6/9/2003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GEORGE WASHINGTON MEMORIAL HIGHWAY </text:p>
          </table:table-cell>
          <table:table-cell table:style-name="ce21"/>
          <table:table-cell table:style-name="ce26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3-12-23T00:00:00">
            <text:p>12/23/2003</text:p>
          </table:table-cell>
          <table:table-cell table:style-name="ce21" office:value-type="string">
            <text:p>INDECENT EXPOSURE </text:p>
          </table:table-cell>
          <table:table-cell table:style-name="ce21" office:value-type="string">
            <text:p>GEORGE WASHINGTON MEMORIAL HIGHWAY </text:p>
          </table:table-cell>
          <table:table-cell table:style-name="ce21"/>
          <table:table-cell table:style-name="ce25" office:value-type="float" office:value="23693">
            <text:p>23693</text:p>
          </table:table-cell>
          <table:table-cell table:style-name="ce26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4-04T00:00:00">
            <text:p>4/4/2003</text:p>
          </table:table-cell>
          <table:table-cell table:style-name="ce21" office:value-type="string">
            <text:p>LARCENY, SHOPLIFTING </text:p>
          </table:table-cell>
          <table:table-cell table:style-name="ce21" office:value-type="string">
            <text:p>GEORGE WASHINGTON MEMORIAL HIGHWAY </text:p>
          </table:table-cell>
          <table:table-cell table:style-name="ce21"/>
          <table:table-cell table:style-name="ce25" office:value-type="float" office:value="23693">
            <text:p>23693</text:p>
          </table:table-cell>
          <table:table-cell table:style-name="ce26" office:value-type="float" office:value="200">
            <text:p>200</text:p>
          </table:table-cell>
        </table:table-row>
        <table:table-row table:style-name="ro2">
          <table:table-cell table:style-name="ce24" office:value-type="date" office:date-value="2003-05-08T00:00:00">
            <text:p>5/8/2003</text:p>
          </table:table-cell>
          <table:table-cell table:style-name="ce21" office:value-type="string">
            <text:p>LARCENY, SHOPLIFTING </text:p>
          </table:table-cell>
          <table:table-cell table:style-name="ce21" office:value-type="string">
            <text:p>GEORGE WASHINGTON MEMORIAL HIGHWAY </text:p>
          </table:table-cell>
          <table:table-cell table:style-name="ce21"/>
          <table:table-cell table:style-name="ce25" office:value-type="float" office:value="23693">
            <text:p>23693</text:p>
          </table:table-cell>
          <table:table-cell table:style-name="ce26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5-10T00:00:00">
            <text:p>5/10/2003</text:p>
          </table:table-cell>
          <table:table-cell table:style-name="ce21" office:value-type="string">
            <text:p>LARCENY, SHOPLIFTING </text:p>
          </table:table-cell>
          <table:table-cell table:style-name="ce21" office:value-type="string">
            <text:p>GEORGE WASHINGTON MEMORIAL HIGHWAY </text:p>
          </table:table-cell>
          <table:table-cell table:style-name="ce21"/>
          <table:table-cell table:style-name="ce25" office:value-type="float" office:value="23693">
            <text:p>23693</text:p>
          </table:table-cell>
          <table:table-cell table:style-name="ce26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3-19T00:00:00">
            <text:p>3/19/2003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GEORGE WASHINGTON MEMORIAL HIGHWAY </text:p>
          </table:table-cell>
          <table:table-cell table:style-name="ce21"/>
          <table:table-cell table:style-name="ce26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3-06-12T00:00:00">
            <text:p>6/12/2003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GEORGE WASHINGTON MEMORIAL HIGHWAY </text:p>
          </table:table-cell>
          <table:table-cell table:style-name="ce21"/>
          <table:table-cell table:style-name="ce25" office:value-type="float" office:value="23693">
            <text:p>23693</text:p>
          </table:table-cell>
          <table:table-cell table:style-name="ce26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1-16T00:00:00">
            <text:p>1/16/2003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GEORGE WASHINGTON MEMORIAL HIGHWAY </text:p>
          </table:table-cell>
          <table:table-cell table:style-name="ce21"/>
          <table:table-cell table:style-name="ce25" office:value-type="float" office:value="23693">
            <text:p>23693</text:p>
          </table:table-cell>
          <table:table-cell table:style-name="ce26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1-17T00:00:00">
            <text:p>1/17/2003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GEORGE WASHINGTON MEMORIAL HIGHWAY </text:p>
          </table:table-cell>
          <table:table-cell table:style-name="ce21"/>
          <table:table-cell table:style-name="ce25" office:value-type="float" office:value="23693">
            <text:p>23693</text:p>
          </table:table-cell>
          <table:table-cell table:style-name="ce26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1-17T00:00:00">
            <text:p>1/17/2003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GEORGE WASHINGTON MEMORIAL HIGHWAY </text:p>
          </table:table-cell>
          <table:table-cell table:style-name="ce21"/>
          <table:table-cell table:style-name="ce25" office:value-type="float" office:value="23693">
            <text:p>23693</text:p>
          </table:table-cell>
          <table:table-cell table:style-name="ce26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11-28T00:00:00">
            <text:p>11/28/2003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GEORGE WASHINGTON MEMORIAL HIGHWAY </text:p>
          </table:table-cell>
          <table:table-cell table:style-name="ce21"/>
          <table:table-cell table:style-name="ce25" office:value-type="float" office:value="23693">
            <text:p>23693</text:p>
          </table:table-cell>
          <table:table-cell table:style-name="ce26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6-12T00:00:00">
            <text:p>6/12/2003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GEORGE WASHINGTON MEMORIAL HIGHWAY </text:p>
          </table:table-cell>
          <table:table-cell table:style-name="ce21"/>
          <table:table-cell table:style-name="ce25" office:value-type="float" office:value="23693">
            <text:p>23693</text:p>
          </table:table-cell>
          <table:table-cell table:style-name="ce26" office:value-type="float" office:value="300">
            <text:p>300</text:p>
          </table:table-cell>
        </table:table-row>
        <table:table-row table:style-name="ro2">
          <table:table-cell table:style-name="ce24" office:value-type="date" office:date-value="2003-06-13T00:00:00">
            <text:p>6/13/2003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GEORGE WASHINGTON MEMORIAL HIGHWAY </text:p>
          </table:table-cell>
          <table:table-cell table:style-name="ce21"/>
          <table:table-cell table:style-name="ce25" office:value-type="float" office:value="23693">
            <text:p>23693</text:p>
          </table:table-cell>
          <table:table-cell table:style-name="ce26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12-12T00:00:00">
            <text:p>12/12/2003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GEORGE WASHINGTON MEMORIAL HIGHWAY </text:p>
          </table:table-cell>
          <table:table-cell table:style-name="ce21"/>
          <table:table-cell table:style-name="ce25" office:value-type="float" office:value="23693">
            <text:p>23693</text:p>
          </table:table-cell>
          <table:table-cell table:style-name="ce26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3-18T00:00:00">
            <text:p>3/18/2003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GEORGE WASHINGTON MEMORIAL HIGHWAY </text:p>
          </table:table-cell>
          <table:table-cell table:style-name="ce21"/>
          <table:table-cell table:style-name="ce25" office:value-type="float" office:value="23693">
            <text:p>23693</text:p>
          </table:table-cell>
          <table:table-cell table:style-name="ce26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3-18T00:00:00">
            <text:p>3/18/2003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GEORGE WASHINGTON MEMORIAL HIGHWAY </text:p>
          </table:table-cell>
          <table:table-cell table:style-name="ce21"/>
          <table:table-cell table:style-name="ce25" office:value-type="float" office:value="23693">
            <text:p>23693</text:p>
          </table:table-cell>
          <table:table-cell table:style-name="ce26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6-08T00:00:00">
            <text:p>6/8/2003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GEORGE WASHINGTON MEMORIAL HIGHWAY </text:p>
          </table:table-cell>
          <table:table-cell table:style-name="ce21"/>
          <table:table-cell table:style-name="ce25" office:value-type="float" office:value="23693">
            <text:p>23693</text:p>
          </table:table-cell>
          <table:table-cell table:style-name="ce26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11-14T00:00:00">
            <text:p>11/14/2003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GEORGE WASHINGTON MEMORIAL HIGHWAY </text:p>
          </table:table-cell>
          <table:table-cell table:style-name="ce21"/>
          <table:table-cell table:style-name="ce25" office:value-type="float" office:value="23693">
            <text:p>23693</text:p>
          </table:table-cell>
          <table:table-cell table:style-name="ce26" office:value-type="float" office:value="200">
            <text:p>200</text:p>
          </table:table-cell>
        </table:table-row>
        <table:table-row table:style-name="ro2">
          <table:table-cell table:style-name="ce24" office:value-type="date" office:date-value="2003-04-06T00:00:00">
            <text:p>4/6/2003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GEORGE WASHINGTON MEMORIAL HIGHWAY </text:p>
          </table:table-cell>
          <table:table-cell table:style-name="ce21"/>
          <table:table-cell table:style-name="ce25" office:value-type="float" office:value="23693">
            <text:p>23693</text:p>
          </table:table-cell>
          <table:table-cell table:style-name="ce26" office:value-type="float" office:value="200">
            <text:p>200</text:p>
          </table:table-cell>
        </table:table-row>
        <table:table-row table:style-name="ro2">
          <table:table-cell table:style-name="ce24" office:value-type="date" office:date-value="2003-03-05T00:00:00">
            <text:p>3/5/2003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GEORGE WASHINGTON MEMORIAL HIGHWAY </text:p>
          </table:table-cell>
          <table:table-cell table:style-name="ce21"/>
          <table:table-cell table:style-name="ce25" office:value-type="float" office:value="23693">
            <text:p>23693</text:p>
          </table:table-cell>
          <table:table-cell table:style-name="ce26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2-24T00:00:00">
            <text:p>2/24/2003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GEORGE WASHINGTON MEMORIAL HIGHWAY </text:p>
          </table:table-cell>
          <table:table-cell table:style-name="ce21"/>
          <table:table-cell table:style-name="ce25" office:value-type="float" office:value="23693">
            <text:p>23693</text:p>
          </table:table-cell>
          <table:table-cell table:style-name="ce26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6-13T00:00:00">
            <text:p>6/13/2003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GEORGE WASHINGTON MEMORIAL HIGHWAY </text:p>
          </table:table-cell>
          <table:table-cell table:style-name="ce21"/>
          <table:table-cell table:style-name="ce25" office:value-type="float" office:value="23693">
            <text:p>23693</text:p>
          </table:table-cell>
          <table:table-cell table:style-name="ce26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5-08T00:00:00">
            <text:p>5/8/2003</text:p>
          </table:table-cell>
          <table:table-cell table:style-name="ce21" office:value-type="string">
            <text:p>LOST PROPERTY </text:p>
          </table:table-cell>
          <table:table-cell table:style-name="ce21" office:value-type="string">
            <text:p>GEORGE WASHINGTON MEMORIAL HIGHWAY </text:p>
          </table:table-cell>
          <table:table-cell table:style-name="ce21"/>
          <table:table-cell table:style-name="ce25" office:value-type="float" office:value="23693">
            <text:p>23693</text:p>
          </table:table-cell>
          <table:table-cell table:style-name="ce26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4-24T00:00:00">
            <text:p>4/24/2003</text:p>
          </table:table-cell>
          <table:table-cell table:style-name="ce21" office:value-type="string">
            <text:p>LOST PROPERTY </text:p>
          </table:table-cell>
          <table:table-cell table:style-name="ce21" office:value-type="string">
            <text:p>GEORGE WASHINGTON MEMORIAL HIGHWAY </text:p>
          </table:table-cell>
          <table:table-cell table:style-name="ce21"/>
          <table:table-cell table:style-name="ce25" office:value-type="float" office:value="23693">
            <text:p>23693</text:p>
          </table:table-cell>
          <table:table-cell table:style-name="ce26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2-12T00:00:00">
            <text:p>2/12/2003</text:p>
          </table:table-cell>
          <table:table-cell table:style-name="ce21" office:value-type="string">
            <text:p>LOST PROPERTY </text:p>
          </table:table-cell>
          <table:table-cell table:style-name="ce21" office:value-type="string">
            <text:p>GEORGE WASHINGTON MEMORIAL HIGHWAY </text:p>
          </table:table-cell>
          <table:table-cell table:style-name="ce21"/>
          <table:table-cell table:style-name="ce25" office:value-type="float" office:value="23693">
            <text:p>23693</text:p>
          </table:table-cell>
          <table:table-cell table:style-name="ce26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7-25T00:00:00">
            <text:p>7/25/2003</text:p>
          </table:table-cell>
          <table:table-cell table:style-name="ce21" office:value-type="string">
            <text:p>LOST PROPERTY </text:p>
          </table:table-cell>
          <table:table-cell table:style-name="ce21" office:value-type="string">
            <text:p>GEORGE WASHINGTON MEMORIAL HIGHWAY </text:p>
          </table:table-cell>
          <table:table-cell table:style-name="ce21"/>
          <table:table-cell table:style-name="ce25" office:value-type="float" office:value="23693">
            <text:p>23693</text:p>
          </table:table-cell>
          <table:table-cell table:style-name="ce26" office:value-type="float" office:value="200">
            <text:p>200</text:p>
          </table:table-cell>
        </table:table-row>
        <table:table-row table:style-name="ro2">
          <table:table-cell table:style-name="ce24" office:value-type="date" office:date-value="2003-12-22T00:00:00">
            <text:p>12/22/2003</text:p>
          </table:table-cell>
          <table:table-cell table:style-name="ce21" office:value-type="string">
            <text:p>LOST PROPERTY </text:p>
          </table:table-cell>
          <table:table-cell table:style-name="ce21" office:value-type="string">
            <text:p>GEORGE WASHINGTON MEMORIAL HIGHWAY </text:p>
          </table:table-cell>
          <table:table-cell table:style-name="ce21"/>
          <table:table-cell table:style-name="ce25" office:value-type="float" office:value="23693">
            <text:p>23693</text:p>
          </table:table-cell>
          <table:table-cell table:style-name="ce26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9-10T00:00:00">
            <text:p>9/10/2003</text:p>
          </table:table-cell>
          <table:table-cell table:style-name="ce21" office:value-type="string">
            <text:p>LOST PROPERTY </text:p>
          </table:table-cell>
          <table:table-cell table:style-name="ce21" office:value-type="string">
            <text:p>GEORGE WASHINGTON MEMORIAL HIGHWAY </text:p>
          </table:table-cell>
          <table:table-cell table:style-name="ce21"/>
          <table:table-cell table:style-name="ce25" office:value-type="float" office:value="23693">
            <text:p>23693</text:p>
          </table:table-cell>
          <table:table-cell table:style-name="ce26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2-24T00:00:00">
            <text:p>2/24/2003</text:p>
          </table:table-cell>
          <table:table-cell table:style-name="ce21" office:value-type="string">
            <text:p>LOST PROPERTY </text:p>
          </table:table-cell>
          <table:table-cell table:style-name="ce21" office:value-type="string">
            <text:p>GEORGE WASHINGTON MEMORIAL HIGHWAY </text:p>
          </table:table-cell>
          <table:table-cell table:style-name="ce21"/>
          <table:table-cell table:style-name="ce25" office:value-type="float" office:value="23693">
            <text:p>23693</text:p>
          </table:table-cell>
          <table:table-cell table:style-name="ce26" office:value-type="float" office:value="200">
            <text:p>200</text:p>
          </table:table-cell>
        </table:table-row>
        <table:table-row table:style-name="ro2">
          <table:table-cell table:style-name="ce24" office:value-type="date" office:date-value="2003-01-22T00:00:00">
            <text:p>1/22/2003</text:p>
          </table:table-cell>
          <table:table-cell table:style-name="ce21" office:value-type="string">
            <text:p>MANUF, SALE, POSSESSION CONTRO </text:p>
          </table:table-cell>
          <table:table-cell table:style-name="ce21" office:value-type="string">
            <text:p>GEORGE WASHINGTON MEMORIAL HIGHWAY </text:p>
          </table:table-cell>
          <table:table-cell table:style-name="ce21"/>
          <table:table-cell table:style-name="ce25" office:value-type="float" office:value="23693">
            <text:p>23693</text:p>
          </table:table-cell>
          <table:table-cell table:style-name="ce26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11-18T00:00:00">
            <text:p>11/18/2003</text:p>
          </table:table-cell>
          <table:table-cell table:style-name="ce21" office:value-type="string">
            <text:p>MANUF, SALE, POSSESSION CONTROLLED SUBSTANCE </text:p>
          </table:table-cell>
          <table:table-cell table:style-name="ce21" office:value-type="string">
            <text:p>GEORGE WASHINGTON MEMORIAL HIGHWAY </text:p>
          </table:table-cell>
          <table:table-cell table:style-name="ce21"/>
          <table:table-cell table:style-name="ce25" office:value-type="float" office:value="23693">
            <text:p>23693</text:p>
          </table:table-cell>
          <table:table-cell table:style-name="ce26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12-02T00:00:00">
            <text:p>12/2/2003</text:p>
          </table:table-cell>
          <table:table-cell table:style-name="ce21" office:value-type="string">
            <text:p>MANUF, SALE, POSSESSION CONTROLLED SUBSTANCE </text:p>
          </table:table-cell>
          <table:table-cell table:style-name="ce21" office:value-type="string">
            <text:p>GEORGE WASHINGTON MEMORIAL HIGHWAY </text:p>
          </table:table-cell>
          <table:table-cell table:style-name="ce21"/>
          <table:table-cell table:style-name="ce25" office:value-type="float" office:value="23693">
            <text:p>23693</text:p>
          </table:table-cell>
          <table:table-cell table:style-name="ce26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12-02T00:00:00">
            <text:p>12/2/2003</text:p>
          </table:table-cell>
          <table:table-cell table:style-name="ce21" office:value-type="string">
            <text:p>MANUF, SALE, POSSESSION CONTROLLED SUBSTANCE </text:p>
          </table:table-cell>
          <table:table-cell table:style-name="ce21" office:value-type="string">
            <text:p>GEORGE WASHINGTON MEMORIAL HIGHWAY </text:p>
          </table:table-cell>
          <table:table-cell table:style-name="ce21"/>
          <table:table-cell table:style-name="ce25" office:value-type="float" office:value="23693">
            <text:p>23693</text:p>
          </table:table-cell>
          <table:table-cell table:style-name="ce26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12-02T00:00:00">
            <text:p>12/2/2003</text:p>
          </table:table-cell>
          <table:table-cell table:style-name="ce21" office:value-type="string">
            <text:p>MANUF, SALE, POSSESSION CONTROLLED SUBSTANCE </text:p>
          </table:table-cell>
          <table:table-cell table:style-name="ce21" office:value-type="string">
            <text:p>GEORGE WASHINGTON MEMORIAL HIGHWAY </text:p>
          </table:table-cell>
          <table:table-cell table:style-name="ce21"/>
          <table:table-cell table:style-name="ce25" office:value-type="float" office:value="23693">
            <text:p>23693</text:p>
          </table:table-cell>
          <table:table-cell table:style-name="ce26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12-04T00:00:00">
            <text:p>12/4/2003</text:p>
          </table:table-cell>
          <table:table-cell table:style-name="ce21" office:value-type="string">
            <text:p>MANUF, SALE, POSSESSION CONTROLLED SUBSTANCE </text:p>
          </table:table-cell>
          <table:table-cell table:style-name="ce21" office:value-type="string">
            <text:p>GEORGE WASHINGTON MEMORIAL HIGHWAY </text:p>
          </table:table-cell>
          <table:table-cell table:style-name="ce21"/>
          <table:table-cell table:style-name="ce25" office:value-type="float" office:value="23693">
            <text:p>23693</text:p>
          </table:table-cell>
          <table:table-cell table:style-name="ce26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12-11T00:00:00">
            <text:p>12/11/2003</text:p>
          </table:table-cell>
          <table:table-cell table:style-name="ce21" office:value-type="string">
            <text:p>MANUF, SALE, POSSESSION CONTROLLED SUBSTANCE </text:p>
          </table:table-cell>
          <table:table-cell table:style-name="ce21" office:value-type="string">
            <text:p>GEORGE WASHINGTON MEMORIAL HIGHWAY </text:p>
          </table:table-cell>
          <table:table-cell table:style-name="ce21"/>
          <table:table-cell table:style-name="ce25" office:value-type="float" office:value="23693">
            <text:p>23693</text:p>
          </table:table-cell>
          <table:table-cell table:style-name="ce26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12-11T00:00:00">
            <text:p>12/11/2003</text:p>
          </table:table-cell>
          <table:table-cell table:style-name="ce21" office:value-type="string">
            <text:p>MANUF, SALE, POSSESSION CONTROLLED SUBSTANCE </text:p>
          </table:table-cell>
          <table:table-cell table:style-name="ce21" office:value-type="string">
            <text:p>GEORGE WASHINGTON MEMORIAL HIGHWAY </text:p>
          </table:table-cell>
          <table:table-cell table:style-name="ce21"/>
          <table:table-cell table:style-name="ce25" office:value-type="float" office:value="23693">
            <text:p>23693</text:p>
          </table:table-cell>
          <table:table-cell table:style-name="ce26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8-11T00:00:00">
            <text:p>8/11/2003</text:p>
          </table:table-cell>
          <table:table-cell table:style-name="ce21" office:value-type="string">
            <text:p>MANUF, SALE, POSSESSION CONTROLLED SUBSTANCE </text:p>
          </table:table-cell>
          <table:table-cell table:style-name="ce21" office:value-type="string">
            <text:p>GEORGE WASHINGTON MEMORIAL HIGHWAY </text:p>
          </table:table-cell>
          <table:table-cell table:style-name="ce21"/>
          <table:table-cell table:style-name="ce25" office:value-type="float" office:value="23693">
            <text:p>23693</text:p>
          </table:table-cell>
          <table:table-cell table:style-name="ce26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5-07T00:00:00">
            <text:p>5/7/2003</text:p>
          </table:table-cell>
          <table:table-cell table:style-name="ce21" office:value-type="string">
            <text:p>MANUF, SALE, POSSESSION CONTROLLED SUBSTANCE </text:p>
          </table:table-cell>
          <table:table-cell table:style-name="ce21" office:value-type="string">
            <text:p>GEORGE WASHINGTON MEMORIAL HIGHWAY </text:p>
          </table:table-cell>
          <table:table-cell table:style-name="ce21"/>
          <table:table-cell table:style-name="ce25" office:value-type="float" office:value="23693">
            <text:p>23693</text:p>
          </table:table-cell>
          <table:table-cell table:style-name="ce26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5-13T00:00:00">
            <text:p>5/13/2003</text:p>
          </table:table-cell>
          <table:table-cell table:style-name="ce21" office:value-type="string">
            <text:p>MANUF, SALE, POSSESSION CONTROLLED SUBSTANCE </text:p>
          </table:table-cell>
          <table:table-cell table:style-name="ce21" office:value-type="string">
            <text:p>GEORGE WASHINGTON MEMORIAL HIGHWAY </text:p>
          </table:table-cell>
          <table:table-cell table:style-name="ce21"/>
          <table:table-cell table:style-name="ce25" office:value-type="float" office:value="23693">
            <text:p>23693</text:p>
          </table:table-cell>
          <table:table-cell table:style-name="ce26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2-07T00:00:00">
            <text:p>2/7/2003</text:p>
          </table:table-cell>
          <table:table-cell table:style-name="ce21" office:value-type="string">
            <text:p>MOTOR VEHICLE THEFT </text:p>
          </table:table-cell>
          <table:table-cell table:style-name="ce21" office:value-type="string">
            <text:p>GEORGE WASHINGTON MEMORIAL HIGHWAY </text:p>
          </table:table-cell>
          <table:table-cell table:style-name="ce21"/>
          <table:table-cell table:style-name="ce25" office:value-type="float" office:value="23693">
            <text:p>23693</text:p>
          </table:table-cell>
          <table:table-cell table:style-name="ce26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8-12T00:00:00">
            <text:p>8/12/2003</text:p>
          </table:table-cell>
          <table:table-cell table:style-name="ce21" office:value-type="string">
            <text:p>MOTOR VEHICLE THEFT </text:p>
          </table:table-cell>
          <table:table-cell table:style-name="ce21" office:value-type="string">
            <text:p>GEORGE WASHINGTON MEMORIAL HIGHWAY </text:p>
          </table:table-cell>
          <table:table-cell table:style-name="ce21"/>
          <table:table-cell table:style-name="ce25" office:value-type="float" office:value="23693">
            <text:p>23693</text:p>
          </table:table-cell>
          <table:table-cell table:style-name="ce26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7-15T00:00:00">
            <text:p>7/15/2003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GEORGE WASHINGTON MEMORIAL HIGHWAY </text:p>
          </table:table-cell>
          <table:table-cell table:style-name="ce21"/>
          <table:table-cell table:style-name="ce25" office:value-type="float" office:value="23693">
            <text:p>23693</text:p>
          </table:table-cell>
          <table:table-cell table:style-name="ce26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8-08T00:00:00">
            <text:p>8/8/2003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GEORGE WASHINGTON MEMORIAL HIGHWAY </text:p>
          </table:table-cell>
          <table:table-cell table:style-name="ce21"/>
          <table:table-cell table:style-name="ce26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3-08-17T00:00:00">
            <text:p>8/17/2003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GEORGE WASHINGTON MEMORIAL HIGHWAY </text:p>
          </table:table-cell>
          <table:table-cell table:style-name="ce21"/>
          <table:table-cell table:style-name="ce25" office:value-type="float" office:value="23693">
            <text:p>23693</text:p>
          </table:table-cell>
          <table:table-cell table:style-name="ce26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3-02T00:00:00">
            <text:p>3/2/2003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GEORGE WASHINGTON MEMORIAL HIGHWAY </text:p>
          </table:table-cell>
          <table:table-cell table:style-name="ce21"/>
          <table:table-cell table:style-name="ce25" office:value-type="float" office:value="23693">
            <text:p>23693</text:p>
          </table:table-cell>
          <table:table-cell table:style-name="ce26" office:value-type="float" office:value="200">
            <text:p>200</text:p>
          </table:table-cell>
        </table:table-row>
        <table:table-row table:style-name="ro2">
          <table:table-cell table:style-name="ce24" office:value-type="date" office:date-value="2003-01-12T00:00:00">
            <text:p>1/12/2003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GEORGE WASHINGTON MEMORIAL HIGHWAY </text:p>
          </table:table-cell>
          <table:table-cell table:style-name="ce21"/>
          <table:table-cell table:style-name="ce25" office:value-type="float" office:value="23693">
            <text:p>23693</text:p>
          </table:table-cell>
          <table:table-cell table:style-name="ce26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10-08T00:00:00">
            <text:p>10/8/2003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GEORGE WASHINGTON MEMORIAL HIGHWAY </text:p>
          </table:table-cell>
          <table:table-cell table:style-name="ce21"/>
          <table:table-cell table:style-name="ce25" office:value-type="float" office:value="23693">
            <text:p>23693</text:p>
          </table:table-cell>
          <table:table-cell table:style-name="ce26" office:value-type="float" office:value="200">
            <text:p>200</text:p>
          </table:table-cell>
        </table:table-row>
        <table:table-row table:style-name="ro2">
          <table:table-cell table:style-name="ce24" office:value-type="date" office:date-value="2003-08-05T00:00:00">
            <text:p>8/5/2003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GEORGE WASHINGTON MEMORIAL HIGHWAY </text:p>
          </table:table-cell>
          <table:table-cell table:style-name="ce21"/>
          <table:table-cell table:style-name="ce25" office:value-type="float" office:value="23693">
            <text:p>23693</text:p>
          </table:table-cell>
          <table:table-cell table:style-name="ce26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1-02T00:00:00">
            <text:p>1/2/2003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GEORGE WASHINGTON MEMORIAL HIGHWAY </text:p>
          </table:table-cell>
          <table:table-cell table:style-name="ce21"/>
          <table:table-cell table:style-name="ce25" office:value-type="float" office:value="23693">
            <text:p>23693</text:p>
          </table:table-cell>
          <table:table-cell table:style-name="ce26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1-28T00:00:00">
            <text:p>1/28/2003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GEORGE WASHINGTON MEMORIAL HIGHWAY </text:p>
          </table:table-cell>
          <table:table-cell table:style-name="ce21"/>
          <table:table-cell table:style-name="ce25" office:value-type="float" office:value="23693">
            <text:p>23693</text:p>
          </table:table-cell>
          <table:table-cell table:style-name="ce26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8-17T00:00:00">
            <text:p>8/17/2003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GEORGE WASHINGTON MEMORIAL HIGHWAY </text:p>
          </table:table-cell>
          <table:table-cell table:style-name="ce21"/>
          <table:table-cell table:style-name="ce25" office:value-type="float" office:value="23693">
            <text:p>23693</text:p>
          </table:table-cell>
          <table:table-cell table:style-name="ce26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9-22T00:00:00">
            <text:p>9/22/2003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GEORGE WASHINGTON MEMORIAL HIGHWAY </text:p>
          </table:table-cell>
          <table:table-cell table:style-name="ce21"/>
          <table:table-cell table:style-name="ce25" office:value-type="float" office:value="23693">
            <text:p>23693</text:p>
          </table:table-cell>
          <table:table-cell table:style-name="ce26" office:value-type="float" office:value="200">
            <text:p>200</text:p>
          </table:table-cell>
        </table:table-row>
        <table:table-row table:style-name="ro2">
          <table:table-cell table:style-name="ce24" office:value-type="date" office:date-value="2003-10-22T00:00:00">
            <text:p>10/22/2003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GEORGE WASHINGTON MEMORIAL HIGHWAY </text:p>
          </table:table-cell>
          <table:table-cell table:style-name="ce21"/>
          <table:table-cell table:style-name="ce25" office:value-type="float" office:value="23693">
            <text:p>23693</text:p>
          </table:table-cell>
          <table:table-cell table:style-name="ce26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12-07T00:00:00">
            <text:p>12/7/2003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GEORGE WASHINGTON MEMORIAL HIGHWAY </text:p>
          </table:table-cell>
          <table:table-cell table:style-name="ce21"/>
          <table:table-cell table:style-name="ce25" office:value-type="float" office:value="23693">
            <text:p>23693</text:p>
          </table:table-cell>
          <table:table-cell table:style-name="ce26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12-11T00:00:00">
            <text:p>12/11/2003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GEORGE WASHINGTON MEMORIAL HIGHWAY </text:p>
          </table:table-cell>
          <table:table-cell table:style-name="ce21"/>
          <table:table-cell table:style-name="ce25" office:value-type="float" office:value="23693">
            <text:p>23693</text:p>
          </table:table-cell>
          <table:table-cell table:style-name="ce26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4-02T00:00:00">
            <text:p>4/2/2003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GEORGE WASHINGTON MEMORIAL HIGHWAY </text:p>
          </table:table-cell>
          <table:table-cell table:style-name="ce21"/>
          <table:table-cell table:style-name="ce25" office:value-type="float" office:value="23693">
            <text:p>23693</text:p>
          </table:table-cell>
          <table:table-cell table:style-name="ce26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7-29T00:00:00">
            <text:p>7/29/2003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GEORGE WASHINGTON MEMORIAL HIGHWAY </text:p>
          </table:table-cell>
          <table:table-cell table:style-name="ce21"/>
          <table:table-cell table:style-name="ce25" office:value-type="float" office:value="23693">
            <text:p>23693</text:p>
          </table:table-cell>
          <table:table-cell table:style-name="ce26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7-29T00:00:00">
            <text:p>7/29/2003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GEORGE WASHINGTON MEMORIAL HIGHWAY </text:p>
          </table:table-cell>
          <table:table-cell table:style-name="ce21"/>
          <table:table-cell table:style-name="ce25" office:value-type="float" office:value="23693">
            <text:p>23693</text:p>
          </table:table-cell>
          <table:table-cell table:style-name="ce26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9-06T00:00:00">
            <text:p>9/6/2003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GEORGE WASHINGTON MEMORIAL HIGHWAY </text:p>
          </table:table-cell>
          <table:table-cell table:style-name="ce21"/>
          <table:table-cell table:style-name="ce25" office:value-type="float" office:value="23693">
            <text:p>23693</text:p>
          </table:table-cell>
          <table:table-cell table:style-name="ce26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9-25T00:00:00">
            <text:p>9/25/2003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GEORGE WASHINGTON MEMORIAL HIGHWAY </text:p>
          </table:table-cell>
          <table:table-cell table:style-name="ce21"/>
          <table:table-cell table:style-name="ce25" office:value-type="float" office:value="23693">
            <text:p>23693</text:p>
          </table:table-cell>
          <table:table-cell table:style-name="ce26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9-26T00:00:00">
            <text:p>9/26/2003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GEORGE WASHINGTON MEMORIAL HIGHWAY </text:p>
          </table:table-cell>
          <table:table-cell table:style-name="ce21"/>
          <table:table-cell table:style-name="ce25" office:value-type="float" office:value="23693">
            <text:p>23693</text:p>
          </table:table-cell>
          <table:table-cell table:style-name="ce26" office:value-type="float" office:value="200">
            <text:p>200</text:p>
          </table:table-cell>
        </table:table-row>
        <table:table-row table:style-name="ro2">
          <table:table-cell table:style-name="ce24" office:value-type="date" office:date-value="2003-05-07T00:00:00">
            <text:p>5/7/2003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GEORGE WASHINGTON MEMORIAL HIGHWAY </text:p>
          </table:table-cell>
          <table:table-cell table:style-name="ce21"/>
          <table:table-cell table:style-name="ce25" office:value-type="float" office:value="23693">
            <text:p>23693</text:p>
          </table:table-cell>
          <table:table-cell table:style-name="ce26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12-02T00:00:00">
            <text:p>12/2/2003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GEORGE WASHINGTON MEMORIAL HIGHWAY </text:p>
          </table:table-cell>
          <table:table-cell table:style-name="ce21"/>
          <table:table-cell table:style-name="ce25" office:value-type="float" office:value="23693">
            <text:p>23693</text:p>
          </table:table-cell>
          <table:table-cell table:style-name="ce26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2-21T00:00:00">
            <text:p>2/21/2003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GEORGE WASHINGTON MEMORIAL HIGHWAY </text:p>
          </table:table-cell>
          <table:table-cell table:style-name="ce21"/>
          <table:table-cell table:style-name="ce25" office:value-type="float" office:value="23693">
            <text:p>23693</text:p>
          </table:table-cell>
          <table:table-cell table:style-name="ce26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5-26T00:00:00">
            <text:p>5/26/2003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GEORGE WASHINGTON MEMORIAL HIGHWAY </text:p>
          </table:table-cell>
          <table:table-cell table:style-name="ce21"/>
          <table:table-cell table:style-name="ce25" office:value-type="float" office:value="23693">
            <text:p>23693</text:p>
          </table:table-cell>
          <table:table-cell table:style-name="ce26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3-10T00:00:00">
            <text:p>3/10/2003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GEORGE WASHINGTON MEMORIAL HIGHWAY </text:p>
          </table:table-cell>
          <table:table-cell table:style-name="ce21"/>
          <table:table-cell table:style-name="ce26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3-11-26T00:00:00">
            <text:p>11/26/2003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GEORGE WASHINGTON MEMORIAL HIGHWAY </text:p>
          </table:table-cell>
          <table:table-cell table:style-name="ce21"/>
          <table:table-cell table:style-name="ce25" office:value-type="float" office:value="23693">
            <text:p>23693</text:p>
          </table:table-cell>
          <table:table-cell table:style-name="ce26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8-21T00:00:00">
            <text:p>8/21/2003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GEORGE WASHINGTON MEMORIAL HIGHWAY </text:p>
          </table:table-cell>
          <table:table-cell table:style-name="ce21"/>
          <table:table-cell table:style-name="ce25" office:value-type="float" office:value="23693">
            <text:p>23693</text:p>
          </table:table-cell>
          <table:table-cell table:style-name="ce26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8-27T00:00:00">
            <text:p>8/27/2003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GEORGE WASHINGTON MEMORIAL HIGHWAY </text:p>
          </table:table-cell>
          <table:table-cell table:style-name="ce21"/>
          <table:table-cell table:style-name="ce25" office:value-type="float" office:value="23693">
            <text:p>23693</text:p>
          </table:table-cell>
          <table:table-cell table:style-name="ce26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6-11T00:00:00">
            <text:p>6/11/2003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GEORGE WASHINGTON MEMORIAL HIGHWAY </text:p>
          </table:table-cell>
          <table:table-cell table:style-name="ce21"/>
          <table:table-cell table:style-name="ce25" office:value-type="float" office:value="23693">
            <text:p>23693</text:p>
          </table:table-cell>
          <table:table-cell table:style-name="ce26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12-05T00:00:00">
            <text:p>12/5/2003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GEORGE WASHINGTON MEMORIAL HIGHWAY </text:p>
          </table:table-cell>
          <table:table-cell table:style-name="ce21"/>
          <table:table-cell table:style-name="ce25" office:value-type="float" office:value="23693">
            <text:p>23693</text:p>
          </table:table-cell>
          <table:table-cell table:style-name="ce26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4-22T00:00:00">
            <text:p>4/22/2003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GEORGE WASHINGTON MEMORIAL HIGHWAY </text:p>
          </table:table-cell>
          <table:table-cell table:style-name="ce21"/>
          <table:table-cell table:style-name="ce25" office:value-type="float" office:value="23693">
            <text:p>23693</text:p>
          </table:table-cell>
          <table:table-cell table:style-name="ce26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11-19T00:00:00">
            <text:p>11/19/2003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GEORGE WASHINGTON MEMORIAL HIGHWAY </text:p>
          </table:table-cell>
          <table:table-cell table:style-name="ce21"/>
          <table:table-cell table:style-name="ce25" office:value-type="float" office:value="23693">
            <text:p>23693</text:p>
          </table:table-cell>
          <table:table-cell table:style-name="ce26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2-05T00:00:00">
            <text:p>2/5/2003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GEORGE WASHINGTON MEMORIAL HIGHWAY </text:p>
          </table:table-cell>
          <table:table-cell table:style-name="ce21"/>
          <table:table-cell table:style-name="ce25" office:value-type="float" office:value="23693">
            <text:p>23693</text:p>
          </table:table-cell>
          <table:table-cell table:style-name="ce26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3-13T00:00:00">
            <text:p>3/13/2003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GEORGE WASHINGTON MEMORIAL HIGHWAY </text:p>
          </table:table-cell>
          <table:table-cell table:style-name="ce21"/>
          <table:table-cell table:style-name="ce25" office:value-type="float" office:value="23693">
            <text:p>23693</text:p>
          </table:table-cell>
          <table:table-cell table:style-name="ce26" office:value-type="float" office:value="200">
            <text:p>200</text:p>
          </table:table-cell>
        </table:table-row>
        <table:table-row table:style-name="ro2">
          <table:table-cell table:style-name="ce24" office:value-type="date" office:date-value="2003-04-16T00:00:00">
            <text:p>4/16/2003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GEORGE WASHINGTON MEMORIAL HIGHWAY </text:p>
          </table:table-cell>
          <table:table-cell table:style-name="ce21"/>
          <table:table-cell table:style-name="ce25" office:value-type="float" office:value="23693">
            <text:p>23693</text:p>
          </table:table-cell>
          <table:table-cell table:style-name="ce26" office:value-type="float" office:value="200">
            <text:p>200</text:p>
          </table:table-cell>
        </table:table-row>
        <table:table-row table:style-name="ro2">
          <table:table-cell table:style-name="ce24" office:value-type="date" office:date-value="2003-10-07T00:00:00">
            <text:p>10/7/2003</text:p>
          </table:table-cell>
          <table:table-cell table:style-name="ce21" office:value-type="string">
            <text:p>PETIT LARCENY -3RD OR SUBSQ OFFENSE </text:p>
          </table:table-cell>
          <table:table-cell table:style-name="ce21" office:value-type="string">
            <text:p>GEORGE WASHINGTON MEMORIAL HIGHWAY </text:p>
          </table:table-cell>
          <table:table-cell table:style-name="ce21"/>
          <table:table-cell table:style-name="ce25" office:value-type="float" office:value="23693">
            <text:p>23693</text:p>
          </table:table-cell>
          <table:table-cell table:style-name="ce26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11-04T00:00:00">
            <text:p>11/4/2003</text:p>
          </table:table-cell>
          <table:table-cell table:style-name="ce21" office:value-type="string">
            <text:p>PETIT LARCENY -3RD OR SUBSQ OFFENSE </text:p>
          </table:table-cell>
          <table:table-cell table:style-name="ce21" office:value-type="string">
            <text:p>GEORGE WASHINGTON MEMORIAL HIGHWAY </text:p>
          </table:table-cell>
          <table:table-cell table:style-name="ce21"/>
          <table:table-cell table:style-name="ce25" office:value-type="float" office:value="23693">
            <text:p>23693</text:p>
          </table:table-cell>
          <table:table-cell table:style-name="ce26" office:value-type="float" office:value="200">
            <text:p>200</text:p>
          </table:table-cell>
        </table:table-row>
        <table:table-row table:style-name="ro2">
          <table:table-cell table:style-name="ce24" office:value-type="date" office:date-value="2003-11-10T00:00:00">
            <text:p>11/10/2003</text:p>
          </table:table-cell>
          <table:table-cell table:style-name="ce21" office:value-type="string">
            <text:p>PETIT LARCENY -3RD OR SUBSQ OFFENSE </text:p>
          </table:table-cell>
          <table:table-cell table:style-name="ce21" office:value-type="string">
            <text:p>GEORGE WASHINGTON MEMORIAL HIGHWAY </text:p>
          </table:table-cell>
          <table:table-cell table:style-name="ce21"/>
          <table:table-cell table:style-name="ce25" office:value-type="float" office:value="23693">
            <text:p>23693</text:p>
          </table:table-cell>
          <table:table-cell table:style-name="ce26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1-30T00:00:00">
            <text:p>1/30/2003</text:p>
          </table:table-cell>
          <table:table-cell table:style-name="ce21" office:value-type="string">
            <text:p>POSSESSION OF MARIJUANA </text:p>
          </table:table-cell>
          <table:table-cell table:style-name="ce21" office:value-type="string">
            <text:p>GEORGE WASHINGTON MEMORIAL HIGHWAY </text:p>
          </table:table-cell>
          <table:table-cell table:style-name="ce21"/>
          <table:table-cell table:style-name="ce25" office:value-type="float" office:value="23693">
            <text:p>23693</text:p>
          </table:table-cell>
          <table:table-cell table:style-name="ce26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1-04T00:00:00">
            <text:p>1/4/2003</text:p>
          </table:table-cell>
          <table:table-cell table:style-name="ce21" office:value-type="string">
            <text:p>POSSESSION OF MARIJUANA </text:p>
          </table:table-cell>
          <table:table-cell table:style-name="ce21" office:value-type="string">
            <text:p>GEORGE WASHINGTON MEMORIAL HIGHWAY </text:p>
          </table:table-cell>
          <table:table-cell table:style-name="ce21"/>
          <table:table-cell table:style-name="ce25" office:value-type="float" office:value="23693">
            <text:p>23693</text:p>
          </table:table-cell>
          <table:table-cell table:style-name="ce26" office:value-type="float" office:value="300">
            <text:p>300</text:p>
          </table:table-cell>
        </table:table-row>
        <table:table-row table:style-name="ro2">
          <table:table-cell table:style-name="ce24" office:value-type="date" office:date-value="2003-06-12T00:00:00">
            <text:p>6/12/2003</text:p>
          </table:table-cell>
          <table:table-cell table:style-name="ce21" office:value-type="string">
            <text:p>POSSESSION OF MARIJUANA </text:p>
          </table:table-cell>
          <table:table-cell table:style-name="ce21" office:value-type="string">
            <text:p>GEORGE WASHINGTON MEMORIAL HIGHWAY </text:p>
          </table:table-cell>
          <table:table-cell table:style-name="ce21"/>
          <table:table-cell table:style-name="ce25" office:value-type="float" office:value="23693">
            <text:p>23693</text:p>
          </table:table-cell>
          <table:table-cell table:style-name="ce26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2-28T00:00:00">
            <text:p>2/28/2003</text:p>
          </table:table-cell>
          <table:table-cell table:style-name="ce21" office:value-type="string">
            <text:p>POSSESSION OF MARIJUANA </text:p>
          </table:table-cell>
          <table:table-cell table:style-name="ce21" office:value-type="string">
            <text:p>GEORGE WASHINGTON MEMORIAL HIGHWAY </text:p>
          </table:table-cell>
          <table:table-cell table:style-name="ce21"/>
          <table:table-cell table:style-name="ce25" office:value-type="float" office:value="23693">
            <text:p>23693</text:p>
          </table:table-cell>
          <table:table-cell table:style-name="ce26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1-14T00:00:00">
            <text:p>1/14/2003</text:p>
          </table:table-cell>
          <table:table-cell table:style-name="ce21" office:value-type="string">
            <text:p>RECEIVING STOLEN GOODS </text:p>
          </table:table-cell>
          <table:table-cell table:style-name="ce21" office:value-type="string">
            <text:p>GEORGE WASHINGTON MEMORIAL HIGHWAY </text:p>
          </table:table-cell>
          <table:table-cell table:style-name="ce21"/>
          <table:table-cell table:style-name="ce25" office:value-type="float" office:value="23693">
            <text:p>23693</text:p>
          </table:table-cell>
          <table:table-cell table:style-name="ce26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8-12T00:00:00">
            <text:p>8/12/2003</text:p>
          </table:table-cell>
          <table:table-cell table:style-name="ce21" office:value-type="string">
            <text:p>RECKLESS - GENERAL </text:p>
          </table:table-cell>
          <table:table-cell table:style-name="ce21" office:value-type="string">
            <text:p>GEORGE WASHINGTON MEMORIAL HIGHWAY </text:p>
          </table:table-cell>
          <table:table-cell table:style-name="ce21"/>
          <table:table-cell table:style-name="ce25" office:value-type="float" office:value="23693">
            <text:p>23693</text:p>
          </table:table-cell>
          <table:table-cell table:style-name="ce26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5-10T00:00:00">
            <text:p>5/10/2003</text:p>
          </table:table-cell>
          <table:table-cell table:style-name="ce21" office:value-type="string">
            <text:p>RECKLESS - GENERAL </text:p>
          </table:table-cell>
          <table:table-cell table:style-name="ce21" office:value-type="string">
            <text:p>GEORGE WASHINGTON MEMORIAL HIGHWAY </text:p>
          </table:table-cell>
          <table:table-cell table:style-name="ce21"/>
          <table:table-cell table:style-name="ce25" office:value-type="float" office:value="23693">
            <text:p>23693</text:p>
          </table:table-cell>
          <table:table-cell table:style-name="ce26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11-08T00:00:00">
            <text:p>11/8/2003</text:p>
          </table:table-cell>
          <table:table-cell table:style-name="ce21" office:value-type="string">
            <text:p>RECKLESS DRIVING - EXCESSIVE SPEED </text:p>
          </table:table-cell>
          <table:table-cell table:style-name="ce21" office:value-type="string">
            <text:p>GEORGE WASHINGTON MEMORIAL HIGHWAY </text:p>
          </table:table-cell>
          <table:table-cell table:style-name="ce21"/>
          <table:table-cell table:style-name="ce25" office:value-type="float" office:value="23693">
            <text:p>23693</text:p>
          </table:table-cell>
          <table:table-cell table:style-name="ce26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6-12T00:00:00">
            <text:p>6/12/2003</text:p>
          </table:table-cell>
          <table:table-cell table:style-name="ce21" office:value-type="string">
            <text:p>RECOVERED VEHICLE-STOLEN OTHER JURISDICTION </text:p>
          </table:table-cell>
          <table:table-cell table:style-name="ce21" office:value-type="string">
            <text:p>GEORGE WASHINGTON MEMORIAL HIGHWAY </text:p>
          </table:table-cell>
          <table:table-cell table:style-name="ce21"/>
          <table:table-cell table:style-name="ce25" office:value-type="float" office:value="23693">
            <text:p>23693</text:p>
          </table:table-cell>
          <table:table-cell table:style-name="ce26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2-04T00:00:00">
            <text:p>2/4/2003</text:p>
          </table:table-cell>
          <table:table-cell table:style-name="ce21" office:value-type="string">
            <text:p>RECOVERED VEHICLE-STOLEN OTHER JURISDICTION </text:p>
          </table:table-cell>
          <table:table-cell table:style-name="ce21" office:value-type="string">
            <text:p>GEORGE WASHINGTON MEMORIAL HIGHWAY </text:p>
          </table:table-cell>
          <table:table-cell table:style-name="ce21"/>
          <table:table-cell table:style-name="ce25" office:value-type="float" office:value="23693">
            <text:p>23693</text:p>
          </table:table-cell>
          <table:table-cell table:style-name="ce26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2-10T00:00:00">
            <text:p>2/10/2003</text:p>
          </table:table-cell>
          <table:table-cell table:style-name="ce21" office:value-type="string">
            <text:p>RECOVERED VEHICLE-STOLEN OTHER JURISDICTION </text:p>
          </table:table-cell>
          <table:table-cell table:style-name="ce21" office:value-type="string">
            <text:p>GEORGE WASHINGTON MEMORIAL HIGHWAY </text:p>
          </table:table-cell>
          <table:table-cell table:style-name="ce21"/>
          <table:table-cell table:style-name="ce25" office:value-type="float" office:value="23693">
            <text:p>23693</text:p>
          </table:table-cell>
          <table:table-cell table:style-name="ce26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6-07T00:00:00">
            <text:p>6/7/2003</text:p>
          </table:table-cell>
          <table:table-cell table:style-name="ce21" office:value-type="string">
            <text:p>ROBBERY </text:p>
          </table:table-cell>
          <table:table-cell table:style-name="ce21" office:value-type="string">
            <text:p>GEORGE WASHINGTON MEMORIAL HIGHWAY </text:p>
          </table:table-cell>
          <table:table-cell table:style-name="ce21"/>
          <table:table-cell table:style-name="ce25" office:value-type="float" office:value="23693">
            <text:p>23693</text:p>
          </table:table-cell>
          <table:table-cell table:style-name="ce26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4-03T00:00:00">
            <text:p>4/3/2003</text:p>
          </table:table-cell>
          <table:table-cell table:style-name="ce21" office:value-type="string">
            <text:p>ROBBERY </text:p>
          </table:table-cell>
          <table:table-cell table:style-name="ce21" office:value-type="string">
            <text:p>GEORGE WASHINGTON MEMORIAL HIGHWAY </text:p>
          </table:table-cell>
          <table:table-cell table:style-name="ce21"/>
          <table:table-cell table:style-name="ce25" office:value-type="float" office:value="23693">
            <text:p>23693</text:p>
          </table:table-cell>
          <table:table-cell table:style-name="ce26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1-12T00:00:00">
            <text:p>1/12/2003</text:p>
          </table:table-cell>
          <table:table-cell table:style-name="ce21" office:value-type="string">
            <text:p>TRESPASSING </text:p>
          </table:table-cell>
          <table:table-cell table:style-name="ce21" office:value-type="string">
            <text:p>GEORGE WASHINGTON MEMORIAL HIGHWAY </text:p>
          </table:table-cell>
          <table:table-cell table:style-name="ce21"/>
          <table:table-cell table:style-name="ce25" office:value-type="float" office:value="23693">
            <text:p>23693</text:p>
          </table:table-cell>
          <table:table-cell table:style-name="ce26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12-12T00:00:00">
            <text:p>12/12/2003</text:p>
          </table:table-cell>
          <table:table-cell table:style-name="ce21" office:value-type="string">
            <text:p>TRESPASSING </text:p>
          </table:table-cell>
          <table:table-cell table:style-name="ce21" office:value-type="string">
            <text:p>GEORGE WASHINGTON MEMORIAL HIGHWAY </text:p>
          </table:table-cell>
          <table:table-cell table:style-name="ce21"/>
          <table:table-cell table:style-name="ce25" office:value-type="float" office:value="23693">
            <text:p>23693</text:p>
          </table:table-cell>
          <table:table-cell table:style-name="ce26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9-21T00:00:00">
            <text:p>9/21/2003</text:p>
          </table:table-cell>
          <table:table-cell table:style-name="ce21" office:value-type="string">
            <text:p>TRESPASSING </text:p>
          </table:table-cell>
          <table:table-cell table:style-name="ce21" office:value-type="string">
            <text:p>GEORGE WASHINGTON MEMORIAL HIGHWAY </text:p>
          </table:table-cell>
          <table:table-cell table:style-name="ce21"/>
          <table:table-cell table:style-name="ce25" office:value-type="float" office:value="23693">
            <text:p>23693</text:p>
          </table:table-cell>
          <table:table-cell table:style-name="ce26" office:value-type="float" office:value="200">
            <text:p>200</text:p>
          </table:table-cell>
        </table:table-row>
        <table:table-row table:style-name="ro2">
          <table:table-cell table:style-name="ce24" office:value-type="date" office:date-value="2003-03-08T00:00:00">
            <text:p>3/8/2003</text:p>
          </table:table-cell>
          <table:table-cell table:style-name="ce21" office:value-type="string">
            <text:p>TRESPASSING </text:p>
          </table:table-cell>
          <table:table-cell table:style-name="ce21" office:value-type="string">
            <text:p>GEORGE WASHINGTON MEMORIAL HIGHWAY </text:p>
          </table:table-cell>
          <table:table-cell table:style-name="ce21"/>
          <table:table-cell table:style-name="ce25" office:value-type="float" office:value="23693">
            <text:p>23693</text:p>
          </table:table-cell>
          <table:table-cell table:style-name="ce26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4-24T00:00:00">
            <text:p>4/24/2003</text:p>
          </table:table-cell>
          <table:table-cell table:style-name="ce21" office:value-type="string">
            <text:p>UNAUTHORIZED USE OF VEHICLE </text:p>
          </table:table-cell>
          <table:table-cell table:style-name="ce21" office:value-type="string">
            <text:p>GEORGE WASHINGTON MEMORIAL HIGHWAY </text:p>
          </table:table-cell>
          <table:table-cell table:style-name="ce21"/>
          <table:table-cell table:style-name="ce25" office:value-type="float" office:value="23693">
            <text:p>23693</text:p>
          </table:table-cell>
          <table:table-cell table:style-name="ce26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4-03T00:00:00">
            <text:p>4/3/2003</text:p>
          </table:table-cell>
          <table:table-cell table:style-name="ce21" office:value-type="string">
            <text:p>USE OR DISPLAY FIREARM IN COMMISSION OF FELONY </text:p>
          </table:table-cell>
          <table:table-cell table:style-name="ce21" office:value-type="string">
            <text:p>GEORGE WASHINGTON MEMORIAL HIGHWAY </text:p>
          </table:table-cell>
          <table:table-cell table:style-name="ce21"/>
          <table:table-cell table:style-name="ce25" office:value-type="float" office:value="23693">
            <text:p>23693</text:p>
          </table:table-cell>
          <table:table-cell table:style-name="ce26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8-04T00:00:00">
            <text:p>8/4/2003</text:p>
          </table:table-cell>
          <table:table-cell table:style-name="ce21" office:value-type="string">
            <text:p>USING ABUSIVE LANGUAGE </text:p>
          </table:table-cell>
          <table:table-cell table:style-name="ce21" office:value-type="string">
            <text:p>GEORGE WASHINGTON MEMORIAL HIGHWAY </text:p>
          </table:table-cell>
          <table:table-cell table:style-name="ce21"/>
          <table:table-cell table:style-name="ce25" office:value-type="float" office:value="23693">
            <text:p>23693</text:p>
          </table:table-cell>
          <table:table-cell table:style-name="ce26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4-03T00:00:00">
            <text:p>4/3/2003</text:p>
          </table:table-cell>
          <table:table-cell table:style-name="ce21" office:value-type="string">
            <text:p>WEARING MASK IN PUBLIC PLACE </text:p>
          </table:table-cell>
          <table:table-cell table:style-name="ce21" office:value-type="string">
            <text:p>GEORGE WASHINGTON MEMORIAL HIGHWAY </text:p>
          </table:table-cell>
          <table:table-cell table:style-name="ce21"/>
          <table:table-cell table:style-name="ce25" office:value-type="float" office:value="23693">
            <text:p>23693</text:p>
          </table:table-cell>
          <table:table-cell table:style-name="ce26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8-27T00:00:00">
            <text:p>8/27/2003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GEORGE WASHINGTON MEMORIAL HIGHWAY - G </text:p>
          </table:table-cell>
          <table:table-cell table:style-name="ce21"/>
          <table:table-cell table:style-name="ce25" office:value-type="float" office:value="23693">
            <text:p>23693</text:p>
          </table:table-cell>
          <table:table-cell table:style-name="ce26" office:value-type="float" office:value="200">
            <text:p>200</text:p>
          </table:table-cell>
        </table:table-row>
        <table:table-row table:style-name="ro2">
          <table:table-cell table:style-name="ce24" office:value-type="date" office:date-value="2003-07-22T00:00:00">
            <text:p>7/22/2003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GEORGE WASHINGTON MEMORIAL HIGHWAY &amp; A </text:p>
          </table:table-cell>
          <table:table-cell table:style-name="ce21"/>
          <table:table-cell table:style-name="ce25" office:value-type="float" office:value="23693">
            <text:p>23693</text:p>
          </table:table-cell>
          <table:table-cell table:style-name="ce26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7-22T00:00:00">
            <text:p>7/22/2003</text:p>
          </table:table-cell>
          <table:table-cell table:style-name="ce21" office:value-type="string">
            <text:p>POSSESSION OF MARIJUANA </text:p>
          </table:table-cell>
          <table:table-cell table:style-name="ce21" office:value-type="string">
            <text:p>GEORGE WASHINGTON MEMORIAL HIGHWAY &amp; A </text:p>
          </table:table-cell>
          <table:table-cell table:style-name="ce21"/>
          <table:table-cell table:style-name="ce25" office:value-type="float" office:value="23693">
            <text:p>23693</text:p>
          </table:table-cell>
          <table:table-cell table:style-name="ce26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7-22T00:00:00">
            <text:p>7/22/2003</text:p>
          </table:table-cell>
          <table:table-cell table:style-name="ce21" office:value-type="string">
            <text:p>RECKLESS - GENERAL </text:p>
          </table:table-cell>
          <table:table-cell table:style-name="ce21" office:value-type="string">
            <text:p>GEORGE WASHINGTON MEMORIAL HIGHWAY &amp; A </text:p>
          </table:table-cell>
          <table:table-cell table:style-name="ce21"/>
          <table:table-cell table:style-name="ce25" office:value-type="float" office:value="23693">
            <text:p>23693</text:p>
          </table:table-cell>
          <table:table-cell table:style-name="ce26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11-14T00:00:00">
            <text:p>11/14/2003</text:p>
          </table:table-cell>
          <table:table-cell table:style-name="ce21" office:value-type="string">
            <text:p>RUNAWAY JUVENILE </text:p>
          </table:table-cell>
          <table:table-cell table:style-name="ce21" office:value-type="string">
            <text:p>GEORGE WASHINGTON MEMORIAL HIGHWAY &amp; B </text:p>
          </table:table-cell>
          <table:table-cell table:style-name="ce21"/>
          <table:table-cell table:style-name="ce25" office:value-type="float" office:value="23693">
            <text:p>23693</text:p>
          </table:table-cell>
          <table:table-cell table:style-name="ce26" office:value-type="float" office:value="200">
            <text:p>200</text:p>
          </table:table-cell>
        </table:table-row>
        <table:table-row table:style-name="ro2">
          <table:table-cell table:style-name="ce24" office:value-type="date" office:date-value="2003-02-02T00:00:00">
            <text:p>2/2/2003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GEORGE WASHINGTON MEMORIAL HIGHWAY &amp; B </text:p>
          </table:table-cell>
          <table:table-cell table:style-name="ce21"/>
          <table:table-cell table:style-name="ce25" office:value-type="float" office:value="23693">
            <text:p>23693</text:p>
          </table:table-cell>
          <table:table-cell table:style-name="ce26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1-24T00:00:00">
            <text:p>1/24/2003</text:p>
          </table:table-cell>
          <table:table-cell table:style-name="ce21" office:value-type="string">
            <text:p>DRIVING UNDER THE INFLUENCE OF </text:p>
          </table:table-cell>
          <table:table-cell table:style-name="ce21" office:value-type="string">
            <text:p>GEORGE WASHINGTON MEMORIAL HIGHWAY &amp; C </text:p>
          </table:table-cell>
          <table:table-cell table:style-name="ce21"/>
          <table:table-cell table:style-name="ce25" office:value-type="float" office:value="23693">
            <text:p>23693</text:p>
          </table:table-cell>
          <table:table-cell table:style-name="ce26" office:value-type="float" office:value="300">
            <text:p>300</text:p>
          </table:table-cell>
        </table:table-row>
        <table:table-row table:style-name="ro2">
          <table:table-cell table:style-name="ce24" office:value-type="date" office:date-value="2003-03-29T00:00:00">
            <text:p>3/29/2003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GEORGE WASHINGTON MEMORIAL HIGHWAY &amp; C </text:p>
          </table:table-cell>
          <table:table-cell table:style-name="ce21"/>
          <table:table-cell table:style-name="ce25" office:value-type="float" office:value="23693">
            <text:p>23693</text:p>
          </table:table-cell>
          <table:table-cell table:style-name="ce26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1-08T00:00:00">
            <text:p>1/8/2003</text:p>
          </table:table-cell>
          <table:table-cell table:style-name="ce21" office:value-type="string">
            <text:p>DRIVING W/SUSPENDED OR REVOKED </text:p>
          </table:table-cell>
          <table:table-cell table:style-name="ce21" office:value-type="string">
            <text:p>GEORGE WASHINGTON MEMORIAL HIGHWAY &amp; C </text:p>
          </table:table-cell>
          <table:table-cell table:style-name="ce21"/>
          <table:table-cell table:style-name="ce25" office:value-type="float" office:value="23693">
            <text:p>23693</text:p>
          </table:table-cell>
          <table:table-cell table:style-name="ce26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7-31T00:00:00">
            <text:p>7/31/2003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GEORGE WASHINGTON MEMORIAL HIGHWAY &amp; C </text:p>
          </table:table-cell>
          <table:table-cell table:style-name="ce21"/>
          <table:table-cell table:style-name="ce25" office:value-type="float" office:value="23693">
            <text:p>23693</text:p>
          </table:table-cell>
          <table:table-cell table:style-name="ce26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1-18T00:00:00">
            <text:p>1/18/2003</text:p>
          </table:table-cell>
          <table:table-cell table:style-name="ce21" office:value-type="string">
            <text:p>DRIVING UNDER THE INFLUENCE OF </text:p>
          </table:table-cell>
          <table:table-cell table:style-name="ce21" office:value-type="string">
            <text:p>GEORGE WASHINGTON MEMORIAL HIGHWAY &amp; C </text:p>
          </table:table-cell>
          <table:table-cell table:style-name="ce21"/>
          <table:table-cell table:style-name="ce25" office:value-type="float" office:value="23693">
            <text:p>23693</text:p>
          </table:table-cell>
          <table:table-cell table:style-name="ce26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6-17T00:00:00">
            <text:p>6/17/2003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GEORGE WASHINGTON MEMORIAL HIGHWAY &amp; C </text:p>
          </table:table-cell>
          <table:table-cell table:style-name="ce21"/>
          <table:table-cell table:style-name="ce25" office:value-type="float" office:value="23693">
            <text:p>23693</text:p>
          </table:table-cell>
          <table:table-cell table:style-name="ce26" office:value-type="float" office:value="200">
            <text:p>200</text:p>
          </table:table-cell>
        </table:table-row>
        <table:table-row table:style-name="ro2">
          <table:table-cell table:style-name="ce24" office:value-type="date" office:date-value="2003-12-25T00:00:00">
            <text:p>12/25/2003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GEORGE WASHINGTON MEMORIAL HIGHWAY &amp; C </text:p>
          </table:table-cell>
          <table:table-cell table:style-name="ce21"/>
          <table:table-cell table:style-name="ce25" office:value-type="float" office:value="23693">
            <text:p>23693</text:p>
          </table:table-cell>
          <table:table-cell table:style-name="ce26" office:value-type="float" office:value="200">
            <text:p>200</text:p>
          </table:table-cell>
        </table:table-row>
        <table:table-row table:style-name="ro2">
          <table:table-cell table:style-name="ce24" office:value-type="date" office:date-value="2003-06-17T00:00:00">
            <text:p>6/17/2003</text:p>
          </table:table-cell>
          <table:table-cell table:style-name="ce21" office:value-type="string">
            <text:p>RECKLESS - GENERAL </text:p>
          </table:table-cell>
          <table:table-cell table:style-name="ce21" office:value-type="string">
            <text:p>GEORGE WASHINGTON MEMORIAL HIGHWAY &amp; C </text:p>
          </table:table-cell>
          <table:table-cell table:style-name="ce21"/>
          <table:table-cell table:style-name="ce25" office:value-type="float" office:value="23693">
            <text:p>23693</text:p>
          </table:table-cell>
          <table:table-cell table:style-name="ce26" office:value-type="float" office:value="200">
            <text:p>200</text:p>
          </table:table-cell>
        </table:table-row>
        <table:table-row table:style-name="ro2">
          <table:table-cell table:style-name="ce24" office:value-type="date" office:date-value="2003-05-29T00:00:00">
            <text:p>5/29/2003</text:p>
          </table:table-cell>
          <table:table-cell table:style-name="ce21" office:value-type="string">
            <text:p>RECKLESS DRIVING - EXCESSIVE SPEED </text:p>
          </table:table-cell>
          <table:table-cell table:style-name="ce21" office:value-type="string">
            <text:p>GEORGE WASHINGTON MEMORIAL HIGHWAY &amp; D </text:p>
          </table:table-cell>
          <table:table-cell table:style-name="ce21"/>
          <table:table-cell table:style-name="ce25" office:value-type="float" office:value="23693">
            <text:p>23693</text:p>
          </table:table-cell>
          <table:table-cell table:style-name="ce26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5-06T00:00:00">
            <text:p>5/6/2003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GEORGE WASHINGTON MEMORIAL HIGHWAY &amp; D </text:p>
          </table:table-cell>
          <table:table-cell table:style-name="ce21"/>
          <table:table-cell table:style-name="ce25" office:value-type="float" office:value="23693">
            <text:p>23693</text:p>
          </table:table-cell>
          <table:table-cell table:style-name="ce26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6-23T00:00:00">
            <text:p>6/23/2003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GEORGE WASHINGTON MEMORIAL HIGHWAY &amp; D </text:p>
          </table:table-cell>
          <table:table-cell table:style-name="ce21"/>
          <table:table-cell table:style-name="ce25" office:value-type="float" office:value="23693">
            <text:p>23693</text:p>
          </table:table-cell>
          <table:table-cell table:style-name="ce26" office:value-type="float" office:value="300">
            <text:p>300</text:p>
          </table:table-cell>
        </table:table-row>
        <table:table-row table:style-name="ro2">
          <table:table-cell table:style-name="ce24" office:value-type="date" office:date-value="2003-08-08T00:00:00">
            <text:p>8/8/2003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GEORGE WASHINGTON MEMORIAL HIGHWAY &amp; D </text:p>
          </table:table-cell>
          <table:table-cell table:style-name="ce21"/>
          <table:table-cell table:style-name="ce25" office:value-type="float" office:value="23693">
            <text:p>23693</text:p>
          </table:table-cell>
          <table:table-cell table:style-name="ce26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6-22T00:00:00">
            <text:p>6/22/2003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GEORGE WASHINGTON MEMORIAL HIGHWAY &amp; D </text:p>
          </table:table-cell>
          <table:table-cell table:style-name="ce21"/>
          <table:table-cell table:style-name="ce25" office:value-type="float" office:value="23693">
            <text:p>23693</text:p>
          </table:table-cell>
          <table:table-cell table:style-name="ce26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3-31T00:00:00">
            <text:p>3/31/2003</text:p>
          </table:table-cell>
          <table:table-cell table:style-name="ce21" office:value-type="string">
            <text:p>DRUNK IN PUBLIC </text:p>
          </table:table-cell>
          <table:table-cell table:style-name="ce21" office:value-type="string">
            <text:p>GEORGE WASHINGTON MEMORIAL HIGHWAY &amp; D </text:p>
          </table:table-cell>
          <table:table-cell table:style-name="ce21"/>
          <table:table-cell table:style-name="ce25" office:value-type="float" office:value="23693">
            <text:p>23693</text:p>
          </table:table-cell>
          <table:table-cell table:style-name="ce26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8-08T00:00:00">
            <text:p>8/8/2003</text:p>
          </table:table-cell>
          <table:table-cell table:style-name="ce21" office:value-type="string">
            <text:p>RECKLESS - GENERAL </text:p>
          </table:table-cell>
          <table:table-cell table:style-name="ce21" office:value-type="string">
            <text:p>GEORGE WASHINGTON MEMORIAL HIGHWAY &amp; D </text:p>
          </table:table-cell>
          <table:table-cell table:style-name="ce21"/>
          <table:table-cell table:style-name="ce25" office:value-type="float" office:value="23693">
            <text:p>23693</text:p>
          </table:table-cell>
          <table:table-cell table:style-name="ce26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6-23T00:00:00">
            <text:p>6/23/2003</text:p>
          </table:table-cell>
          <table:table-cell table:style-name="ce21" office:value-type="string">
            <text:p>REFUSE BLOOD/BREATH TEST </text:p>
          </table:table-cell>
          <table:table-cell table:style-name="ce21" office:value-type="string">
            <text:p>GEORGE WASHINGTON MEMORIAL HIGHWAY &amp; D </text:p>
          </table:table-cell>
          <table:table-cell table:style-name="ce21"/>
          <table:table-cell table:style-name="ce25" office:value-type="float" office:value="23693">
            <text:p>23693</text:p>
          </table:table-cell>
          <table:table-cell table:style-name="ce26" office:value-type="float" office:value="300">
            <text:p>300</text:p>
          </table:table-cell>
        </table:table-row>
        <table:table-row table:style-name="ro2">
          <table:table-cell table:style-name="ce24" office:value-type="date" office:date-value="2003-06-22T00:00:00">
            <text:p>6/22/2003</text:p>
          </table:table-cell>
          <table:table-cell table:style-name="ce21" office:value-type="string">
            <text:p>REFUSE BLOOD/BREATH TEST </text:p>
          </table:table-cell>
          <table:table-cell table:style-name="ce21" office:value-type="string">
            <text:p>GEORGE WASHINGTON MEMORIAL HIGHWAY &amp; D </text:p>
          </table:table-cell>
          <table:table-cell table:style-name="ce21"/>
          <table:table-cell table:style-name="ce25" office:value-type="float" office:value="23693">
            <text:p>23693</text:p>
          </table:table-cell>
          <table:table-cell table:style-name="ce26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8-08T00:00:00">
            <text:p>8/8/2003</text:p>
          </table:table-cell>
          <table:table-cell table:style-name="ce21" office:value-type="string">
            <text:p>UNLAWFUL PURCHASE OR POSSESS ALCOHOLIC BEVERAGE </text:p>
          </table:table-cell>
          <table:table-cell table:style-name="ce21" office:value-type="string">
            <text:p>GEORGE WASHINGTON MEMORIAL HIGHWAY &amp; D </text:p>
          </table:table-cell>
          <table:table-cell table:style-name="ce21"/>
          <table:table-cell table:style-name="ce25" office:value-type="float" office:value="23693">
            <text:p>23693</text:p>
          </table:table-cell>
          <table:table-cell table:style-name="ce26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3-25T00:00:00">
            <text:p>3/25/2003</text:p>
          </table:table-cell>
          <table:table-cell table:style-name="ce21" office:value-type="string">
            <text:p>MANUF, SALE, POSSESSION CONTROLLED SUBSTANCE </text:p>
          </table:table-cell>
          <table:table-cell table:style-name="ce21" office:value-type="string">
            <text:p>GEORGE WASHINGTON MEMORIAL HIGHWAY &amp; D </text:p>
          </table:table-cell>
          <table:table-cell table:style-name="ce21"/>
          <table:table-cell table:style-name="ce25" office:value-type="float" office:value="23693">
            <text:p>23693</text:p>
          </table:table-cell>
          <table:table-cell table:style-name="ce26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1-08T00:00:00">
            <text:p>1/8/2003</text:p>
          </table:table-cell>
          <table:table-cell table:style-name="ce21" office:value-type="string">
            <text:p>DRIVING UNDER THE INFLUENCE OF </text:p>
          </table:table-cell>
          <table:table-cell table:style-name="ce21" office:value-type="string">
            <text:p>GEORGE WASHINGTON MEMORIAL HIGHWAY &amp; E </text:p>
          </table:table-cell>
          <table:table-cell table:style-name="ce21"/>
          <table:table-cell table:style-name="ce25" office:value-type="float" office:value="23693">
            <text:p>23693</text:p>
          </table:table-cell>
          <table:table-cell table:style-name="ce26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5-24T00:00:00">
            <text:p>5/24/2003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GEORGE WASHINGTON MEMORIAL HIGHWAY &amp; E </text:p>
          </table:table-cell>
          <table:table-cell table:style-name="ce21"/>
          <table:table-cell table:style-name="ce25" office:value-type="float" office:value="23693">
            <text:p>23693</text:p>
          </table:table-cell>
          <table:table-cell table:style-name="ce26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10-05T00:00:00">
            <text:p>10/5/2003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GEORGE WASHINGTON MEMORIAL HIGHWAY &amp; E </text:p>
          </table:table-cell>
          <table:table-cell table:style-name="ce21"/>
          <table:table-cell table:style-name="ce25" office:value-type="float" office:value="23693">
            <text:p>23693</text:p>
          </table:table-cell>
          <table:table-cell table:style-name="ce26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10-05T00:00:00">
            <text:p>10/5/2003</text:p>
          </table:table-cell>
          <table:table-cell table:style-name="ce21" office:value-type="string">
            <text:p>NO DRIVERS LICENSE </text:p>
          </table:table-cell>
          <table:table-cell table:style-name="ce21" office:value-type="string">
            <text:p>GEORGE WASHINGTON MEMORIAL HIGHWAY &amp; E </text:p>
          </table:table-cell>
          <table:table-cell table:style-name="ce21"/>
          <table:table-cell table:style-name="ce25" office:value-type="float" office:value="23693">
            <text:p>23693</text:p>
          </table:table-cell>
          <table:table-cell table:style-name="ce26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5-24T00:00:00">
            <text:p>5/24/2003</text:p>
          </table:table-cell>
          <table:table-cell table:style-name="ce21" office:value-type="string">
            <text:p>POSSESSION OF MARIJUANA </text:p>
          </table:table-cell>
          <table:table-cell table:style-name="ce21" office:value-type="string">
            <text:p>GEORGE WASHINGTON MEMORIAL HIGHWAY &amp; E </text:p>
          </table:table-cell>
          <table:table-cell table:style-name="ce21"/>
          <table:table-cell table:style-name="ce25" office:value-type="float" office:value="23693">
            <text:p>23693</text:p>
          </table:table-cell>
          <table:table-cell table:style-name="ce26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10-05T00:00:00">
            <text:p>10/5/2003</text:p>
          </table:table-cell>
          <table:table-cell table:style-name="ce21" office:value-type="string">
            <text:p>RECKLESS - GENERAL </text:p>
          </table:table-cell>
          <table:table-cell table:style-name="ce21" office:value-type="string">
            <text:p>GEORGE WASHINGTON MEMORIAL HIGHWAY &amp; E </text:p>
          </table:table-cell>
          <table:table-cell table:style-name="ce21"/>
          <table:table-cell table:style-name="ce25" office:value-type="float" office:value="23693">
            <text:p>23693</text:p>
          </table:table-cell>
          <table:table-cell table:style-name="ce26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5-24T00:00:00">
            <text:p>5/24/2003</text:p>
          </table:table-cell>
          <table:table-cell table:style-name="ce21" office:value-type="string">
            <text:p>REFUSE BLOOD/BREATH TEST </text:p>
          </table:table-cell>
          <table:table-cell table:style-name="ce21" office:value-type="string">
            <text:p>GEORGE WASHINGTON MEMORIAL HIGHWAY &amp; E </text:p>
          </table:table-cell>
          <table:table-cell table:style-name="ce21"/>
          <table:table-cell table:style-name="ce25" office:value-type="float" office:value="23693">
            <text:p>23693</text:p>
          </table:table-cell>
          <table:table-cell table:style-name="ce26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5-06T00:00:00">
            <text:p>5/6/2003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GEORGE WASHINGTON MEMORIAL HIGHWAY &amp; F </text:p>
          </table:table-cell>
          <table:table-cell table:style-name="ce21"/>
          <table:table-cell table:style-name="ce25" office:value-type="float" office:value="23693">
            <text:p>23693</text:p>
          </table:table-cell>
          <table:table-cell table:style-name="ce26" office:value-type="float" office:value="200">
            <text:p>200</text:p>
          </table:table-cell>
        </table:table-row>
        <table:table-row table:style-name="ro2">
          <table:table-cell table:style-name="ce24" office:value-type="date" office:date-value="2003-11-21T00:00:00">
            <text:p>11/21/2003</text:p>
          </table:table-cell>
          <table:table-cell table:style-name="ce21" office:value-type="string">
            <text:p>POSSESSION OF CONTROLLED SUBSTANCES </text:p>
          </table:table-cell>
          <table:table-cell table:style-name="ce21" office:value-type="string">
            <text:p>GEORGE WASHINGTON MEMORIAL HIGHWAY &amp; F </text:p>
          </table:table-cell>
          <table:table-cell table:style-name="ce21"/>
          <table:table-cell table:style-name="ce25" office:value-type="float" office:value="23693">
            <text:p>23693</text:p>
          </table:table-cell>
          <table:table-cell table:style-name="ce26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12-04T00:00:00">
            <text:p>12/4/2003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GEORGE WASHINGTON MEMORIAL HIGHWAY &amp; G </text:p>
          </table:table-cell>
          <table:table-cell table:style-name="ce21"/>
          <table:table-cell table:style-name="ce25" office:value-type="float" office:value="23693">
            <text:p>23693</text:p>
          </table:table-cell>
          <table:table-cell table:style-name="ce26" office:value-type="float" office:value="300">
            <text:p>300</text:p>
          </table:table-cell>
        </table:table-row>
        <table:table-row table:style-name="ro2">
          <table:table-cell table:style-name="ce24" office:value-type="date" office:date-value="2003-09-25T00:00:00">
            <text:p>9/25/2003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GEORGE WASHINGTON MEMORIAL HIGHWAY &amp; G </text:p>
          </table:table-cell>
          <table:table-cell table:style-name="ce21"/>
          <table:table-cell table:style-name="ce25" office:value-type="float" office:value="23693">
            <text:p>23693</text:p>
          </table:table-cell>
          <table:table-cell table:style-name="ce26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10-31T00:00:00">
            <text:p>10/31/2003</text:p>
          </table:table-cell>
          <table:table-cell table:style-name="ce21" office:value-type="string">
            <text:p>DAMAGE PROPERTY, PUBLIC </text:p>
          </table:table-cell>
          <table:table-cell table:style-name="ce21" office:value-type="string">
            <text:p>GEORGE WASHINGTON MEMORIAL HIGHWAY &amp; G </text:p>
          </table:table-cell>
          <table:table-cell table:style-name="ce21"/>
          <table:table-cell table:style-name="ce25" office:value-type="float" office:value="23693">
            <text:p>23693</text:p>
          </table:table-cell>
          <table:table-cell table:style-name="ce26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5-26T00:00:00">
            <text:p>5/26/2003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GEORGE WASHINGTON MEMORIAL HIGHWAY &amp; G </text:p>
          </table:table-cell>
          <table:table-cell table:style-name="ce21"/>
          <table:table-cell table:style-name="ce25" office:value-type="float" office:value="23693">
            <text:p>23693</text:p>
          </table:table-cell>
          <table:table-cell table:style-name="ce26" office:value-type="float" office:value="200">
            <text:p>200</text:p>
          </table:table-cell>
        </table:table-row>
        <table:table-row table:style-name="ro2">
          <table:table-cell table:style-name="ce24" office:value-type="date" office:date-value="2003-08-14T00:00:00">
            <text:p>8/14/2003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GEORGE WASHINGTON MEMORIAL HIGHWAY &amp; G </text:p>
          </table:table-cell>
          <table:table-cell table:style-name="ce21"/>
          <table:table-cell table:style-name="ce25" office:value-type="float" office:value="23693">
            <text:p>23693</text:p>
          </table:table-cell>
          <table:table-cell table:style-name="ce26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10-31T00:00:00">
            <text:p>10/31/2003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GEORGE WASHINGTON MEMORIAL HIGHWAY &amp; G </text:p>
          </table:table-cell>
          <table:table-cell table:style-name="ce21"/>
          <table:table-cell table:style-name="ce25" office:value-type="float" office:value="23693">
            <text:p>23693</text:p>
          </table:table-cell>
          <table:table-cell table:style-name="ce26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8-14T00:00:00">
            <text:p>8/14/2003</text:p>
          </table:table-cell>
          <table:table-cell table:style-name="ce21" office:value-type="string">
            <text:p>ELUDING POLICE </text:p>
          </table:table-cell>
          <table:table-cell table:style-name="ce21" office:value-type="string">
            <text:p>GEORGE WASHINGTON MEMORIAL HIGHWAY &amp; G </text:p>
          </table:table-cell>
          <table:table-cell table:style-name="ce21"/>
          <table:table-cell table:style-name="ce25" office:value-type="float" office:value="23693">
            <text:p>23693</text:p>
          </table:table-cell>
          <table:table-cell table:style-name="ce26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4-24T00:00:00">
            <text:p>4/24/2003</text:p>
          </table:table-cell>
          <table:table-cell table:style-name="ce21" office:value-type="string">
            <text:p>INDECENT EXPOSURE </text:p>
          </table:table-cell>
          <table:table-cell table:style-name="ce21" office:value-type="string">
            <text:p>GEORGE WASHINGTON MEMORIAL HIGHWAY &amp; G </text:p>
          </table:table-cell>
          <table:table-cell table:style-name="ce21"/>
          <table:table-cell table:style-name="ce25" office:value-type="float" office:value="23693">
            <text:p>23693</text:p>
          </table:table-cell>
          <table:table-cell table:style-name="ce26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10-23T00:00:00">
            <text:p>10/23/2003</text:p>
          </table:table-cell>
          <table:table-cell table:style-name="ce21" office:value-type="string">
            <text:p>MANUF, SALE, POSSESSION CONTROLLED SUBSTANCE </text:p>
          </table:table-cell>
          <table:table-cell table:style-name="ce21" office:value-type="string">
            <text:p>GEORGE WASHINGTON MEMORIAL HIGHWAY &amp; G </text:p>
          </table:table-cell>
          <table:table-cell table:style-name="ce21"/>
          <table:table-cell table:style-name="ce25" office:value-type="float" office:value="23693">
            <text:p>23693</text:p>
          </table:table-cell>
          <table:table-cell table:style-name="ce26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7-23T00:00:00">
            <text:p>7/23/2003</text:p>
          </table:table-cell>
          <table:table-cell table:style-name="ce21" office:value-type="string">
            <text:p>MANUF, SALE, POSSESSION CONTROLLED SUBSTANCE </text:p>
          </table:table-cell>
          <table:table-cell table:style-name="ce21" office:value-type="string">
            <text:p>GEORGE WASHINGTON MEMORIAL HIGHWAY &amp; G </text:p>
          </table:table-cell>
          <table:table-cell table:style-name="ce21"/>
          <table:table-cell table:style-name="ce25" office:value-type="float" office:value="23693">
            <text:p>23693</text:p>
          </table:table-cell>
          <table:table-cell table:style-name="ce26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12-17T00:00:00">
            <text:p>12/17/2003</text:p>
          </table:table-cell>
          <table:table-cell table:style-name="ce21" office:value-type="string">
            <text:p>RECKLESS - GENERAL </text:p>
          </table:table-cell>
          <table:table-cell table:style-name="ce21" office:value-type="string">
            <text:p>GEORGE WASHINGTON MEMORIAL HIGHWAY &amp; G </text:p>
          </table:table-cell>
          <table:table-cell table:style-name="ce21"/>
          <table:table-cell table:style-name="ce25" office:value-type="float" office:value="23693">
            <text:p>23693</text:p>
          </table:table-cell>
          <table:table-cell table:style-name="ce26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10-31T00:00:00">
            <text:p>10/31/2003</text:p>
          </table:table-cell>
          <table:table-cell table:style-name="ce21" office:value-type="string">
            <text:p>REFUSE BLOOD/BREATH TEST </text:p>
          </table:table-cell>
          <table:table-cell table:style-name="ce21" office:value-type="string">
            <text:p>GEORGE WASHINGTON MEMORIAL HIGHWAY &amp; G </text:p>
          </table:table-cell>
          <table:table-cell table:style-name="ce21"/>
          <table:table-cell table:style-name="ce25" office:value-type="float" office:value="23693">
            <text:p>23693</text:p>
          </table:table-cell>
          <table:table-cell table:style-name="ce26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1-10T00:00:00">
            <text:p>1/10/2003</text:p>
          </table:table-cell>
          <table:table-cell table:style-name="ce21" office:value-type="string">
            <text:p>CONTRIBUTING TO THE DELINQUENCY OF A MINOR </text:p>
          </table:table-cell>
          <table:table-cell table:style-name="ce21" office:value-type="string">
            <text:p>GEORGE WASHINGTON MEMORIAL HIGHWAY &amp; G </text:p>
          </table:table-cell>
          <table:table-cell table:style-name="ce21"/>
          <table:table-cell table:style-name="ce25" office:value-type="float" office:value="23693">
            <text:p>23693</text:p>
          </table:table-cell>
          <table:table-cell table:style-name="ce26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2-11T00:00:00">
            <text:p>2/11/2003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GEORGE WASHINGTON MEMORIAL HIGHWAY &amp; G </text:p>
          </table:table-cell>
          <table:table-cell table:style-name="ce21"/>
          <table:table-cell table:style-name="ce25" office:value-type="float" office:value="23693">
            <text:p>23693</text:p>
          </table:table-cell>
          <table:table-cell table:style-name="ce26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2-11T00:00:00">
            <text:p>2/11/2003</text:p>
          </table:table-cell>
          <table:table-cell table:style-name="ce21" office:value-type="string">
            <text:p>DRIVING W/SUSPENDED OR REVOKED LICENSE </text:p>
          </table:table-cell>
          <table:table-cell table:style-name="ce21" office:value-type="string">
            <text:p>GEORGE WASHINGTON MEMORIAL HIGHWAY &amp; G </text:p>
          </table:table-cell>
          <table:table-cell table:style-name="ce21"/>
          <table:table-cell table:style-name="ce25" office:value-type="float" office:value="23693">
            <text:p>23693</text:p>
          </table:table-cell>
          <table:table-cell table:style-name="ce26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2-11T00:00:00">
            <text:p>2/11/2003</text:p>
          </table:table-cell>
          <table:table-cell table:style-name="ce21" office:value-type="string">
            <text:p>RECKLESS - GENERAL </text:p>
          </table:table-cell>
          <table:table-cell table:style-name="ce21" office:value-type="string">
            <text:p>GEORGE WASHINGTON MEMORIAL HIGHWAY &amp; G </text:p>
          </table:table-cell>
          <table:table-cell table:style-name="ce21"/>
          <table:table-cell table:style-name="ce25" office:value-type="float" office:value="23693">
            <text:p>23693</text:p>
          </table:table-cell>
          <table:table-cell table:style-name="ce26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9-02T00:00:00">
            <text:p>9/2/2003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GEORGE WASHINGTON MEMORIAL HIGHWAY &amp; H </text:p>
          </table:table-cell>
          <table:table-cell table:style-name="ce21"/>
          <table:table-cell table:style-name="ce25" office:value-type="float" office:value="23693">
            <text:p>23693</text:p>
          </table:table-cell>
          <table:table-cell table:style-name="ce26" office:value-type="float" office:value="200">
            <text:p>200</text:p>
          </table:table-cell>
        </table:table-row>
        <table:table-row table:style-name="ro2">
          <table:table-cell table:style-name="ce24" office:value-type="date" office:date-value="2003-07-12T00:00:00">
            <text:p>7/12/2003</text:p>
          </table:table-cell>
          <table:table-cell table:style-name="ce21" office:value-type="string">
            <text:p>DRIVING W/SUSPENDED OR REVOKED LICENSE </text:p>
          </table:table-cell>
          <table:table-cell table:style-name="ce21" office:value-type="string">
            <text:p>GEORGE WASHINGTON MEMORIAL HIGHWAY &amp; H </text:p>
          </table:table-cell>
          <table:table-cell table:style-name="ce21"/>
          <table:table-cell table:style-name="ce25" office:value-type="float" office:value="23693">
            <text:p>23693</text:p>
          </table:table-cell>
          <table:table-cell table:style-name="ce26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7-12T00:00:00">
            <text:p>7/12/2003</text:p>
          </table:table-cell>
          <table:table-cell table:style-name="ce21" office:value-type="string">
            <text:p>POSSESSION OF CONTROLLED SUBSTANCES </text:p>
          </table:table-cell>
          <table:table-cell table:style-name="ce21" office:value-type="string">
            <text:p>GEORGE WASHINGTON MEMORIAL HIGHWAY &amp; H </text:p>
          </table:table-cell>
          <table:table-cell table:style-name="ce21"/>
          <table:table-cell table:style-name="ce25" office:value-type="float" office:value="23693">
            <text:p>23693</text:p>
          </table:table-cell>
          <table:table-cell table:style-name="ce26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1-01T00:00:00">
            <text:p>1/1/2003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GEORGE WASHINGTON MEMORIAL HIGHWAY &amp; H </text:p>
          </table:table-cell>
          <table:table-cell table:style-name="ce21"/>
          <table:table-cell table:style-name="ce25" office:value-type="float" office:value="23693">
            <text:p>23693</text:p>
          </table:table-cell>
          <table:table-cell table:style-name="ce26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6-14T00:00:00">
            <text:p>6/14/2003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GEORGE WASHINGTON MEMORIAL HIGHWAY &amp; H </text:p>
          </table:table-cell>
          <table:table-cell table:style-name="ce21"/>
          <table:table-cell table:style-name="ce25" office:value-type="float" office:value="23693">
            <text:p>23693</text:p>
          </table:table-cell>
          <table:table-cell table:style-name="ce26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7-26T00:00:00">
            <text:p>7/26/2003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GEORGE WASHINGTON MEMORIAL HIGHWAY &amp; H </text:p>
          </table:table-cell>
          <table:table-cell table:style-name="ce21"/>
          <table:table-cell table:style-name="ce25" office:value-type="float" office:value="23693">
            <text:p>23693</text:p>
          </table:table-cell>
          <table:table-cell table:style-name="ce26" office:value-type="float" office:value="200">
            <text:p>200</text:p>
          </table:table-cell>
        </table:table-row>
        <table:table-row table:style-name="ro2">
          <table:table-cell table:style-name="ce24" office:value-type="date" office:date-value="2003-07-26T00:00:00">
            <text:p>7/26/2003</text:p>
          </table:table-cell>
          <table:table-cell table:style-name="ce21" office:value-type="string">
            <text:p>RECKLESS - GENERAL </text:p>
          </table:table-cell>
          <table:table-cell table:style-name="ce21" office:value-type="string">
            <text:p>GEORGE WASHINGTON MEMORIAL HIGHWAY &amp; H </text:p>
          </table:table-cell>
          <table:table-cell table:style-name="ce21"/>
          <table:table-cell table:style-name="ce25" office:value-type="float" office:value="23693">
            <text:p>23693</text:p>
          </table:table-cell>
          <table:table-cell table:style-name="ce26" office:value-type="float" office:value="200">
            <text:p>200</text:p>
          </table:table-cell>
        </table:table-row>
        <table:table-row table:style-name="ro2">
          <table:table-cell table:style-name="ce24" office:value-type="date" office:date-value="2003-05-16T00:00:00">
            <text:p>5/16/2003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GEORGE WASHINGTON MEMORIAL HIGHWAY &amp; L </text:p>
          </table:table-cell>
          <table:table-cell table:style-name="ce21"/>
          <table:table-cell table:style-name="ce25" office:value-type="float" office:value="23693">
            <text:p>23693</text:p>
          </table:table-cell>
          <table:table-cell table:style-name="ce26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10-11T00:00:00">
            <text:p>10/11/2003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GEORGE WASHINGTON MEMORIAL HIGHWAY &amp; L </text:p>
          </table:table-cell>
          <table:table-cell table:style-name="ce21"/>
          <table:table-cell table:style-name="ce25" office:value-type="float" office:value="23693">
            <text:p>23693</text:p>
          </table:table-cell>
          <table:table-cell table:style-name="ce26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10-11T00:00:00">
            <text:p>10/11/2003</text:p>
          </table:table-cell>
          <table:table-cell table:style-name="ce21" office:value-type="string">
            <text:p>HIT AND RUN -PERSONAL INJURY </text:p>
          </table:table-cell>
          <table:table-cell table:style-name="ce21" office:value-type="string">
            <text:p>GEORGE WASHINGTON MEMORIAL HIGHWAY &amp; L </text:p>
          </table:table-cell>
          <table:table-cell table:style-name="ce21"/>
          <table:table-cell table:style-name="ce25" office:value-type="float" office:value="23693">
            <text:p>23693</text:p>
          </table:table-cell>
          <table:table-cell table:style-name="ce26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5-16T00:00:00">
            <text:p>5/16/2003</text:p>
          </table:table-cell>
          <table:table-cell table:style-name="ce21" office:value-type="string">
            <text:p>RECKLESS - GENERAL </text:p>
          </table:table-cell>
          <table:table-cell table:style-name="ce21" office:value-type="string">
            <text:p>GEORGE WASHINGTON MEMORIAL HIGHWAY &amp; L </text:p>
          </table:table-cell>
          <table:table-cell table:style-name="ce21"/>
          <table:table-cell table:style-name="ce25" office:value-type="float" office:value="23693">
            <text:p>23693</text:p>
          </table:table-cell>
          <table:table-cell table:style-name="ce26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1-15T00:00:00">
            <text:p>1/15/2003</text:p>
          </table:table-cell>
          <table:table-cell table:style-name="ce21" office:value-type="string">
            <text:p>DRIVING UNDER THE INFLUENCE OF </text:p>
          </table:table-cell>
          <table:table-cell table:style-name="ce21" office:value-type="string">
            <text:p>GEORGE WASHINGTON MEMORIAL HIGHWAY &amp; M </text:p>
          </table:table-cell>
          <table:table-cell table:style-name="ce21"/>
          <table:table-cell table:style-name="ce25" office:value-type="float" office:value="23693">
            <text:p>23693</text:p>
          </table:table-cell>
          <table:table-cell table:style-name="ce26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8-21T00:00:00">
            <text:p>8/21/2003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GEORGE WASHINGTON MEMORIAL HIGHWAY &amp; M </text:p>
          </table:table-cell>
          <table:table-cell table:style-name="ce21"/>
          <table:table-cell table:style-name="ce26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3-08-21T00:00:00">
            <text:p>8/21/2003</text:p>
          </table:table-cell>
          <table:table-cell table:style-name="ce21" office:value-type="string">
            <text:p>REFUSE BLOOD/BREATH TEST </text:p>
          </table:table-cell>
          <table:table-cell table:style-name="ce21" office:value-type="string">
            <text:p>GEORGE WASHINGTON MEMORIAL HIGHWAY &amp; M </text:p>
          </table:table-cell>
          <table:table-cell table:style-name="ce21"/>
          <table:table-cell table:style-name="ce26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3-04-24T00:00:00">
            <text:p>4/24/2003</text:p>
          </table:table-cell>
          <table:table-cell table:style-name="ce21" office:value-type="string">
            <text:p>CARRYING CONCEALED WEAPON -1ST OFFENSE </text:p>
          </table:table-cell>
          <table:table-cell table:style-name="ce21" office:value-type="string">
            <text:p>GEORGE WASHINGTON MEMORIAL HIGHWAY &amp; M </text:p>
          </table:table-cell>
          <table:table-cell table:style-name="ce21"/>
          <table:table-cell table:style-name="ce25" office:value-type="float" office:value="23693">
            <text:p>23693</text:p>
          </table:table-cell>
          <table:table-cell table:style-name="ce26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5-10T00:00:00">
            <text:p>5/10/2003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GEORGE WASHINGTON MEMORIAL HIGHWAY &amp; M </text:p>
          </table:table-cell>
          <table:table-cell table:style-name="ce21"/>
          <table:table-cell table:style-name="ce25" office:value-type="float" office:value="23693">
            <text:p>23693</text:p>
          </table:table-cell>
          <table:table-cell table:style-name="ce26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7-05T00:00:00">
            <text:p>7/5/2003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GEORGE WASHINGTON MEMORIAL HIGHWAY &amp; M </text:p>
          </table:table-cell>
          <table:table-cell table:style-name="ce21"/>
          <table:table-cell table:style-name="ce25" office:value-type="float" office:value="23693">
            <text:p>23693</text:p>
          </table:table-cell>
          <table:table-cell table:style-name="ce26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4-29T00:00:00">
            <text:p>4/29/2003</text:p>
          </table:table-cell>
          <table:table-cell table:style-name="ce21" office:value-type="string">
            <text:p>DRIVING W/SUSPENDED OR REVOKED LICENSE </text:p>
          </table:table-cell>
          <table:table-cell table:style-name="ce21" office:value-type="string">
            <text:p>GEORGE WASHINGTON MEMORIAL HIGHWAY &amp; M </text:p>
          </table:table-cell>
          <table:table-cell table:style-name="ce21"/>
          <table:table-cell table:style-name="ce25" office:value-type="float" office:value="23693">
            <text:p>23693</text:p>
          </table:table-cell>
          <table:table-cell table:style-name="ce26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7-05T00:00:00">
            <text:p>7/5/2003</text:p>
          </table:table-cell>
          <table:table-cell table:style-name="ce21" office:value-type="string">
            <text:p>DRIVING W/SUSPENDED OR REVOKED LICENSE </text:p>
          </table:table-cell>
          <table:table-cell table:style-name="ce21" office:value-type="string">
            <text:p>GEORGE WASHINGTON MEMORIAL HIGHWAY &amp; M </text:p>
          </table:table-cell>
          <table:table-cell table:style-name="ce21"/>
          <table:table-cell table:style-name="ce25" office:value-type="float" office:value="23693">
            <text:p>23693</text:p>
          </table:table-cell>
          <table:table-cell table:style-name="ce26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4-29T00:00:00">
            <text:p>4/29/2003</text:p>
          </table:table-cell>
          <table:table-cell table:style-name="ce21" office:value-type="string">
            <text:p>RECKLESS DRIVING - EXCESSIVE SPEED </text:p>
          </table:table-cell>
          <table:table-cell table:style-name="ce21" office:value-type="string">
            <text:p>GEORGE WASHINGTON MEMORIAL HIGHWAY &amp; M </text:p>
          </table:table-cell>
          <table:table-cell table:style-name="ce21"/>
          <table:table-cell table:style-name="ce25" office:value-type="float" office:value="23693">
            <text:p>23693</text:p>
          </table:table-cell>
          <table:table-cell table:style-name="ce26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12-18T00:00:00">
            <text:p>12/18/2003</text:p>
          </table:table-cell>
          <table:table-cell table:style-name="ce21" office:value-type="string">
            <text:p>MANUF, SALE, POSSESSION CONTROLLED SUBSTANCE </text:p>
          </table:table-cell>
          <table:table-cell table:style-name="ce21" office:value-type="string">
            <text:p>GEORGE WASHINGTON MEMORIAL HIGHWAY &amp; O </text:p>
          </table:table-cell>
          <table:table-cell table:style-name="ce21"/>
          <table:table-cell table:style-name="ce25" office:value-type="float" office:value="23693">
            <text:p>23693</text:p>
          </table:table-cell>
          <table:table-cell table:style-name="ce26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1-18T00:00:00">
            <text:p>1/18/2003</text:p>
          </table:table-cell>
          <table:table-cell table:style-name="ce21" office:value-type="string">
            <text:p>POSSESSION OF MARIJUANA </text:p>
          </table:table-cell>
          <table:table-cell table:style-name="ce21" office:value-type="string">
            <text:p>GEORGE WASHINGTON MEMORIAL HIGHWAY &amp; O </text:p>
          </table:table-cell>
          <table:table-cell table:style-name="ce21"/>
          <table:table-cell table:style-name="ce25" office:value-type="float" office:value="23693">
            <text:p>23693</text:p>
          </table:table-cell>
          <table:table-cell table:style-name="ce26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1-18T00:00:00">
            <text:p>1/18/2003</text:p>
          </table:table-cell>
          <table:table-cell table:style-name="ce21" office:value-type="string">
            <text:p>DRIVING W/SUSPENDED OR REVOKED </text:p>
          </table:table-cell>
          <table:table-cell table:style-name="ce21" office:value-type="string">
            <text:p>GEORGE WASHINGTON MEMORIAL HIGHWAY &amp; O </text:p>
          </table:table-cell>
          <table:table-cell table:style-name="ce21"/>
          <table:table-cell table:style-name="ce25" office:value-type="float" office:value="23693">
            <text:p>23693</text:p>
          </table:table-cell>
          <table:table-cell table:style-name="ce26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2-18T00:00:00">
            <text:p>2/18/2003</text:p>
          </table:table-cell>
          <table:table-cell table:style-name="ce21" office:value-type="string">
            <text:p>DRIVING W/SUSPENDED OR REVOKED LICENSE </text:p>
          </table:table-cell>
          <table:table-cell table:style-name="ce21" office:value-type="string">
            <text:p>GEORGE WASHINGTON MEMORIAL HIGHWAY &amp; O </text:p>
          </table:table-cell>
          <table:table-cell table:style-name="ce21"/>
          <table:table-cell table:style-name="ce25" office:value-type="float" office:value="23693">
            <text:p>23693</text:p>
          </table:table-cell>
          <table:table-cell table:style-name="ce26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1-18T00:00:00">
            <text:p>1/18/2003</text:p>
          </table:table-cell>
          <table:table-cell table:style-name="ce21" office:value-type="string">
            <text:p>ELUDING POLICE </text:p>
          </table:table-cell>
          <table:table-cell table:style-name="ce21" office:value-type="string">
            <text:p>GEORGE WASHINGTON MEMORIAL HIGHWAY &amp; O </text:p>
          </table:table-cell>
          <table:table-cell table:style-name="ce21"/>
          <table:table-cell table:style-name="ce25" office:value-type="float" office:value="23693">
            <text:p>23693</text:p>
          </table:table-cell>
          <table:table-cell table:style-name="ce26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2-18T00:00:00">
            <text:p>2/18/2003</text:p>
          </table:table-cell>
          <table:table-cell table:style-name="ce21" office:value-type="string">
            <text:p>MOTOR VEHICLE THEFT </text:p>
          </table:table-cell>
          <table:table-cell table:style-name="ce21" office:value-type="string">
            <text:p>GEORGE WASHINGTON MEMORIAL HIGHWAY &amp; O </text:p>
          </table:table-cell>
          <table:table-cell table:style-name="ce21"/>
          <table:table-cell table:style-name="ce25" office:value-type="float" office:value="23693">
            <text:p>23693</text:p>
          </table:table-cell>
          <table:table-cell table:style-name="ce26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1-18T00:00:00">
            <text:p>1/18/2003</text:p>
          </table:table-cell>
          <table:table-cell table:style-name="ce21" office:value-type="string">
            <text:p>POSSESSION OF MARIJUANA </text:p>
          </table:table-cell>
          <table:table-cell table:style-name="ce21" office:value-type="string">
            <text:p>GEORGE WASHINGTON MEMORIAL HIGHWAY &amp; O </text:p>
          </table:table-cell>
          <table:table-cell table:style-name="ce21"/>
          <table:table-cell table:style-name="ce25" office:value-type="float" office:value="23693">
            <text:p>23693</text:p>
          </table:table-cell>
          <table:table-cell table:style-name="ce26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1-06T00:00:00">
            <text:p>1/6/2003</text:p>
          </table:table-cell>
          <table:table-cell table:style-name="ce21" office:value-type="string">
            <text:p>ELUDING POLICE </text:p>
          </table:table-cell>
          <table:table-cell table:style-name="ce21" office:value-type="string">
            <text:p>GEORGE WASHINGTON MEMORIAL HIGHWAY &amp; P </text:p>
          </table:table-cell>
          <table:table-cell table:style-name="ce21"/>
          <table:table-cell table:style-name="ce25" office:value-type="float" office:value="23693">
            <text:p>23693</text:p>
          </table:table-cell>
          <table:table-cell table:style-name="ce26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1-06T00:00:00">
            <text:p>1/6/2003</text:p>
          </table:table-cell>
          <table:table-cell table:style-name="ce21" office:value-type="string">
            <text:p>RECKLESS DRIVING - EXCESSIVE S </text:p>
          </table:table-cell>
          <table:table-cell table:style-name="ce21" office:value-type="string">
            <text:p>GEORGE WASHINGTON MEMORIAL HIGHWAY &amp; P </text:p>
          </table:table-cell>
          <table:table-cell table:style-name="ce21"/>
          <table:table-cell table:style-name="ce25" office:value-type="float" office:value="23693">
            <text:p>23693</text:p>
          </table:table-cell>
          <table:table-cell table:style-name="ce26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1-23T00:00:00">
            <text:p>1/23/2003</text:p>
          </table:table-cell>
          <table:table-cell table:style-name="ce21" office:value-type="string">
            <text:p>DRIVING UNDER THE INFLUENCE OF </text:p>
          </table:table-cell>
          <table:table-cell table:style-name="ce21" office:value-type="string">
            <text:p>GEORGE WASHINGTON MEMORIAL HIGHWAY &amp; R </text:p>
          </table:table-cell>
          <table:table-cell table:style-name="ce21"/>
          <table:table-cell table:style-name="ce25" office:value-type="float" office:value="23693">
            <text:p>23693</text:p>
          </table:table-cell>
          <table:table-cell table:style-name="ce26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7-20T00:00:00">
            <text:p>7/20/2003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GEORGE WASHINGTON MEMORIAL HIGHWAY &amp; R </text:p>
          </table:table-cell>
          <table:table-cell table:style-name="ce21"/>
          <table:table-cell table:style-name="ce25" office:value-type="float" office:value="23693">
            <text:p>23693</text:p>
          </table:table-cell>
          <table:table-cell table:style-name="ce26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5-24T00:00:00">
            <text:p>5/24/2003</text:p>
          </table:table-cell>
          <table:table-cell table:style-name="ce21" office:value-type="string">
            <text:p>DRUNK IN PUBLIC </text:p>
          </table:table-cell>
          <table:table-cell table:style-name="ce21" office:value-type="string">
            <text:p>GEORGE WASHINGTON MEMORIAL HIGHWAY &amp; R </text:p>
          </table:table-cell>
          <table:table-cell table:style-name="ce21"/>
          <table:table-cell table:style-name="ce25" office:value-type="float" office:value="23693">
            <text:p>23693</text:p>
          </table:table-cell>
          <table:table-cell table:style-name="ce26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1-23T00:00:00">
            <text:p>1/23/2003</text:p>
          </table:table-cell>
          <table:table-cell table:style-name="ce21" office:value-type="string">
            <text:p>POSSESSION OF MARIJUANA </text:p>
          </table:table-cell>
          <table:table-cell table:style-name="ce21" office:value-type="string">
            <text:p>GEORGE WASHINGTON MEMORIAL HIGHWAY &amp; R </text:p>
          </table:table-cell>
          <table:table-cell table:style-name="ce21"/>
          <table:table-cell table:style-name="ce25" office:value-type="float" office:value="23693">
            <text:p>23693</text:p>
          </table:table-cell>
          <table:table-cell table:style-name="ce26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5-24T00:00:00">
            <text:p>5/24/2003</text:p>
          </table:table-cell>
          <table:table-cell table:style-name="ce21" office:value-type="string">
            <text:p>POSSESSION OF MARIJUANA </text:p>
          </table:table-cell>
          <table:table-cell table:style-name="ce21" office:value-type="string">
            <text:p>GEORGE WASHINGTON MEMORIAL HIGHWAY &amp; R </text:p>
          </table:table-cell>
          <table:table-cell table:style-name="ce21"/>
          <table:table-cell table:style-name="ce25" office:value-type="float" office:value="23693">
            <text:p>23693</text:p>
          </table:table-cell>
          <table:table-cell table:style-name="ce26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11-25T00:00:00">
            <text:p>11/25/2003</text:p>
          </table:table-cell>
          <table:table-cell table:style-name="ce21" office:value-type="string">
            <text:p>RECKLESS - GENERAL </text:p>
          </table:table-cell>
          <table:table-cell table:style-name="ce21" office:value-type="string">
            <text:p>GEORGE WASHINGTON MEMORIAL HIGHWAY &amp; R </text:p>
          </table:table-cell>
          <table:table-cell table:style-name="ce21"/>
          <table:table-cell table:style-name="ce25" office:value-type="float" office:value="23693">
            <text:p>23693</text:p>
          </table:table-cell>
          <table:table-cell table:style-name="ce26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12-26T00:00:00">
            <text:p>12/26/2003</text:p>
          </table:table-cell>
          <table:table-cell table:style-name="ce21" office:value-type="string">
            <text:p>RECKLESS - GENERAL </text:p>
          </table:table-cell>
          <table:table-cell table:style-name="ce21" office:value-type="string">
            <text:p>GEORGE WASHINGTON MEMORIAL HIGHWAY &amp; R </text:p>
          </table:table-cell>
          <table:table-cell table:style-name="ce21"/>
          <table:table-cell table:style-name="ce25" office:value-type="float" office:value="23693">
            <text:p>23693</text:p>
          </table:table-cell>
          <table:table-cell table:style-name="ce26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11-25T00:00:00">
            <text:p>11/25/2003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GEORGE WASHINGTON MEMORIAL HIGHWAY &amp; R </text:p>
          </table:table-cell>
          <table:table-cell table:style-name="ce21"/>
          <table:table-cell table:style-name="ce25" office:value-type="float" office:value="23693">
            <text:p>23693</text:p>
          </table:table-cell>
          <table:table-cell table:style-name="ce26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4-19T00:00:00">
            <text:p>4/19/2003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GEORGE WASHINGTON MEMORIAL HIGHWAY &amp; R </text:p>
          </table:table-cell>
          <table:table-cell table:style-name="ce21"/>
          <table:table-cell table:style-name="ce25" office:value-type="float" office:value="23693">
            <text:p>23693</text:p>
          </table:table-cell>
          <table:table-cell table:style-name="ce26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10-09T00:00:00">
            <text:p>10/9/2003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GEORGE WASHINGTON MEMORIAL HIGHWAY &amp; R </text:p>
          </table:table-cell>
          <table:table-cell table:style-name="ce21"/>
          <table:table-cell table:style-name="ce25" office:value-type="float" office:value="23693">
            <text:p>23693</text:p>
          </table:table-cell>
          <table:table-cell table:style-name="ce26" office:value-type="float" office:value="200">
            <text:p>200</text:p>
          </table:table-cell>
        </table:table-row>
        <table:table-row table:style-name="ro2">
          <table:table-cell table:style-name="ce24" office:value-type="date" office:date-value="2003-07-06T00:00:00">
            <text:p>7/6/2003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GEORGE WASHINGTON MEMORIAL HIGHWAY &amp; S </text:p>
          </table:table-cell>
          <table:table-cell table:style-name="ce21"/>
          <table:table-cell table:style-name="ce25" office:value-type="float" office:value="23693">
            <text:p>23693</text:p>
          </table:table-cell>
          <table:table-cell table:style-name="ce26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4-09T00:00:00">
            <text:p>4/9/2003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GEORGE WASHINGTON MEMORIAL HIGHWAY &amp; S </text:p>
          </table:table-cell>
          <table:table-cell table:style-name="ce21"/>
          <table:table-cell table:style-name="ce25" office:value-type="float" office:value="23693">
            <text:p>23693</text:p>
          </table:table-cell>
          <table:table-cell table:style-name="ce26" office:value-type="float" office:value="200">
            <text:p>200</text:p>
          </table:table-cell>
        </table:table-row>
        <table:table-row table:style-name="ro2">
          <table:table-cell table:style-name="ce24" office:value-type="date" office:date-value="2003-07-06T00:00:00">
            <text:p>7/6/2003</text:p>
          </table:table-cell>
          <table:table-cell table:style-name="ce21" office:value-type="string">
            <text:p>DRIVING W/SUSPENDED OR REVOKED LICENSE </text:p>
          </table:table-cell>
          <table:table-cell table:style-name="ce21" office:value-type="string">
            <text:p>GEORGE WASHINGTON MEMORIAL HIGHWAY &amp; S </text:p>
          </table:table-cell>
          <table:table-cell table:style-name="ce21"/>
          <table:table-cell table:style-name="ce25" office:value-type="float" office:value="23693">
            <text:p>23693</text:p>
          </table:table-cell>
          <table:table-cell table:style-name="ce26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7-06T00:00:00">
            <text:p>7/6/2003</text:p>
          </table:table-cell>
          <table:table-cell table:style-name="ce21" office:value-type="string">
            <text:p>RECKLESS - GENERAL </text:p>
          </table:table-cell>
          <table:table-cell table:style-name="ce21" office:value-type="string">
            <text:p>GEORGE WASHINGTON MEMORIAL HIGHWAY &amp; S </text:p>
          </table:table-cell>
          <table:table-cell table:style-name="ce21"/>
          <table:table-cell table:style-name="ce25" office:value-type="float" office:value="23693">
            <text:p>23693</text:p>
          </table:table-cell>
          <table:table-cell table:style-name="ce26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4-09T00:00:00">
            <text:p>4/9/2003</text:p>
          </table:table-cell>
          <table:table-cell table:style-name="ce21" office:value-type="string">
            <text:p>RECKLESS - GENERAL </text:p>
          </table:table-cell>
          <table:table-cell table:style-name="ce21" office:value-type="string">
            <text:p>GEORGE WASHINGTON MEMORIAL HIGHWAY &amp; S </text:p>
          </table:table-cell>
          <table:table-cell table:style-name="ce21"/>
          <table:table-cell table:style-name="ce25" office:value-type="float" office:value="23693">
            <text:p>23693</text:p>
          </table:table-cell>
          <table:table-cell table:style-name="ce26" office:value-type="float" office:value="200">
            <text:p>200</text:p>
          </table:table-cell>
        </table:table-row>
        <table:table-row table:style-name="ro2">
          <table:table-cell table:style-name="ce24" office:value-type="date" office:date-value="2003-07-12T00:00:00">
            <text:p>7/12/2003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GEORGE WASHINGTON MEMORIAL HIGHWAY &amp; S </text:p>
          </table:table-cell>
          <table:table-cell table:style-name="ce21"/>
          <table:table-cell table:style-name="ce25" office:value-type="float" office:value="23693">
            <text:p>23693</text:p>
          </table:table-cell>
          <table:table-cell table:style-name="ce26" office:value-type="float" office:value="200">
            <text:p>200</text:p>
          </table:table-cell>
        </table:table-row>
        <table:table-row table:style-name="ro2">
          <table:table-cell table:style-name="ce24" office:value-type="date" office:date-value="2003-07-12T00:00:00">
            <text:p>7/12/2003</text:p>
          </table:table-cell>
          <table:table-cell table:style-name="ce21" office:value-type="string">
            <text:p>DRIVING W/SUSPENDED OR REVOKED LICENSE </text:p>
          </table:table-cell>
          <table:table-cell table:style-name="ce21" office:value-type="string">
            <text:p>GEORGE WASHINGTON MEMORIAL HIGHWAY &amp; S </text:p>
          </table:table-cell>
          <table:table-cell table:style-name="ce21"/>
          <table:table-cell table:style-name="ce25" office:value-type="float" office:value="23693">
            <text:p>23693</text:p>
          </table:table-cell>
          <table:table-cell table:style-name="ce26" office:value-type="float" office:value="200">
            <text:p>200</text:p>
          </table:table-cell>
        </table:table-row>
        <table:table-row table:style-name="ro2">
          <table:table-cell table:style-name="ce24" office:value-type="date" office:date-value="2003-04-25T00:00:00">
            <text:p>4/25/2003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GEORGE WASHINGTON MEMORIAL HIGHWAY &amp; V </text:p>
          </table:table-cell>
          <table:table-cell table:style-name="ce21"/>
          <table:table-cell table:style-name="ce25" office:value-type="float" office:value="23693">
            <text:p>23693</text:p>
          </table:table-cell>
          <table:table-cell table:style-name="ce26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5-24T00:00:00">
            <text:p>5/24/2003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GEORGE WASHINGTON MEMORIAL HIGHWAY &amp; V </text:p>
          </table:table-cell>
          <table:table-cell table:style-name="ce21"/>
          <table:table-cell table:style-name="ce25" office:value-type="float" office:value="23693">
            <text:p>23693</text:p>
          </table:table-cell>
          <table:table-cell table:style-name="ce26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4-25T00:00:00">
            <text:p>4/25/2003</text:p>
          </table:table-cell>
          <table:table-cell table:style-name="ce21" office:value-type="string">
            <text:p>RECKLESS - GENERAL </text:p>
          </table:table-cell>
          <table:table-cell table:style-name="ce21" office:value-type="string">
            <text:p>GEORGE WASHINGTON MEMORIAL HIGHWAY &amp; V </text:p>
          </table:table-cell>
          <table:table-cell table:style-name="ce21"/>
          <table:table-cell table:style-name="ce25" office:value-type="float" office:value="23693">
            <text:p>23693</text:p>
          </table:table-cell>
          <table:table-cell table:style-name="ce26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5-24T00:00:00">
            <text:p>5/24/2003</text:p>
          </table:table-cell>
          <table:table-cell table:style-name="ce21" office:value-type="string">
            <text:p>RECKLESS - GENERAL </text:p>
          </table:table-cell>
          <table:table-cell table:style-name="ce21" office:value-type="string">
            <text:p>GEORGE WASHINGTON MEMORIAL HIGHWAY &amp; V </text:p>
          </table:table-cell>
          <table:table-cell table:style-name="ce21"/>
          <table:table-cell table:style-name="ce25" office:value-type="float" office:value="23693">
            <text:p>23693</text:p>
          </table:table-cell>
          <table:table-cell table:style-name="ce26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9-21T00:00:00">
            <text:p>9/21/2003</text:p>
          </table:table-cell>
          <table:table-cell table:style-name="ce21" office:value-type="string">
            <text:p>DRIVING W/SUSPENDED OR REVOKED LICENSE </text:p>
          </table:table-cell>
          <table:table-cell table:style-name="ce21" office:value-type="string">
            <text:p>GEORGE WASHINGTON MEMORIAL HIGHWAY &amp; W </text:p>
          </table:table-cell>
          <table:table-cell table:style-name="ce21"/>
          <table:table-cell table:style-name="ce25" office:value-type="float" office:value="23693">
            <text:p>23693</text:p>
          </table:table-cell>
          <table:table-cell table:style-name="ce26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6-22T00:00:00">
            <text:p>6/22/2003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GEORGE WASHINGTON MEMORIAL HIGHWAY &amp; W </text:p>
          </table:table-cell>
          <table:table-cell table:style-name="ce21"/>
          <table:table-cell table:style-name="ce25" office:value-type="float" office:value="23693">
            <text:p>23693</text:p>
          </table:table-cell>
          <table:table-cell table:style-name="ce26" office:value-type="float" office:value="300">
            <text:p>300</text:p>
          </table:table-cell>
        </table:table-row>
        <table:table-row table:style-name="ro2">
          <table:table-cell table:style-name="ce24" office:value-type="date" office:date-value="2003-08-17T00:00:00">
            <text:p>8/17/2003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GEORGE WASHINGTON MEMORIAL HIGHWAY &amp; W </text:p>
          </table:table-cell>
          <table:table-cell table:style-name="ce21"/>
          <table:table-cell table:style-name="ce25" office:value-type="float" office:value="23693">
            <text:p>23693</text:p>
          </table:table-cell>
          <table:table-cell table:style-name="ce26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6-22T00:00:00">
            <text:p>6/22/2003</text:p>
          </table:table-cell>
          <table:table-cell table:style-name="ce21" office:value-type="string">
            <text:p>POSSESSION OF MARIJUANA </text:p>
          </table:table-cell>
          <table:table-cell table:style-name="ce21" office:value-type="string">
            <text:p>GEORGE WASHINGTON MEMORIAL HIGHWAY &amp; W </text:p>
          </table:table-cell>
          <table:table-cell table:style-name="ce21"/>
          <table:table-cell table:style-name="ce25" office:value-type="float" office:value="23693">
            <text:p>23693</text:p>
          </table:table-cell>
          <table:table-cell table:style-name="ce26" office:value-type="float" office:value="300">
            <text:p>300</text:p>
          </table:table-cell>
        </table:table-row>
        <table:table-row table:style-name="ro2">
          <table:table-cell table:style-name="ce24" office:value-type="date" office:date-value="2003-08-12T00:00:00">
            <text:p>8/12/2003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GEORGE WASHINGTON MEMORIAL HIGHWAY &amp; W </text:p>
          </table:table-cell>
          <table:table-cell table:style-name="ce21"/>
          <table:table-cell table:style-name="ce25" office:value-type="float" office:value="23693">
            <text:p>23693</text:p>
          </table:table-cell>
          <table:table-cell table:style-name="ce26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5-31T00:00:00">
            <text:p>5/31/2003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GEORGE WASHINGTON MEMORIAL HIGHWAY &amp; W </text:p>
          </table:table-cell>
          <table:table-cell table:style-name="ce21"/>
          <table:table-cell table:style-name="ce25" office:value-type="float" office:value="23693">
            <text:p>23693</text:p>
          </table:table-cell>
          <table:table-cell table:style-name="ce26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5-31T00:00:00">
            <text:p>5/31/2003</text:p>
          </table:table-cell>
          <table:table-cell table:style-name="ce21" office:value-type="string">
            <text:p>RECKLESS - GENERAL </text:p>
          </table:table-cell>
          <table:table-cell table:style-name="ce21" office:value-type="string">
            <text:p>GEORGE WASHINGTON MEMORIAL HIGHWAY &amp; W </text:p>
          </table:table-cell>
          <table:table-cell table:style-name="ce21"/>
          <table:table-cell table:style-name="ce25" office:value-type="float" office:value="23693">
            <text:p>23693</text:p>
          </table:table-cell>
          <table:table-cell table:style-name="ce26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8-26T00:00:00">
            <text:p>8/26/2003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GEORGE WASHINGTON MEMORIAL HIGHWAY (CO </text:p>
          </table:table-cell>
          <table:table-cell table:style-name="ce21"/>
          <table:table-cell table:style-name="ce25" office:value-type="float" office:value="23693">
            <text:p>23693</text:p>
          </table:table-cell>
          <table:table-cell table:style-name="ce26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9-20T00:00:00">
            <text:p>9/20/2003</text:p>
          </table:table-cell>
          <table:table-cell table:style-name="ce21" office:value-type="string">
            <text:p>OPERATE MOTOR VEHICLE -HABITUAL OFFENDER </text:p>
          </table:table-cell>
          <table:table-cell table:style-name="ce21" office:value-type="string">
            <text:p>GEORGE WASHINGTON MEMORIAL HIGHWAY AN </text:p>
          </table:table-cell>
          <table:table-cell table:style-name="ce21"/>
          <table:table-cell table:style-name="ce25" office:value-type="float" office:value="23693">
            <text:p>23693</text:p>
          </table:table-cell>
          <table:table-cell table:style-name="ce26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8-14T00:00:00">
            <text:p>8/14/2003</text:p>
          </table:table-cell>
          <table:table-cell table:style-name="ce21" office:value-type="string">
            <text:p>LOST PROPERTY </text:p>
          </table:table-cell>
          <table:table-cell table:style-name="ce21" office:value-type="string">
            <text:p>GEORGE WASHINGTON MEMORIAL HIGHWAY AT </text:p>
          </table:table-cell>
          <table:table-cell table:style-name="ce21"/>
          <table:table-cell table:style-name="ce25" office:value-type="float" office:value="23693">
            <text:p>23693</text:p>
          </table:table-cell>
          <table:table-cell table:style-name="ce26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4-06T00:00:00">
            <text:p>4/6/2003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GREENLAND DRIVE </text:p>
          </table:table-cell>
          <table:table-cell table:style-name="ce21" office:value-type="float" office:value="191">
            <text:p>191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6-24T00:00:00">
            <text:p>6/24/2003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GREENLAND DRIVE </text:p>
          </table:table-cell>
          <table:table-cell table:style-name="ce21" office:value-type="float" office:value="191">
            <text:p>191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2-03T00:00:00">
            <text:p>2/3/2003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GREENLAND DRIVE </text:p>
          </table:table-cell>
          <table:table-cell table:style-name="ce21" office:value-type="float" office:value="191">
            <text:p>191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1-11T00:00:00">
            <text:p>1/11/2003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GREENLAND DRIVE </text:p>
          </table:table-cell>
          <table:table-cell table:style-name="ce21" office:value-type="float" office:value="191">
            <text:p>191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6-14T00:00:00">
            <text:p>6/14/2003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GREENLAND DRIVE </text:p>
          </table:table-cell>
          <table:table-cell table:style-name="ce21" office:value-type="float" office:value="191">
            <text:p>191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6-14T00:00:00">
            <text:p>6/14/2003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GREENLAND DRIVE </text:p>
          </table:table-cell>
          <table:table-cell table:style-name="ce21" office:value-type="float" office:value="191">
            <text:p>191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11-20T00:00:00">
            <text:p>11/20/2003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GRINDSTONE TURN </text:p>
          </table:table-cell>
          <table:table-cell table:style-name="ce21" office:value-type="float" office:value="64">
            <text:p>64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11-20T00:00:00">
            <text:p>11/20/2003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GRINDSTONE TURN </text:p>
          </table:table-cell>
          <table:table-cell table:style-name="ce21" office:value-type="float" office:value="64">
            <text:p>64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12-18T00:00:00">
            <text:p>12/18/2003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GRINDSTONE TURN </text:p>
          </table:table-cell>
          <table:table-cell table:style-name="ce21" office:value-type="float" office:value="64">
            <text:p>64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8-01T00:00:00">
            <text:p>8/1/2003</text:p>
          </table:table-cell>
          <table:table-cell table:style-name="ce21" office:value-type="string">
            <text:p>POSSESSION OF MARIJUANA </text:p>
          </table:table-cell>
          <table:table-cell table:style-name="ce21" office:value-type="string">
            <text:p>GRINDSTONE TURN </text:p>
          </table:table-cell>
          <table:table-cell table:style-name="ce21" office:value-type="float" office:value="64">
            <text:p>64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3-16T00:00:00">
            <text:p>3/16/2003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HALEYS RUN </text:p>
          </table:table-cell>
          <table:table-cell table:style-name="ce21" office:value-type="float" office:value="168">
            <text:p>168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3-17T00:00:00">
            <text:p>3/17/2003</text:p>
          </table:table-cell>
          <table:table-cell table:style-name="ce21" office:value-type="string">
            <text:p>ABUSE AND NEGLECT OF CHILDREN </text:p>
          </table:table-cell>
          <table:table-cell table:style-name="ce21" office:value-type="string">
            <text:p>HAMPTON HIGHWAY 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9-11T00:00:00">
            <text:p>9/11/2003</text:p>
          </table:table-cell>
          <table:table-cell table:style-name="ce21" office:value-type="string">
            <text:p>ARSON </text:p>
          </table:table-cell>
          <table:table-cell table:style-name="ce23" office:value-type="string">
            <text:p>HAMPTON HIGHWAY </text:p>
          </table:table-cell>
          <table:table-cell table:style-name="ce25" office:value-type="float" office:value="197">
            <text:p>197</text:p>
          </table:table-cell>
          <table:table-cell table:style-name="ce25" office:value-type="float" office:value="23693">
            <text:p>23693</text:p>
          </table:table-cell>
          <table:table-cell table:style-name="ce25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2-24T00:00:00">
            <text:p>2/24/2003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HAMPTON HIGHWAY 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11-12T00:00:00">
            <text:p>11/12/2003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HAMPTON HIGHWAY 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2-12T00:00:00">
            <text:p>2/12/2003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HAMPTON HIGHWAY 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12-28T00:00:00">
            <text:p>12/28/2003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HAMPTON HIGHWAY 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10-25T00:00:00">
            <text:p>10/25/2003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HAMPTON HIGHWAY 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5-04T00:00:00">
            <text:p>5/4/2003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HAMPTON HIGHWAY 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4-04T00:00:00">
            <text:p>4/4/2003</text:p>
          </table:table-cell>
          <table:table-cell table:style-name="ce21" office:value-type="string">
            <text:p>ATTEMPT TO COMMIT NONCAPITAL OFFENSE </text:p>
          </table:table-cell>
          <table:table-cell table:style-name="ce21" office:value-type="string">
            <text:p>HAMPTON HIGHWAY 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3-22T00:00:00">
            <text:p>3/22/2003</text:p>
          </table:table-cell>
          <table:table-cell table:style-name="ce21" office:value-type="string">
            <text:p>BOMB THREATS </text:p>
          </table:table-cell>
          <table:table-cell table:style-name="ce21" office:value-type="string">
            <text:p>HAMPTON HIGHWAY 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5-08T00:00:00">
            <text:p>5/8/2003</text:p>
          </table:table-cell>
          <table:table-cell table:style-name="ce21" office:value-type="string">
            <text:p>BURGLARY, BUSINESS </text:p>
          </table:table-cell>
          <table:table-cell table:style-name="ce21" office:value-type="string">
            <text:p>HAMPTON HIGHWAY 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1-12T00:00:00">
            <text:p>1/12/2003</text:p>
          </table:table-cell>
          <table:table-cell table:style-name="ce21" office:value-type="string">
            <text:p>BURGLARY, BUSINESS </text:p>
          </table:table-cell>
          <table:table-cell table:style-name="ce21" office:value-type="string">
            <text:p>HAMPTON HIGHWAY 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4-08T00:00:00">
            <text:p>4/8/2003</text:p>
          </table:table-cell>
          <table:table-cell table:style-name="ce21" office:value-type="string">
            <text:p>BURGLARY, BUSINESS </text:p>
          </table:table-cell>
          <table:table-cell table:style-name="ce21" office:value-type="string">
            <text:p>HAMPTON HIGHWAY 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3-14T00:00:00">
            <text:p>3/14/2003</text:p>
          </table:table-cell>
          <table:table-cell table:style-name="ce21" office:value-type="string">
            <text:p>BURGLARY, BUSINESS </text:p>
          </table:table-cell>
          <table:table-cell table:style-name="ce21" office:value-type="string">
            <text:p>HAMPTON HIGHWAY 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5-17T00:00:00">
            <text:p>5/17/2003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HAMPTON HIGHWAY 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11-28T00:00:00">
            <text:p>11/28/2003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HAMPTON HIGHWAY 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1-13T00:00:00">
            <text:p>1/13/2003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HAMPTON HIGHWAY 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12-11T00:00:00">
            <text:p>12/11/2003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HAMPTON HIGHWAY 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1-06T00:00:00">
            <text:p>1/6/2003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HAMPTON HIGHWAY 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8-08T00:00:00">
            <text:p>8/8/2003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HAMPTON HIGHWAY 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11-28T00:00:00">
            <text:p>11/28/2003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HAMPTON HIGHWAY 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8-12T00:00:00">
            <text:p>8/12/2003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HAMPTON HIGHWAY 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11-26T00:00:00">
            <text:p>11/26/2003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HAMPTON HIGHWAY 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11-30T00:00:00">
            <text:p>11/30/2003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HAMPTON HIGHWAY 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10-11T00:00:00">
            <text:p>10/11/2003</text:p>
          </table:table-cell>
          <table:table-cell table:style-name="ce21" office:value-type="string">
            <text:p>CONTRIBUTING TO THE DELINQUENCY OF A MINOR </text:p>
          </table:table-cell>
          <table:table-cell table:style-name="ce21" office:value-type="string">
            <text:p>HAMPTON HIGHWAY 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5-06T00:00:00">
            <text:p>5/6/2003</text:p>
          </table:table-cell>
          <table:table-cell table:style-name="ce21" office:value-type="string">
            <text:p>COUNTERFEITING/FORGERY, ALL OTHERS </text:p>
          </table:table-cell>
          <table:table-cell table:style-name="ce21" office:value-type="string">
            <text:p>HAMPTON HIGHWAY 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1-16T00:00:00">
            <text:p>1/16/2003</text:p>
          </table:table-cell>
          <table:table-cell table:style-name="ce21" office:value-type="string">
            <text:p>CREDIT CARD FRAUD </text:p>
          </table:table-cell>
          <table:table-cell table:style-name="ce21" office:value-type="string">
            <text:p>HAMPTON HIGHWAY 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2-19T00:00:00">
            <text:p>2/19/2003</text:p>
          </table:table-cell>
          <table:table-cell table:style-name="ce21" office:value-type="string">
            <text:p>CREDIT CARD FRAUD </text:p>
          </table:table-cell>
          <table:table-cell table:style-name="ce21" office:value-type="string">
            <text:p>HAMPTON HIGHWAY 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2-26T00:00:00">
            <text:p>2/26/2003</text:p>
          </table:table-cell>
          <table:table-cell table:style-name="ce21" office:value-type="string">
            <text:p>CREDIT CARD FRAUD </text:p>
          </table:table-cell>
          <table:table-cell table:style-name="ce21" office:value-type="string">
            <text:p>HAMPTON HIGHWAY 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2-26T00:00:00">
            <text:p>2/26/2003</text:p>
          </table:table-cell>
          <table:table-cell table:style-name="ce21" office:value-type="string">
            <text:p>CREDIT CARD FRAUD </text:p>
          </table:table-cell>
          <table:table-cell table:style-name="ce21" office:value-type="string">
            <text:p>HAMPTON HIGHWAY 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2-28T00:00:00">
            <text:p>2/28/2003</text:p>
          </table:table-cell>
          <table:table-cell table:style-name="ce21" office:value-type="string">
            <text:p>CREDIT CARD FRAUD </text:p>
          </table:table-cell>
          <table:table-cell table:style-name="ce21" office:value-type="string">
            <text:p>HAMPTON HIGHWAY 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3-03T00:00:00">
            <text:p>3/3/2003</text:p>
          </table:table-cell>
          <table:table-cell table:style-name="ce21" office:value-type="string">
            <text:p>CREDIT CARD FRAUD </text:p>
          </table:table-cell>
          <table:table-cell table:style-name="ce21" office:value-type="string">
            <text:p>HAMPTON HIGHWAY 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3-03T00:00:00">
            <text:p>3/3/2003</text:p>
          </table:table-cell>
          <table:table-cell table:style-name="ce21" office:value-type="string">
            <text:p>CREDIT CARD FRAUD </text:p>
          </table:table-cell>
          <table:table-cell table:style-name="ce21" office:value-type="string">
            <text:p>HAMPTON HIGHWAY 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3-03T00:00:00">
            <text:p>3/3/2003</text:p>
          </table:table-cell>
          <table:table-cell table:style-name="ce21" office:value-type="string">
            <text:p>CREDIT CARD FRAUD </text:p>
          </table:table-cell>
          <table:table-cell table:style-name="ce21" office:value-type="string">
            <text:p>HAMPTON HIGHWAY 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8-12T00:00:00">
            <text:p>8/12/2003</text:p>
          </table:table-cell>
          <table:table-cell table:style-name="ce28" office:value-type="string">
            <text:p>DAMAGE PROPERTY </text:p>
          </table:table-cell>
          <table:table-cell table:style-name="ce22" office:value-type="string">
            <text:p>HAMPTON HIGHWAY </text:p>
          </table:table-cell>
          <table:table-cell table:style-name="ce25" office:value-type="float" office:value="197">
            <text:p>197</text:p>
          </table:table-cell>
          <table:table-cell table:style-name="ce25" office:value-type="float" office:value="23693">
            <text:p>23693</text:p>
          </table:table-cell>
          <table:table-cell table:style-name="ce25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5-08T00:00:00">
            <text:p>5/8/2003</text:p>
          </table:table-cell>
          <table:table-cell table:style-name="ce21" office:value-type="string">
            <text:p>DAMAGE PROPERTY, BUSINESS </text:p>
          </table:table-cell>
          <table:table-cell table:style-name="ce21" office:value-type="string">
            <text:p>HAMPTON HIGHWAY 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4-08T00:00:00">
            <text:p>4/8/2003</text:p>
          </table:table-cell>
          <table:table-cell table:style-name="ce21" office:value-type="string">
            <text:p>DAMAGE PROPERTY, BUSINESS </text:p>
          </table:table-cell>
          <table:table-cell table:style-name="ce21" office:value-type="string">
            <text:p>HAMPTON HIGHWAY 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3-14T00:00:00">
            <text:p>3/14/2003</text:p>
          </table:table-cell>
          <table:table-cell table:style-name="ce21" office:value-type="string">
            <text:p>DAMAGE PROPERTY, BUSINESS </text:p>
          </table:table-cell>
          <table:table-cell table:style-name="ce21" office:value-type="string">
            <text:p>HAMPTON HIGHWAY 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3-03T00:00:00">
            <text:p>3/3/2003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HAMPTON HIGHWAY 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10-13T00:00:00">
            <text:p>10/13/2003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HAMPTON HIGHWAY 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1-12T00:00:00">
            <text:p>1/12/2003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HAMPTON HIGHWAY 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6-20T00:00:00">
            <text:p>6/20/2003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HAMPTON HIGHWAY 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9-11T00:00:00">
            <text:p>9/11/2003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HAMPTON HIGHWAY 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11-28T00:00:00">
            <text:p>11/28/2003</text:p>
          </table:table-cell>
          <table:table-cell table:style-name="ce21" office:value-type="string">
            <text:p>DISORDERLY CONDUCT </text:p>
          </table:table-cell>
          <table:table-cell table:style-name="ce21" office:value-type="string">
            <text:p>HAMPTON HIGHWAY 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10-11T00:00:00">
            <text:p>10/11/2003</text:p>
          </table:table-cell>
          <table:table-cell table:style-name="ce21" office:value-type="string">
            <text:p>DRINKING ALCOHOL IN PUBLIC </text:p>
          </table:table-cell>
          <table:table-cell table:style-name="ce21" office:value-type="string">
            <text:p>HAMPTON HIGHWAY 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1-08T00:00:00">
            <text:p>1/8/2003</text:p>
          </table:table-cell>
          <table:table-cell table:style-name="ce21" office:value-type="string">
            <text:p>DRUGS, POSSESS COCAINE </text:p>
          </table:table-cell>
          <table:table-cell table:style-name="ce21" office:value-type="string">
            <text:p>HAMPTON HIGHWAY 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11-01T00:00:00">
            <text:p>11/1/2003</text:p>
          </table:table-cell>
          <table:table-cell table:style-name="ce21" office:value-type="string">
            <text:p>DRUNK IN PUBLIC </text:p>
          </table:table-cell>
          <table:table-cell table:style-name="ce21" office:value-type="string">
            <text:p>HAMPTON HIGHWAY 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12-06T00:00:00">
            <text:p>12/6/2003</text:p>
          </table:table-cell>
          <table:table-cell table:style-name="ce21" office:value-type="string">
            <text:p>DRUNK IN PUBLIC </text:p>
          </table:table-cell>
          <table:table-cell table:style-name="ce21" office:value-type="string">
            <text:p>HAMPTON HIGHWAY 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9-25T00:00:00">
            <text:p>9/25/2003</text:p>
          </table:table-cell>
          <table:table-cell table:style-name="ce21" office:value-type="string">
            <text:p>DRUNK IN PUBLIC </text:p>
          </table:table-cell>
          <table:table-cell table:style-name="ce21" office:value-type="string">
            <text:p>HAMPTON HIGHWAY 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5-17T00:00:00">
            <text:p>5/17/2003</text:p>
          </table:table-cell>
          <table:table-cell table:style-name="ce21" office:value-type="string">
            <text:p>FALSE ID (IDENTITY FRAUD) </text:p>
          </table:table-cell>
          <table:table-cell table:style-name="ce21" office:value-type="string">
            <text:p>HAMPTON HIGHWAY 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7-17T00:00:00">
            <text:p>7/17/2003</text:p>
          </table:table-cell>
          <table:table-cell table:style-name="ce21" office:value-type="string">
            <text:p>FORGING, UTTERING </text:p>
          </table:table-cell>
          <table:table-cell table:style-name="ce21" office:value-type="string">
            <text:p>HAMPTON HIGHWAY 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7-17T00:00:00">
            <text:p>7/17/2003</text:p>
          </table:table-cell>
          <table:table-cell table:style-name="ce21" office:value-type="string">
            <text:p>FORGING, UTTERING </text:p>
          </table:table-cell>
          <table:table-cell table:style-name="ce21" office:value-type="string">
            <text:p>HAMPTON HIGHWAY 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5-28T00:00:00">
            <text:p>5/28/2003</text:p>
          </table:table-cell>
          <table:table-cell table:style-name="ce21" office:value-type="string">
            <text:p>FUGITIVE FROM JUSTICE </text:p>
          </table:table-cell>
          <table:table-cell table:style-name="ce21" office:value-type="string">
            <text:p>HAMPTON HIGHWAY 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2-06T00:00:00">
            <text:p>2/6/2003</text:p>
          </table:table-cell>
          <table:table-cell table:style-name="ce21" office:value-type="string">
            <text:p>GAS THEFT </text:p>
          </table:table-cell>
          <table:table-cell table:style-name="ce21" office:value-type="string">
            <text:p>HAMPTON HIGHWAY 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4-19T00:00:00">
            <text:p>4/19/2003</text:p>
          </table:table-cell>
          <table:table-cell table:style-name="ce21" office:value-type="string">
            <text:p>GAS THEFT </text:p>
          </table:table-cell>
          <table:table-cell table:style-name="ce21" office:value-type="string">
            <text:p>HAMPTON HIGHWAY 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6-18T00:00:00">
            <text:p>6/18/2003</text:p>
          </table:table-cell>
          <table:table-cell table:style-name="ce21" office:value-type="string">
            <text:p>GAS THEFT </text:p>
          </table:table-cell>
          <table:table-cell table:style-name="ce21" office:value-type="string">
            <text:p>HAMPTON HIGHWAY 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9-27T00:00:00">
            <text:p>9/27/2003</text:p>
          </table:table-cell>
          <table:table-cell table:style-name="ce21" office:value-type="string">
            <text:p>GAS THEFT </text:p>
          </table:table-cell>
          <table:table-cell table:style-name="ce21" office:value-type="string">
            <text:p>HAMPTON HIGHWAY 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11-28T00:00:00">
            <text:p>11/28/2003</text:p>
          </table:table-cell>
          <table:table-cell table:style-name="ce21" office:value-type="string">
            <text:p>GAS THEFT </text:p>
          </table:table-cell>
          <table:table-cell table:style-name="ce21" office:value-type="string">
            <text:p>HAMPTON HIGHWAY 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1-31T00:00:00">
            <text:p>1/31/2003</text:p>
          </table:table-cell>
          <table:table-cell table:style-name="ce21" office:value-type="string">
            <text:p>GAS THEFT </text:p>
          </table:table-cell>
          <table:table-cell table:style-name="ce21" office:value-type="string">
            <text:p>HAMPTON HIGHWAY 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8-08T00:00:00">
            <text:p>8/8/2003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HAMPTON HIGHWAY 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1-16T00:00:00">
            <text:p>1/16/2003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HAMPTON HIGHWAY 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2-19T00:00:00">
            <text:p>2/19/2003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HAMPTON HIGHWAY 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2-26T00:00:00">
            <text:p>2/26/2003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HAMPTON HIGHWAY 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2-26T00:00:00">
            <text:p>2/26/2003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HAMPTON HIGHWAY 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3-03T00:00:00">
            <text:p>3/3/2003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HAMPTON HIGHWAY 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11-25T00:00:00">
            <text:p>11/25/2003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HAMPTON HIGHWAY 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11-11T00:00:00">
            <text:p>11/11/2003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HAMPTON HIGHWAY 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8-19T00:00:00">
            <text:p>8/19/2003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HAMPTON HIGHWAY 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10-14T00:00:00">
            <text:p>10/14/2003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HAMPTON HIGHWAY 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10-21T00:00:00">
            <text:p>10/21/2003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HAMPTON HIGHWAY 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11-07T00:00:00">
            <text:p>11/7/2003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HAMPTON HIGHWAY 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11-21T00:00:00">
            <text:p>11/21/2003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HAMPTON HIGHWAY 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8-14T00:00:00">
            <text:p>8/14/2003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HAMPTON HIGHWAY 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2-13T00:00:00">
            <text:p>2/13/2003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HAMPTON HIGHWAY 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4-08T00:00:00">
            <text:p>4/8/2003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HAMPTON HIGHWAY 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3-14T00:00:00">
            <text:p>3/14/2003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HAMPTON HIGHWAY 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4-04T00:00:00">
            <text:p>4/4/2003</text:p>
          </table:table-cell>
          <table:table-cell table:style-name="ce21" office:value-type="string">
            <text:p>INJURY -CAUSTIC AGENT, EXPLOSIVE OR FIRE </text:p>
          </table:table-cell>
          <table:table-cell table:style-name="ce21" office:value-type="string">
            <text:p>HAMPTON HIGHWAY 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4-29T00:00:00">
            <text:p>4/29/2003</text:p>
          </table:table-cell>
          <table:table-cell table:style-name="ce21" office:value-type="string">
            <text:p>LARCENY OR THEFT -3RD OR SUBSQ OFFENSE </text:p>
          </table:table-cell>
          <table:table-cell table:style-name="ce21" office:value-type="string">
            <text:p>HAMPTON HIGHWAY 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6-03T00:00:00">
            <text:p>6/3/2003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HAMPTON HIGHWAY 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6-17T00:00:00">
            <text:p>6/17/2003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HAMPTON HIGHWAY 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2-21T00:00:00">
            <text:p>2/21/2003</text:p>
          </table:table-cell>
          <table:table-cell table:style-name="ce21" office:value-type="string">
            <text:p>LOST PROPERTY </text:p>
          </table:table-cell>
          <table:table-cell table:style-name="ce21" office:value-type="string">
            <text:p>HAMPTON HIGHWAY 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3-04T00:00:00">
            <text:p>3/4/2003</text:p>
          </table:table-cell>
          <table:table-cell table:style-name="ce21" office:value-type="string">
            <text:p>OBSCENE/THREATENING PHONE CALL </text:p>
          </table:table-cell>
          <table:table-cell table:style-name="ce21" office:value-type="string">
            <text:p>HAMPTON HIGHWAY 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2-28T00:00:00">
            <text:p>2/28/2003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HAMPTON HIGHWAY 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3-03T00:00:00">
            <text:p>3/3/2003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HAMPTON HIGHWAY 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3-03T00:00:00">
            <text:p>3/3/2003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HAMPTON HIGHWAY 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4-19T00:00:00">
            <text:p>4/19/2003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HAMPTON HIGHWAY 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6-16T00:00:00">
            <text:p>6/16/2003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HAMPTON HIGHWAY 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7-17T00:00:00">
            <text:p>7/17/2003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HAMPTON HIGHWAY 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1-30T00:00:00">
            <text:p>1/30/2003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HAMPTON HIGHWAY 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1-07T00:00:00">
            <text:p>1/7/2003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HAMPTON HIGHWAY 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10-07T00:00:00">
            <text:p>10/7/2003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HAMPTON HIGHWAY 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7-17T00:00:00">
            <text:p>7/17/2003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HAMPTON HIGHWAY 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7-16T00:00:00">
            <text:p>7/16/2003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HAMPTON HIGHWAY 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4-27T00:00:00">
            <text:p>4/27/2003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HAMPTON HIGHWAY 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11-28T00:00:00">
            <text:p>11/28/2003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HAMPTON HIGHWAY 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8-12T00:00:00">
            <text:p>8/12/2003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HAMPTON HIGHWAY 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10-11T00:00:00">
            <text:p>10/11/2003</text:p>
          </table:table-cell>
          <table:table-cell table:style-name="ce21" office:value-type="string">
            <text:p>POSSESSION OF CONTROLLED SUBSTANCES </text:p>
          </table:table-cell>
          <table:table-cell table:style-name="ce21" office:value-type="string">
            <text:p>HAMPTON HIGHWAY 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1-12T00:00:00">
            <text:p>1/12/2003</text:p>
          </table:table-cell>
          <table:table-cell table:style-name="ce21" office:value-type="string">
            <text:p>RAPE </text:p>
          </table:table-cell>
          <table:table-cell table:style-name="ce21" office:value-type="string">
            <text:p>HAMPTON HIGHWAY 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10-26T00:00:00">
            <text:p>10/26/2003</text:p>
          </table:table-cell>
          <table:table-cell table:style-name="ce21" office:value-type="string">
            <text:p>RAPE </text:p>
          </table:table-cell>
          <table:table-cell table:style-name="ce21" office:value-type="string">
            <text:p>HAMPTON HIGHWAY 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11-10T00:00:00">
            <text:p>11/10/2003</text:p>
          </table:table-cell>
          <table:table-cell table:style-name="ce21" office:value-type="string">
            <text:p>RAPE </text:p>
          </table:table-cell>
          <table:table-cell table:style-name="ce21" office:value-type="string">
            <text:p>HAMPTON HIGHWAY 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8-01T00:00:00">
            <text:p>8/1/2003</text:p>
          </table:table-cell>
          <table:table-cell table:style-name="ce21" office:value-type="string">
            <text:p>RUNAWAY JUVENILE </text:p>
          </table:table-cell>
          <table:table-cell table:style-name="ce21" office:value-type="string">
            <text:p>HAMPTON HIGHWAY 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12-02T00:00:00">
            <text:p>12/2/2003</text:p>
          </table:table-cell>
          <table:table-cell table:style-name="ce21" office:value-type="string">
            <text:p>RUNAWAY JUVENILE </text:p>
          </table:table-cell>
          <table:table-cell table:style-name="ce21" office:value-type="string">
            <text:p>HAMPTON HIGHWAY 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7-26T00:00:00">
            <text:p>7/26/2003</text:p>
          </table:table-cell>
          <table:table-cell table:style-name="ce21" office:value-type="string">
            <text:p>THREATEN BODILY HARM </text:p>
          </table:table-cell>
          <table:table-cell table:style-name="ce21" office:value-type="string">
            <text:p>HAMPTON HIGHWAY 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4-29T00:00:00">
            <text:p>4/29/2003</text:p>
          </table:table-cell>
          <table:table-cell table:style-name="ce21" office:value-type="string">
            <text:p>TRESPASSING </text:p>
          </table:table-cell>
          <table:table-cell table:style-name="ce21" office:value-type="string">
            <text:p>HAMPTON HIGHWAY 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4-05T00:00:00">
            <text:p>4/5/2003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HAMPTON HIGHWAY &amp; BIG BETHEL RO 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6-01T00:00:00">
            <text:p>6/1/2003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HAMPTON HIGHWAY &amp; BIG BETHEL RO 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11-16T00:00:00">
            <text:p>11/16/2003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HAMPTON HIGHWAY &amp; BIG BETHEL RO 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12-14T00:00:00">
            <text:p>12/14/2003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HAMPTON HIGHWAY &amp; BIG BETHEL RO 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11-16T00:00:00">
            <text:p>11/16/2003</text:p>
          </table:table-cell>
          <table:table-cell table:style-name="ce21" office:value-type="string">
            <text:p>DRIVING W/SUSPENDED OR REVOKED LICENSE </text:p>
          </table:table-cell>
          <table:table-cell table:style-name="ce21" office:value-type="string">
            <text:p>HAMPTON HIGHWAY &amp; BIG BETHEL RO 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12-14T00:00:00">
            <text:p>12/14/2003</text:p>
          </table:table-cell>
          <table:table-cell table:style-name="ce21" office:value-type="string">
            <text:p>DRIVING W/SUSPENDED OR REVOKED LICENSE </text:p>
          </table:table-cell>
          <table:table-cell table:style-name="ce21" office:value-type="string">
            <text:p>HAMPTON HIGHWAY &amp; BIG BETHEL RO 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7-23T00:00:00">
            <text:p>7/23/2003</text:p>
          </table:table-cell>
          <table:table-cell table:style-name="ce21" office:value-type="string">
            <text:p>POSSESSION OF CONTROLLED SUBSTANCES </text:p>
          </table:table-cell>
          <table:table-cell table:style-name="ce21" office:value-type="string">
            <text:p>HAMPTON HIGHWAY &amp; BIG BETHEL RO 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4-05T00:00:00">
            <text:p>4/5/2003</text:p>
          </table:table-cell>
          <table:table-cell table:style-name="ce21" office:value-type="string">
            <text:p>RECKLESS - GENERAL </text:p>
          </table:table-cell>
          <table:table-cell table:style-name="ce21" office:value-type="string">
            <text:p>HAMPTON HIGHWAY &amp; BIG BETHEL RO 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6-01T00:00:00">
            <text:p>6/1/2003</text:p>
          </table:table-cell>
          <table:table-cell table:style-name="ce21" office:value-type="string">
            <text:p>RECKLESS - GENERAL </text:p>
          </table:table-cell>
          <table:table-cell table:style-name="ce21" office:value-type="string">
            <text:p>HAMPTON HIGHWAY &amp; BIG BETHEL RO 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12-14T00:00:00">
            <text:p>12/14/2003</text:p>
          </table:table-cell>
          <table:table-cell table:style-name="ce21" office:value-type="string">
            <text:p>REFUSE BLOOD/BREATH TEST </text:p>
          </table:table-cell>
          <table:table-cell table:style-name="ce21" office:value-type="string">
            <text:p>HAMPTON HIGHWAY &amp; BIG BETHEL RO 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12-12T00:00:00">
            <text:p>12/12/2003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HAMPTON HIGHWAY &amp; ENTRANCE TO 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3-01T00:00:00">
            <text:p>3/1/2003</text:p>
          </table:table-cell>
          <table:table-cell table:style-name="ce21" office:value-type="string">
            <text:p>RECKLESS DRIVING - DRAG RACING [CLASS 1 MISD] </text:p>
          </table:table-cell>
          <table:table-cell table:style-name="ce21" office:value-type="string">
            <text:p>HAMPTON HIGHWAY &amp; GEORGE WASH 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4-11T00:00:00">
            <text:p>4/11/2003</text:p>
          </table:table-cell>
          <table:table-cell table:style-name="ce21" office:value-type="string">
            <text:p>POSSESSION OF MARIJUANA </text:p>
          </table:table-cell>
          <table:table-cell table:style-name="ce21" office:value-type="string">
            <text:p>HAMPTON HIGHWAY &amp; HAMPTON CITY 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4-13T00:00:00">
            <text:p>4/13/2003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HAMPTON HIGHWAY &amp; HEATHER LAN 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4-13T00:00:00">
            <text:p>4/13/2003</text:p>
          </table:table-cell>
          <table:table-cell table:style-name="ce21" office:value-type="string">
            <text:p>POSSESSION OF MARIJUANA </text:p>
          </table:table-cell>
          <table:table-cell table:style-name="ce21" office:value-type="string">
            <text:p>HAMPTON HIGHWAY &amp; HEATHER LAN 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4-13T00:00:00">
            <text:p>4/13/2003</text:p>
          </table:table-cell>
          <table:table-cell table:style-name="ce21" office:value-type="string">
            <text:p>RECKLESS - GENERAL </text:p>
          </table:table-cell>
          <table:table-cell table:style-name="ce21" office:value-type="string">
            <text:p>HAMPTON HIGHWAY &amp; HEATHER LAN 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3-11T00:00:00">
            <text:p>3/11/2003</text:p>
          </table:table-cell>
          <table:table-cell table:style-name="ce21" office:value-type="string">
            <text:p>ABUSE AND NEGLECT OF CHILDREN </text:p>
          </table:table-cell>
          <table:table-cell table:style-name="ce21" office:value-type="string">
            <text:p>HAMPTON HIGHWAY &amp; SHEFFIELD LAN 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2-08T00:00:00">
            <text:p>2/8/2003</text:p>
          </table:table-cell>
          <table:table-cell table:style-name="ce21" office:value-type="string">
            <text:p>POSSESSION OF MARIJUANA </text:p>
          </table:table-cell>
          <table:table-cell table:style-name="ce21" office:value-type="string">
            <text:p>HAMPTON HIGHWAY &amp; ST. CLAIRE CIR 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1-22T00:00:00">
            <text:p>1/22/2003</text:p>
          </table:table-cell>
          <table:table-cell table:style-name="ce21" office:value-type="string">
            <text:p>ASSAULT, AGGRAVATED </text:p>
          </table:table-cell>
          <table:table-cell table:style-name="ce21" office:value-type="string">
            <text:p>HAMPTON HIGHWAY &amp; YORKTOWN RO 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1-22T00:00:00">
            <text:p>1/22/2003</text:p>
          </table:table-cell>
          <table:table-cell table:style-name="ce21" office:value-type="string">
            <text:p>DRIVING W/SUSPENDED OR REVOKED </text:p>
          </table:table-cell>
          <table:table-cell table:style-name="ce21" office:value-type="string">
            <text:p>HAMPTON HIGHWAY &amp; YORKTOWN RO 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1-22T00:00:00">
            <text:p>1/22/2003</text:p>
          </table:table-cell>
          <table:table-cell table:style-name="ce21" office:value-type="string">
            <text:p>HIT &amp; RUN </text:p>
          </table:table-cell>
          <table:table-cell table:style-name="ce21" office:value-type="string">
            <text:p>HAMPTON HIGHWAY &amp; YORKTOWN RO 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6-13T00:00:00">
            <text:p>6/13/2003</text:p>
          </table:table-cell>
          <table:table-cell table:style-name="ce21" office:value-type="string">
            <text:p>POSSESSION OF MARIJUANA </text:p>
          </table:table-cell>
          <table:table-cell table:style-name="ce21" office:value-type="string">
            <text:p>HAMPTON HIGHWAY AND LONG GREE 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9-21T00:00:00">
            <text:p>9/21/2003</text:p>
          </table:table-cell>
          <table:table-cell table:style-name="ce21" office:value-type="string">
            <text:p>MOTOR VEHICLE THEFT </text:p>
          </table:table-cell>
          <table:table-cell table:style-name="ce21" office:value-type="string">
            <text:p>HAMPTON HIGHWAY AT OWEN DAVIS 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11-02T00:00:00">
            <text:p>11/2/2003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HAMPTON HIGHWAY, BIG BETHEL ROA 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11-02T00:00:00">
            <text:p>11/2/2003</text:p>
          </table:table-cell>
          <table:table-cell table:style-name="ce21" office:value-type="string">
            <text:p>POSSESSION OF MARIJUANA </text:p>
          </table:table-cell>
          <table:table-cell table:style-name="ce21" office:value-type="string">
            <text:p>HAMPTON HIGHWAY, BIG BETHEL ROA 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12-23T00:00:00">
            <text:p>12/23/2003</text:p>
          </table:table-cell>
          <table:table-cell table:style-name="ce21" office:value-type="string">
            <text:p>POSSESSION OF MARIJUANA </text:p>
          </table:table-cell>
          <table:table-cell table:style-name="ce21" office:value-type="string">
            <text:p>HAMPTON HIGHWAY/FIRST STREET 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12-17T00:00:00">
            <text:p>12/17/2003</text:p>
          </table:table-cell>
          <table:table-cell table:style-name="ce21" office:value-type="string">
            <text:p>DRIVING W/SUSPENDED OR REVOKED LICENSE </text:p>
          </table:table-cell>
          <table:table-cell table:style-name="ce21" office:value-type="string">
            <text:p>HAMPTON HIGHWAY/GEORGE WASHIN 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12-17T00:00:00">
            <text:p>12/17/2003</text:p>
          </table:table-cell>
          <table:table-cell table:style-name="ce21" office:value-type="string">
            <text:p>RECKLESS - GENERAL </text:p>
          </table:table-cell>
          <table:table-cell table:style-name="ce21" office:value-type="string">
            <text:p>HAMPTON HIGHWAY/GEORGE WASHIN 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12-24T00:00:00">
            <text:p>12/24/2003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HAMPTON HIGHWAY/HAMPTON LINE 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12-09T00:00:00">
            <text:p>12/9/2003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HAMPTON HIGHWAY/OWEN DAVIS BLV 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5-15T00:00:00">
            <text:p>5/15/2003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HAMPTON HIGHWAY/YORK DOWN S.D 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5-15T00:00:00">
            <text:p>5/15/2003</text:p>
          </table:table-cell>
          <table:table-cell table:style-name="ce21" office:value-type="string">
            <text:p>RECKLESS - GENERAL </text:p>
          </table:table-cell>
          <table:table-cell table:style-name="ce21" office:value-type="string">
            <text:p>HAMPTON HIGHWAY/YORK DOWN S.D 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12-29T00:00:00">
            <text:p>12/29/2003</text:p>
          </table:table-cell>
          <table:table-cell table:style-name="ce21" office:value-type="string">
            <text:p>ANNOYING PHONE CALLS </text:p>
          </table:table-cell>
          <table:table-cell table:style-name="ce21" office:value-type="string">
            <text:p>HARVEST WAY 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10-02T00:00:00">
            <text:p>10/2/2003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HATCHER COURT </text:p>
          </table:table-cell>
          <table:table-cell table:style-name="ce21" office:value-type="float" office:value="246">
            <text:p>246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10-02T00:00:00">
            <text:p>10/2/2003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HATCHER COURT </text:p>
          </table:table-cell>
          <table:table-cell table:style-name="ce21" office:value-type="float" office:value="246">
            <text:p>246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9-10T00:00:00">
            <text:p>9/10/2003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HEATH PLACE </text:p>
          </table:table-cell>
          <table:table-cell table:style-name="ce21" office:value-type="float" office:value="198">
            <text:p>198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12-23T00:00:00">
            <text:p>12/23/2003</text:p>
          </table:table-cell>
          <table:table-cell table:style-name="ce21" office:value-type="string">
            <text:p>ANNOYING PHONE CALLS </text:p>
          </table:table-cell>
          <table:table-cell table:style-name="ce21" office:value-type="string">
            <text:p>HEATHER WAY </text:p>
          </table:table-cell>
          <table:table-cell table:style-name="ce21" office:value-type="float" office:value="122">
            <text:p>122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3-28T00:00:00">
            <text:p>3/28/2003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HEATHER WAY </text:p>
          </table:table-cell>
          <table:table-cell table:style-name="ce21" office:value-type="float" office:value="122">
            <text:p>122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12-01T00:00:00">
            <text:p>12/1/2003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HEATHER WAY </text:p>
          </table:table-cell>
          <table:table-cell table:style-name="ce21" office:value-type="float" office:value="122">
            <text:p>122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7-28T00:00:00">
            <text:p>7/28/2003</text:p>
          </table:table-cell>
          <table:table-cell table:style-name="ce21" office:value-type="string">
            <text:p>CONTRIBUTING TO THE DELINQUENCY OF A MINOR </text:p>
          </table:table-cell>
          <table:table-cell table:style-name="ce21" office:value-type="string">
            <text:p>HEATHER WAY </text:p>
          </table:table-cell>
          <table:table-cell table:style-name="ce21" office:value-type="float" office:value="122">
            <text:p>122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11-12T00:00:00">
            <text:p>11/12/2003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HEATHER WAY </text:p>
          </table:table-cell>
          <table:table-cell table:style-name="ce21" office:value-type="float" office:value="122">
            <text:p>122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8-05T00:00:00">
            <text:p>8/5/2003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HEATHER WAY </text:p>
          </table:table-cell>
          <table:table-cell table:style-name="ce21" office:value-type="float" office:value="122">
            <text:p>122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2-13T00:00:00">
            <text:p>2/13/2003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HEATHER WAY </text:p>
          </table:table-cell>
          <table:table-cell table:style-name="ce21" office:value-type="float" office:value="122">
            <text:p>122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11-14T00:00:00">
            <text:p>11/14/2003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HEATHER WAY </text:p>
          </table:table-cell>
          <table:table-cell table:style-name="ce21" office:value-type="float" office:value="122">
            <text:p>122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11-20T00:00:00">
            <text:p>11/20/2003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HEATHER WAY </text:p>
          </table:table-cell>
          <table:table-cell table:style-name="ce21" office:value-type="float" office:value="122">
            <text:p>122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11-21T00:00:00">
            <text:p>11/21/2003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HEATHER WAY </text:p>
          </table:table-cell>
          <table:table-cell table:style-name="ce21" office:value-type="float" office:value="122">
            <text:p>122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4-08T00:00:00">
            <text:p>4/8/2003</text:p>
          </table:table-cell>
          <table:table-cell table:style-name="ce21" office:value-type="string">
            <text:p>DEATH, ACCIDENTAL </text:p>
          </table:table-cell>
          <table:table-cell table:style-name="ce21" office:value-type="string">
            <text:p>HEATHER WAY </text:p>
          </table:table-cell>
          <table:table-cell table:style-name="ce21" office:value-type="float" office:value="122">
            <text:p>122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9-21T00:00:00">
            <text:p>9/21/2003</text:p>
          </table:table-cell>
          <table:table-cell table:style-name="ce21" office:value-type="string">
            <text:p>DISORDERLY CONDUCT </text:p>
          </table:table-cell>
          <table:table-cell table:style-name="ce21" office:value-type="string">
            <text:p>HEATHER WAY </text:p>
          </table:table-cell>
          <table:table-cell table:style-name="ce21" office:value-type="float" office:value="122">
            <text:p>122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12-25T00:00:00">
            <text:p>12/25/2003</text:p>
          </table:table-cell>
          <table:table-cell table:style-name="ce21" office:value-type="string">
            <text:p>OBSCENE/THREATENING PHONE CALL </text:p>
          </table:table-cell>
          <table:table-cell table:style-name="ce21" office:value-type="string">
            <text:p>HEATHER WAY </text:p>
          </table:table-cell>
          <table:table-cell table:style-name="ce21" office:value-type="float" office:value="122">
            <text:p>122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9-07T00:00:00">
            <text:p>9/7/2003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HEATHER WAY </text:p>
          </table:table-cell>
          <table:table-cell table:style-name="ce21" office:value-type="float" office:value="122">
            <text:p>122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1-13T00:00:00">
            <text:p>1/13/2003</text:p>
          </table:table-cell>
          <table:table-cell table:style-name="ce21" office:value-type="string">
            <text:p>RUNAWAY JUVENILE </text:p>
          </table:table-cell>
          <table:table-cell table:style-name="ce21" office:value-type="string">
            <text:p>HEATHER WAY </text:p>
          </table:table-cell>
          <table:table-cell table:style-name="ce21" office:value-type="float" office:value="122">
            <text:p>122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2-16T00:00:00">
            <text:p>2/16/2003</text:p>
          </table:table-cell>
          <table:table-cell table:style-name="ce21" office:value-type="string">
            <text:p>RUNAWAY JUVENILE </text:p>
          </table:table-cell>
          <table:table-cell table:style-name="ce21" office:value-type="string">
            <text:p>HEATHER WAY </text:p>
          </table:table-cell>
          <table:table-cell table:style-name="ce21" office:value-type="float" office:value="122">
            <text:p>122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2-17T00:00:00">
            <text:p>2/17/2003</text:p>
          </table:table-cell>
          <table:table-cell table:style-name="ce21" office:value-type="string">
            <text:p>RUNAWAY JUVENILE </text:p>
          </table:table-cell>
          <table:table-cell table:style-name="ce21" office:value-type="string">
            <text:p>HEATHER WAY </text:p>
          </table:table-cell>
          <table:table-cell table:style-name="ce21" office:value-type="float" office:value="122">
            <text:p>122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5-05T00:00:00">
            <text:p>5/5/2003</text:p>
          </table:table-cell>
          <table:table-cell table:style-name="ce21" office:value-type="string">
            <text:p>RUNAWAY JUVENILE </text:p>
          </table:table-cell>
          <table:table-cell table:style-name="ce21" office:value-type="string">
            <text:p>HEATHER WAY </text:p>
          </table:table-cell>
          <table:table-cell table:style-name="ce21" office:value-type="float" office:value="122">
            <text:p>122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10-07T00:00:00">
            <text:p>10/7/2003</text:p>
          </table:table-cell>
          <table:table-cell table:style-name="ce21" office:value-type="string">
            <text:p>RUNAWAY JUVENILE </text:p>
          </table:table-cell>
          <table:table-cell table:style-name="ce21" office:value-type="string">
            <text:p>HEATHER WAY </text:p>
          </table:table-cell>
          <table:table-cell table:style-name="ce21" office:value-type="float" office:value="122">
            <text:p>122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10-10T00:00:00">
            <text:p>10/10/2003</text:p>
          </table:table-cell>
          <table:table-cell table:style-name="ce21" office:value-type="string">
            <text:p>RUNAWAY JUVENILE </text:p>
          </table:table-cell>
          <table:table-cell table:style-name="ce21" office:value-type="string">
            <text:p>HEATHER WAY </text:p>
          </table:table-cell>
          <table:table-cell table:style-name="ce21" office:value-type="float" office:value="122">
            <text:p>122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10-15T00:00:00">
            <text:p>10/15/2003</text:p>
          </table:table-cell>
          <table:table-cell table:style-name="ce21" office:value-type="string">
            <text:p>RUNAWAY JUVENILE </text:p>
          </table:table-cell>
          <table:table-cell table:style-name="ce21" office:value-type="string">
            <text:p>HEATHER WAY </text:p>
          </table:table-cell>
          <table:table-cell table:style-name="ce21" office:value-type="float" office:value="122">
            <text:p>122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9-15T00:00:00">
            <text:p>9/15/2003</text:p>
          </table:table-cell>
          <table:table-cell table:style-name="ce21" office:value-type="string">
            <text:p>UNLAWFUL PURCHASE OR POSSESS ALCOHOLIC BEVERAGE </text:p>
          </table:table-cell>
          <table:table-cell table:style-name="ce21" office:value-type="string">
            <text:p>HEATHER WAY </text:p>
          </table:table-cell>
          <table:table-cell table:style-name="ce21" office:value-type="float" office:value="122">
            <text:p>122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3-16T00:00:00">
            <text:p>3/16/2003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HEAVENS WAY &amp; VICTORY BLVD </text:p>
          </table:table-cell>
          <table:table-cell table:style-name="ce21" office:value-type="float" office:value="114">
            <text:p>114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8-07T00:00:00">
            <text:p>8/7/2003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HEDGEROW LANE </text:p>
          </table:table-cell>
          <table:table-cell table:style-name="ce21" office:value-type="float" office:value="66">
            <text:p>66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12-28T00:00:00">
            <text:p>12/28/2003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HEDGEROW LANE </text:p>
          </table:table-cell>
          <table:table-cell table:style-name="ce21" office:value-type="float" office:value="66">
            <text:p>66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8-22T00:00:00">
            <text:p>8/22/2003</text:p>
          </table:table-cell>
          <table:table-cell table:style-name="ce21" office:value-type="string">
            <text:p>POSSESSION OF MARIJUANA </text:p>
          </table:table-cell>
          <table:table-cell table:style-name="ce21" office:value-type="string">
            <text:p>HERITAGE SQUARE </text:p>
          </table:table-cell>
          <table:table-cell table:style-name="ce21" office:value-type="float" office:value="324">
            <text:p>324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8-22T00:00:00">
            <text:p>8/22/2003</text:p>
          </table:table-cell>
          <table:table-cell table:style-name="ce21" office:value-type="string">
            <text:p>POSSESSION OF MARIJUANA </text:p>
          </table:table-cell>
          <table:table-cell table:style-name="ce21" office:value-type="string">
            <text:p>HERITAGE SQUARE </text:p>
          </table:table-cell>
          <table:table-cell table:style-name="ce21" office:value-type="float" office:value="324">
            <text:p>324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7-16T00:00:00">
            <text:p>7/16/2003</text:p>
          </table:table-cell>
          <table:table-cell table:style-name="ce21" office:value-type="string">
            <text:p>BURGLARY, RESIDENTIAL </text:p>
          </table:table-cell>
          <table:table-cell table:style-name="ce21" office:value-type="string">
            <text:p>HILDA HOLLOW ROAD </text:p>
          </table:table-cell>
          <table:table-cell table:style-name="ce21" office:value-type="float" office:value="198">
            <text:p>198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7-16T00:00:00">
            <text:p>7/16/2003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HILDA HOLLOW ROAD </text:p>
          </table:table-cell>
          <table:table-cell table:style-name="ce21" office:value-type="float" office:value="198">
            <text:p>198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8-20T00:00:00">
            <text:p>8/20/2003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HOMESTEAD PLACE </text:p>
          </table:table-cell>
          <table:table-cell table:style-name="ce21" office:value-type="float" office:value="204">
            <text:p>204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8-25T00:00:00">
            <text:p>8/25/2003</text:p>
          </table:table-cell>
          <table:table-cell table:style-name="ce21" office:value-type="string">
            <text:p>POSSESSION OF MARIJUANA </text:p>
          </table:table-cell>
          <table:table-cell table:style-name="ce21" office:value-type="string">
            <text:p>HONEY SUCKLE LANE </text:p>
          </table:table-cell>
          <table:table-cell table:style-name="ce21" office:value-type="float" office:value="62">
            <text:p>62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7-21T00:00:00">
            <text:p>7/21/2003</text:p>
          </table:table-cell>
          <table:table-cell table:style-name="ce21" office:value-type="string">
            <text:p>BURGLARY, BUSINESS </text:p>
          </table:table-cell>
          <table:table-cell table:style-name="ce21" office:value-type="string">
            <text:p>HONEYSUCKLE LANE </text:p>
          </table:table-cell>
          <table:table-cell table:style-name="ce21" office:value-type="float" office:value="62">
            <text:p>62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7-15T00:00:00">
            <text:p>7/15/2003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HONEYSUCKLE LANE </text:p>
          </table:table-cell>
          <table:table-cell table:style-name="ce21" office:value-type="float" office:value="62">
            <text:p>62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7-21T00:00:00">
            <text:p>7/21/2003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HONEYSUCKLE LANE </text:p>
          </table:table-cell>
          <table:table-cell table:style-name="ce21" office:value-type="float" office:value="62">
            <text:p>62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7-21T00:00:00">
            <text:p>7/21/2003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HONEYSUCKLE LANE </text:p>
          </table:table-cell>
          <table:table-cell table:style-name="ce21" office:value-type="float" office:value="62">
            <text:p>62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7-15T00:00:00">
            <text:p>7/15/2003</text:p>
          </table:table-cell>
          <table:table-cell table:style-name="ce21" office:value-type="string">
            <text:p>TRESPASS OF REAL PROPERTY </text:p>
          </table:table-cell>
          <table:table-cell table:style-name="ce21" office:value-type="string">
            <text:p>HONEYSUCKLE LANE </text:p>
          </table:table-cell>
          <table:table-cell table:style-name="ce21" office:value-type="float" office:value="62">
            <text:p>62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1-23T00:00:00">
            <text:p>1/23/2003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INDIAN SUMMER DRIVE </text:p>
          </table:table-cell>
          <table:table-cell table:style-name="ce21" office:value-type="float" office:value="65">
            <text:p>65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6-27T00:00:00">
            <text:p>6/27/2003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INDIAN SUMMER DRIVE </text:p>
          </table:table-cell>
          <table:table-cell table:style-name="ce21" office:value-type="float" office:value="65">
            <text:p>65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12-29T00:00:00">
            <text:p>12/29/2003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INDIAN SUMMER DRIVE </text:p>
          </table:table-cell>
          <table:table-cell table:style-name="ce21" office:value-type="float" office:value="65">
            <text:p>65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3-27T00:00:00">
            <text:p>3/27/2003</text:p>
          </table:table-cell>
          <table:table-cell table:style-name="ce21" office:value-type="string">
            <text:p>DEATH, SUICIDE </text:p>
          </table:table-cell>
          <table:table-cell table:style-name="ce21" office:value-type="string">
            <text:p>INDIAN SUMMER DRIVE </text:p>
          </table:table-cell>
          <table:table-cell table:style-name="ce21" office:value-type="float" office:value="65">
            <text:p>65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11-04T00:00:00">
            <text:p>11/4/2003</text:p>
          </table:table-cell>
          <table:table-cell table:style-name="ce21" office:value-type="string">
            <text:p>MISSING PERSON </text:p>
          </table:table-cell>
          <table:table-cell table:style-name="ce21" office:value-type="string">
            <text:p>INDIAN SUMMER DRIVE </text:p>
          </table:table-cell>
          <table:table-cell table:style-name="ce21" office:value-type="float" office:value="65">
            <text:p>65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4-29T00:00:00">
            <text:p>4/29/2003</text:p>
          </table:table-cell>
          <table:table-cell table:style-name="ce21" office:value-type="string">
            <text:p>STALKING </text:p>
          </table:table-cell>
          <table:table-cell table:style-name="ce21" office:value-type="string">
            <text:p>INDIAN SUMMER DRIVE </text:p>
          </table:table-cell>
          <table:table-cell table:style-name="ce21" office:value-type="float" office:value="65">
            <text:p>65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12-31T00:00:00">
            <text:p>12/31/2003</text:p>
          </table:table-cell>
          <table:table-cell table:style-name="ce21" office:value-type="string">
            <text:p>TRESPASSING </text:p>
          </table:table-cell>
          <table:table-cell table:style-name="ce21" office:value-type="string">
            <text:p>INDIAN SUMMER DRIVE </text:p>
          </table:table-cell>
          <table:table-cell table:style-name="ce21" office:value-type="float" office:value="65">
            <text:p>65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4-29T00:00:00">
            <text:p>4/29/2003</text:p>
          </table:table-cell>
          <table:table-cell table:style-name="ce21" office:value-type="string">
            <text:p>TRESPASSING </text:p>
          </table:table-cell>
          <table:table-cell table:style-name="ce21" office:value-type="string">
            <text:p>INDIAN SUMMER DRIVE </text:p>
          </table:table-cell>
          <table:table-cell table:style-name="ce21" office:value-type="float" office:value="65">
            <text:p>65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6-27T00:00:00">
            <text:p>6/27/2003</text:p>
          </table:table-cell>
          <table:table-cell table:style-name="ce21" office:value-type="string">
            <text:p>TRESPASSING </text:p>
          </table:table-cell>
          <table:table-cell table:style-name="ce21" office:value-type="string">
            <text:p>INDIAN SUMMER DRIVE </text:p>
          </table:table-cell>
          <table:table-cell table:style-name="ce21" office:value-type="float" office:value="65">
            <text:p>65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11-17T00:00:00">
            <text:p>11/17/2003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IRONWOOD DRIVE </text:p>
          </table:table-cell>
          <table:table-cell table:style-name="ce21" office:value-type="float" office:value="54">
            <text:p>54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7-24T00:00:00">
            <text:p>7/24/2003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IVY ARCH </text:p>
          </table:table-cell>
          <table:table-cell table:style-name="ce21" office:value-type="float" office:value="98">
            <text:p>98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11-14T00:00:00">
            <text:p>11/14/2003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IVY ARCH </text:p>
          </table:table-cell>
          <table:table-cell table:style-name="ce21" office:value-type="float" office:value="98">
            <text:p>98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7-23T00:00:00">
            <text:p>7/23/2003</text:p>
          </table:table-cell>
          <table:table-cell table:style-name="ce21" office:value-type="string">
            <text:p>OVERDOSE </text:p>
          </table:table-cell>
          <table:table-cell table:style-name="ce21" office:value-type="string">
            <text:p>IVY ARCH </text:p>
          </table:table-cell>
          <table:table-cell table:style-name="ce21" office:value-type="float" office:value="98">
            <text:p>98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12-02T00:00:00">
            <text:p>12/2/2003</text:p>
          </table:table-cell>
          <table:table-cell table:style-name="ce21" office:value-type="string">
            <text:p>MOTOR VEHICLE THEFT </text:p>
          </table:table-cell>
          <table:table-cell table:style-name="ce21" office:value-type="string">
            <text:p>JENKINS COURT </text:p>
          </table:table-cell>
          <table:table-cell table:style-name="ce21" office:value-type="float" office:value="203">
            <text:p>203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4-24T00:00:00">
            <text:p>4/24/2003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JESSICA DRIVE </text:p>
          </table:table-cell>
          <table:table-cell table:style-name="ce21" office:value-type="float" office:value="283">
            <text:p>283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8-20T00:00:00">
            <text:p>8/20/2003</text:p>
          </table:table-cell>
          <table:table-cell table:style-name="ce21" office:value-type="string">
            <text:p>ARSON </text:p>
          </table:table-cell>
          <table:table-cell table:style-name="ce23" office:value-type="string">
            <text:p>JONATHAN JUNCTION </text:p>
          </table:table-cell>
          <table:table-cell table:style-name="ce25" office:value-type="float" office:value="198">
            <text:p>198</text:p>
          </table:table-cell>
          <table:table-cell table:style-name="ce25" office:value-type="float" office:value="23693">
            <text:p>23693</text:p>
          </table:table-cell>
          <table:table-cell table:style-name="ce25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5-30T00:00:00">
            <text:p>5/30/2003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JONATHAN JUNCTION </text:p>
          </table:table-cell>
          <table:table-cell table:style-name="ce21" office:value-type="float" office:value="198">
            <text:p>198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5-17T00:00:00">
            <text:p>5/17/2003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JOTANK TURN </text:p>
          </table:table-cell>
          <table:table-cell table:style-name="ce21" office:value-type="float" office:value="174">
            <text:p>174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2-04T00:00:00">
            <text:p>2/4/2003</text:p>
          </table:table-cell>
          <table:table-cell table:style-name="ce21" office:value-type="string">
            <text:p>RUNAWAY JUVENILE </text:p>
          </table:table-cell>
          <table:table-cell table:style-name="ce21" office:value-type="string">
            <text:p>JOTANK TURN </text:p>
          </table:table-cell>
          <table:table-cell table:style-name="ce21" office:value-type="float" office:value="174">
            <text:p>174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2-21T00:00:00">
            <text:p>2/21/2003</text:p>
          </table:table-cell>
          <table:table-cell table:style-name="ce21" office:value-type="string">
            <text:p>RUNAWAY JUVENILE </text:p>
          </table:table-cell>
          <table:table-cell table:style-name="ce21" office:value-type="string">
            <text:p>JOTANK TURN </text:p>
          </table:table-cell>
          <table:table-cell table:style-name="ce21" office:value-type="float" office:value="174">
            <text:p>174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7-02T00:00:00">
            <text:p>7/2/2003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JUDITH CIRCLE </text:p>
          </table:table-cell>
          <table:table-cell table:style-name="ce21" office:value-type="float" office:value="62">
            <text:p>62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10-11T00:00:00">
            <text:p>10/11/2003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JUDITH CIRCLE </text:p>
          </table:table-cell>
          <table:table-cell table:style-name="ce21" office:value-type="float" office:value="62">
            <text:p>62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10-11T00:00:00">
            <text:p>10/11/2003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JUDITH CIRCLE </text:p>
          </table:table-cell>
          <table:table-cell table:style-name="ce21" office:value-type="float" office:value="62">
            <text:p>62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11-21T00:00:00">
            <text:p>11/21/2003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JUDITH CIRCLE </text:p>
          </table:table-cell>
          <table:table-cell table:style-name="ce21" office:value-type="float" office:value="62">
            <text:p>62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1-08T00:00:00">
            <text:p>1/8/2003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JUDITH CIRCLE </text:p>
          </table:table-cell>
          <table:table-cell table:style-name="ce21" office:value-type="float" office:value="62">
            <text:p>62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3-26T00:00:00">
            <text:p>3/26/2003</text:p>
          </table:table-cell>
          <table:table-cell table:style-name="ce21" office:value-type="string">
            <text:p>MISSING PERSON </text:p>
          </table:table-cell>
          <table:table-cell table:style-name="ce21" office:value-type="string">
            <text:p>JUDITH CIRCLE </text:p>
          </table:table-cell>
          <table:table-cell table:style-name="ce21" office:value-type="float" office:value="62">
            <text:p>62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6-30T00:00:00">
            <text:p>6/30/2003</text:p>
          </table:table-cell>
          <table:table-cell table:style-name="ce21" office:value-type="string">
            <text:p>MOTOR VEHICLE THEFT </text:p>
          </table:table-cell>
          <table:table-cell table:style-name="ce21" office:value-type="string">
            <text:p>JUDITH CIRCLE </text:p>
          </table:table-cell>
          <table:table-cell table:style-name="ce21" office:value-type="float" office:value="62">
            <text:p>62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10-29T00:00:00">
            <text:p>10/29/2003</text:p>
          </table:table-cell>
          <table:table-cell table:style-name="ce21" office:value-type="string">
            <text:p>UNAUTHORIZED USE OF AUTO </text:p>
          </table:table-cell>
          <table:table-cell table:style-name="ce21" office:value-type="string">
            <text:p>JUDITH CIRCLE </text:p>
          </table:table-cell>
          <table:table-cell table:style-name="ce21" office:value-type="float" office:value="62">
            <text:p>62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10-26T00:00:00">
            <text:p>10/26/2003</text:p>
          </table:table-cell>
          <table:table-cell table:style-name="ce21" office:value-type="string">
            <text:p>BURGLARY, RESIDENTIAL </text:p>
          </table:table-cell>
          <table:table-cell table:style-name="ce21" office:value-type="string">
            <text:p>KANAWAH RUN </text:p>
          </table:table-cell>
          <table:table-cell table:style-name="ce21" office:value-type="float" office:value="174">
            <text:p>174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9-07T00:00:00">
            <text:p>9/7/2003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KANAWAH RUN </text:p>
          </table:table-cell>
          <table:table-cell table:style-name="ce21" office:value-type="float" office:value="174">
            <text:p>174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7-14T00:00:00">
            <text:p>7/14/2003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KANAWAH RUN </text:p>
          </table:table-cell>
          <table:table-cell table:style-name="ce21" office:value-type="float" office:value="174">
            <text:p>174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10-26T00:00:00">
            <text:p>10/26/2003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KANAWAH RUN </text:p>
          </table:table-cell>
          <table:table-cell table:style-name="ce21" office:value-type="float" office:value="174">
            <text:p>174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12-31T00:00:00">
            <text:p>12/31/2003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KANAWAH RUN </text:p>
          </table:table-cell>
          <table:table-cell table:style-name="ce21" office:value-type="float" office:value="174">
            <text:p>174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3-27T00:00:00">
            <text:p>3/27/2003</text:p>
          </table:table-cell>
          <table:table-cell table:style-name="ce21" office:value-type="string">
            <text:p>POSSESSION OF MARIJUANA </text:p>
          </table:table-cell>
          <table:table-cell table:style-name="ce21" office:value-type="string">
            <text:p>KATALINA WAY @ MINDY LANE </text:p>
          </table:table-cell>
          <table:table-cell table:style-name="ce21" office:value-type="float" office:value="281">
            <text:p>281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8-25T00:00:00">
            <text:p>8/25/2003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KENT TAYLOR </text:p>
          </table:table-cell>
          <table:table-cell table:style-name="ce21" office:value-type="float" office:value="128">
            <text:p>128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10-07T00:00:00">
            <text:p>10/7/2003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KENT TAYLOR </text:p>
          </table:table-cell>
          <table:table-cell table:style-name="ce21" office:value-type="float" office:value="128">
            <text:p>128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8-23T00:00:00">
            <text:p>8/23/2003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KENT TAYLOR DRIVE </text:p>
          </table:table-cell>
          <table:table-cell table:style-name="ce21" office:value-type="float" office:value="128">
            <text:p>128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11-11T00:00:00">
            <text:p>11/11/2003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KERR LANE </text:p>
          </table:table-cell>
          <table:table-cell table:style-name="ce21" office:value-type="float" office:value="279">
            <text:p>279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1-28T00:00:00">
            <text:p>1/28/2003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KERR LANE </text:p>
          </table:table-cell>
          <table:table-cell table:style-name="ce21" office:value-type="float" office:value="279">
            <text:p>279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8-14T00:00:00">
            <text:p>8/14/2003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KICOTAN TURN </text:p>
          </table:table-cell>
          <table:table-cell table:style-name="ce21" office:value-type="float" office:value="174">
            <text:p>174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8-23T00:00:00">
            <text:p>8/23/2003</text:p>
          </table:table-cell>
          <table:table-cell table:style-name="ce21" office:value-type="string">
            <text:p>ARSON </text:p>
          </table:table-cell>
          <table:table-cell table:style-name="ce23" office:value-type="string">
            <text:p>KILN CREEK PARKWAY </text:p>
          </table:table-cell>
          <table:table-cell table:style-name="ce25" office:value-type="float" office:value="216">
            <text:p>216</text:p>
          </table:table-cell>
          <table:table-cell table:style-name="ce25" office:value-type="float" office:value="23693">
            <text:p>23693</text:p>
          </table:table-cell>
          <table:table-cell table:style-name="ce25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6-09T00:00:00">
            <text:p>6/9/2003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KILN CREEK PARKWAY </text:p>
          </table:table-cell>
          <table:table-cell table:style-name="ce21" office:value-type="float" office:value="216">
            <text:p>216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5-15T00:00:00">
            <text:p>5/15/2003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KILN CREEK PARKWAY </text:p>
          </table:table-cell>
          <table:table-cell table:style-name="ce21" office:value-type="float" office:value="216">
            <text:p>216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11-29T00:00:00">
            <text:p>11/29/2003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KILN CREEK PARKWAY </text:p>
          </table:table-cell>
          <table:table-cell table:style-name="ce21" office:value-type="float" office:value="216">
            <text:p>216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6-22T00:00:00">
            <text:p>6/22/2003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KILN CREEK PARKWAY </text:p>
          </table:table-cell>
          <table:table-cell table:style-name="ce21" office:value-type="float" office:value="216">
            <text:p>216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12-10T00:00:00">
            <text:p>12/10/2003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KILN CREEK PARKWAY </text:p>
          </table:table-cell>
          <table:table-cell table:style-name="ce21" office:value-type="float" office:value="216">
            <text:p>216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6-09T00:00:00">
            <text:p>6/9/2003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KILN CREEK PARKWAY </text:p>
          </table:table-cell>
          <table:table-cell table:style-name="ce21" office:value-type="float" office:value="216">
            <text:p>216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8-14T00:00:00">
            <text:p>8/14/2003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KILN CREEK PARKWAY </text:p>
          </table:table-cell>
          <table:table-cell table:style-name="ce21" office:value-type="float" office:value="216">
            <text:p>216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2-05T00:00:00">
            <text:p>2/5/2003</text:p>
          </table:table-cell>
          <table:table-cell table:style-name="ce21" office:value-type="string">
            <text:p>FORGING, UTTERING </text:p>
          </table:table-cell>
          <table:table-cell table:style-name="ce21" office:value-type="string">
            <text:p>KILN CREEK PARKWAY </text:p>
          </table:table-cell>
          <table:table-cell table:style-name="ce21" office:value-type="float" office:value="216">
            <text:p>216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2-05T00:00:00">
            <text:p>2/5/2003</text:p>
          </table:table-cell>
          <table:table-cell table:style-name="ce21" office:value-type="string">
            <text:p>FORGING, UTTERING </text:p>
          </table:table-cell>
          <table:table-cell table:style-name="ce21" office:value-type="string">
            <text:p>KILN CREEK PARKWAY </text:p>
          </table:table-cell>
          <table:table-cell table:style-name="ce21" office:value-type="float" office:value="216">
            <text:p>216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1-24T00:00:00">
            <text:p>1/24/2003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KILN CREEK PARKWAY </text:p>
          </table:table-cell>
          <table:table-cell table:style-name="ce21" office:value-type="float" office:value="216">
            <text:p>216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8-31T00:00:00">
            <text:p>8/31/2003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KILN CREEK PARKWAY </text:p>
          </table:table-cell>
          <table:table-cell table:style-name="ce21" office:value-type="float" office:value="216">
            <text:p>216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6-13T00:00:00">
            <text:p>6/13/2003</text:p>
          </table:table-cell>
          <table:table-cell table:style-name="ce21" office:value-type="string">
            <text:p>LOST PROPERTY </text:p>
          </table:table-cell>
          <table:table-cell table:style-name="ce21" office:value-type="string">
            <text:p>KILN CREEK PARKWAY </text:p>
          </table:table-cell>
          <table:table-cell table:style-name="ce21" office:value-type="float" office:value="216">
            <text:p>216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7-26T00:00:00">
            <text:p>7/26/2003</text:p>
          </table:table-cell>
          <table:table-cell table:style-name="ce21" office:value-type="string">
            <text:p>MISSING PERSON </text:p>
          </table:table-cell>
          <table:table-cell table:style-name="ce21" office:value-type="string">
            <text:p>KILN CREEK PARKWAY </text:p>
          </table:table-cell>
          <table:table-cell table:style-name="ce21" office:value-type="float" office:value="216">
            <text:p>216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1-02T00:00:00">
            <text:p>1/2/2003</text:p>
          </table:table-cell>
          <table:table-cell table:style-name="ce21" office:value-type="string">
            <text:p>TAMPERING WITH AUTO </text:p>
          </table:table-cell>
          <table:table-cell table:style-name="ce21" office:value-type="string">
            <text:p>KILN CREEK PARKWAY </text:p>
          </table:table-cell>
          <table:table-cell table:style-name="ce21" office:value-type="float" office:value="216">
            <text:p>216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8-26T00:00:00">
            <text:p>8/26/2003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KILN CREEK PARKWAY &amp; ABERFELDY </text:p>
          </table:table-cell>
          <table:table-cell table:style-name="ce21" office:value-type="float" office:value="216">
            <text:p>216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6-17T00:00:00">
            <text:p>6/17/2003</text:p>
          </table:table-cell>
          <table:table-cell table:style-name="ce21" office:value-type="string">
            <text:p>ASSAULT &amp; BATTERY -POLICE OFCR OR FIREFIGHTER </text:p>
          </table:table-cell>
          <table:table-cell table:style-name="ce21" office:value-type="string">
            <text:p>KILN CREEK PKWY &amp; CYBERNETICS W </text:p>
          </table:table-cell>
          <table:table-cell table:style-name="ce21" office:value-type="float" office:value="216">
            <text:p>216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6-17T00:00:00">
            <text:p>6/17/2003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KILN CREEK PKWY &amp; CYBERNETICS W </text:p>
          </table:table-cell>
          <table:table-cell table:style-name="ce21" office:value-type="float" office:value="216">
            <text:p>216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6-17T00:00:00">
            <text:p>6/17/2003</text:p>
          </table:table-cell>
          <table:table-cell table:style-name="ce21" office:value-type="string">
            <text:p>RESISTING ARREST/OBS JUSTICE W/O THREAT OF FORCE </text:p>
          </table:table-cell>
          <table:table-cell table:style-name="ce21" office:value-type="string">
            <text:p>KILN CREEK PKWY &amp; CYBERNETICS W </text:p>
          </table:table-cell>
          <table:table-cell table:style-name="ce21" office:value-type="float" office:value="216">
            <text:p>216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12-05T00:00:00">
            <text:p>12/5/2003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KIRBY LANE 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6-30T00:00:00">
            <text:p>6/30/2003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KISKIAC TURN </text:p>
          </table:table-cell>
          <table:table-cell table:style-name="ce21" office:value-type="float" office:value="134">
            <text:p>134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300">
            <text:p>300</text:p>
          </table:table-cell>
        </table:table-row>
        <table:table-row table:style-name="ro2">
          <table:table-cell table:style-name="ce24" office:value-type="date" office:date-value="2003-09-10T00:00:00">
            <text:p>9/10/2003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KYLE CIRCLE </text:p>
          </table:table-cell>
          <table:table-cell table:style-name="ce21" office:value-type="float" office:value="122">
            <text:p>122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9-10T00:00:00">
            <text:p>9/10/2003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KYLE CIRCLE </text:p>
          </table:table-cell>
          <table:table-cell table:style-name="ce21" office:value-type="float" office:value="122">
            <text:p>122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1-07T00:00:00">
            <text:p>1/7/2003</text:p>
          </table:table-cell>
          <table:table-cell table:style-name="ce21" office:value-type="string">
            <text:p>ANNOYING PHONE CALLS </text:p>
          </table:table-cell>
          <table:table-cell table:style-name="ce21" office:value-type="string">
            <text:p>LAKE DALE WAY </text:p>
          </table:table-cell>
          <table:table-cell table:style-name="ce21" office:value-type="float" office:value="236">
            <text:p>236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2-05T00:00:00">
            <text:p>2/5/2003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LAKE HERRIN COURT </text:p>
          </table:table-cell>
          <table:table-cell table:style-name="ce21" office:value-type="float" office:value="236">
            <text:p>236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1-14T00:00:00">
            <text:p>1/14/2003</text:p>
          </table:table-cell>
          <table:table-cell table:style-name="ce21" office:value-type="string">
            <text:p>ATTEMPTED SUICIDE </text:p>
          </table:table-cell>
          <table:table-cell table:style-name="ce21" office:value-type="string">
            <text:p>LAKELAND CRESCENT </text:p>
          </table:table-cell>
          <table:table-cell table:style-name="ce21" office:value-type="float" office:value="236">
            <text:p>236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10-11T00:00:00">
            <text:p>10/11/2003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LAKELAND CRESCENT </text:p>
          </table:table-cell>
          <table:table-cell table:style-name="ce21" office:value-type="float" office:value="236">
            <text:p>236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8-04T00:00:00">
            <text:p>8/4/2003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LAKELAND CRESCENT </text:p>
          </table:table-cell>
          <table:table-cell table:style-name="ce21" office:value-type="float" office:value="236">
            <text:p>236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8-04T00:00:00">
            <text:p>8/4/2003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LAKELAND CRESCENT </text:p>
          </table:table-cell>
          <table:table-cell table:style-name="ce21" office:value-type="float" office:value="236">
            <text:p>236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8-25T00:00:00">
            <text:p>8/25/2003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LAKELAND CRESCENT </text:p>
          </table:table-cell>
          <table:table-cell table:style-name="ce21" office:value-type="float" office:value="236">
            <text:p>236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7-28T00:00:00">
            <text:p>7/28/2003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LAKELAND CRESCENT </text:p>
          </table:table-cell>
          <table:table-cell table:style-name="ce21" office:value-type="float" office:value="236">
            <text:p>236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5-27T00:00:00">
            <text:p>5/27/2003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LAKELAND CRESCENT </text:p>
          </table:table-cell>
          <table:table-cell table:style-name="ce21" office:value-type="float" office:value="236">
            <text:p>236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12-11T00:00:00">
            <text:p>12/11/2003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LAMBS CREEK DRIVE </text:p>
          </table:table-cell>
          <table:table-cell table:style-name="ce21" office:value-type="float" office:value="108">
            <text:p>108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8-06T00:00:00">
            <text:p>8/6/2003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LAMBS CREEK DRIVE </text:p>
          </table:table-cell>
          <table:table-cell table:style-name="ce21" office:value-type="float" office:value="108">
            <text:p>108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11-29T00:00:00">
            <text:p>11/29/2003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LAMBS CREEK DRIVE </text:p>
          </table:table-cell>
          <table:table-cell table:style-name="ce21" office:value-type="float" office:value="108">
            <text:p>108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4-16T00:00:00">
            <text:p>4/16/2003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LAMBS CREEK DRIVE </text:p>
          </table:table-cell>
          <table:table-cell table:style-name="ce21" office:value-type="float" office:value="108">
            <text:p>108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1-14T00:00:00">
            <text:p>1/14/2003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LAMBS CREEK DRIVE </text:p>
          </table:table-cell>
          <table:table-cell table:style-name="ce21" office:value-type="float" office:value="108">
            <text:p>108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7-27T00:00:00">
            <text:p>7/27/2003</text:p>
          </table:table-cell>
          <table:table-cell table:style-name="ce21" office:value-type="string">
            <text:p>RUNAWAY JUVENILE </text:p>
          </table:table-cell>
          <table:table-cell table:style-name="ce21" office:value-type="string">
            <text:p>LAMBS CREEK DRIVE </text:p>
          </table:table-cell>
          <table:table-cell table:style-name="ce21" office:value-type="float" office:value="108">
            <text:p>108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4-25T00:00:00">
            <text:p>4/25/2003</text:p>
          </table:table-cell>
          <table:table-cell table:style-name="ce21" office:value-type="string">
            <text:p>OBSCENE/THREATENING PHONE CALL </text:p>
          </table:table-cell>
          <table:table-cell table:style-name="ce21" office:value-type="string">
            <text:p>LANCE WAY </text:p>
          </table:table-cell>
          <table:table-cell table:style-name="ce21" office:value-type="float" office:value="279">
            <text:p>279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10-08T00:00:00">
            <text:p>10/8/2003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LAWSON DRIVE </text:p>
          </table:table-cell>
          <table:table-cell table:style-name="ce21" office:value-type="float" office:value="154">
            <text:p>154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12-31T00:00:00">
            <text:p>12/31/2003</text:p>
          </table:table-cell>
          <table:table-cell table:style-name="ce21" office:value-type="string">
            <text:p>BURGLARY, RESIDENTIAL </text:p>
          </table:table-cell>
          <table:table-cell table:style-name="ce21" office:value-type="string">
            <text:p>LESLIE LANE </text:p>
          </table:table-cell>
          <table:table-cell table:style-name="ce21" office:value-type="float" office:value="198">
            <text:p>198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7-29T00:00:00">
            <text:p>7/29/2003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LESLIE LANE </text:p>
          </table:table-cell>
          <table:table-cell table:style-name="ce21" office:value-type="float" office:value="198">
            <text:p>198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12-31T00:00:00">
            <text:p>12/31/2003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LESLIE LANE </text:p>
          </table:table-cell>
          <table:table-cell table:style-name="ce21" office:value-type="float" office:value="198">
            <text:p>198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12-31T00:00:00">
            <text:p>12/31/2003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LESLIE LANE </text:p>
          </table:table-cell>
          <table:table-cell table:style-name="ce21" office:value-type="float" office:value="198">
            <text:p>198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8-28T00:00:00">
            <text:p>8/28/2003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LEYLAND COURT </text:p>
          </table:table-cell>
          <table:table-cell table:style-name="ce21" office:value-type="float" office:value="157">
            <text:p>157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4-30T00:00:00">
            <text:p>4/30/2003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LIBERTY DRIVE </text:p>
          </table:table-cell>
          <table:table-cell table:style-name="ce21" office:value-type="float" office:value="149">
            <text:p>149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7-21T00:00:00">
            <text:p>7/21/2003</text:p>
          </table:table-cell>
          <table:table-cell table:style-name="ce21" office:value-type="string">
            <text:p>BURGLARY, RESIDENTIAL </text:p>
          </table:table-cell>
          <table:table-cell table:style-name="ce21" office:value-type="string">
            <text:p>LILBURNE WAY </text:p>
          </table:table-cell>
          <table:table-cell table:style-name="ce21" office:value-type="float" office:value="112">
            <text:p>112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10-11T00:00:00">
            <text:p>10/11/2003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LILBURNE WAY </text:p>
          </table:table-cell>
          <table:table-cell table:style-name="ce21" office:value-type="float" office:value="112">
            <text:p>112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7-21T00:00:00">
            <text:p>7/21/2003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LILBURNE WAY </text:p>
          </table:table-cell>
          <table:table-cell table:style-name="ce21" office:value-type="float" office:value="112">
            <text:p>112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11-24T00:00:00">
            <text:p>11/24/2003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LINDEN COURT </text:p>
          </table:table-cell>
          <table:table-cell table:style-name="ce21" office:value-type="float" office:value="192">
            <text:p>192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6-10T00:00:00">
            <text:p>6/10/2003</text:p>
          </table:table-cell>
          <table:table-cell table:style-name="ce21" office:value-type="string">
            <text:p>RUNAWAY JUVENILE </text:p>
          </table:table-cell>
          <table:table-cell table:style-name="ce21" office:value-type="string">
            <text:p>LINDEN COURT </text:p>
          </table:table-cell>
          <table:table-cell table:style-name="ce21" office:value-type="float" office:value="192">
            <text:p>192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7-07T00:00:00">
            <text:p>7/7/2003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LINDON COURT </text:p>
          </table:table-cell>
          <table:table-cell table:style-name="ce21" office:value-type="float" office:value="192">
            <text:p>192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1-11T00:00:00">
            <text:p>1/11/2003</text:p>
          </table:table-cell>
          <table:table-cell table:style-name="ce21" office:value-type="string">
            <text:p>ABDUCTION &amp; KIDNAPPING </text:p>
          </table:table-cell>
          <table:table-cell table:style-name="ce21" office:value-type="string">
            <text:p>LITTLE BAY AVENUE </text:p>
          </table:table-cell>
          <table:table-cell table:style-name="ce21" office:value-type="float" office:value="243">
            <text:p>243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1-11T00:00:00">
            <text:p>1/11/2003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LITTLE BAY AVENUE </text:p>
          </table:table-cell>
          <table:table-cell table:style-name="ce21" office:value-type="float" office:value="243">
            <text:p>243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2-23T00:00:00">
            <text:p>2/23/2003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LITTLE BAY AVENUE </text:p>
          </table:table-cell>
          <table:table-cell table:style-name="ce21" office:value-type="float" office:value="243">
            <text:p>243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12-18T00:00:00">
            <text:p>12/18/2003</text:p>
          </table:table-cell>
          <table:table-cell table:style-name="ce21" office:value-type="string">
            <text:p>ATTEMPTED SUICIDE </text:p>
          </table:table-cell>
          <table:table-cell table:style-name="ce21" office:value-type="string">
            <text:p>LITTLE BAY AVENUE </text:p>
          </table:table-cell>
          <table:table-cell table:style-name="ce21" office:value-type="float" office:value="243">
            <text:p>243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6-14T00:00:00">
            <text:p>6/14/2003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LITTLE BAY AVENUE </text:p>
          </table:table-cell>
          <table:table-cell table:style-name="ce21" office:value-type="float" office:value="243">
            <text:p>243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12-02T00:00:00">
            <text:p>12/2/2003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LITTLE BAY AVENUE </text:p>
          </table:table-cell>
          <table:table-cell table:style-name="ce21" office:value-type="float" office:value="243">
            <text:p>243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6-06T00:00:00">
            <text:p>6/6/2003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LITTLE BAY AVENUE </text:p>
          </table:table-cell>
          <table:table-cell table:style-name="ce21" office:value-type="float" office:value="243">
            <text:p>243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4-20T00:00:00">
            <text:p>4/20/2003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LITTLE BAY AVENUE </text:p>
          </table:table-cell>
          <table:table-cell table:style-name="ce21" office:value-type="float" office:value="243">
            <text:p>243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7-11T00:00:00">
            <text:p>7/11/2003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LITTLE BAY AVENUE </text:p>
          </table:table-cell>
          <table:table-cell table:style-name="ce21" office:value-type="float" office:value="243">
            <text:p>243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8-09T00:00:00">
            <text:p>8/9/2003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LITTLE BAY AVENUE </text:p>
          </table:table-cell>
          <table:table-cell table:style-name="ce21" office:value-type="float" office:value="243">
            <text:p>243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8-24T00:00:00">
            <text:p>8/24/2003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LITTLE BAY AVENUE </text:p>
          </table:table-cell>
          <table:table-cell table:style-name="ce21" office:value-type="float" office:value="243">
            <text:p>243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12-09T00:00:00">
            <text:p>12/9/2003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LITTLE BAY AVENUE </text:p>
          </table:table-cell>
          <table:table-cell table:style-name="ce21" office:value-type="float" office:value="243">
            <text:p>243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11-28T00:00:00">
            <text:p>11/28/2003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LITTLE BAY AVENUE </text:p>
          </table:table-cell>
          <table:table-cell table:style-name="ce21" office:value-type="float" office:value="243">
            <text:p>243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11-28T00:00:00">
            <text:p>11/28/2003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LITTLE BAY AVENUE </text:p>
          </table:table-cell>
          <table:table-cell table:style-name="ce21" office:value-type="float" office:value="243">
            <text:p>243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11-29T00:00:00">
            <text:p>11/29/2003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LITTLE BAY AVENUE </text:p>
          </table:table-cell>
          <table:table-cell table:style-name="ce21" office:value-type="float" office:value="243">
            <text:p>243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11-29T00:00:00">
            <text:p>11/29/2003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LITTLE BAY AVENUE </text:p>
          </table:table-cell>
          <table:table-cell table:style-name="ce21" office:value-type="float" office:value="243">
            <text:p>243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1-11T00:00:00">
            <text:p>1/11/2003</text:p>
          </table:table-cell>
          <table:table-cell table:style-name="ce21" office:value-type="string">
            <text:p>CONTRIBUTING TO THE DELINQUENC </text:p>
          </table:table-cell>
          <table:table-cell table:style-name="ce21" office:value-type="string">
            <text:p>LITTLE BAY AVENUE </text:p>
          </table:table-cell>
          <table:table-cell table:style-name="ce21" office:value-type="float" office:value="243">
            <text:p>243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9-14T00:00:00">
            <text:p>9/14/2003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LITTLE BAY AVENUE </text:p>
          </table:table-cell>
          <table:table-cell table:style-name="ce21" office:value-type="float" office:value="243">
            <text:p>243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4-06T00:00:00">
            <text:p>4/6/2003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LITTLE BAY AVENUE </text:p>
          </table:table-cell>
          <table:table-cell table:style-name="ce21" office:value-type="float" office:value="243">
            <text:p>243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9-14T00:00:00">
            <text:p>9/14/2003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LITTLE BAY AVENUE </text:p>
          </table:table-cell>
          <table:table-cell table:style-name="ce21" office:value-type="float" office:value="243">
            <text:p>243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1-23T00:00:00">
            <text:p>1/23/2003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LITTLE BAY AVENUE </text:p>
          </table:table-cell>
          <table:table-cell table:style-name="ce21" office:value-type="float" office:value="243">
            <text:p>243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4-06T00:00:00">
            <text:p>4/6/2003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LITTLE BAY AVENUE </text:p>
          </table:table-cell>
          <table:table-cell table:style-name="ce21" office:value-type="float" office:value="243">
            <text:p>243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8-10T00:00:00">
            <text:p>8/10/2003</text:p>
          </table:table-cell>
          <table:table-cell table:style-name="ce21" office:value-type="string">
            <text:p>PEEPING INTO OCCUPIED DWELLING </text:p>
          </table:table-cell>
          <table:table-cell table:style-name="ce21" office:value-type="string">
            <text:p>LITTLE BAY AVENUE </text:p>
          </table:table-cell>
          <table:table-cell table:style-name="ce21" office:value-type="float" office:value="243">
            <text:p>243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12-21T00:00:00">
            <text:p>12/21/2003</text:p>
          </table:table-cell>
          <table:table-cell table:style-name="ce21" office:value-type="string">
            <text:p>POSSESSION OF MARIJUANA </text:p>
          </table:table-cell>
          <table:table-cell table:style-name="ce21" office:value-type="string">
            <text:p>LITTLE BAY AVENUE </text:p>
          </table:table-cell>
          <table:table-cell table:style-name="ce21" office:value-type="float" office:value="243">
            <text:p>243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9-14T00:00:00">
            <text:p>9/14/2003</text:p>
          </table:table-cell>
          <table:table-cell table:style-name="ce21" office:value-type="string">
            <text:p>RECOVERED VEHICLE-STOLEN OTHER JURISDICTION </text:p>
          </table:table-cell>
          <table:table-cell table:style-name="ce21" office:value-type="string">
            <text:p>LITTLE BAY AVENUE </text:p>
          </table:table-cell>
          <table:table-cell table:style-name="ce21" office:value-type="float" office:value="243">
            <text:p>243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8-10T00:00:00">
            <text:p>8/10/2003</text:p>
          </table:table-cell>
          <table:table-cell table:style-name="ce21" office:value-type="string">
            <text:p>TRESPASSING </text:p>
          </table:table-cell>
          <table:table-cell table:style-name="ce21" office:value-type="string">
            <text:p>LITTLE BAY AVENUE </text:p>
          </table:table-cell>
          <table:table-cell table:style-name="ce21" office:value-type="float" office:value="243">
            <text:p>243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3-29T00:00:00">
            <text:p>3/29/2003</text:p>
          </table:table-cell>
          <table:table-cell table:style-name="ce21" office:value-type="string">
            <text:p>BOMB THREATS </text:p>
          </table:table-cell>
          <table:table-cell table:style-name="ce21" office:value-type="string">
            <text:p>LONG GREEN BLVD </text:p>
          </table:table-cell>
          <table:table-cell table:style-name="ce21" office:value-type="float" office:value="279">
            <text:p>279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1-12T00:00:00">
            <text:p>1/12/2003</text:p>
          </table:table-cell>
          <table:table-cell table:style-name="ce21" office:value-type="string">
            <text:p>BURGLARY, BUSINESS </text:p>
          </table:table-cell>
          <table:table-cell table:style-name="ce21" office:value-type="string">
            <text:p>LONG GREEN BLVD </text:p>
          </table:table-cell>
          <table:table-cell table:style-name="ce21" office:value-type="float" office:value="279">
            <text:p>279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5-22T00:00:00">
            <text:p>5/22/2003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LONG GREEN BLVD </text:p>
          </table:table-cell>
          <table:table-cell table:style-name="ce21" office:value-type="float" office:value="279">
            <text:p>279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4-22T00:00:00">
            <text:p>4/22/2003</text:p>
          </table:table-cell>
          <table:table-cell table:style-name="ce21" office:value-type="string">
            <text:p>CREDIT CARD FRAUD </text:p>
          </table:table-cell>
          <table:table-cell table:style-name="ce21" office:value-type="string">
            <text:p>LONG GREEN BLVD </text:p>
          </table:table-cell>
          <table:table-cell table:style-name="ce21" office:value-type="float" office:value="279">
            <text:p>279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4-22T00:00:00">
            <text:p>4/22/2003</text:p>
          </table:table-cell>
          <table:table-cell table:style-name="ce21" office:value-type="string">
            <text:p>CREDIT CARD THEFT </text:p>
          </table:table-cell>
          <table:table-cell table:style-name="ce21" office:value-type="string">
            <text:p>LONG GREEN BLVD </text:p>
          </table:table-cell>
          <table:table-cell table:style-name="ce21" office:value-type="float" office:value="279">
            <text:p>279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1-12T00:00:00">
            <text:p>1/12/2003</text:p>
          </table:table-cell>
          <table:table-cell table:style-name="ce21" office:value-type="string">
            <text:p>DAMAGE PROPERTY, BUSINESS </text:p>
          </table:table-cell>
          <table:table-cell table:style-name="ce21" office:value-type="string">
            <text:p>LONG GREEN BLVD </text:p>
          </table:table-cell>
          <table:table-cell table:style-name="ce21" office:value-type="float" office:value="279">
            <text:p>279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11-03T00:00:00">
            <text:p>11/3/2003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LONG GREEN BLVD </text:p>
          </table:table-cell>
          <table:table-cell table:style-name="ce21" office:value-type="float" office:value="279">
            <text:p>279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1-12T00:00:00">
            <text:p>1/12/2003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LONG GREEN BLVD </text:p>
          </table:table-cell>
          <table:table-cell table:style-name="ce21" office:value-type="float" office:value="279">
            <text:p>279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1-24T00:00:00">
            <text:p>1/24/2003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LONG GREEN BLVD </text:p>
          </table:table-cell>
          <table:table-cell table:style-name="ce21" office:value-type="float" office:value="279">
            <text:p>279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11-20T00:00:00">
            <text:p>11/20/2003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LONG GREEN BLVD </text:p>
          </table:table-cell>
          <table:table-cell table:style-name="ce21" office:value-type="float" office:value="279">
            <text:p>279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6-09T00:00:00">
            <text:p>6/9/2003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LONG GREEN BLVD </text:p>
          </table:table-cell>
          <table:table-cell table:style-name="ce21" office:value-type="float" office:value="279">
            <text:p>279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4-09T00:00:00">
            <text:p>4/9/2003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LONG GREEN BLVD </text:p>
          </table:table-cell>
          <table:table-cell table:style-name="ce21" office:value-type="float" office:value="279">
            <text:p>279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4-15T00:00:00">
            <text:p>4/15/2003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LONG GREEN BLVD </text:p>
          </table:table-cell>
          <table:table-cell table:style-name="ce21" office:value-type="float" office:value="279">
            <text:p>279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8-08T00:00:00">
            <text:p>8/8/2003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LONG GREEN BLVD </text:p>
          </table:table-cell>
          <table:table-cell table:style-name="ce21" office:value-type="float" office:value="279">
            <text:p>279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11-03T00:00:00">
            <text:p>11/3/2003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LONG GREEN BLVD </text:p>
          </table:table-cell>
          <table:table-cell table:style-name="ce21" office:value-type="float" office:value="279">
            <text:p>279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11-07T00:00:00">
            <text:p>11/7/2003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LONG GREEN BLVD </text:p>
          </table:table-cell>
          <table:table-cell table:style-name="ce21" office:value-type="float" office:value="279">
            <text:p>279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11-07T00:00:00">
            <text:p>11/7/2003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LONG GREEN BLVD </text:p>
          </table:table-cell>
          <table:table-cell table:style-name="ce21" office:value-type="float" office:value="279">
            <text:p>279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12-06T00:00:00">
            <text:p>12/6/2003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LONG GREEN BLVD </text:p>
          </table:table-cell>
          <table:table-cell table:style-name="ce21" office:value-type="float" office:value="279">
            <text:p>279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12-13T00:00:00">
            <text:p>12/13/2003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LONG GREEN BLVD </text:p>
          </table:table-cell>
          <table:table-cell table:style-name="ce21" office:value-type="float" office:value="279">
            <text:p>279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5-07T00:00:00">
            <text:p>5/7/2003</text:p>
          </table:table-cell>
          <table:table-cell table:style-name="ce21" office:value-type="string">
            <text:p>SOLICITATION TO COMMIT FELONY </text:p>
          </table:table-cell>
          <table:table-cell table:style-name="ce21" office:value-type="string">
            <text:p>LONG GREEN BLVD </text:p>
          </table:table-cell>
          <table:table-cell table:style-name="ce21" office:value-type="float" office:value="279">
            <text:p>279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12-07T00:00:00">
            <text:p>12/7/2003</text:p>
          </table:table-cell>
          <table:table-cell table:style-name="ce21" office:value-type="string">
            <text:p>UNLAWFUL PURCHASE OR POSSESS ALCOHOLIC BEVERAGE </text:p>
          </table:table-cell>
          <table:table-cell table:style-name="ce21" office:value-type="string">
            <text:p>LONG GREEN BLVD </text:p>
          </table:table-cell>
          <table:table-cell table:style-name="ce21" office:value-type="float" office:value="279">
            <text:p>279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9-24T00:00:00">
            <text:p>9/24/2003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MANASSAS LOOP </text:p>
          </table:table-cell>
          <table:table-cell table:style-name="ce21" office:value-type="float" office:value="174">
            <text:p>174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5-10T00:00:00">
            <text:p>5/10/2003</text:p>
          </table:table-cell>
          <table:table-cell table:style-name="ce21" office:value-type="string">
            <text:p>FRAUD-USE FALSE NAME </text:p>
          </table:table-cell>
          <table:table-cell table:style-name="ce21" office:value-type="string">
            <text:p>MANSION ROAD 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1-01T00:00:00">
            <text:p>1/1/2003</text:p>
          </table:table-cell>
          <table:table-cell table:style-name="ce21" office:value-type="string">
            <text:p>IDENTITY FRAUD &gt; $200 OR IMPRI </text:p>
          </table:table-cell>
          <table:table-cell table:style-name="ce21" office:value-type="string">
            <text:p>MANSION ROAD 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11-22T00:00:00">
            <text:p>11/22/2003</text:p>
          </table:table-cell>
          <table:table-cell table:style-name="ce21" office:value-type="string">
            <text:p>RECOVERED VEHICLE-STOLEN OTHER JURISDICTION </text:p>
          </table:table-cell>
          <table:table-cell table:style-name="ce21" office:value-type="string">
            <text:p>MANSION ROAD 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5-16T00:00:00">
            <text:p>5/16/2003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MARY BIERBAUER WAY </text:p>
          </table:table-cell>
          <table:table-cell table:style-name="ce21" office:value-type="float" office:value="285">
            <text:p>285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10-11T00:00:00">
            <text:p>10/11/2003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MARY BIERBAUER WAY </text:p>
          </table:table-cell>
          <table:table-cell table:style-name="ce21" office:value-type="float" office:value="285">
            <text:p>285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10-11T00:00:00">
            <text:p>10/11/2003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MARY BIERBAUER WAY </text:p>
          </table:table-cell>
          <table:table-cell table:style-name="ce21" office:value-type="float" office:value="285">
            <text:p>285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3-22T00:00:00">
            <text:p>3/22/2003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MARY BIERBAUER WAY </text:p>
          </table:table-cell>
          <table:table-cell table:style-name="ce21" office:value-type="float" office:value="285">
            <text:p>285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10-11T00:00:00">
            <text:p>10/11/2003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MARY BIERBAUER WAY </text:p>
          </table:table-cell>
          <table:table-cell table:style-name="ce21" office:value-type="float" office:value="285">
            <text:p>285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2-15T00:00:00">
            <text:p>2/15/2003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MARY BIERBAUER WAY </text:p>
          </table:table-cell>
          <table:table-cell table:style-name="ce21" office:value-type="float" office:value="285">
            <text:p>285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12-18T00:00:00">
            <text:p>12/18/2003</text:p>
          </table:table-cell>
          <table:table-cell table:style-name="ce21" office:value-type="string">
            <text:p>STALKING </text:p>
          </table:table-cell>
          <table:table-cell table:style-name="ce21" office:value-type="string">
            <text:p>MARY BIERBAUER WAY </text:p>
          </table:table-cell>
          <table:table-cell table:style-name="ce21" office:value-type="float" office:value="285">
            <text:p>285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12-14T00:00:00">
            <text:p>12/14/2003</text:p>
          </table:table-cell>
          <table:table-cell table:style-name="ce21" office:value-type="string">
            <text:p>UNLAWFUL PURCHASE OR POSSESS ALCOHOLIC BEVERAGE</text:p>
          </table:table-cell>
          <table:table-cell table:style-name="ce21" office:value-type="string">
            <text:p>MARY BIERBAUER WAY</text:p>
          </table:table-cell>
          <table:table-cell table:style-name="ce21" office:value-type="float" office:value="285">
            <text:p>285</text:p>
          </table:table-cell>
          <table:table-cell table:style-name="ce25" office:value-type="float" office:value="23693">
            <text:p>23693</text:p>
          </table:table-cell>
          <table:table-cell table:style-name="ce26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6-01T00:00:00">
            <text:p>6/1/2003</text:p>
          </table:table-cell>
          <table:table-cell table:style-name="ce21" office:value-type="string">
            <text:p>BURGLARY, RESIDENTIAL </text:p>
          </table:table-cell>
          <table:table-cell table:style-name="ce21" office:value-type="string">
            <text:p>MCDONALD CIRCLE </text:p>
          </table:table-cell>
          <table:table-cell table:style-name="ce21" office:value-type="float" office:value="267">
            <text:p>267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11-28T00:00:00">
            <text:p>11/28/2003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MCDONALD CIRCLE </text:p>
          </table:table-cell>
          <table:table-cell table:style-name="ce21" office:value-type="float" office:value="267">
            <text:p>267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6-01T00:00:00">
            <text:p>6/1/2003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MCDONALD CIRCLE </text:p>
          </table:table-cell>
          <table:table-cell table:style-name="ce21" office:value-type="float" office:value="267">
            <text:p>267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4-02T00:00:00">
            <text:p>4/2/2003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MCDONALD CIRCLE </text:p>
          </table:table-cell>
          <table:table-cell table:style-name="ce21" office:value-type="float" office:value="267">
            <text:p>267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10-11T00:00:00">
            <text:p>10/11/2003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MEADOWLAKE DRIVE </text:p>
          </table:table-cell>
          <table:table-cell table:style-name="ce21" office:value-type="float" office:value="122">
            <text:p>122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10-28T00:00:00">
            <text:p>10/28/2003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MEHERRIN RUN </text:p>
          </table:table-cell>
          <table:table-cell table:style-name="ce21" office:value-type="float" office:value="174">
            <text:p>174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11-26T00:00:00">
            <text:p>11/26/2003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MELVINS END </text:p>
          </table:table-cell>
          <table:table-cell table:style-name="ce21" office:value-type="float" office:value="207">
            <text:p>207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2-16T00:00:00">
            <text:p>2/16/2003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MILITIA COURT </text:p>
          </table:table-cell>
          <table:table-cell table:style-name="ce21" office:value-type="float" office:value="149">
            <text:p>149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11-30T00:00:00">
            <text:p>11/30/2003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MILL CROSSING </text:p>
          </table:table-cell>
          <table:table-cell table:style-name="ce21" office:value-type="float" office:value="128">
            <text:p>128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8-19T00:00:00">
            <text:p>8/19/2003</text:p>
          </table:table-cell>
          <table:table-cell table:style-name="ce21" office:value-type="string">
            <text:p>TOBACCO PRODUCTS - POSSESSION OF PRODUCT BY PERSON</text:p>
          </table:table-cell>
          <table:table-cell table:style-name="ce21" office:value-type="string">
            <text:p>MILL CROSSING</text:p>
          </table:table-cell>
          <table:table-cell table:style-name="ce25" office:value-type="float" office:value="128">
            <text:p>128</text:p>
          </table:table-cell>
          <table:table-cell table:style-name="ce25" office:value-type="float" office:value="23693">
            <text:p>23693</text:p>
          </table:table-cell>
          <table:table-cell table:style-name="ce26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8-19T00:00:00">
            <text:p>8/19/2003</text:p>
          </table:table-cell>
          <table:table-cell table:style-name="ce21" office:value-type="string">
            <text:p>UNLAWFUL PURCHASE OR POSSESS ALCOHOLIC BEVERAGE</text:p>
          </table:table-cell>
          <table:table-cell table:style-name="ce21" office:value-type="string">
            <text:p>MILL CROSSING</text:p>
          </table:table-cell>
          <table:table-cell table:style-name="ce25" office:value-type="float" office:value="128">
            <text:p>128</text:p>
          </table:table-cell>
          <table:table-cell table:style-name="ce25" office:value-type="float" office:value="23693">
            <text:p>23693</text:p>
          </table:table-cell>
          <table:table-cell table:style-name="ce26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12-03T00:00:00">
            <text:p>12/3/2003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MILL STONE COURT </text:p>
          </table:table-cell>
          <table:table-cell table:style-name="ce21" office:value-type="float" office:value="169">
            <text:p>169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9-21T00:00:00">
            <text:p>9/21/2003</text:p>
          </table:table-cell>
          <table:table-cell table:style-name="ce21" office:value-type="string">
            <text:p>BURGLARY, RESIDENTIAL </text:p>
          </table:table-cell>
          <table:table-cell table:style-name="ce21" office:value-type="string">
            <text:p>MONTY MANOR </text:p>
          </table:table-cell>
          <table:table-cell table:style-name="ce21" office:value-type="float" office:value="198">
            <text:p>198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9-28T00:00:00">
            <text:p>9/28/2003</text:p>
          </table:table-cell>
          <table:table-cell table:style-name="ce21" office:value-type="string">
            <text:p>FRAUD-TRICK,FALSE PRETENSES </text:p>
          </table:table-cell>
          <table:table-cell table:style-name="ce21" office:value-type="string">
            <text:p>MONTY MANOR </text:p>
          </table:table-cell>
          <table:table-cell table:style-name="ce21" office:value-type="float" office:value="198">
            <text:p>198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9-21T00:00:00">
            <text:p>9/21/2003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MONTY MANOR </text:p>
          </table:table-cell>
          <table:table-cell table:style-name="ce21" office:value-type="float" office:value="198">
            <text:p>198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4-25T00:00:00">
            <text:p>4/25/2003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MOUNT VERNON DRIVE </text:p>
          </table:table-cell>
          <table:table-cell table:style-name="ce21" office:value-type="float" office:value="154">
            <text:p>154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12-10T00:00:00">
            <text:p>12/10/2003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MOUNT VERNON DRIVE </text:p>
          </table:table-cell>
          <table:table-cell table:style-name="ce21" office:value-type="float" office:value="154">
            <text:p>154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9-07T00:00:00">
            <text:p>9/7/2003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MOUNT VERNON DRIVE </text:p>
          </table:table-cell>
          <table:table-cell table:style-name="ce21" office:value-type="float" office:value="154">
            <text:p>154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4-25T00:00:00">
            <text:p>4/25/2003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MOUNT VERNON DRIVE </text:p>
          </table:table-cell>
          <table:table-cell table:style-name="ce21" office:value-type="float" office:value="154">
            <text:p>154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7-12T00:00:00">
            <text:p>7/12/2003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MOUNT VERNON DRIVE </text:p>
          </table:table-cell>
          <table:table-cell table:style-name="ce21" office:value-type="float" office:value="154">
            <text:p>154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7-29T00:00:00">
            <text:p>7/29/2003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MOUNT VERNON DRIVE </text:p>
          </table:table-cell>
          <table:table-cell table:style-name="ce21" office:value-type="float" office:value="154">
            <text:p>154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4-05T00:00:00">
            <text:p>4/5/2003</text:p>
          </table:table-cell>
          <table:table-cell table:style-name="ce21" office:value-type="string">
            <text:p>RUNAWAY JUVENILE </text:p>
          </table:table-cell>
          <table:table-cell table:style-name="ce21" office:value-type="string">
            <text:p>MOUNT VERNON DRIVE </text:p>
          </table:table-cell>
          <table:table-cell table:style-name="ce21" office:value-type="float" office:value="154">
            <text:p>154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12-14T00:00:00">
            <text:p>12/14/2003</text:p>
          </table:table-cell>
          <table:table-cell table:style-name="ce21" office:value-type="string">
            <text:p>RUNAWAY JUVENILE </text:p>
          </table:table-cell>
          <table:table-cell table:style-name="ce21" office:value-type="string">
            <text:p>MOUNT VERNON DRIVE </text:p>
          </table:table-cell>
          <table:table-cell table:style-name="ce21" office:value-type="float" office:value="154">
            <text:p>154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12-14T00:00:00">
            <text:p>12/14/2003</text:p>
          </table:table-cell>
          <table:table-cell table:style-name="ce21" office:value-type="string">
            <text:p>UNAUTHORIZED USE OF VEHICLE </text:p>
          </table:table-cell>
          <table:table-cell table:style-name="ce21" office:value-type="string">
            <text:p>MOUNT VERNON DRIVE </text:p>
          </table:table-cell>
          <table:table-cell table:style-name="ce21" office:value-type="float" office:value="154">
            <text:p>154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12-12T00:00:00">
            <text:p>12/12/2003</text:p>
          </table:table-cell>
          <table:table-cell table:style-name="ce21" office:value-type="string">
            <text:p>RUNAWAY JUVENILE </text:p>
          </table:table-cell>
          <table:table-cell table:style-name="ce21" office:value-type="string">
            <text:p>MOUNT VERNON DRIVE </text:p>
          </table:table-cell>
          <table:table-cell table:style-name="ce21" office:value-type="float" office:value="154">
            <text:p>154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3-12T00:00:00">
            <text:p>3/12/2003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MOUNT VERNON DRIVE </text:p>
          </table:table-cell>
          <table:table-cell table:style-name="ce21" office:value-type="float" office:value="154">
            <text:p>154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12-09T00:00:00">
            <text:p>12/9/2003</text:p>
          </table:table-cell>
          <table:table-cell table:style-name="ce21" office:value-type="string">
            <text:p>IDENTITY FRAUD </text:p>
          </table:table-cell>
          <table:table-cell table:style-name="ce21" office:value-type="string">
            <text:p>MOYOCK RUN </text:p>
          </table:table-cell>
          <table:table-cell table:style-name="ce21" office:value-type="float" office:value="174">
            <text:p>174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7-17T00:00:00">
            <text:p>7/17/2003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MOYOCK RUN </text:p>
          </table:table-cell>
          <table:table-cell table:style-name="ce21" office:value-type="float" office:value="174">
            <text:p>174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10-13T00:00:00">
            <text:p>10/13/2003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MUIRFIELD COURT </text:p>
          </table:table-cell>
          <table:table-cell table:style-name="ce21" office:value-type="float" office:value="172">
            <text:p>172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4-24T00:00:00">
            <text:p>4/24/2003</text:p>
          </table:table-cell>
          <table:table-cell table:style-name="ce21" office:value-type="string">
            <text:p>POSSESSION OF MARIJUANA </text:p>
          </table:table-cell>
          <table:table-cell table:style-name="ce21" office:value-type="string">
            <text:p>NANDUA RUN </text:p>
          </table:table-cell>
          <table:table-cell table:style-name="ce21" office:value-type="float" office:value="174">
            <text:p>174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1-02T00:00:00">
            <text:p>1/2/2003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NANSEMOND TURN </text:p>
          </table:table-cell>
          <table:table-cell table:style-name="ce21" office:value-type="float" office:value="174">
            <text:p>174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11-09T00:00:00">
            <text:p>11/9/2003</text:p>
          </table:table-cell>
          <table:table-cell table:style-name="ce21" office:value-type="string">
            <text:p>POSSESSION OF MARIJUANA </text:p>
          </table:table-cell>
          <table:table-cell table:style-name="ce21" office:value-type="string">
            <text:p>NANTICOKE TURN </text:p>
          </table:table-cell>
          <table:table-cell table:style-name="ce21" office:value-type="float" office:value="174">
            <text:p>174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9-12T00:00:00">
            <text:p>9/12/2003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NAURENE COURT </text:p>
          </table:table-cell>
          <table:table-cell table:style-name="ce21" office:value-type="float" office:value="198">
            <text:p>198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12-01T00:00:00">
            <text:p>12/1/2003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NORTH BOWMAN STREET </text:p>
          </table:table-cell>
          <table:table-cell table:style-name="ce21" office:value-type="float" office:value="90">
            <text:p>90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8-17T00:00:00">
            <text:p>8/17/2003</text:p>
          </table:table-cell>
          <table:table-cell table:style-name="ce21" office:value-type="string">
            <text:p>BURGLARY, RESIDENTIAL </text:p>
          </table:table-cell>
          <table:table-cell table:style-name="ce21" office:value-type="string">
            <text:p>OAK LANE 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8-17T00:00:00">
            <text:p>8/17/2003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OAK LANE 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6-19T00:00:00">
            <text:p>6/19/2003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OAK STREET </text:p>
          </table:table-cell>
          <table:table-cell table:style-name="ce21" office:value-type="float" office:value="241">
            <text:p>241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1-25T00:00:00">
            <text:p>1/25/2003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OAKWOOD DRIVE </text:p>
          </table:table-cell>
          <table:table-cell table:style-name="ce21" office:value-type="float" office:value="152">
            <text:p>152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8-24T00:00:00">
            <text:p>8/24/2003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OAKWOOD DRIVE </text:p>
          </table:table-cell>
          <table:table-cell table:style-name="ce21" office:value-type="float" office:value="152">
            <text:p>152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6-11T00:00:00">
            <text:p>6/11/2003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OAKWOOD DRIVE </text:p>
          </table:table-cell>
          <table:table-cell table:style-name="ce21" office:value-type="float" office:value="152">
            <text:p>152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1-22T00:00:00">
            <text:p>1/22/2003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OAKWOOD DRIVE </text:p>
          </table:table-cell>
          <table:table-cell table:style-name="ce21" office:value-type="float" office:value="152">
            <text:p>152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3-31T00:00:00">
            <text:p>3/31/2003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OAKWOOD DRIVE </text:p>
          </table:table-cell>
          <table:table-cell table:style-name="ce21" office:value-type="float" office:value="152">
            <text:p>152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9-27T00:00:00">
            <text:p>9/27/2003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OAKWOOD DRIVE </text:p>
          </table:table-cell>
          <table:table-cell table:style-name="ce21" office:value-type="float" office:value="152">
            <text:p>152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3-31T00:00:00">
            <text:p>3/31/2003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OAKWOOD DRIVE </text:p>
          </table:table-cell>
          <table:table-cell table:style-name="ce21" office:value-type="float" office:value="152">
            <text:p>152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1-22T00:00:00">
            <text:p>1/22/2003</text:p>
          </table:table-cell>
          <table:table-cell table:style-name="ce21" office:value-type="string">
            <text:p>RECKLESS HANDLING OF FIREARM </text:p>
          </table:table-cell>
          <table:table-cell table:style-name="ce21" office:value-type="string">
            <text:p>OAKWOOD DRIVE </text:p>
          </table:table-cell>
          <table:table-cell table:style-name="ce21" office:value-type="float" office:value="152">
            <text:p>152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7-02T00:00:00">
            <text:p>7/2/2003</text:p>
          </table:table-cell>
          <table:table-cell table:style-name="ce21" office:value-type="string">
            <text:p>RUNAWAY JUVENILE </text:p>
          </table:table-cell>
          <table:table-cell table:style-name="ce21" office:value-type="string">
            <text:p>OAKWOOD DRIVE </text:p>
          </table:table-cell>
          <table:table-cell table:style-name="ce21" office:value-type="float" office:value="152">
            <text:p>152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1-09T00:00:00">
            <text:p>1/9/2003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OLDE POND LANE 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1-13T00:00:00">
            <text:p>1/13/2003</text:p>
          </table:table-cell>
          <table:table-cell table:style-name="ce21" office:value-type="string">
            <text:p>ABUSE AND NEGLECT OF CHILDREN </text:p>
          </table:table-cell>
          <table:table-cell table:style-name="ce21" office:value-type="string">
            <text:p>ORIANA ROAD 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12-01T00:00:00">
            <text:p>12/1/2003</text:p>
          </table:table-cell>
          <table:table-cell table:style-name="ce21" office:value-type="string">
            <text:p>ANNOYING PHONE CALLS </text:p>
          </table:table-cell>
          <table:table-cell table:style-name="ce21" office:value-type="string">
            <text:p>ORIANA ROAD 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6-16T00:00:00">
            <text:p>6/16/2003</text:p>
          </table:table-cell>
          <table:table-cell table:style-name="ce21" office:value-type="string">
            <text:p>ARSON </text:p>
          </table:table-cell>
          <table:table-cell table:style-name="ce23" office:value-type="string">
            <text:p>ORIANA ROAD </text:p>
          </table:table-cell>
          <table:table-cell table:style-name="ce25" office:value-type="float" office:value="73">
            <text:p>73</text:p>
          </table:table-cell>
          <table:table-cell table:style-name="ce25" office:value-type="float" office:value="23693">
            <text:p>23693</text:p>
          </table:table-cell>
          <table:table-cell table:style-name="ce25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5-08T00:00:00">
            <text:p>5/8/2003</text:p>
          </table:table-cell>
          <table:table-cell table:style-name="ce21" office:value-type="string">
            <text:p>ASSAULT &amp; BATTERY -POLICE OFCR OR FIREFIGHTER </text:p>
          </table:table-cell>
          <table:table-cell table:style-name="ce21" office:value-type="string">
            <text:p>ORIANA ROAD 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1-28T00:00:00">
            <text:p>1/28/2003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ORIANA ROAD 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11-08T00:00:00">
            <text:p>11/8/2003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ORIANA ROAD 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4-20T00:00:00">
            <text:p>4/20/2003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ORIANA ROAD 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1-19T00:00:00">
            <text:p>1/19/2003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ORIANA ROAD 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9-25T00:00:00">
            <text:p>9/25/2003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ORIANA ROAD 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3-09T00:00:00">
            <text:p>3/9/2003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ORIANA ROAD 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11-28T00:00:00">
            <text:p>11/28/2003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ORIANA ROAD 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6-16T00:00:00">
            <text:p>6/16/2003</text:p>
          </table:table-cell>
          <table:table-cell table:style-name="ce21" office:value-type="string">
            <text:p>BURGLARY, RESIDENTIAL </text:p>
          </table:table-cell>
          <table:table-cell table:style-name="ce21" office:value-type="string">
            <text:p>ORIANA ROAD 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1-22T00:00:00">
            <text:p>1/22/2003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ORIANA ROAD 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4-21T00:00:00">
            <text:p>4/21/2003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ORIANA ROAD 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6-24T00:00:00">
            <text:p>6/24/2003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ORIANA ROAD 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11-28T00:00:00">
            <text:p>11/28/2003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ORIANA ROAD 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4-15T00:00:00">
            <text:p>4/15/2003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ORIANA ROAD 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6-20T00:00:00">
            <text:p>6/20/2003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ORIANA ROAD 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9-15T00:00:00">
            <text:p>9/15/2003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ORIANA ROAD 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12-03T00:00:00">
            <text:p>12/3/2003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ORIANA ROAD 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5-19T00:00:00">
            <text:p>5/19/2003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ORIANA ROAD 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5-28T00:00:00">
            <text:p>5/28/2003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ORIANA ROAD 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5-30T00:00:00">
            <text:p>5/30/2003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ORIANA ROAD 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6-03T00:00:00">
            <text:p>6/3/2003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ORIANA ROAD 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6-16T00:00:00">
            <text:p>6/16/2003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ORIANA ROAD 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7-27T00:00:00">
            <text:p>7/27/2003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ORIANA ROAD 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9-16T00:00:00">
            <text:p>9/16/2003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ORIANA ROAD 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5-08T00:00:00">
            <text:p>5/8/2003</text:p>
          </table:table-cell>
          <table:table-cell table:style-name="ce21" office:value-type="string">
            <text:p>DRUGS, PWID MARIJUANA </text:p>
          </table:table-cell>
          <table:table-cell table:style-name="ce21" office:value-type="string">
            <text:p>ORIANA ROAD 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5-08T00:00:00">
            <text:p>5/8/2003</text:p>
          </table:table-cell>
          <table:table-cell table:style-name="ce21" office:value-type="string">
            <text:p>DRUNK IN PUBLIC </text:p>
          </table:table-cell>
          <table:table-cell table:style-name="ce21" office:value-type="string">
            <text:p>ORIANA ROAD 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5-01T00:00:00">
            <text:p>5/1/2003</text:p>
          </table:table-cell>
          <table:table-cell table:style-name="ce21" office:value-type="string">
            <text:p>DRUNK IN PUBLIC </text:p>
          </table:table-cell>
          <table:table-cell table:style-name="ce21" office:value-type="string">
            <text:p>ORIANA ROAD 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3-21T00:00:00">
            <text:p>3/21/2003</text:p>
          </table:table-cell>
          <table:table-cell table:style-name="ce21" office:value-type="string">
            <text:p>MANUF, SALE, POSSESSION CONTROLLED SUBSTANCE </text:p>
          </table:table-cell>
          <table:table-cell table:style-name="ce21" office:value-type="string">
            <text:p>ORIANA ROAD 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5-02T00:00:00">
            <text:p>5/2/2003</text:p>
          </table:table-cell>
          <table:table-cell table:style-name="ce21" office:value-type="string">
            <text:p>MANUF, SALE, POSSESSION CONTROLLED SUBSTANCE </text:p>
          </table:table-cell>
          <table:table-cell table:style-name="ce21" office:value-type="string">
            <text:p>ORIANA ROAD 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3-01T00:00:00">
            <text:p>3/1/2003</text:p>
          </table:table-cell>
          <table:table-cell table:style-name="ce21" office:value-type="string">
            <text:p>OVERDOSE </text:p>
          </table:table-cell>
          <table:table-cell table:style-name="ce21" office:value-type="string">
            <text:p>ORIANA ROAD 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2-05T00:00:00">
            <text:p>2/5/2003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ORIANA ROAD 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10-07T00:00:00">
            <text:p>10/7/2003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ORIANA ROAD 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10-13T00:00:00">
            <text:p>10/13/2003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ORIANA ROAD 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3-01T00:00:00">
            <text:p>3/1/2003</text:p>
          </table:table-cell>
          <table:table-cell table:style-name="ce21" office:value-type="string">
            <text:p>POSSESSION OF CONTROLLED SUBSTANCES </text:p>
          </table:table-cell>
          <table:table-cell table:style-name="ce21" office:value-type="string">
            <text:p>ORIANA ROAD 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1-24T00:00:00">
            <text:p>1/24/2003</text:p>
          </table:table-cell>
          <table:table-cell table:style-name="ce21" office:value-type="string">
            <text:p>POSSESSION OF MARIJUANA </text:p>
          </table:table-cell>
          <table:table-cell table:style-name="ce21" office:value-type="string">
            <text:p>ORIANA ROAD 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7-28T00:00:00">
            <text:p>7/28/2003</text:p>
          </table:table-cell>
          <table:table-cell table:style-name="ce21" office:value-type="string">
            <text:p>RECOVERED VEHICLE-STOLEN OTHER JURISDICTION </text:p>
          </table:table-cell>
          <table:table-cell table:style-name="ce21" office:value-type="string">
            <text:p>ORIANA ROAD 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7-19T00:00:00">
            <text:p>7/19/2003</text:p>
          </table:table-cell>
          <table:table-cell table:style-name="ce21" office:value-type="string">
            <text:p>SEXUAL BATTERY </text:p>
          </table:table-cell>
          <table:table-cell table:style-name="ce21" office:value-type="string">
            <text:p>ORIANA ROAD 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3-09T00:00:00">
            <text:p>3/9/2003</text:p>
          </table:table-cell>
          <table:table-cell table:style-name="ce21" office:value-type="string">
            <text:p>TRESPASSING </text:p>
          </table:table-cell>
          <table:table-cell table:style-name="ce21" office:value-type="string">
            <text:p>ORIANA ROAD 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5-28T00:00:00">
            <text:p>5/28/2003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ORIANA ROAD &amp; KENTUCKY DRIVE 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5-28T00:00:00">
            <text:p>5/28/2003</text:p>
          </table:table-cell>
          <table:table-cell table:style-name="ce21" office:value-type="string">
            <text:p>POSSESSION OF MARIJUANA </text:p>
          </table:table-cell>
          <table:table-cell table:style-name="ce21" office:value-type="string">
            <text:p>ORIANA ROAD &amp; KENTUCKY DRIVE 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5-28T00:00:00">
            <text:p>5/28/2003</text:p>
          </table:table-cell>
          <table:table-cell table:style-name="ce21" office:value-type="string">
            <text:p>RECKLESS - GENERAL </text:p>
          </table:table-cell>
          <table:table-cell table:style-name="ce21" office:value-type="string">
            <text:p>ORIANA ROAD &amp; KENTUCKY DRIVE 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11-27T00:00:00">
            <text:p>11/27/2003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OTIS STREET </text:p>
          </table:table-cell>
          <table:table-cell table:style-name="ce21" office:value-type="float" office:value="216">
            <text:p>216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8-30T00:00:00">
            <text:p>8/30/2003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OTIS STREET </text:p>
          </table:table-cell>
          <table:table-cell table:style-name="ce21" office:value-type="float" office:value="216">
            <text:p>216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4-13T00:00:00">
            <text:p>4/13/2003</text:p>
          </table:table-cell>
          <table:table-cell table:style-name="ce21" office:value-type="string">
            <text:p>FUGITIVE FROM JUSTICE </text:p>
          </table:table-cell>
          <table:table-cell table:style-name="ce21" office:value-type="string">
            <text:p>OTIS STREET </text:p>
          </table:table-cell>
          <table:table-cell table:style-name="ce21" office:value-type="float" office:value="216">
            <text:p>216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4-13T00:00:00">
            <text:p>4/13/2003</text:p>
          </table:table-cell>
          <table:table-cell table:style-name="ce21" office:value-type="string">
            <text:p>MANUF, SALE, POSS FICTITIOUS OPERATORS LICENSE </text:p>
          </table:table-cell>
          <table:table-cell table:style-name="ce21" office:value-type="string">
            <text:p>OTIS STREET </text:p>
          </table:table-cell>
          <table:table-cell table:style-name="ce21" office:value-type="float" office:value="216">
            <text:p>216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4-13T00:00:00">
            <text:p>4/13/2003</text:p>
          </table:table-cell>
          <table:table-cell table:style-name="ce21" office:value-type="string">
            <text:p>POSSESS, TRANSPORT FIREARMS BY CONVICTED FELONS </text:p>
          </table:table-cell>
          <table:table-cell table:style-name="ce21" office:value-type="string">
            <text:p>OTIS STREET </text:p>
          </table:table-cell>
          <table:table-cell table:style-name="ce21" office:value-type="float" office:value="216">
            <text:p>216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12-06T00:00:00">
            <text:p>12/6/2003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OWEN DAVIS BLVD </text:p>
          </table:table-cell>
          <table:table-cell table:style-name="ce21" office:value-type="float" office:value="42">
            <text:p>42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12-06T00:00:00">
            <text:p>12/6/2003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OWEN DAVIS BLVD </text:p>
          </table:table-cell>
          <table:table-cell table:style-name="ce21" office:value-type="float" office:value="42">
            <text:p>42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5-05T00:00:00">
            <text:p>5/5/2003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OWEN DAVIS BLVD </text:p>
          </table:table-cell>
          <table:table-cell table:style-name="ce21" office:value-type="float" office:value="42">
            <text:p>42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7-17T00:00:00">
            <text:p>7/17/2003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OWEN DAVIS BLVD </text:p>
          </table:table-cell>
          <table:table-cell table:style-name="ce21" office:value-type="float" office:value="42">
            <text:p>42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5-24T00:00:00">
            <text:p>5/24/2003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OWEN DAVIS BLVD &amp; BLACKSMITH AR </text:p>
          </table:table-cell>
          <table:table-cell table:style-name="ce21" office:value-type="float" office:value="42">
            <text:p>42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10-12T00:00:00">
            <text:p>10/12/2003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OWEN DAVIS BLVD &amp; HAMPTON HWY </text:p>
          </table:table-cell>
          <table:table-cell table:style-name="ce21" office:value-type="float" office:value="42">
            <text:p>42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4-25T00:00:00">
            <text:p>4/25/2003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PAGELAND DRIVE </text:p>
          </table:table-cell>
          <table:table-cell table:style-name="ce21" office:value-type="float" office:value="144">
            <text:p>144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11-28T00:00:00">
            <text:p>11/28/2003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PAGELAND DRIVE </text:p>
          </table:table-cell>
          <table:table-cell table:style-name="ce21" office:value-type="float" office:value="144">
            <text:p>144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8-19T00:00:00">
            <text:p>8/19/2003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PAGELANE DRIVE </text:p>
          </table:table-cell>
          <table:table-cell table:style-name="ce21" office:value-type="float" office:value="144">
            <text:p>144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10-10T00:00:00">
            <text:p>10/10/2003</text:p>
          </table:table-cell>
          <table:table-cell table:style-name="ce21" office:value-type="string">
            <text:p>ABUSE AND NEGLECT OF CHILDREN </text:p>
          </table:table-cell>
          <table:table-cell table:style-name="ce21" office:value-type="string">
            <text:p>PARKWOOD DRIVE </text:p>
          </table:table-cell>
          <table:table-cell table:style-name="ce21" office:value-type="float" office:value="152">
            <text:p>152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4-04T00:00:00">
            <text:p>4/4/2003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PARKWOOD DRIVE </text:p>
          </table:table-cell>
          <table:table-cell table:style-name="ce21" office:value-type="float" office:value="152">
            <text:p>152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3-18T00:00:00">
            <text:p>3/18/2003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PARKWOOD DRIVE </text:p>
          </table:table-cell>
          <table:table-cell table:style-name="ce21" office:value-type="float" office:value="152">
            <text:p>152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3-03T00:00:00">
            <text:p>3/3/2003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PARKWOOD DRIVE </text:p>
          </table:table-cell>
          <table:table-cell table:style-name="ce21" office:value-type="float" office:value="152">
            <text:p>152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11-19T00:00:00">
            <text:p>11/19/2003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PARKWOOD DRIVE </text:p>
          </table:table-cell>
          <table:table-cell table:style-name="ce21" office:value-type="float" office:value="152">
            <text:p>152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12-24T00:00:00">
            <text:p>12/24/2003</text:p>
          </table:table-cell>
          <table:table-cell table:style-name="ce21" office:value-type="string">
            <text:p>DRUGS, PWID MARIJUANA </text:p>
          </table:table-cell>
          <table:table-cell table:style-name="ce21" office:value-type="string">
            <text:p>PARKWOOD DRIVE </text:p>
          </table:table-cell>
          <table:table-cell table:style-name="ce21" office:value-type="float" office:value="152">
            <text:p>152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8-25T00:00:00">
            <text:p>8/25/2003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PARKWOOD DRIVE </text:p>
          </table:table-cell>
          <table:table-cell table:style-name="ce21" office:value-type="float" office:value="152">
            <text:p>152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10-13T00:00:00">
            <text:p>10/13/2003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PARKWOOD DRIVE </text:p>
          </table:table-cell>
          <table:table-cell table:style-name="ce21" office:value-type="float" office:value="152">
            <text:p>152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3-31T00:00:00">
            <text:p>3/31/2003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PARKWOOD DRIVE </text:p>
          </table:table-cell>
          <table:table-cell table:style-name="ce21" office:value-type="float" office:value="152">
            <text:p>152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6-04T00:00:00">
            <text:p>6/4/2003</text:p>
          </table:table-cell>
          <table:table-cell table:style-name="ce21" office:value-type="string">
            <text:p>ANNOYING PHONE CALLS </text:p>
          </table:table-cell>
          <table:table-cell table:style-name="ce21" office:value-type="string">
            <text:p>PASTURE LANE </text:p>
          </table:table-cell>
          <table:table-cell table:style-name="ce21" office:value-type="float" office:value="238">
            <text:p>238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1-01T00:00:00">
            <text:p>1/1/2003</text:p>
          </table:table-cell>
          <table:table-cell table:style-name="ce21" office:value-type="string">
            <text:p>DRUNK IN PUBLIC </text:p>
          </table:table-cell>
          <table:table-cell table:style-name="ce21" office:value-type="string">
            <text:p>PASTURE LANE </text:p>
          </table:table-cell>
          <table:table-cell table:style-name="ce21" office:value-type="float" office:value="238">
            <text:p>238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11-11T00:00:00">
            <text:p>11/11/2003</text:p>
          </table:table-cell>
          <table:table-cell table:style-name="ce21" office:value-type="string">
            <text:p>IDENTITY FRAUD </text:p>
          </table:table-cell>
          <table:table-cell table:style-name="ce21" office:value-type="string">
            <text:p>PASTURE LANE </text:p>
          </table:table-cell>
          <table:table-cell table:style-name="ce21" office:value-type="float" office:value="238">
            <text:p>238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6-14T00:00:00">
            <text:p>6/14/2003</text:p>
          </table:table-cell>
          <table:table-cell table:style-name="ce21" office:value-type="string">
            <text:p>ANNOYING PHONE CALLS </text:p>
          </table:table-cell>
          <table:table-cell table:style-name="ce21" office:value-type="string">
            <text:p>PATRIOT WAY </text:p>
          </table:table-cell>
          <table:table-cell table:style-name="ce21" office:value-type="float" office:value="149">
            <text:p>149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5-02T00:00:00">
            <text:p>5/2/2003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PATRIOT WAY </text:p>
          </table:table-cell>
          <table:table-cell table:style-name="ce21" office:value-type="float" office:value="149">
            <text:p>149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8-17T00:00:00">
            <text:p>8/17/2003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PATRIOT WAY </text:p>
          </table:table-cell>
          <table:table-cell table:style-name="ce21" office:value-type="float" office:value="149">
            <text:p>149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4-05T00:00:00">
            <text:p>4/5/2003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PATRIOT WAY </text:p>
          </table:table-cell>
          <table:table-cell table:style-name="ce21" office:value-type="float" office:value="149">
            <text:p>149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2-28T00:00:00">
            <text:p>2/28/2003</text:p>
          </table:table-cell>
          <table:table-cell table:style-name="ce21" office:value-type="string">
            <text:p>CONTRIBUTING TO THE DELINQUENCY OF A MINOR </text:p>
          </table:table-cell>
          <table:table-cell table:style-name="ce21" office:value-type="string">
            <text:p>PATRIOT WAY </text:p>
          </table:table-cell>
          <table:table-cell table:style-name="ce21" office:value-type="float" office:value="149">
            <text:p>149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2-28T00:00:00">
            <text:p>2/28/2003</text:p>
          </table:table-cell>
          <table:table-cell table:style-name="ce21" office:value-type="string">
            <text:p>INDECENT LIBERTIES BY CHILD -13 TO 17 YRS </text:p>
          </table:table-cell>
          <table:table-cell table:style-name="ce21" office:value-type="string">
            <text:p>PATRIOT WAY </text:p>
          </table:table-cell>
          <table:table-cell table:style-name="ce21" office:value-type="float" office:value="149">
            <text:p>149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8-18T00:00:00">
            <text:p>8/18/2003</text:p>
          </table:table-cell>
          <table:table-cell table:style-name="ce21" office:value-type="string">
            <text:p>ROBBERY </text:p>
          </table:table-cell>
          <table:table-cell table:style-name="ce21" office:value-type="string">
            <text:p>PATRIOT WAY </text:p>
          </table:table-cell>
          <table:table-cell table:style-name="ce21" office:value-type="float" office:value="149">
            <text:p>149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6-10T00:00:00">
            <text:p>6/10/2003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PATUXENT TURN </text:p>
          </table:table-cell>
          <table:table-cell table:style-name="ce21" office:value-type="float" office:value="174">
            <text:p>174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11-20T00:00:00">
            <text:p>11/20/2003</text:p>
          </table:table-cell>
          <table:table-cell table:style-name="ce21" office:value-type="string">
            <text:p>ABUSE AND NEGLECT OF CHILDREN </text:p>
          </table:table-cell>
          <table:table-cell table:style-name="ce21" office:value-type="string">
            <text:p>PATUXENT TURN </text:p>
          </table:table-cell>
          <table:table-cell table:style-name="ce21" office:value-type="float" office:value="174">
            <text:p>174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10-11T00:00:00">
            <text:p>10/11/2003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PAULA COURT </text:p>
          </table:table-cell>
          <table:table-cell table:style-name="ce21" office:value-type="float" office:value="285">
            <text:p>285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5-21T00:00:00">
            <text:p>5/21/2003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PEACHTREE LANE </text:p>
          </table:table-cell>
          <table:table-cell table:style-name="ce21" office:value-type="float" office:value="98">
            <text:p>98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5-02T00:00:00">
            <text:p>5/2/2003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PEACHTREE LANE </text:p>
          </table:table-cell>
          <table:table-cell table:style-name="ce21" office:value-type="float" office:value="98">
            <text:p>98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10-11T00:00:00">
            <text:p>10/11/2003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PEACHTREE LANE </text:p>
          </table:table-cell>
          <table:table-cell table:style-name="ce21" office:value-type="float" office:value="98">
            <text:p>98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10-13T00:00:00">
            <text:p>10/13/2003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PEACHTREE LANE </text:p>
          </table:table-cell>
          <table:table-cell table:style-name="ce21" office:value-type="float" office:value="98">
            <text:p>98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10-11T00:00:00">
            <text:p>10/11/2003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PEACHTREE LANE </text:p>
          </table:table-cell>
          <table:table-cell table:style-name="ce21" office:value-type="float" office:value="98">
            <text:p>98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10-11T00:00:00">
            <text:p>10/11/2003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PEACHTREE LANE </text:p>
          </table:table-cell>
          <table:table-cell table:style-name="ce21" office:value-type="float" office:value="98">
            <text:p>98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10-11T00:00:00">
            <text:p>10/11/2003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PEACHTREE LANE </text:p>
          </table:table-cell>
          <table:table-cell table:style-name="ce21" office:value-type="float" office:value="98">
            <text:p>98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7-24T00:00:00">
            <text:p>7/24/2003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PEACHTREE LANE </text:p>
          </table:table-cell>
          <table:table-cell table:style-name="ce21" office:value-type="float" office:value="98">
            <text:p>98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9-06T00:00:00">
            <text:p>9/6/2003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PEACHTREE LANE </text:p>
          </table:table-cell>
          <table:table-cell table:style-name="ce21" office:value-type="float" office:value="98">
            <text:p>98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9-21T00:00:00">
            <text:p>9/21/2003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PEACHTREE LANE </text:p>
          </table:table-cell>
          <table:table-cell table:style-name="ce21" office:value-type="float" office:value="98">
            <text:p>98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2-11T00:00:00">
            <text:p>2/11/2003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PEACHTREE LANE &amp; COVENTRY BLVD </text:p>
          </table:table-cell>
          <table:table-cell table:style-name="ce21" office:value-type="float" office:value="98">
            <text:p>98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2-11T00:00:00">
            <text:p>2/11/2003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PEACHTREE LANE &amp; COVENTRY BLVD </text:p>
          </table:table-cell>
          <table:table-cell table:style-name="ce21" office:value-type="float" office:value="98">
            <text:p>98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2-08T00:00:00">
            <text:p>2/8/2003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PERSIMMON DRIVE </text:p>
          </table:table-cell>
          <table:table-cell table:style-name="ce21" office:value-type="float" office:value="54">
            <text:p>54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7-17T00:00:00">
            <text:p>7/17/2003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PERSIMMON DRIVE </text:p>
          </table:table-cell>
          <table:table-cell table:style-name="ce21" office:value-type="float" office:value="54">
            <text:p>54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11-28T00:00:00">
            <text:p>11/28/2003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PERSIMMON DRIVE </text:p>
          </table:table-cell>
          <table:table-cell table:style-name="ce21" office:value-type="float" office:value="54">
            <text:p>54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11-20T00:00:00">
            <text:p>11/20/2003</text:p>
          </table:table-cell>
          <table:table-cell table:style-name="ce21" office:value-type="string">
            <text:p>DEAD ON ARRIVAL </text:p>
          </table:table-cell>
          <table:table-cell table:style-name="ce21" office:value-type="string">
            <text:p>PERSIMMON DRIVE </text:p>
          </table:table-cell>
          <table:table-cell table:style-name="ce21" office:value-type="float" office:value="54">
            <text:p>54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10-29T00:00:00">
            <text:p>10/29/2003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PHILLIPS LANE 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11-15T00:00:00">
            <text:p>11/15/2003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PINE STREET </text:p>
          </table:table-cell>
          <table:table-cell table:style-name="ce21" office:value-type="float" office:value="241">
            <text:p>241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6-18T00:00:00">
            <text:p>6/18/2003</text:p>
          </table:table-cell>
          <table:table-cell table:style-name="ce21" office:value-type="string">
            <text:p>VIOLATE PROTECTIVE ORDERS </text:p>
          </table:table-cell>
          <table:table-cell table:style-name="ce21" office:value-type="string">
            <text:p>PINE STREET </text:p>
          </table:table-cell>
          <table:table-cell table:style-name="ce21" office:value-type="float" office:value="241">
            <text:p>241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7-05T00:00:00">
            <text:p>7/5/2003</text:p>
          </table:table-cell>
          <table:table-cell table:style-name="ce21" office:value-type="string">
            <text:p>ABUSE AND NEGLECT OF CHILDREN </text:p>
          </table:table-cell>
          <table:table-cell table:style-name="ce21" office:value-type="string">
            <text:p>PINEWOOD CRESCENT </text:p>
          </table:table-cell>
          <table:table-cell table:style-name="ce21" office:value-type="float" office:value="65">
            <text:p>65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1-15T00:00:00">
            <text:p>1/15/2003</text:p>
          </table:table-cell>
          <table:table-cell table:style-name="ce21" office:value-type="string">
            <text:p>ANNOYING PHONE CALLS </text:p>
          </table:table-cell>
          <table:table-cell table:style-name="ce21" office:value-type="string">
            <text:p>PINEWOOD CRESCENT </text:p>
          </table:table-cell>
          <table:table-cell table:style-name="ce21" office:value-type="float" office:value="65">
            <text:p>65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5-19T00:00:00">
            <text:p>5/19/2003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PINEWOOD CRESCENT </text:p>
          </table:table-cell>
          <table:table-cell table:style-name="ce21" office:value-type="float" office:value="65">
            <text:p>65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11-19T00:00:00">
            <text:p>11/19/2003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PINEWOOD CRESCENT </text:p>
          </table:table-cell>
          <table:table-cell table:style-name="ce21" office:value-type="float" office:value="65">
            <text:p>65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6-10T00:00:00">
            <text:p>6/10/2003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PINEWOOD CRESCENT </text:p>
          </table:table-cell>
          <table:table-cell table:style-name="ce21" office:value-type="float" office:value="65">
            <text:p>65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10-24T00:00:00">
            <text:p>10/24/2003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PINEWOOD CRESCENT </text:p>
          </table:table-cell>
          <table:table-cell table:style-name="ce21" office:value-type="float" office:value="65">
            <text:p>65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1-08T00:00:00">
            <text:p>1/8/2003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PINEWOOD CRESCENT </text:p>
          </table:table-cell>
          <table:table-cell table:style-name="ce21" office:value-type="float" office:value="65">
            <text:p>65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12-27T00:00:00">
            <text:p>12/27/2003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PINEWOOD CRESCENT </text:p>
          </table:table-cell>
          <table:table-cell table:style-name="ce21" office:value-type="float" office:value="65">
            <text:p>65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11-11T00:00:00">
            <text:p>11/11/2003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PINEWOOD CRESCENT </text:p>
          </table:table-cell>
          <table:table-cell table:style-name="ce21" office:value-type="float" office:value="65">
            <text:p>65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3-25T00:00:00">
            <text:p>3/25/2003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PINEWOOD CRESCENT </text:p>
          </table:table-cell>
          <table:table-cell table:style-name="ce21" office:value-type="float" office:value="65">
            <text:p>65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8-09T00:00:00">
            <text:p>8/9/2003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PINEWOOD CRESCENT </text:p>
          </table:table-cell>
          <table:table-cell table:style-name="ce21" office:value-type="float" office:value="65">
            <text:p>65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7-24T00:00:00">
            <text:p>7/24/2003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PINEWOOD CRESCENT </text:p>
          </table:table-cell>
          <table:table-cell table:style-name="ce21" office:value-type="float" office:value="65">
            <text:p>65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11-11T00:00:00">
            <text:p>11/11/2003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PINEWOOD CRESCENT </text:p>
          </table:table-cell>
          <table:table-cell table:style-name="ce21" office:value-type="float" office:value="65">
            <text:p>65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10-21T00:00:00">
            <text:p>10/21/2003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PINEWOOD CRESCENT </text:p>
          </table:table-cell>
          <table:table-cell table:style-name="ce21" office:value-type="float" office:value="65">
            <text:p>65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10-24T00:00:00">
            <text:p>10/24/2003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PINEWOOD CRESCENT </text:p>
          </table:table-cell>
          <table:table-cell table:style-name="ce21" office:value-type="float" office:value="65">
            <text:p>65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1-08T00:00:00">
            <text:p>1/8/2003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PINEWOOD CRESCENT </text:p>
          </table:table-cell>
          <table:table-cell table:style-name="ce21" office:value-type="float" office:value="65">
            <text:p>65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3-25T00:00:00">
            <text:p>3/25/2003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PINEWOOD CRESCENT </text:p>
          </table:table-cell>
          <table:table-cell table:style-name="ce21" office:value-type="float" office:value="65">
            <text:p>65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7-24T00:00:00">
            <text:p>7/24/2003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PINEWOOD CRESCENT </text:p>
          </table:table-cell>
          <table:table-cell table:style-name="ce21" office:value-type="float" office:value="65">
            <text:p>65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1-25T00:00:00">
            <text:p>1/25/2003</text:p>
          </table:table-cell>
          <table:table-cell table:style-name="ce21" office:value-type="string">
            <text:p>MOTOR VEHICLE THEFT </text:p>
          </table:table-cell>
          <table:table-cell table:style-name="ce21" office:value-type="string">
            <text:p>PINEWOOD CRESCENT </text:p>
          </table:table-cell>
          <table:table-cell table:style-name="ce21" office:value-type="float" office:value="65">
            <text:p>65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8-10T00:00:00">
            <text:p>8/10/2003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PINEWOOD CRESCENT </text:p>
          </table:table-cell>
          <table:table-cell table:style-name="ce21" office:value-type="float" office:value="65">
            <text:p>65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1-14T00:00:00">
            <text:p>1/14/2003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PINEWOOD CRESCENT </text:p>
          </table:table-cell>
          <table:table-cell table:style-name="ce21" office:value-type="float" office:value="65">
            <text:p>65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3-29T00:00:00">
            <text:p>3/29/2003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PINEWOOD DRIVE </text:p>
          </table:table-cell>
          <table:table-cell table:style-name="ce21" office:value-type="float" office:value="152">
            <text:p>152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12-12T00:00:00">
            <text:p>12/12/2003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PINEWOOD DRIVE </text:p>
          </table:table-cell>
          <table:table-cell table:style-name="ce21" office:value-type="float" office:value="152">
            <text:p>152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9-22T00:00:00">
            <text:p>9/22/2003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PINEWOOD DRIVE </text:p>
          </table:table-cell>
          <table:table-cell table:style-name="ce21" office:value-type="float" office:value="152">
            <text:p>152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5-06T00:00:00">
            <text:p>5/6/2003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PINEWOOD DRIVE </text:p>
          </table:table-cell>
          <table:table-cell table:style-name="ce21" office:value-type="float" office:value="152">
            <text:p>152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5-12T00:00:00">
            <text:p>5/12/2003</text:p>
          </table:table-cell>
          <table:table-cell table:style-name="ce21" office:value-type="string">
            <text:p>CREDIT CARD FRAUD </text:p>
          </table:table-cell>
          <table:table-cell table:style-name="ce21" office:value-type="string">
            <text:p>POCOMOKE ROAD </text:p>
          </table:table-cell>
          <table:table-cell table:style-name="ce21" office:value-type="float" office:value="174">
            <text:p>174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10-25T00:00:00">
            <text:p>10/25/2003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POLARIS DRIVE </text:p>
          </table:table-cell>
          <table:table-cell table:style-name="ce21" office:value-type="float" office:value="114">
            <text:p>114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10-25T00:00:00">
            <text:p>10/25/2003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POLARIS DRIVE </text:p>
          </table:table-cell>
          <table:table-cell table:style-name="ce21" office:value-type="float" office:value="114">
            <text:p>114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8-19T00:00:00">
            <text:p>8/19/2003</text:p>
          </table:table-cell>
          <table:table-cell table:style-name="ce21" office:value-type="string">
            <text:p>THROWING OBJECT AT MOVING VEHICLE </text:p>
          </table:table-cell>
          <table:table-cell table:style-name="ce21" office:value-type="string">
            <text:p>POLARIS DRIVE </text:p>
          </table:table-cell>
          <table:table-cell table:style-name="ce21" office:value-type="float" office:value="114">
            <text:p>114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9-20T00:00:00">
            <text:p>9/20/2003</text:p>
          </table:table-cell>
          <table:table-cell table:style-name="ce21" office:value-type="string">
            <text:p>ASSAULT, AGGRAVATED, DOMESTIC </text:p>
          </table:table-cell>
          <table:table-cell table:style-name="ce21" office:value-type="string">
            <text:p>PONSONBY DRIVE </text:p>
          </table:table-cell>
          <table:table-cell table:style-name="ce21" office:value-type="float" office:value="246">
            <text:p>246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6-24T00:00:00">
            <text:p>6/24/2003</text:p>
          </table:table-cell>
          <table:table-cell table:style-name="ce21" office:value-type="string">
            <text:p>CREDIT CARD FRAUD </text:p>
          </table:table-cell>
          <table:table-cell table:style-name="ce21" office:value-type="string">
            <text:p>PONSONBY DRIVE </text:p>
          </table:table-cell>
          <table:table-cell table:style-name="ce21" office:value-type="float" office:value="246">
            <text:p>246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8-24T00:00:00">
            <text:p>8/24/2003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PONSONBY DRIVE </text:p>
          </table:table-cell>
          <table:table-cell table:style-name="ce21" office:value-type="float" office:value="246">
            <text:p>246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4-17T00:00:00">
            <text:p>4/17/2003</text:p>
          </table:table-cell>
          <table:table-cell table:style-name="ce21" office:value-type="string">
            <text:p>OBSCENE/THREATENING PHONE CALL </text:p>
          </table:table-cell>
          <table:table-cell table:style-name="ce21" office:value-type="string">
            <text:p>PONSONBY DRIVE </text:p>
          </table:table-cell>
          <table:table-cell table:style-name="ce21" office:value-type="float" office:value="246">
            <text:p>246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9-15T00:00:00">
            <text:p>9/15/2003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PORT COVE </text:p>
          </table:table-cell>
          <table:table-cell table:style-name="ce21" office:value-type="float" office:value="142">
            <text:p>142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4-07T00:00:00">
            <text:p>4/7/2003</text:p>
          </table:table-cell>
          <table:table-cell table:style-name="ce21" office:value-type="string">
            <text:p>OVERDOSE </text:p>
          </table:table-cell>
          <table:table-cell table:style-name="ce21" office:value-type="string">
            <text:p>PORT COVE </text:p>
          </table:table-cell>
          <table:table-cell table:style-name="ce21" office:value-type="float" office:value="142">
            <text:p>142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8-21T00:00:00">
            <text:p>8/21/2003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PORT COVE </text:p>
          </table:table-cell>
          <table:table-cell table:style-name="ce21" office:value-type="float" office:value="142">
            <text:p>142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6-17T00:00:00">
            <text:p>6/17/2003</text:p>
          </table:table-cell>
          <table:table-cell table:style-name="ce21" office:value-type="string">
            <text:p>THREATEN BODILY HARM </text:p>
          </table:table-cell>
          <table:table-cell table:style-name="ce21" office:value-type="string">
            <text:p>POST OAK </text:p>
          </table:table-cell>
          <table:table-cell table:style-name="ce21" office:value-type="float" office:value="278">
            <text:p>278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3-13T00:00:00">
            <text:p>3/13/2003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POST OAK ROAD </text:p>
          </table:table-cell>
          <table:table-cell table:style-name="ce21" office:value-type="float" office:value="278">
            <text:p>278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4-01T00:00:00">
            <text:p>4/1/2003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POST OAK ROAD </text:p>
          </table:table-cell>
          <table:table-cell table:style-name="ce21" office:value-type="float" office:value="278">
            <text:p>278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12-12T00:00:00">
            <text:p>12/12/2003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POST OAK ROAD </text:p>
          </table:table-cell>
          <table:table-cell table:style-name="ce21" office:value-type="float" office:value="278">
            <text:p>278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12-01T00:00:00">
            <text:p>12/1/2003</text:p>
          </table:table-cell>
          <table:table-cell table:style-name="ce21" office:value-type="string">
            <text:p>CREDIT CARD THEFT </text:p>
          </table:table-cell>
          <table:table-cell table:style-name="ce21" office:value-type="string">
            <text:p>POST OAK ROAD </text:p>
          </table:table-cell>
          <table:table-cell table:style-name="ce21" office:value-type="float" office:value="278">
            <text:p>278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6-19T00:00:00">
            <text:p>6/19/2003</text:p>
          </table:table-cell>
          <table:table-cell table:style-name="ce21" office:value-type="string">
            <text:p>FRAUD-TRICK,FALSE PRETENSES </text:p>
          </table:table-cell>
          <table:table-cell table:style-name="ce21" office:value-type="string">
            <text:p>POST OAK ROAD </text:p>
          </table:table-cell>
          <table:table-cell table:style-name="ce21" office:value-type="float" office:value="278">
            <text:p>278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9-07T00:00:00">
            <text:p>9/7/2003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POTOMAC RUN </text:p>
          </table:table-cell>
          <table:table-cell table:style-name="ce21" office:value-type="float" office:value="174">
            <text:p>174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12-11T00:00:00">
            <text:p>12/11/2003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POTOMAC RUN </text:p>
          </table:table-cell>
          <table:table-cell table:style-name="ce21" office:value-type="float" office:value="174">
            <text:p>174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10-31T00:00:00">
            <text:p>10/31/2003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PRESWICK COURT </text:p>
          </table:table-cell>
          <table:table-cell table:style-name="ce21" office:value-type="float" office:value="172">
            <text:p>172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11-01T00:00:00">
            <text:p>11/1/2003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PRESWICK COURT </text:p>
          </table:table-cell>
          <table:table-cell table:style-name="ce21" office:value-type="float" office:value="172">
            <text:p>172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4-24T00:00:00">
            <text:p>4/24/2003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PRINCE ARTHUR DRIVE </text:p>
          </table:table-cell>
          <table:table-cell table:style-name="ce21" office:value-type="float" office:value="246">
            <text:p>246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12-06T00:00:00">
            <text:p>12/6/2003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PRINCE ARTHUR DRIVE </text:p>
          </table:table-cell>
          <table:table-cell table:style-name="ce21" office:value-type="float" office:value="246">
            <text:p>246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4-13T00:00:00">
            <text:p>4/13/2003</text:p>
          </table:table-cell>
          <table:table-cell table:style-name="ce21" office:value-type="string">
            <text:p>RUNAWAY JUVENILE </text:p>
          </table:table-cell>
          <table:table-cell table:style-name="ce21" office:value-type="string">
            <text:p>PRINCE ARTHUR DRIVE </text:p>
          </table:table-cell>
          <table:table-cell table:style-name="ce21" office:value-type="float" office:value="246">
            <text:p>246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6-23T00:00:00">
            <text:p>6/23/2003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PRINCE ARTHUR DRIVE &amp; ASCOT DRIV </text:p>
          </table:table-cell>
          <table:table-cell table:style-name="ce21" office:value-type="float" office:value="246">
            <text:p>246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7-23T00:00:00">
            <text:p>7/23/2003</text:p>
          </table:table-cell>
          <table:table-cell table:style-name="ce21" office:value-type="string">
            <text:p>BURGLARY, BUSINESS </text:p>
          </table:table-cell>
          <table:table-cell table:style-name="ce21" office:value-type="string">
            <text:p>PRODUCTION DRIVE 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1-02T00:00:00">
            <text:p>1/2/2003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PRODUCTION DRIVE 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12-10T00:00:00">
            <text:p>12/10/2003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PRODUCTION DRIVE 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1-13T00:00:00">
            <text:p>1/13/2003</text:p>
          </table:table-cell>
          <table:table-cell table:style-name="ce21" office:value-type="string">
            <text:p>EMBEZZLEMENT &gt;=$200 </text:p>
          </table:table-cell>
          <table:table-cell table:style-name="ce21" office:value-type="string">
            <text:p>PRODUCTION DRIVE 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11-17T00:00:00">
            <text:p>11/17/2003</text:p>
          </table:table-cell>
          <table:table-cell table:style-name="ce21" office:value-type="string">
            <text:p>EMBEZZLEMENT &gt;=$200 </text:p>
          </table:table-cell>
          <table:table-cell table:style-name="ce21" office:value-type="string">
            <text:p>PRODUCTION DRIVE 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1-13T00:00:00">
            <text:p>1/13/2003</text:p>
          </table:table-cell>
          <table:table-cell table:style-name="ce21" office:value-type="string">
            <text:p>FORGING, UTTERING </text:p>
          </table:table-cell>
          <table:table-cell table:style-name="ce21" office:value-type="string">
            <text:p>PRODUCTION DRIVE 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5-01T00:00:00">
            <text:p>5/1/2003</text:p>
          </table:table-cell>
          <table:table-cell table:style-name="ce21" office:value-type="string">
            <text:p>FRAUD, ALL OTHERS </text:p>
          </table:table-cell>
          <table:table-cell table:style-name="ce21" office:value-type="string">
            <text:p>PRODUCTION DRIVE 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11-17T00:00:00">
            <text:p>11/17/2003</text:p>
          </table:table-cell>
          <table:table-cell table:style-name="ce21" office:value-type="string">
            <text:p>FRAUD-TRICK,FALSE PRETENSES </text:p>
          </table:table-cell>
          <table:table-cell table:style-name="ce21" office:value-type="string">
            <text:p>PRODUCTION DRIVE 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7-23T00:00:00">
            <text:p>7/23/2003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PRODUCTION DRIVE 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1-02T00:00:00">
            <text:p>1/2/2003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PRODUCTION DRIVE 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3-10T00:00:00">
            <text:p>3/10/2003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PRODUCTION DRIVE 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1-22T00:00:00">
            <text:p>1/22/2003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PRODUCTION DRIVE 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1-22T00:00:00">
            <text:p>1/22/2003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PRODUCTION DRIVE 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7-03T00:00:00">
            <text:p>7/3/2003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PRODUCTION DRIVE 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8-18T00:00:00">
            <text:p>8/18/2003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PRODUCTION DRIVE 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12-10T00:00:00">
            <text:p>12/10/2003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PRODUCTION DRIVE 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7-23T00:00:00">
            <text:p>7/23/2003</text:p>
          </table:table-cell>
          <table:table-cell table:style-name="ce21" office:value-type="string">
            <text:p>MOTOR VEHICLE THEFT </text:p>
          </table:table-cell>
          <table:table-cell table:style-name="ce21" office:value-type="string">
            <text:p>PRODUCTION DRIVE 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3-31T00:00:00">
            <text:p>3/31/2003</text:p>
          </table:table-cell>
          <table:table-cell table:style-name="ce21" office:value-type="string">
            <text:p>MOTOR VEHICLE THEFT </text:p>
          </table:table-cell>
          <table:table-cell table:style-name="ce21" office:value-type="string">
            <text:p>PRODUCTION DRIVE 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6-09T00:00:00">
            <text:p>6/9/2003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QUANTICO LOOP </text:p>
          </table:table-cell>
          <table:table-cell table:style-name="ce21" office:value-type="float" office:value="174">
            <text:p>174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2-08T00:00:00">
            <text:p>2/8/2003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QUARTER TRACK </text:p>
          </table:table-cell>
          <table:table-cell table:style-name="ce21" office:value-type="float" office:value="142">
            <text:p>142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4-13T00:00:00">
            <text:p>4/13/2003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QUARTER TRACK </text:p>
          </table:table-cell>
          <table:table-cell table:style-name="ce21" office:value-type="float" office:value="142">
            <text:p>142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8-01T00:00:00">
            <text:p>8/1/2003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QUARTER TRACK </text:p>
          </table:table-cell>
          <table:table-cell/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3-08-20T00:00:00">
            <text:p>8/20/2003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QUINCY COURT </text:p>
          </table:table-cell>
          <table:table-cell table:style-name="ce21" office:value-type="float" office:value="279">
            <text:p>279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1-24T00:00:00">
            <text:p>1/24/2003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RICH ROAD </text:p>
          </table:table-cell>
          <table:table-cell table:style-name="ce21" office:value-type="float" office:value="164">
            <text:p>164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7-18T00:00:00">
            <text:p>7/18/2003</text:p>
          </table:table-cell>
          <table:table-cell table:style-name="ce21" office:value-type="string">
            <text:p>ATTEMPTED SUICIDE </text:p>
          </table:table-cell>
          <table:table-cell table:style-name="ce21" office:value-type="string">
            <text:p>RICH ROAD </text:p>
          </table:table-cell>
          <table:table-cell table:style-name="ce21" office:value-type="float" office:value="164">
            <text:p>164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12-15T00:00:00">
            <text:p>12/15/2003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RICH ROAD </text:p>
          </table:table-cell>
          <table:table-cell table:style-name="ce21" office:value-type="float" office:value="164">
            <text:p>164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11-15T00:00:00">
            <text:p>11/15/2003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RICH ROAD </text:p>
          </table:table-cell>
          <table:table-cell table:style-name="ce21" office:value-type="float" office:value="164">
            <text:p>164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1-24T00:00:00">
            <text:p>1/24/2003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RICH ROAD </text:p>
          </table:table-cell>
          <table:table-cell table:style-name="ce21" office:value-type="float" office:value="164">
            <text:p>164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1-30T00:00:00">
            <text:p>1/30/2003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RICH ROAD </text:p>
          </table:table-cell>
          <table:table-cell table:style-name="ce21" office:value-type="float" office:value="164">
            <text:p>164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3-11T00:00:00">
            <text:p>3/11/2003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RICH ROAD </text:p>
          </table:table-cell>
          <table:table-cell table:style-name="ce21" office:value-type="float" office:value="164">
            <text:p>164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4-12T00:00:00">
            <text:p>4/12/2003</text:p>
          </table:table-cell>
          <table:table-cell table:style-name="ce21" office:value-type="string">
            <text:p>RUNAWAY JUVENILE </text:p>
          </table:table-cell>
          <table:table-cell table:style-name="ce21" office:value-type="string">
            <text:p>RICH ROAD </text:p>
          </table:table-cell>
          <table:table-cell table:style-name="ce21" office:value-type="float" office:value="164">
            <text:p>164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6-15T00:00:00">
            <text:p>6/15/2003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RICHARDS RUN </text:p>
          </table:table-cell>
          <table:table-cell table:style-name="ce21" office:value-type="float" office:value="198">
            <text:p>198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8-09T00:00:00">
            <text:p>8/9/2003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RICHARDS RUN </text:p>
          </table:table-cell>
          <table:table-cell table:style-name="ce21" office:value-type="float" office:value="198">
            <text:p>198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5-24T00:00:00">
            <text:p>5/24/2003</text:p>
          </table:table-cell>
          <table:table-cell table:style-name="ce21" office:value-type="string">
            <text:p>DAMAGE PROPERTY, BUSINESS </text:p>
          </table:table-cell>
          <table:table-cell table:style-name="ce21" office:value-type="string">
            <text:p>RICHTER LANE </text:p>
          </table:table-cell>
          <table:table-cell table:style-name="ce21" office:value-type="float" office:value="279">
            <text:p>279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9-15T00:00:00">
            <text:p>9/15/2003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RICHTER LANE </text:p>
          </table:table-cell>
          <table:table-cell table:style-name="ce21" office:value-type="float" office:value="279">
            <text:p>279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11-25T00:00:00">
            <text:p>11/25/2003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RICHTER LANE &amp; SHELDON COURT </text:p>
          </table:table-cell>
          <table:table-cell table:style-name="ce21" office:value-type="float" office:value="279">
            <text:p>279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8-07T00:00:00">
            <text:p>8/7/2003</text:p>
          </table:table-cell>
          <table:table-cell table:style-name="ce21" office:value-type="string">
            <text:p>CONTRIBUTING TO THE DELINQUENCY OF A MINOR </text:p>
          </table:table-cell>
          <table:table-cell table:style-name="ce21" office:value-type="string">
            <text:p>RIVER POINT DRIVE </text:p>
          </table:table-cell>
          <table:table-cell table:style-name="ce21" office:value-type="float" office:value="156">
            <text:p>156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8-07T00:00:00">
            <text:p>8/7/2003</text:p>
          </table:table-cell>
          <table:table-cell table:style-name="ce21" office:value-type="string">
            <text:p>UNLAWFUL PURCHASE OR POSSESS ALCOHOLIC BEVERAGE </text:p>
          </table:table-cell>
          <table:table-cell table:style-name="ce21" office:value-type="string">
            <text:p>RIVER POINT DRIVE </text:p>
          </table:table-cell>
          <table:table-cell table:style-name="ce21" office:value-type="float" office:value="156">
            <text:p>156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3-02T00:00:00">
            <text:p>3/2/2003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ROBERT ROAD </text:p>
          </table:table-cell>
          <table:table-cell table:style-name="ce21" office:value-type="float" office:value="99">
            <text:p>99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3-21T00:00:00">
            <text:p>3/21/2003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ROBIN HOOD DRIVE </text:p>
          </table:table-cell>
          <table:table-cell table:style-name="ce21" office:value-type="float" office:value="274">
            <text:p>274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7-14T00:00:00">
            <text:p>7/14/2003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ROBIN HOOD DRIVE </text:p>
          </table:table-cell>
          <table:table-cell table:style-name="ce21" office:value-type="float" office:value="274">
            <text:p>274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7-14T00:00:00">
            <text:p>7/14/2003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ROBIN HOOD DRIVE </text:p>
          </table:table-cell>
          <table:table-cell table:style-name="ce21" office:value-type="float" office:value="274">
            <text:p>274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7-14T00:00:00">
            <text:p>7/14/2003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ROBIN HOOD DRIVE </text:p>
          </table:table-cell>
          <table:table-cell table:style-name="ce21" office:value-type="float" office:value="274">
            <text:p>274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8-21T00:00:00">
            <text:p>8/21/2003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ROBIN HOOD DRIVE </text:p>
          </table:table-cell>
          <table:table-cell table:style-name="ce21" office:value-type="float" office:value="274">
            <text:p>274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7-14T00:00:00">
            <text:p>7/14/2003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ROBINHOOD AND DOGWOOD DRIVE </text:p>
          </table:table-cell>
          <table:table-cell table:style-name="ce21" office:value-type="float" office:value="274">
            <text:p>274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7-14T00:00:00">
            <text:p>7/14/2003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ROBINHOOD DRIVE </text:p>
          </table:table-cell>
          <table:table-cell table:style-name="ce21" office:value-type="float" office:value="274">
            <text:p>274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7-14T00:00:00">
            <text:p>7/14/2003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ROBINHOOD DRIVE </text:p>
          </table:table-cell>
          <table:table-cell table:style-name="ce21" office:value-type="float" office:value="274">
            <text:p>274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2-06T00:00:00">
            <text:p>2/6/2003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ROBINHOOD DRIVE AND DOGWOOD LA </text:p>
          </table:table-cell>
          <table:table-cell table:style-name="ce21" office:value-type="float" office:value="274">
            <text:p>274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4-05T00:00:00">
            <text:p>4/5/2003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ROBINHOOD LANE, BLOCK OF </text:p>
          </table:table-cell>
          <table:table-cell table:style-name="ce21" office:value-type="float" office:value="274">
            <text:p>274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4-01T00:00:00">
            <text:p>4/1/2003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ROBINHOOD/DOGWOOD DRIVE </text:p>
          </table:table-cell>
          <table:table-cell table:style-name="ce21" office:value-type="float" office:value="274">
            <text:p>274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10-28T00:00:00">
            <text:p>10/28/2003</text:p>
          </table:table-cell>
          <table:table-cell table:style-name="ce21" office:value-type="string">
            <text:p>RECOVERED VEHICLE-STOLEN OTHER JURISDICTION </text:p>
          </table:table-cell>
          <table:table-cell table:style-name="ce21" office:value-type="string">
            <text:p>ROCK CREEK </text:p>
          </table:table-cell>
          <table:table-cell table:style-name="ce21" office:value-type="float" office:value="169">
            <text:p>169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9-24T00:00:00">
            <text:p>9/24/2003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ROCKCREEK COURT </text:p>
          </table:table-cell>
          <table:table-cell table:style-name="ce21" office:value-type="float" office:value="169">
            <text:p>169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7-24T00:00:00">
            <text:p>7/24/2003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ROCKMOR LANE </text:p>
          </table:table-cell>
          <table:table-cell table:style-name="ce21" office:value-type="float" office:value="238">
            <text:p>238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2-20T00:00:00">
            <text:p>2/20/2003</text:p>
          </table:table-cell>
          <table:table-cell table:style-name="ce21" office:value-type="string">
            <text:p>TRESPASSING </text:p>
          </table:table-cell>
          <table:table-cell table:style-name="ce21" office:value-type="string">
            <text:p>RT 622 AND BAILEY, BAYTREE BEACH </text:p>
          </table:table-cell>
          <table:table-cell/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3-03-15T00:00:00">
            <text:p>3/15/2003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RUNEY WAY </text:p>
          </table:table-cell>
          <table:table-cell table:style-name="ce21" office:value-type="float" office:value="139">
            <text:p>139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3-19T00:00:00">
            <text:p>3/19/2003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RUNEY WAY </text:p>
          </table:table-cell>
          <table:table-cell table:style-name="ce21" office:value-type="float" office:value="139">
            <text:p>139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7-12T00:00:00">
            <text:p>7/12/2003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RUNEY WAY </text:p>
          </table:table-cell>
          <table:table-cell table:style-name="ce21" office:value-type="float" office:value="139">
            <text:p>139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3-19T00:00:00">
            <text:p>3/19/2003</text:p>
          </table:table-cell>
          <table:table-cell table:style-name="ce21" office:value-type="string">
            <text:p>FALSE INFORMATION TO POLICE </text:p>
          </table:table-cell>
          <table:table-cell table:style-name="ce21" office:value-type="string">
            <text:p>RUNEY WAY </text:p>
          </table:table-cell>
          <table:table-cell table:style-name="ce21" office:value-type="float" office:value="139">
            <text:p>139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6-16T00:00:00">
            <text:p>6/16/2003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RUNEY WAY </text:p>
          </table:table-cell>
          <table:table-cell table:style-name="ce21" office:value-type="float" office:value="139">
            <text:p>139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2-12T00:00:00">
            <text:p>2/12/2003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RUNNING MAN TRAIL </text:p>
          </table:table-cell>
          <table:table-cell table:style-name="ce21" office:value-type="float" office:value="174">
            <text:p>174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11-22T00:00:00">
            <text:p>11/22/2003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RUNNING MAN TRAIL </text:p>
          </table:table-cell>
          <table:table-cell table:style-name="ce21" office:value-type="float" office:value="174">
            <text:p>174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11-29T00:00:00">
            <text:p>11/29/2003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RUNNING MAN TRAIL AND BIG BETHE </text:p>
          </table:table-cell>
          <table:table-cell table:style-name="ce21" office:value-type="float" office:value="174">
            <text:p>174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3-09T00:00:00">
            <text:p>3/9/2003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RUNNING MAN TRAIL AND POTOMAC T </text:p>
          </table:table-cell>
          <table:table-cell table:style-name="ce21" office:value-type="float" office:value="174">
            <text:p>174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12-08T00:00:00">
            <text:p>12/8/2003</text:p>
          </table:table-cell>
          <table:table-cell table:style-name="ce21" office:value-type="string">
            <text:p>SHOOT OR THROW MISSILES AT OCCUPIED VEHICLES </text:p>
          </table:table-cell>
          <table:table-cell table:style-name="ce21" office:value-type="string">
            <text:p>RUNNING MAN TRAIL AND QUANTICO </text:p>
          </table:table-cell>
          <table:table-cell table:style-name="ce21" office:value-type="float" office:value="174">
            <text:p>174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3-16T00:00:00">
            <text:p>3/16/2003</text:p>
          </table:table-cell>
          <table:table-cell table:style-name="ce21" office:value-type="string">
            <text:p>POSSESSION OF MARIJUANA </text:p>
          </table:table-cell>
          <table:table-cell table:style-name="ce21" office:value-type="string">
            <text:p>SAINT GEORGE DRIVE &amp; PONSONBY DR </text:p>
          </table:table-cell>
          <table:table-cell table:style-name="ce21" office:value-type="float" office:value="246">
            <text:p>246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8-10T00:00:00">
            <text:p>8/10/2003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SCUTTLE LANE 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4-03T00:00:00">
            <text:p>4/3/2003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SEEKRIGHT DRIVE </text:p>
          </table:table-cell>
          <table:table-cell table:style-name="ce21" office:value-type="float" office:value="64">
            <text:p>64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11-14T00:00:00">
            <text:p>11/14/2003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SEEKRIGHT DRIVE </text:p>
          </table:table-cell>
          <table:table-cell table:style-name="ce21" office:value-type="float" office:value="64">
            <text:p>64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12-01T00:00:00">
            <text:p>12/1/2003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SEEKRIGHT DRIVE </text:p>
          </table:table-cell>
          <table:table-cell table:style-name="ce21" office:value-type="float" office:value="64">
            <text:p>64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4-03T00:00:00">
            <text:p>4/3/2003</text:p>
          </table:table-cell>
          <table:table-cell table:style-name="ce21" office:value-type="string">
            <text:p>MAIMING </text:p>
          </table:table-cell>
          <table:table-cell table:style-name="ce23" office:value-type="string">
            <text:p>SEEKRIGHT DRIVE </text:p>
          </table:table-cell>
          <table:table-cell table:style-name="ce25" office:value-type="float" office:value="64">
            <text:p>64</text:p>
          </table:table-cell>
          <table:table-cell table:style-name="ce25" office:value-type="float" office:value="23693">
            <text:p>23693</text:p>
          </table:table-cell>
          <table:table-cell table:style-name="ce25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9-03T00:00:00">
            <text:p>9/3/2003</text:p>
          </table:table-cell>
          <table:table-cell table:style-name="ce21" office:value-type="string">
            <text:p>ATTEMPT TO POISON </text:p>
          </table:table-cell>
          <table:table-cell table:style-name="ce21" office:value-type="string">
            <text:p>SHAMROCK DRIVE </text:p>
          </table:table-cell>
          <table:table-cell table:style-name="ce21" office:value-type="float" office:value="241">
            <text:p>241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12-06T00:00:00">
            <text:p>12/6/2003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SHAMROCK DRIVE </text:p>
          </table:table-cell>
          <table:table-cell table:style-name="ce21" office:value-type="float" office:value="241">
            <text:p>241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3-04T00:00:00">
            <text:p>3/4/2003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SHAMROCK DRIVE </text:p>
          </table:table-cell>
          <table:table-cell table:style-name="ce21" office:value-type="float" office:value="241">
            <text:p>241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12-26T00:00:00">
            <text:p>12/26/2003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SHAMROCK DRIVE </text:p>
          </table:table-cell>
          <table:table-cell table:style-name="ce21" office:value-type="float" office:value="241">
            <text:p>241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9-16T00:00:00">
            <text:p>9/16/2003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SHAMROCK DRIVE </text:p>
          </table:table-cell>
          <table:table-cell table:style-name="ce21" office:value-type="float" office:value="241">
            <text:p>241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7-10T00:00:00">
            <text:p>7/10/2003</text:p>
          </table:table-cell>
          <table:table-cell table:style-name="ce21" office:value-type="string">
            <text:p>MANUF, SALE, POSSESSION CONTROLLED SUBSTANCE </text:p>
          </table:table-cell>
          <table:table-cell table:style-name="ce21" office:value-type="string">
            <text:p>SHAMROCK DRIVE </text:p>
          </table:table-cell>
          <table:table-cell table:style-name="ce21" office:value-type="float" office:value="241">
            <text:p>241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8-17T00:00:00">
            <text:p>8/17/2003</text:p>
          </table:table-cell>
          <table:table-cell table:style-name="ce21" office:value-type="string">
            <text:p>ASSAULT, AGGRAVATED, DOMESTIC </text:p>
          </table:table-cell>
          <table:table-cell table:style-name="ce21" office:value-type="string">
            <text:p>SHEFFIELD LANE </text:p>
          </table:table-cell>
          <table:table-cell table:style-name="ce21" office:value-type="float" office:value="246">
            <text:p>246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8-02T00:00:00">
            <text:p>8/2/2003</text:p>
          </table:table-cell>
          <table:table-cell table:style-name="ce21" office:value-type="string">
            <text:p>MANUF, SALE, POSSESSION CONTROLLED SUBSTANCE </text:p>
          </table:table-cell>
          <table:table-cell table:style-name="ce21" office:value-type="string">
            <text:p>SHEFFIELD LANE </text:p>
          </table:table-cell>
          <table:table-cell table:style-name="ce21" office:value-type="float" office:value="246">
            <text:p>246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8-08T00:00:00">
            <text:p>8/8/2003</text:p>
          </table:table-cell>
          <table:table-cell table:style-name="ce21" office:value-type="string">
            <text:p>POSSESSION OF CONTROLLED SUBSTANCES </text:p>
          </table:table-cell>
          <table:table-cell table:style-name="ce21" office:value-type="string">
            <text:p>SHEFFIELD LANE </text:p>
          </table:table-cell>
          <table:table-cell table:style-name="ce21" office:value-type="float" office:value="246">
            <text:p>246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7-27T00:00:00">
            <text:p>7/27/2003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SHIRLEY DRIVE </text:p>
          </table:table-cell>
          <table:table-cell table:style-name="ce21" office:value-type="float" office:value="165">
            <text:p>165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1-23T00:00:00">
            <text:p>1/23/2003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SHOREWOOD TRACE </text:p>
          </table:table-cell>
          <table:table-cell table:style-name="ce21" office:value-type="float" office:value="157">
            <text:p>157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9-08T00:00:00">
            <text:p>9/8/2003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SILVER FOX TRACE </text:p>
          </table:table-cell>
          <table:table-cell table:style-name="ce21" office:value-type="float" office:value="66">
            <text:p>66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10-10T00:00:00">
            <text:p>10/10/2003</text:p>
          </table:table-cell>
          <table:table-cell table:style-name="ce21" office:value-type="string">
            <text:p>DRUNK IN PUBLIC </text:p>
          </table:table-cell>
          <table:table-cell table:style-name="ce21" office:value-type="string">
            <text:p>SINCLAIR CIRCLE </text:p>
          </table:table-cell>
          <table:table-cell table:style-name="ce21" office:value-type="float" office:value="188">
            <text:p>188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10-10T00:00:00">
            <text:p>10/10/2003</text:p>
          </table:table-cell>
          <table:table-cell table:style-name="ce21" office:value-type="string">
            <text:p>UNLAWFUL PURCHASE OR POSSESS ALCOHOLIC BEVERAGE </text:p>
          </table:table-cell>
          <table:table-cell table:style-name="ce21" office:value-type="string">
            <text:p>SINCLAIR CIRCLE </text:p>
          </table:table-cell>
          <table:table-cell table:style-name="ce21" office:value-type="float" office:value="188">
            <text:p>188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1-23T00:00:00">
            <text:p>1/23/2003</text:p>
          </table:table-cell>
          <table:table-cell table:style-name="ce21" office:value-type="string">
            <text:p>SUSPENDED OPERATORS LICENSE </text:p>
          </table:table-cell>
          <table:table-cell table:style-name="ce21" office:value-type="string">
            <text:p>SOUTHBOUND AT NN LINE </text:p>
          </table:table-cell>
          <table:table-cell/>
          <table:table-cell table:style-name="ce21" office:value-type="float" office:value="23693">
            <text:p>23693</text:p>
          </table:table-cell>
        </table:table-row>
        <table:table-row table:style-name="ro2">
          <table:table-cell table:style-name="ce24" office:value-type="date" office:date-value="2003-10-21T00:00:00">
            <text:p>10/21/2003</text:p>
          </table:table-cell>
          <table:table-cell table:style-name="ce21" office:value-type="string">
            <text:p>FRAUD, ALL OTHERS </text:p>
          </table:table-cell>
          <table:table-cell table:style-name="ce21" office:value-type="string">
            <text:p>SPOON COURT </text:p>
          </table:table-cell>
          <table:table-cell table:style-name="ce21" office:value-type="float" office:value="206">
            <text:p>206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1-22T00:00:00">
            <text:p>1/22/2003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SPRUCE DRIVE </text:p>
          </table:table-cell>
          <table:table-cell table:style-name="ce21" office:value-type="float" office:value="224">
            <text:p>224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6-17T00:00:00">
            <text:p>6/17/2003</text:p>
          </table:table-cell>
          <table:table-cell table:style-name="ce21" office:value-type="string">
            <text:p>MANUF, SALE, POSSESSION CONTROLLED SUBSTANCE </text:p>
          </table:table-cell>
          <table:table-cell table:style-name="ce21" office:value-type="string">
            <text:p>SPRUCE DRIVE </text:p>
          </table:table-cell>
          <table:table-cell table:style-name="ce21" office:value-type="float" office:value="224">
            <text:p>224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5-12T00:00:00">
            <text:p>5/12/2003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SPRUCE DRIVE </text:p>
          </table:table-cell>
          <table:table-cell table:style-name="ce21" office:value-type="float" office:value="224">
            <text:p>224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11-25T00:00:00">
            <text:p>11/25/2003</text:p>
          </table:table-cell>
          <table:table-cell table:style-name="ce21" office:value-type="string">
            <text:p>BRANDISHING FIREARM </text:p>
          </table:table-cell>
          <table:table-cell table:style-name="ce21" office:value-type="string">
            <text:p>SPRUCE DRIVE &amp; WINDY SHORE DRIVE </text:p>
          </table:table-cell>
          <table:table-cell table:style-name="ce21" office:value-type="float" office:value="224">
            <text:p>224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3-26T00:00:00">
            <text:p>3/26/2003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ST CLAIR CIRCLE </text:p>
          </table:table-cell>
          <table:table-cell table:style-name="ce21" office:value-type="float" office:value="342">
            <text:p>342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10-07T00:00:00">
            <text:p>10/7/2003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ST CLAIR CIRCLE </text:p>
          </table:table-cell>
          <table:table-cell table:style-name="ce21" office:value-type="float" office:value="342">
            <text:p>342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3-28T00:00:00">
            <text:p>3/28/2003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ST CLAIR CIRCLE </text:p>
          </table:table-cell>
          <table:table-cell table:style-name="ce21" office:value-type="float" office:value="342">
            <text:p>342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3-17T00:00:00">
            <text:p>3/17/2003</text:p>
          </table:table-cell>
          <table:table-cell table:style-name="ce21" office:value-type="string">
            <text:p>ATTEMPTED SUICIDE </text:p>
          </table:table-cell>
          <table:table-cell table:style-name="ce21" office:value-type="string">
            <text:p>ST CLAIR CIRCLE </text:p>
          </table:table-cell>
          <table:table-cell table:style-name="ce21" office:value-type="float" office:value="342">
            <text:p>342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3-31T00:00:00">
            <text:p>3/31/2003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ST CLAIR CIRCLE </text:p>
          </table:table-cell>
          <table:table-cell table:style-name="ce21" office:value-type="float" office:value="342">
            <text:p>342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2-11T00:00:00">
            <text:p>2/11/2003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ST CLAIR CIRCLE </text:p>
          </table:table-cell>
          <table:table-cell table:style-name="ce21" office:value-type="float" office:value="342">
            <text:p>342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3-03T00:00:00">
            <text:p>3/3/2003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ST CLAIR CIRCLE </text:p>
          </table:table-cell>
          <table:table-cell table:style-name="ce21" office:value-type="float" office:value="342">
            <text:p>342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3-28T00:00:00">
            <text:p>3/28/2003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ST CLAIR CIRCLE </text:p>
          </table:table-cell>
          <table:table-cell table:style-name="ce21" office:value-type="float" office:value="342">
            <text:p>342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6-24T00:00:00">
            <text:p>6/24/2003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ST CLAIR CIRCLE </text:p>
          </table:table-cell>
          <table:table-cell table:style-name="ce21" office:value-type="float" office:value="342">
            <text:p>342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4-06T00:00:00">
            <text:p>4/6/2003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ST CLAIR CIRCLE </text:p>
          </table:table-cell>
          <table:table-cell table:style-name="ce21" office:value-type="float" office:value="342">
            <text:p>342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1-10T00:00:00">
            <text:p>1/10/2003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ST CLAIR CIRCLE </text:p>
          </table:table-cell>
          <table:table-cell table:style-name="ce21" office:value-type="float" office:value="342">
            <text:p>342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12-24T00:00:00">
            <text:p>12/24/2003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ST CLAIR CIRCLE </text:p>
          </table:table-cell>
          <table:table-cell table:style-name="ce21" office:value-type="float" office:value="342">
            <text:p>342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1-12T00:00:00">
            <text:p>1/12/2003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ST CLAIR CIRCLE </text:p>
          </table:table-cell>
          <table:table-cell table:style-name="ce21" office:value-type="float" office:value="342">
            <text:p>342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1-12T00:00:00">
            <text:p>1/12/2003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ST CLAIR CIRCLE </text:p>
          </table:table-cell>
          <table:table-cell table:style-name="ce21" office:value-type="float" office:value="342">
            <text:p>342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1-12T00:00:00">
            <text:p>1/12/2003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ST CLAIR CIRCLE </text:p>
          </table:table-cell>
          <table:table-cell table:style-name="ce21" office:value-type="float" office:value="342">
            <text:p>342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1-12T00:00:00">
            <text:p>1/12/2003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ST CLAIR CIRCLE </text:p>
          </table:table-cell>
          <table:table-cell table:style-name="ce21" office:value-type="float" office:value="342">
            <text:p>342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1-12T00:00:00">
            <text:p>1/12/2003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ST CLAIR CIRCLE </text:p>
          </table:table-cell>
          <table:table-cell table:style-name="ce21" office:value-type="float" office:value="342">
            <text:p>342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4-06T00:00:00">
            <text:p>4/6/2003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ST CLAIR CIRCLE </text:p>
          </table:table-cell>
          <table:table-cell table:style-name="ce21" office:value-type="float" office:value="342">
            <text:p>342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2-28T00:00:00">
            <text:p>2/28/2003</text:p>
          </table:table-cell>
          <table:table-cell table:style-name="ce21" office:value-type="string">
            <text:p>INDECENT EXPOSURE </text:p>
          </table:table-cell>
          <table:table-cell table:style-name="ce21" office:value-type="string">
            <text:p>ST CLAIR CIRCLE </text:p>
          </table:table-cell>
          <table:table-cell table:style-name="ce21" office:value-type="float" office:value="342">
            <text:p>342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2-21T00:00:00">
            <text:p>2/21/2003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ST CLAIR CIRCLE </text:p>
          </table:table-cell>
          <table:table-cell table:style-name="ce21" office:value-type="float" office:value="342">
            <text:p>342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4-05T00:00:00">
            <text:p>4/5/2003</text:p>
          </table:table-cell>
          <table:table-cell table:style-name="ce21" office:value-type="string">
            <text:p>MOTOR VEHICLE THEFT </text:p>
          </table:table-cell>
          <table:table-cell table:style-name="ce21" office:value-type="string">
            <text:p>ST CLAIR CIRCLE </text:p>
          </table:table-cell>
          <table:table-cell table:style-name="ce21" office:value-type="float" office:value="342">
            <text:p>342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4-22T00:00:00">
            <text:p>4/22/2003</text:p>
          </table:table-cell>
          <table:table-cell table:style-name="ce21" office:value-type="string">
            <text:p>OVERDOSE </text:p>
          </table:table-cell>
          <table:table-cell table:style-name="ce21" office:value-type="string">
            <text:p>ST CLAIR CIRCLE </text:p>
          </table:table-cell>
          <table:table-cell table:style-name="ce21" office:value-type="float" office:value="342">
            <text:p>342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4-22T00:00:00">
            <text:p>4/22/2003</text:p>
          </table:table-cell>
          <table:table-cell table:style-name="ce21" office:value-type="string">
            <text:p>OVERDOSE </text:p>
          </table:table-cell>
          <table:table-cell table:style-name="ce21" office:value-type="string">
            <text:p>ST CLAIR CIRCLE </text:p>
          </table:table-cell>
          <table:table-cell table:style-name="ce21" office:value-type="float" office:value="342">
            <text:p>342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9-10T00:00:00">
            <text:p>9/10/2003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ST CLAIR CIRCLE </text:p>
          </table:table-cell>
          <table:table-cell table:style-name="ce21" office:value-type="float" office:value="342">
            <text:p>342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1-10T00:00:00">
            <text:p>1/10/2003</text:p>
          </table:table-cell>
          <table:table-cell table:style-name="ce21" office:value-type="string">
            <text:p>TRESPASSING </text:p>
          </table:table-cell>
          <table:table-cell table:style-name="ce21" office:value-type="string">
            <text:p>ST CLAIR CIRCLE </text:p>
          </table:table-cell>
          <table:table-cell table:style-name="ce21" office:value-type="float" office:value="342">
            <text:p>342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4-05T00:00:00">
            <text:p>4/5/2003</text:p>
          </table:table-cell>
          <table:table-cell table:style-name="ce21" office:value-type="string">
            <text:p>UNLAWFUL PURCHASE OR POSSESS ALCOHOLIC BEVERAGE </text:p>
          </table:table-cell>
          <table:table-cell table:style-name="ce21" office:value-type="string">
            <text:p>ST CLAIR CIRCLE </text:p>
          </table:table-cell>
          <table:table-cell table:style-name="ce21" office:value-type="float" office:value="342">
            <text:p>342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5-08T00:00:00">
            <text:p>5/8/2003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STERLING COURT </text:p>
          </table:table-cell>
          <table:table-cell table:style-name="ce21" office:value-type="float" office:value="192">
            <text:p>192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5-26T00:00:00">
            <text:p>5/26/2003</text:p>
          </table:table-cell>
          <table:table-cell table:style-name="ce21" office:value-type="string">
            <text:p>BURGLARY, RESIDENTIAL </text:p>
          </table:table-cell>
          <table:table-cell table:style-name="ce21" office:value-type="string">
            <text:p>STERLING COURT </text:p>
          </table:table-cell>
          <table:table-cell table:style-name="ce21" office:value-type="float" office:value="192">
            <text:p>192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6-18T00:00:00">
            <text:p>6/18/2003</text:p>
          </table:table-cell>
          <table:table-cell table:style-name="ce21" office:value-type="string">
            <text:p>FUGITIVE FROM JUSTICE </text:p>
          </table:table-cell>
          <table:table-cell table:style-name="ce21" office:value-type="string">
            <text:p>STERLING COURT </text:p>
          </table:table-cell>
          <table:table-cell table:style-name="ce21" office:value-type="float" office:value="192">
            <text:p>192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5-26T00:00:00">
            <text:p>5/26/2003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STERLING COURT </text:p>
          </table:table-cell>
          <table:table-cell table:style-name="ce21" office:value-type="float" office:value="192">
            <text:p>192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11-29T00:00:00">
            <text:p>11/29/2003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STEVENS COURT </text:p>
          </table:table-cell>
          <table:table-cell table:style-name="ce21" office:value-type="float" office:value="192">
            <text:p>192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11-29T00:00:00">
            <text:p>11/29/2003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STEVENS COURT </text:p>
          </table:table-cell>
          <table:table-cell table:style-name="ce21" office:value-type="float" office:value="192">
            <text:p>192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11-29T00:00:00">
            <text:p>11/29/2003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STEVENS COURT </text:p>
          </table:table-cell>
          <table:table-cell table:style-name="ce21" office:value-type="float" office:value="192">
            <text:p>192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6-25T00:00:00">
            <text:p>6/25/2003</text:p>
          </table:table-cell>
          <table:table-cell table:style-name="ce21" office:value-type="string">
            <text:p>DRUNK IN PUBLIC </text:p>
          </table:table-cell>
          <table:table-cell table:style-name="ce21" office:value-type="string">
            <text:p>STEVENS COURT &amp; HOMESTEAD PLAC </text:p>
          </table:table-cell>
          <table:table-cell table:style-name="ce21" office:value-type="float" office:value="236">
            <text:p>236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6-25T00:00:00">
            <text:p>6/25/2003</text:p>
          </table:table-cell>
          <table:table-cell table:style-name="ce21" office:value-type="string">
            <text:p>UNLAWFUL PURCHASE OR POSSESS ALCOHOLIC BEVERAGE </text:p>
          </table:table-cell>
          <table:table-cell table:style-name="ce21" office:value-type="string">
            <text:p>STEVENS COURT &amp; HOMESTEAD PLAC </text:p>
          </table:table-cell>
          <table:table-cell table:style-name="ce21" office:value-type="float" office:value="236">
            <text:p>236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9-23T00:00:00">
            <text:p>9/23/2003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STONE LAKE COURT </text:p>
          </table:table-cell>
          <table:table-cell table:style-name="ce21" office:value-type="float" office:value="236">
            <text:p>236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3-29T00:00:00">
            <text:p>3/29/2003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STONELAKE COURT </text:p>
          </table:table-cell>
          <table:table-cell table:style-name="ce21" office:value-type="float" office:value="236">
            <text:p>236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10-08T00:00:00">
            <text:p>10/8/2003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STONELAKE COURT </text:p>
          </table:table-cell>
          <table:table-cell table:style-name="ce21" office:value-type="float" office:value="236">
            <text:p>236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9-17T00:00:00">
            <text:p>9/17/2003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STONELAKE COURT </text:p>
          </table:table-cell>
          <table:table-cell table:style-name="ce21" office:value-type="float" office:value="236">
            <text:p>236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3-29T00:00:00">
            <text:p>3/29/2003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STONELAKE COURT </text:p>
          </table:table-cell>
          <table:table-cell table:style-name="ce21" office:value-type="float" office:value="236">
            <text:p>236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12-02T00:00:00">
            <text:p>12/2/2003</text:p>
          </table:table-cell>
          <table:table-cell table:style-name="ce21" office:value-type="string">
            <text:p>OBSCENE/THREATENING PHONE CALL </text:p>
          </table:table-cell>
          <table:table-cell table:style-name="ce21" office:value-type="string">
            <text:p>SUNBURY WAY </text:p>
          </table:table-cell>
          <table:table-cell table:style-name="ce21" office:value-type="float" office:value="246">
            <text:p>246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10-11T00:00:00">
            <text:p>10/11/2003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SUSAN NEWTON LANE </text:p>
          </table:table-cell>
          <table:table-cell table:style-name="ce21" office:value-type="float" office:value="122">
            <text:p>122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10-11T00:00:00">
            <text:p>10/11/2003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SUSAN NEWTON LANE </text:p>
          </table:table-cell>
          <table:table-cell table:style-name="ce21" office:value-type="float" office:value="122">
            <text:p>122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6-06T00:00:00">
            <text:p>6/6/2003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SUSAN NEWTON LANE </text:p>
          </table:table-cell>
          <table:table-cell table:style-name="ce21" office:value-type="float" office:value="122">
            <text:p>122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6-13T00:00:00">
            <text:p>6/13/2003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SUSAN NEWTON LANE </text:p>
          </table:table-cell>
          <table:table-cell table:style-name="ce21" office:value-type="float" office:value="122">
            <text:p>122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10-11T00:00:00">
            <text:p>10/11/2003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SUSAN NEWTON LANE </text:p>
          </table:table-cell>
          <table:table-cell table:style-name="ce21" office:value-type="float" office:value="122">
            <text:p>122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6-29T00:00:00">
            <text:p>6/29/2003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SUSAN NEWTON LANE </text:p>
          </table:table-cell>
          <table:table-cell table:style-name="ce21" office:value-type="float" office:value="122">
            <text:p>122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12-23T00:00:00">
            <text:p>12/23/2003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SUSAN NEWTON LANE </text:p>
          </table:table-cell>
          <table:table-cell table:style-name="ce21" office:value-type="float" office:value="122">
            <text:p>122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8-13T00:00:00">
            <text:p>8/13/2003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SUSAN NEWTON LANE </text:p>
          </table:table-cell>
          <table:table-cell table:style-name="ce21" office:value-type="float" office:value="122">
            <text:p>122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6-19T00:00:00">
            <text:p>6/19/2003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SUSAN NEWTON LANE </text:p>
          </table:table-cell>
          <table:table-cell table:style-name="ce21" office:value-type="float" office:value="122">
            <text:p>122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10-03T00:00:00">
            <text:p>10/3/2003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SUSAN NEWTON LANE </text:p>
          </table:table-cell>
          <table:table-cell table:style-name="ce21" office:value-type="float" office:value="122">
            <text:p>122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6-19T00:00:00">
            <text:p>6/19/2003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SUSAN NEWTON LANE </text:p>
          </table:table-cell>
          <table:table-cell table:style-name="ce21" office:value-type="float" office:value="122">
            <text:p>122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3-27T00:00:00">
            <text:p>3/27/2003</text:p>
          </table:table-cell>
          <table:table-cell table:style-name="ce21" office:value-type="string">
            <text:p>MOTOR VEHICLE THEFT </text:p>
          </table:table-cell>
          <table:table-cell table:style-name="ce21" office:value-type="string">
            <text:p>SUSSEX COURT </text:p>
          </table:table-cell>
          <table:table-cell table:style-name="ce21" office:value-type="float" office:value="88">
            <text:p>88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5-30T00:00:00">
            <text:p>5/30/2003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SWANSON COURT </text:p>
          </table:table-cell>
          <table:table-cell table:style-name="ce21" office:value-type="float" office:value="139">
            <text:p>139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12-21T00:00:00">
            <text:p>12/21/2003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SWANSON COURT </text:p>
          </table:table-cell>
          <table:table-cell table:style-name="ce21" office:value-type="float" office:value="139">
            <text:p>139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9-05T00:00:00">
            <text:p>9/5/2003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SWANSON COURT </text:p>
          </table:table-cell>
          <table:table-cell table:style-name="ce21" office:value-type="float" office:value="139">
            <text:p>139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12-08T00:00:00">
            <text:p>12/8/2003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SWANSON DRIVE </text:p>
          </table:table-cell>
          <table:table-cell table:style-name="ce21" office:value-type="float" office:value="139">
            <text:p>139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8-15T00:00:00">
            <text:p>8/15/2003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TABB LAKES DRIVE </text:p>
          </table:table-cell>
          <table:table-cell table:style-name="ce21" office:value-type="float" office:value="198">
            <text:p>198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3-02T00:00:00">
            <text:p>3/2/2003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TABB LAKES DRIVE </text:p>
          </table:table-cell>
          <table:table-cell table:style-name="ce21" office:value-type="float" office:value="198">
            <text:p>198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4-30T00:00:00">
            <text:p>4/30/2003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TABB LAKES DRIVE </text:p>
          </table:table-cell>
          <table:table-cell table:style-name="ce21" office:value-type="float" office:value="198">
            <text:p>198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10-05T00:00:00">
            <text:p>10/5/2003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TABB LAKES DRIVE </text:p>
          </table:table-cell>
          <table:table-cell table:style-name="ce21" office:value-type="float" office:value="198">
            <text:p>198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1-11T00:00:00">
            <text:p>1/11/2003</text:p>
          </table:table-cell>
          <table:table-cell table:style-name="ce21" office:value-type="string">
            <text:p>DAMAGE PROPERTY</text:p>
          </table:table-cell>
          <table:table-cell table:style-name="ce22" office:value-type="string">
            <text:p>TABB LAKES DRIVE </text:p>
          </table:table-cell>
          <table:table-cell table:style-name="ce25" office:value-type="float" office:value="198">
            <text:p>198</text:p>
          </table:table-cell>
          <table:table-cell table:style-name="ce25" office:value-type="float" office:value="23693">
            <text:p>23693</text:p>
          </table:table-cell>
          <table:table-cell table:style-name="ce25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8-18T00:00:00">
            <text:p>8/18/2003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TABB LAKES DRIVE </text:p>
          </table:table-cell>
          <table:table-cell table:style-name="ce21" office:value-type="float" office:value="198">
            <text:p>198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4-10T00:00:00">
            <text:p>4/10/2003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TABB LAKES DRIVE </text:p>
          </table:table-cell>
          <table:table-cell table:style-name="ce21" office:value-type="float" office:value="198">
            <text:p>198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11-11T00:00:00">
            <text:p>11/11/2003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TABB LAKES DRIVE </text:p>
          </table:table-cell>
          <table:table-cell table:style-name="ce21" office:value-type="float" office:value="198">
            <text:p>198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1-20T00:00:00">
            <text:p>1/20/2003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TABB LAKES DRIVE </text:p>
          </table:table-cell>
          <table:table-cell table:style-name="ce21" office:value-type="float" office:value="198">
            <text:p>198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6-24T00:00:00">
            <text:p>6/24/2003</text:p>
          </table:table-cell>
          <table:table-cell table:style-name="ce21" office:value-type="string">
            <text:p>DEAD ON ARRIVAL </text:p>
          </table:table-cell>
          <table:table-cell table:style-name="ce21" office:value-type="string">
            <text:p>TABB LAKES DRIVE </text:p>
          </table:table-cell>
          <table:table-cell table:style-name="ce21" office:value-type="float" office:value="198">
            <text:p>198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1-20T00:00:00">
            <text:p>1/20/2003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TABB LAKES DRIVE </text:p>
          </table:table-cell>
          <table:table-cell table:style-name="ce21" office:value-type="float" office:value="198">
            <text:p>198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10-09T00:00:00">
            <text:p>10/9/2003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TABB LANE </text:p>
          </table:table-cell>
          <table:table-cell table:style-name="ce21" office:value-type="float" office:value="199">
            <text:p>199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11-29T00:00:00">
            <text:p>11/29/2003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TABB LANE </text:p>
          </table:table-cell>
          <table:table-cell table:style-name="ce21" office:value-type="float" office:value="199">
            <text:p>199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11-22T00:00:00">
            <text:p>11/22/2003</text:p>
          </table:table-cell>
          <table:table-cell table:style-name="ce21" office:value-type="string">
            <text:p>DISORDERLY CONDUCT </text:p>
          </table:table-cell>
          <table:table-cell table:style-name="ce21" office:value-type="string">
            <text:p>TALL PINE DRIVE </text:p>
          </table:table-cell>
          <table:table-cell table:style-name="ce21" office:value-type="float" office:value="224">
            <text:p>224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1-20T00:00:00">
            <text:p>1/20/2003</text:p>
          </table:table-cell>
          <table:table-cell table:style-name="ce21" office:value-type="string">
            <text:p>BURGLARY, BUSINESS </text:p>
          </table:table-cell>
          <table:table-cell table:style-name="ce21" office:value-type="string">
            <text:p>TALLYHO DRIVE </text:p>
          </table:table-cell>
          <table:table-cell table:style-name="ce21" office:value-type="float" office:value="66">
            <text:p>66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1-20T00:00:00">
            <text:p>1/20/2003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TALLYHO DRIVE </text:p>
          </table:table-cell>
          <table:table-cell table:style-name="ce21" office:value-type="float" office:value="66">
            <text:p>66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1-20T00:00:00">
            <text:p>1/20/2003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TALLYHO DRIVE </text:p>
          </table:table-cell>
          <table:table-cell table:style-name="ce21" office:value-type="float" office:value="66">
            <text:p>66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5-21T00:00:00">
            <text:p>5/21/2003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TALLYHO DRIVE </text:p>
          </table:table-cell>
          <table:table-cell table:style-name="ce21" office:value-type="float" office:value="66">
            <text:p>66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10-30T00:00:00">
            <text:p>10/30/2003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TERRANCE CIRCLE </text:p>
          </table:table-cell>
          <table:table-cell table:style-name="ce21" office:value-type="float" office:value="285">
            <text:p>285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10-11T00:00:00">
            <text:p>10/11/2003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TERRANCE CIRCLE </text:p>
          </table:table-cell>
          <table:table-cell table:style-name="ce21" office:value-type="float" office:value="285">
            <text:p>285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2-05T00:00:00">
            <text:p>2/5/2003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THEATRE ROAD 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3-19T00:00:00">
            <text:p>3/19/2003</text:p>
          </table:table-cell>
          <table:table-cell table:style-name="ce21" office:value-type="string">
            <text:p>SEXUAL BATTERY </text:p>
          </table:table-cell>
          <table:table-cell table:style-name="ce21" office:value-type="string">
            <text:p>THEATRE ROAD 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2-18T00:00:00">
            <text:p>2/18/2003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THOREAU CIRCLE </text:p>
          </table:table-cell>
          <table:table-cell table:style-name="ce21" office:value-type="float" office:value="65">
            <text:p>65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12-21T00:00:00">
            <text:p>12/21/2003</text:p>
          </table:table-cell>
          <table:table-cell table:style-name="ce21" office:value-type="string">
            <text:p>BURGLARY, RESIDENTIAL </text:p>
          </table:table-cell>
          <table:table-cell table:style-name="ce21" office:value-type="string">
            <text:p>THOREAU CIRCLE </text:p>
          </table:table-cell>
          <table:table-cell table:style-name="ce21" office:value-type="float" office:value="65">
            <text:p>65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10-05T00:00:00">
            <text:p>10/5/2003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THOREAU CIRCLE </text:p>
          </table:table-cell>
          <table:table-cell table:style-name="ce21" office:value-type="float" office:value="65">
            <text:p>65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12-07T00:00:00">
            <text:p>12/7/2003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THOREAU CIRCLE </text:p>
          </table:table-cell>
          <table:table-cell table:style-name="ce21" office:value-type="float" office:value="65">
            <text:p>65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6-15T00:00:00">
            <text:p>6/15/2003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THOREAU CIRCLE </text:p>
          </table:table-cell>
          <table:table-cell table:style-name="ce21" office:value-type="float" office:value="65">
            <text:p>65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8-09T00:00:00">
            <text:p>8/9/2003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THOREAU CIRCLE </text:p>
          </table:table-cell>
          <table:table-cell table:style-name="ce21" office:value-type="float" office:value="65">
            <text:p>65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3-18T00:00:00">
            <text:p>3/18/2003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THOREAU CIRCLE </text:p>
          </table:table-cell>
          <table:table-cell table:style-name="ce21" office:value-type="float" office:value="65">
            <text:p>65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10-24T00:00:00">
            <text:p>10/24/2003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THOREAU CIRCLE </text:p>
          </table:table-cell>
          <table:table-cell table:style-name="ce21" office:value-type="float" office:value="65">
            <text:p>65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10-24T00:00:00">
            <text:p>10/24/2003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THOREAU CIRCLE </text:p>
          </table:table-cell>
          <table:table-cell table:style-name="ce21" office:value-type="float" office:value="65">
            <text:p>65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4-06T00:00:00">
            <text:p>4/6/2003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THOREAU CIRCLE </text:p>
          </table:table-cell>
          <table:table-cell table:style-name="ce21" office:value-type="float" office:value="65">
            <text:p>65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10-24T00:00:00">
            <text:p>10/24/2003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THOREAU CIRCLE </text:p>
          </table:table-cell>
          <table:table-cell table:style-name="ce21" office:value-type="float" office:value="65">
            <text:p>65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1-27T00:00:00">
            <text:p>1/27/2003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THOREAU CIRCLE </text:p>
          </table:table-cell>
          <table:table-cell table:style-name="ce21" office:value-type="float" office:value="65">
            <text:p>65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10-24T00:00:00">
            <text:p>10/24/2003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THOREAU CIRCLE </text:p>
          </table:table-cell>
          <table:table-cell table:style-name="ce21" office:value-type="float" office:value="65">
            <text:p>65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11-11T00:00:00">
            <text:p>11/11/2003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THOREAU CIRCLE </text:p>
          </table:table-cell>
          <table:table-cell table:style-name="ce21" office:value-type="float" office:value="65">
            <text:p>65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4-04T00:00:00">
            <text:p>4/4/2003</text:p>
          </table:table-cell>
          <table:table-cell table:style-name="ce21" office:value-type="string">
            <text:p>FORGING, UTTERING </text:p>
          </table:table-cell>
          <table:table-cell table:style-name="ce21" office:value-type="string">
            <text:p>THOREAU CIRCLE </text:p>
          </table:table-cell>
          <table:table-cell table:style-name="ce21" office:value-type="float" office:value="65">
            <text:p>65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4-20T00:00:00">
            <text:p>4/20/2003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THOREAU CIRCLE </text:p>
          </table:table-cell>
          <table:table-cell table:style-name="ce21" office:value-type="float" office:value="65">
            <text:p>65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10-24T00:00:00">
            <text:p>10/24/2003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THOREAU CIRCLE </text:p>
          </table:table-cell>
          <table:table-cell table:style-name="ce21" office:value-type="float" office:value="65">
            <text:p>65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12-21T00:00:00">
            <text:p>12/21/2003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THOREAU CIRCLE </text:p>
          </table:table-cell>
          <table:table-cell table:style-name="ce21" office:value-type="float" office:value="65">
            <text:p>65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3-26T00:00:00">
            <text:p>3/26/2003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THOREAU CIRCLE </text:p>
          </table:table-cell>
          <table:table-cell table:style-name="ce21" office:value-type="float" office:value="65">
            <text:p>65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10-24T00:00:00">
            <text:p>10/24/2003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THOREAU CIRCLE </text:p>
          </table:table-cell>
          <table:table-cell table:style-name="ce21" office:value-type="float" office:value="65">
            <text:p>65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11-11T00:00:00">
            <text:p>11/11/2003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THOREAU CIRCLE </text:p>
          </table:table-cell>
          <table:table-cell table:style-name="ce21" office:value-type="float" office:value="65">
            <text:p>65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6-13T00:00:00">
            <text:p>6/13/2003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THOREAU CIRCLE </text:p>
          </table:table-cell>
          <table:table-cell table:style-name="ce21" office:value-type="float" office:value="65">
            <text:p>65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6-05T00:00:00">
            <text:p>6/5/2003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THOREAU CIRCLE </text:p>
          </table:table-cell>
          <table:table-cell table:style-name="ce21" office:value-type="float" office:value="65">
            <text:p>65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10-10T00:00:00">
            <text:p>10/10/2003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THOREAU CIRCLE </text:p>
          </table:table-cell>
          <table:table-cell table:style-name="ce21" office:value-type="float" office:value="65">
            <text:p>65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9-30T00:00:00">
            <text:p>9/30/2003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THOREAU CIRCLE </text:p>
          </table:table-cell>
          <table:table-cell table:style-name="ce21" office:value-type="float" office:value="65">
            <text:p>65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4-13T00:00:00">
            <text:p>4/13/2003</text:p>
          </table:table-cell>
          <table:table-cell table:style-name="ce21" office:value-type="string">
            <text:p>UNLAWFUL PURCHASE OR POSSESS ALCOHOLIC BEVERAGE </text:p>
          </table:table-cell>
          <table:table-cell table:style-name="ce21" office:value-type="string">
            <text:p>THOREAU CIRCLE </text:p>
          </table:table-cell>
          <table:table-cell table:style-name="ce21" office:value-type="float" office:value="65">
            <text:p>65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8-26T00:00:00">
            <text:p>8/26/2003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TIDE MILL ROAD 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10-31T00:00:00">
            <text:p>10/31/2003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TIDE MILL ROAD 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10-31T00:00:00">
            <text:p>10/31/2003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TIDE MILL ROAD 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6-10T00:00:00">
            <text:p>6/10/2003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TIDE MILL ROAD 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10-31T00:00:00">
            <text:p>10/31/2003</text:p>
          </table:table-cell>
          <table:table-cell table:style-name="ce21" office:value-type="string">
            <text:p>MOTOR VEHICLE THEFT </text:p>
          </table:table-cell>
          <table:table-cell table:style-name="ce21" office:value-type="string">
            <text:p>TIDE MILL ROAD 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11-16T00:00:00">
            <text:p>11/16/2003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TIGER PAW PATH </text:p>
          </table:table-cell>
          <table:table-cell table:style-name="ce21" office:value-type="float" office:value="198">
            <text:p>198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1-03T00:00:00">
            <text:p>1/3/2003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TIGER RUN </text:p>
          </table:table-cell>
          <table:table-cell table:style-name="ce21" office:value-type="float" office:value="198">
            <text:p>198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9-16T00:00:00">
            <text:p>9/16/2003</text:p>
          </table:table-cell>
          <table:table-cell table:style-name="ce21" office:value-type="string">
            <text:p>DEAD ON ARRIVAL </text:p>
          </table:table-cell>
          <table:table-cell table:style-name="ce21" office:value-type="string">
            <text:p>TIGER RUN </text:p>
          </table:table-cell>
          <table:table-cell table:style-name="ce21" office:value-type="float" office:value="198">
            <text:p>198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4-21T00:00:00">
            <text:p>4/21/2003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TRADE WINDS DRIVE </text:p>
          </table:table-cell>
          <table:table-cell table:style-name="ce21" office:value-type="float" office:value="210">
            <text:p>210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12-05T00:00:00">
            <text:p>12/5/2003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TRADEWINDS DRIVE </text:p>
          </table:table-cell>
          <table:table-cell table:style-name="ce21" office:value-type="float" office:value="210">
            <text:p>210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6-10T00:00:00">
            <text:p>6/10/2003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TREI`S TRAIL </text:p>
          </table:table-cell>
          <table:table-cell table:style-name="ce21" office:value-type="float" office:value="207">
            <text:p>207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2-23T00:00:00">
            <text:p>2/23/2003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TREIS TRAIL </text:p>
          </table:table-cell>
          <table:table-cell table:style-name="ce21" office:value-type="float" office:value="207">
            <text:p>207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1-01T00:00:00">
            <text:p>1/1/2003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TRISTEN DRIVE </text:p>
          </table:table-cell>
          <table:table-cell table:style-name="ce21" office:value-type="float" office:value="279">
            <text:p>279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8-23T00:00:00">
            <text:p>8/23/2003</text:p>
          </table:table-cell>
          <table:table-cell table:style-name="ce21" office:value-type="string">
            <text:p>DEAD ON ARRIVAL </text:p>
          </table:table-cell>
          <table:table-cell table:style-name="ce21" office:value-type="string">
            <text:p>TRISTEN DRIVE </text:p>
          </table:table-cell>
          <table:table-cell table:style-name="ce21" office:value-type="float" office:value="279">
            <text:p>279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3-09T00:00:00">
            <text:p>3/9/2003</text:p>
          </table:table-cell>
          <table:table-cell table:style-name="ce21" office:value-type="string">
            <text:p>ASSAULT &amp; BATTERY -POLICE OFCR OR FIREFIGHTER </text:p>
          </table:table-cell>
          <table:table-cell table:style-name="ce21" office:value-type="string">
            <text:p>TRIVALON COURT </text:p>
          </table:table-cell>
          <table:table-cell table:style-name="ce21" office:value-type="float" office:value="241">
            <text:p>241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3-14T00:00:00">
            <text:p>3/14/2003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TRIVALON COURT </text:p>
          </table:table-cell>
          <table:table-cell table:style-name="ce21" office:value-type="float" office:value="241">
            <text:p>241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6-12T00:00:00">
            <text:p>6/12/2003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TRIVALON COURT </text:p>
          </table:table-cell>
          <table:table-cell table:style-name="ce21" office:value-type="float" office:value="241">
            <text:p>241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3-09T00:00:00">
            <text:p>3/9/2003</text:p>
          </table:table-cell>
          <table:table-cell table:style-name="ce21" office:value-type="string">
            <text:p>DISORDERLY CONDUCT </text:p>
          </table:table-cell>
          <table:table-cell table:style-name="ce21" office:value-type="string">
            <text:p>TRIVALON COURT </text:p>
          </table:table-cell>
          <table:table-cell table:style-name="ce21" office:value-type="float" office:value="241">
            <text:p>241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11-18T00:00:00">
            <text:p>11/18/2003</text:p>
          </table:table-cell>
          <table:table-cell table:style-name="ce21" office:value-type="string">
            <text:p>BURGLARY, RESIDENTIAL </text:p>
          </table:table-cell>
          <table:table-cell table:style-name="ce21" office:value-type="string">
            <text:p>TUCKAHOE TRACE </text:p>
          </table:table-cell>
          <table:table-cell table:style-name="ce21" office:value-type="float" office:value="174">
            <text:p>174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9-25T00:00:00">
            <text:p>9/25/2003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TUCKAHOE TRACE </text:p>
          </table:table-cell>
          <table:table-cell table:style-name="ce21" office:value-type="float" office:value="174">
            <text:p>174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5-28T00:00:00">
            <text:p>5/28/2003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TUI PLACE </text:p>
          </table:table-cell>
          <table:table-cell table:style-name="ce21" office:value-type="float" office:value="64">
            <text:p>64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6-15T00:00:00">
            <text:p>6/15/2003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TURNBRIDGE LANE </text:p>
          </table:table-cell>
          <table:table-cell table:style-name="ce21" office:value-type="float" office:value="246">
            <text:p>246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7-09T00:00:00">
            <text:p>7/9/2003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TURNBRIDGE LANE </text:p>
          </table:table-cell>
          <table:table-cell table:style-name="ce21" office:value-type="float" office:value="246">
            <text:p>246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1-27T00:00:00">
            <text:p>1/27/2003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TUTELO TURN </text:p>
          </table:table-cell>
          <table:table-cell table:style-name="ce21" office:value-type="float" office:value="174">
            <text:p>174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5-10T00:00:00">
            <text:p>5/10/2003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VAN CUREN COURT </text:p>
          </table:table-cell>
          <table:table-cell table:style-name="ce21" office:value-type="float" office:value="66">
            <text:p>66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12-28T00:00:00">
            <text:p>12/28/2003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VAN CURREN COURT </text:p>
          </table:table-cell>
          <table:table-cell table:style-name="ce21" office:value-type="float" office:value="66">
            <text:p>66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6-27T00:00:00">
            <text:p>6/27/2003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VICTORY @ KILN CREEK 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11-28T00:00:00">
            <text:p>11/28/2003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VICTORY BLVD 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11-30T00:00:00">
            <text:p>11/30/2003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VICTORY BLVD 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8-10T00:00:00">
            <text:p>8/10/2003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VICTORY BLVD 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11-15T00:00:00">
            <text:p>11/15/2003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VICTORY BLVD 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4-13T00:00:00">
            <text:p>4/13/2003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VICTORY BLVD 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6-22T00:00:00">
            <text:p>6/22/2003</text:p>
          </table:table-cell>
          <table:table-cell table:style-name="ce21" office:value-type="string">
            <text:p>CARJACKING </text:p>
          </table:table-cell>
          <table:table-cell table:style-name="ce21" office:value-type="string">
            <text:p>VICTORY BLVD 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3-21T00:00:00">
            <text:p>3/21/2003</text:p>
          </table:table-cell>
          <table:table-cell table:style-name="ce21" office:value-type="string">
            <text:p>CARRYING CONCEALED WEAPON -1ST OFFENSE </text:p>
          </table:table-cell>
          <table:table-cell table:style-name="ce21" office:value-type="string">
            <text:p>VICTORY BLVD 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11-27T00:00:00">
            <text:p>11/27/2003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VICTORY BLVD 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5-27T00:00:00">
            <text:p>5/27/2003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VICTORY BLVD 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3-19T00:00:00">
            <text:p>3/19/2003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VICTORY BLVD 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6-09T00:00:00">
            <text:p>6/9/2003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VICTORY BLVD 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6-15T00:00:00">
            <text:p>6/15/2003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VICTORY BLVD 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3-03T00:00:00">
            <text:p>3/3/2003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VICTORY BLVD 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11-29T00:00:00">
            <text:p>11/29/2003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VICTORY BLVD 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11-21T00:00:00">
            <text:p>11/21/2003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VICTORY BLVD 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12-22T00:00:00">
            <text:p>12/22/2003</text:p>
          </table:table-cell>
          <table:table-cell table:style-name="ce21" office:value-type="string">
            <text:p>CONCEALMENT/PRICE CHANGING </text:p>
          </table:table-cell>
          <table:table-cell table:style-name="ce21" office:value-type="string">
            <text:p>VICTORY BLVD 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4-07T00:00:00">
            <text:p>4/7/2003</text:p>
          </table:table-cell>
          <table:table-cell table:style-name="ce21" office:value-type="string">
            <text:p>CREDIT CARD FRAUD </text:p>
          </table:table-cell>
          <table:table-cell table:style-name="ce21" office:value-type="string">
            <text:p>VICTORY BLVD 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2-12T00:00:00">
            <text:p>2/12/2003</text:p>
          </table:table-cell>
          <table:table-cell table:style-name="ce21" office:value-type="string">
            <text:p>CREDIT CARD FRAUD </text:p>
          </table:table-cell>
          <table:table-cell table:style-name="ce21" office:value-type="string">
            <text:p>VICTORY BLVD 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7-03T00:00:00">
            <text:p>7/3/2003</text:p>
          </table:table-cell>
          <table:table-cell table:style-name="ce21" office:value-type="string">
            <text:p>CREDIT CARD FRAUD </text:p>
          </table:table-cell>
          <table:table-cell table:style-name="ce21" office:value-type="string">
            <text:p>VICTORY BLVD 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6-20T00:00:00">
            <text:p>6/20/2003</text:p>
          </table:table-cell>
          <table:table-cell table:style-name="ce21" office:value-type="string">
            <text:p>CREDIT CARD FRAUD </text:p>
          </table:table-cell>
          <table:table-cell table:style-name="ce21" office:value-type="string">
            <text:p>VICTORY BLVD 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2-12T00:00:00">
            <text:p>2/12/2003</text:p>
          </table:table-cell>
          <table:table-cell table:style-name="ce21" office:value-type="string">
            <text:p>CREDIT CARD THEFT </text:p>
          </table:table-cell>
          <table:table-cell table:style-name="ce21" office:value-type="string">
            <text:p>VICTORY BLVD 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10-09T00:00:00">
            <text:p>10/9/2003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VICTORY BLVD 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10-13T00:00:00">
            <text:p>10/13/2003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VICTORY BLVD 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11-11T00:00:00">
            <text:p>11/11/2003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VICTORY BLVD 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9-15T00:00:00">
            <text:p>9/15/2003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VICTORY BLVD 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9-26T00:00:00">
            <text:p>9/26/2003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VICTORY BLVD 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6-16T00:00:00">
            <text:p>6/16/2003</text:p>
          </table:table-cell>
          <table:table-cell table:style-name="ce21" office:value-type="string">
            <text:p>DEATH INVESTIGATION </text:p>
          </table:table-cell>
          <table:table-cell table:style-name="ce21" office:value-type="string">
            <text:p>VICTORY BLVD 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12-13T00:00:00">
            <text:p>12/13/2003</text:p>
          </table:table-cell>
          <table:table-cell table:style-name="ce21" office:value-type="string">
            <text:p>DISORDERLY CONDUCT </text:p>
          </table:table-cell>
          <table:table-cell table:style-name="ce21" office:value-type="string">
            <text:p>VICTORY BLVD 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12-14T00:00:00">
            <text:p>12/14/2003</text:p>
          </table:table-cell>
          <table:table-cell table:style-name="ce21" office:value-type="string">
            <text:p>DISORDERLY CONDUCT </text:p>
          </table:table-cell>
          <table:table-cell table:style-name="ce21" office:value-type="string">
            <text:p>VICTORY BLVD 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3-21T00:00:00">
            <text:p>3/21/2003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VICTORY BLVD 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5-05T00:00:00">
            <text:p>5/5/2003</text:p>
          </table:table-cell>
          <table:table-cell table:style-name="ce21" office:value-type="string">
            <text:p>DRIVING W/SUSPENDED OR REVOKED LICENSE </text:p>
          </table:table-cell>
          <table:table-cell table:style-name="ce21" office:value-type="string">
            <text:p>VICTORY BLVD 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1-20T00:00:00">
            <text:p>1/20/2003</text:p>
          </table:table-cell>
          <table:table-cell table:style-name="ce21" office:value-type="string">
            <text:p>EMBEZZLEMENT </text:p>
          </table:table-cell>
          <table:table-cell table:style-name="ce21" office:value-type="string">
            <text:p>VICTORY BLVD 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5-31T00:00:00">
            <text:p>5/31/2003</text:p>
          </table:table-cell>
          <table:table-cell table:style-name="ce21" office:value-type="string">
            <text:p>EMBEZZLEMENT </text:p>
          </table:table-cell>
          <table:table-cell table:style-name="ce21" office:value-type="string">
            <text:p>VICTORY BLVD 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12-09T00:00:00">
            <text:p>12/9/2003</text:p>
          </table:table-cell>
          <table:table-cell table:style-name="ce21" office:value-type="string">
            <text:p>EMBEZZLEMENT &gt;=$200 </text:p>
          </table:table-cell>
          <table:table-cell table:style-name="ce21" office:value-type="string">
            <text:p>VICTORY BLVD 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12-09T00:00:00">
            <text:p>12/9/2003</text:p>
          </table:table-cell>
          <table:table-cell table:style-name="ce21" office:value-type="string">
            <text:p>EMBEZZLEMENT &gt;=$200 </text:p>
          </table:table-cell>
          <table:table-cell table:style-name="ce21" office:value-type="string">
            <text:p>VICTORY BLVD 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12-09T00:00:00">
            <text:p>12/9/2003</text:p>
          </table:table-cell>
          <table:table-cell table:style-name="ce21" office:value-type="string">
            <text:p>EMBEZZLEMENT &gt;=$200 </text:p>
          </table:table-cell>
          <table:table-cell table:style-name="ce21" office:value-type="string">
            <text:p>VICTORY BLVD 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12-09T00:00:00">
            <text:p>12/9/2003</text:p>
          </table:table-cell>
          <table:table-cell table:style-name="ce21" office:value-type="string">
            <text:p>EMBEZZLEMENT &gt;=$200 </text:p>
          </table:table-cell>
          <table:table-cell table:style-name="ce21" office:value-type="string">
            <text:p>VICTORY BLVD 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11-20T00:00:00">
            <text:p>11/20/2003</text:p>
          </table:table-cell>
          <table:table-cell table:style-name="ce21" office:value-type="string">
            <text:p>EMBEZZLEMENT &gt;=$200 </text:p>
          </table:table-cell>
          <table:table-cell table:style-name="ce21" office:value-type="string">
            <text:p>VICTORY BLVD 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9-06T00:00:00">
            <text:p>9/6/2003</text:p>
          </table:table-cell>
          <table:table-cell table:style-name="ce21" office:value-type="string">
            <text:p>FORGING, UTTERING </text:p>
          </table:table-cell>
          <table:table-cell table:style-name="ce21" office:value-type="string">
            <text:p>VICTORY BLVD 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6-06T00:00:00">
            <text:p>6/6/2003</text:p>
          </table:table-cell>
          <table:table-cell table:style-name="ce21" office:value-type="string">
            <text:p>FORGING, UTTERING </text:p>
          </table:table-cell>
          <table:table-cell table:style-name="ce21" office:value-type="string">
            <text:p>VICTORY BLVD 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7-14T00:00:00">
            <text:p>7/14/2003</text:p>
          </table:table-cell>
          <table:table-cell table:style-name="ce21" office:value-type="string">
            <text:p>FORGING, UTTERING </text:p>
          </table:table-cell>
          <table:table-cell table:style-name="ce21" office:value-type="string">
            <text:p>VICTORY BLVD 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11-12T00:00:00">
            <text:p>11/12/2003</text:p>
          </table:table-cell>
          <table:table-cell table:style-name="ce21" office:value-type="string">
            <text:p>FORGING, UTTERING </text:p>
          </table:table-cell>
          <table:table-cell table:style-name="ce21" office:value-type="string">
            <text:p>VICTORY BLVD 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11-15T00:00:00">
            <text:p>11/15/2003</text:p>
          </table:table-cell>
          <table:table-cell table:style-name="ce21" office:value-type="string">
            <text:p>FORGING, UTTERING </text:p>
          </table:table-cell>
          <table:table-cell table:style-name="ce21" office:value-type="string">
            <text:p>VICTORY BLVD 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6-02T00:00:00">
            <text:p>6/2/2003</text:p>
          </table:table-cell>
          <table:table-cell table:style-name="ce21" office:value-type="string">
            <text:p>FRAUD-BY PRESCRIPTION </text:p>
          </table:table-cell>
          <table:table-cell table:style-name="ce21" office:value-type="string">
            <text:p>VICTORY BLVD 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8-21T00:00:00">
            <text:p>8/21/2003</text:p>
          </table:table-cell>
          <table:table-cell table:style-name="ce21" office:value-type="string">
            <text:p>GAS THEFT </text:p>
          </table:table-cell>
          <table:table-cell table:style-name="ce21" office:value-type="string">
            <text:p>VICTORY BLVD 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8-15T00:00:00">
            <text:p>8/15/2003</text:p>
          </table:table-cell>
          <table:table-cell table:style-name="ce21" office:value-type="string">
            <text:p>GAS THEFT </text:p>
          </table:table-cell>
          <table:table-cell table:style-name="ce21" office:value-type="string">
            <text:p>VICTORY BLVD 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9-14T00:00:00">
            <text:p>9/14/2003</text:p>
          </table:table-cell>
          <table:table-cell table:style-name="ce21" office:value-type="string">
            <text:p>GAS THEFT </text:p>
          </table:table-cell>
          <table:table-cell table:style-name="ce21" office:value-type="string">
            <text:p>VICTORY BLVD 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10-21T00:00:00">
            <text:p>10/21/2003</text:p>
          </table:table-cell>
          <table:table-cell table:style-name="ce21" office:value-type="string">
            <text:p>GAS THEFT </text:p>
          </table:table-cell>
          <table:table-cell table:style-name="ce21" office:value-type="string">
            <text:p>VICTORY BLVD 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2-06T00:00:00">
            <text:p>2/6/2003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VICTORY BLVD 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9-06T00:00:00">
            <text:p>9/6/2003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VICTORY BLVD 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10-17T00:00:00">
            <text:p>10/17/2003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VICTORY BLVD 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3-05T00:00:00">
            <text:p>3/5/2003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VICTORY BLVD 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6-06T00:00:00">
            <text:p>6/6/2003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VICTORY BLVD 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7-14T00:00:00">
            <text:p>7/14/2003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VICTORY BLVD 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7-14T00:00:00">
            <text:p>7/14/2003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VICTORY BLVD 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8-10T00:00:00">
            <text:p>8/10/2003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VICTORY BLVD 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9-08T00:00:00">
            <text:p>9/8/2003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VICTORY BLVD 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12-01T00:00:00">
            <text:p>12/1/2003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VICTORY BLVD 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12-16T00:00:00">
            <text:p>12/16/2003</text:p>
          </table:table-cell>
          <table:table-cell table:style-name="ce21" office:value-type="string">
            <text:p>IDENTITY FRAUD </text:p>
          </table:table-cell>
          <table:table-cell table:style-name="ce21" office:value-type="string">
            <text:p>VICTORY BLVD 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5-05T00:00:00">
            <text:p>5/5/2003</text:p>
          </table:table-cell>
          <table:table-cell table:style-name="ce21" office:value-type="string">
            <text:p>INDECENT EXPOSURE </text:p>
          </table:table-cell>
          <table:table-cell table:style-name="ce21" office:value-type="string">
            <text:p>VICTORY BLVD 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12-27T00:00:00">
            <text:p>12/27/2003</text:p>
          </table:table-cell>
          <table:table-cell table:style-name="ce21" office:value-type="string">
            <text:p>LARCENY, SHOPLIFTING </text:p>
          </table:table-cell>
          <table:table-cell table:style-name="ce21" office:value-type="string">
            <text:p>VICTORY BLVD 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4-15T00:00:00">
            <text:p>4/15/2003</text:p>
          </table:table-cell>
          <table:table-cell table:style-name="ce21" office:value-type="string">
            <text:p>LARCENY, SHOPLIFTING </text:p>
          </table:table-cell>
          <table:table-cell table:style-name="ce21" office:value-type="string">
            <text:p>VICTORY BLVD 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4-25T00:00:00">
            <text:p>4/25/2003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VICTORY BLVD 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5-08T00:00:00">
            <text:p>5/8/2003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VICTORY BLVD 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6-11T00:00:00">
            <text:p>6/11/2003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VICTORY BLVD 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1-08T00:00:00">
            <text:p>1/8/2003</text:p>
          </table:table-cell>
          <table:table-cell table:style-name="ce21" office:value-type="string">
            <text:p>MANUF, SALE, POSSESSION CONTRO </text:p>
          </table:table-cell>
          <table:table-cell table:style-name="ce21" office:value-type="string">
            <text:p>VICTORY BLVD 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1-03T00:00:00">
            <text:p>1/3/2003</text:p>
          </table:table-cell>
          <table:table-cell table:style-name="ce21" office:value-type="string">
            <text:p>MANUF, SALE, POSSESSION CONTRO </text:p>
          </table:table-cell>
          <table:table-cell table:style-name="ce21" office:value-type="string">
            <text:p>VICTORY BLVD 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4-04T00:00:00">
            <text:p>4/4/2003</text:p>
          </table:table-cell>
          <table:table-cell table:style-name="ce21" office:value-type="string">
            <text:p>MANUF, SALE, POSSESSION CONTROLLED SUBSTANCE </text:p>
          </table:table-cell>
          <table:table-cell table:style-name="ce21" office:value-type="string">
            <text:p>VICTORY BLVD 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3-28T00:00:00">
            <text:p>3/28/2003</text:p>
          </table:table-cell>
          <table:table-cell table:style-name="ce21" office:value-type="string">
            <text:p>MANUF, SALE, POSSESSION CONTROLLED SUBSTANCE </text:p>
          </table:table-cell>
          <table:table-cell table:style-name="ce21" office:value-type="string">
            <text:p>VICTORY BLVD 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3-21T00:00:00">
            <text:p>3/21/2003</text:p>
          </table:table-cell>
          <table:table-cell table:style-name="ce21" office:value-type="string">
            <text:p>MANUF, SALE, POSSESSION CONTROLLED SUBSTANCE </text:p>
          </table:table-cell>
          <table:table-cell table:style-name="ce21" office:value-type="string">
            <text:p>VICTORY BLVD 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4-11T00:00:00">
            <text:p>4/11/2003</text:p>
          </table:table-cell>
          <table:table-cell table:style-name="ce21" office:value-type="string">
            <text:p>MANUF, SALE, POSSESSION CONTROLLED SUBSTANCE </text:p>
          </table:table-cell>
          <table:table-cell table:style-name="ce21" office:value-type="string">
            <text:p>VICTORY BLVD 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4-11T00:00:00">
            <text:p>4/11/2003</text:p>
          </table:table-cell>
          <table:table-cell table:style-name="ce21" office:value-type="string">
            <text:p>MANUF, SALE, POSSESSION CONTROLLED SUBSTANCE </text:p>
          </table:table-cell>
          <table:table-cell table:style-name="ce21" office:value-type="string">
            <text:p>VICTORY BLVD 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3-25T00:00:00">
            <text:p>3/25/2003</text:p>
          </table:table-cell>
          <table:table-cell table:style-name="ce21" office:value-type="string">
            <text:p>MANUF, SALE, POSSESSION CONTROLLED SUBSTANCE </text:p>
          </table:table-cell>
          <table:table-cell table:style-name="ce21" office:value-type="string">
            <text:p>VICTORY BLVD 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4-01T00:00:00">
            <text:p>4/1/2003</text:p>
          </table:table-cell>
          <table:table-cell table:style-name="ce21" office:value-type="string">
            <text:p>MANUF, SALE, POSSESSION CONTROLLED SUBSTANCE </text:p>
          </table:table-cell>
          <table:table-cell table:style-name="ce21" office:value-type="string">
            <text:p>VICTORY BLVD 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5-28T00:00:00">
            <text:p>5/28/2003</text:p>
          </table:table-cell>
          <table:table-cell table:style-name="ce21" office:value-type="string">
            <text:p>MANUF, SALE, POSSESSION CONTROLLED SUBSTANCE </text:p>
          </table:table-cell>
          <table:table-cell table:style-name="ce21" office:value-type="string">
            <text:p>VICTORY BLVD 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7-22T00:00:00">
            <text:p>7/22/2003</text:p>
          </table:table-cell>
          <table:table-cell table:style-name="ce21" office:value-type="string">
            <text:p>MANUF, SALE, POSSESSION CONTROLLED SUBSTANCE </text:p>
          </table:table-cell>
          <table:table-cell table:style-name="ce21" office:value-type="string">
            <text:p>VICTORY BLVD 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8-05T00:00:00">
            <text:p>8/5/2003</text:p>
          </table:table-cell>
          <table:table-cell table:style-name="ce21" office:value-type="string">
            <text:p>MANUF, SALE, POSSESSION CONTROLLED SUBSTANCE </text:p>
          </table:table-cell>
          <table:table-cell table:style-name="ce21" office:value-type="string">
            <text:p>VICTORY BLVD 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8-05T00:00:00">
            <text:p>8/5/2003</text:p>
          </table:table-cell>
          <table:table-cell table:style-name="ce21" office:value-type="string">
            <text:p>MANUF, SALE, POSSESSION CONTROLLED SUBSTANCE </text:p>
          </table:table-cell>
          <table:table-cell table:style-name="ce21" office:value-type="string">
            <text:p>VICTORY BLVD 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3-20T00:00:00">
            <text:p>3/20/2003</text:p>
          </table:table-cell>
          <table:table-cell table:style-name="ce21" office:value-type="string">
            <text:p>MANUF, SALE, POSSESSION CONTROLLED SUBSTANCE </text:p>
          </table:table-cell>
          <table:table-cell table:style-name="ce21" office:value-type="string">
            <text:p>VICTORY BLVD 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10-17T00:00:00">
            <text:p>10/17/2003</text:p>
          </table:table-cell>
          <table:table-cell table:style-name="ce21" office:value-type="string">
            <text:p>MANUF, SALE, POSSESSION CONTROLLED SUBSTANCE </text:p>
          </table:table-cell>
          <table:table-cell table:style-name="ce21" office:value-type="string">
            <text:p>VICTORY BLVD 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2-09T00:00:00">
            <text:p>2/9/2003</text:p>
          </table:table-cell>
          <table:table-cell table:style-name="ce21" office:value-type="string">
            <text:p>MOTOR VEHICLE THEFT </text:p>
          </table:table-cell>
          <table:table-cell table:style-name="ce21" office:value-type="string">
            <text:p>VICTORY BLVD 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11-04T00:00:00">
            <text:p>11/4/2003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VICTORY BLVD 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12-07T00:00:00">
            <text:p>12/7/2003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VICTORY BLVD 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10-30T00:00:00">
            <text:p>10/30/2003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VICTORY BLVD 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3-08T00:00:00">
            <text:p>3/8/2003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VICTORY BLVD 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6-10T00:00:00">
            <text:p>6/10/2003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VICTORY BLVD 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9-26T00:00:00">
            <text:p>9/26/2003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VICTORY BLVD 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10-28T00:00:00">
            <text:p>10/28/2003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VICTORY BLVD 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11-12T00:00:00">
            <text:p>11/12/2003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VICTORY BLVD </text:p>
          </table:table-cell>
          <table:table-cell table:style-name="ce26" office:value-type="float" office:value="197">
            <text:p>197</text:p>
          </table:table-cell>
          <table:table-cell table:style-name="ce25" office:value-type="float" office:value="23693">
            <text:p>23693</text:p>
          </table:table-cell>
          <table:table-cell table:style-name="ce25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11-13T00:00:00">
            <text:p>11/13/2003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VICTORY BLVD </text:p>
          </table:table-cell>
          <table:table-cell table:style-name="ce26" office:value-type="float" office:value="197">
            <text:p>197</text:p>
          </table:table-cell>
          <table:table-cell table:style-name="ce25" office:value-type="float" office:value="23693">
            <text:p>23693</text:p>
          </table:table-cell>
          <table:table-cell table:style-name="ce25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11-15T00:00:00">
            <text:p>11/15/2003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VICTORY BLVD </text:p>
          </table:table-cell>
          <table:table-cell table:style-name="ce26" office:value-type="float" office:value="197">
            <text:p>197</text:p>
          </table:table-cell>
          <table:table-cell table:style-name="ce25" office:value-type="float" office:value="23693">
            <text:p>23693</text:p>
          </table:table-cell>
          <table:table-cell table:style-name="ce25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7-15T00:00:00">
            <text:p>7/15/2003</text:p>
          </table:table-cell>
          <table:table-cell table:style-name="ce21" office:value-type="string">
            <text:p>PETIT LARCENY -3RD OR SUBSQ OFFENSE </text:p>
          </table:table-cell>
          <table:table-cell table:style-name="ce21" office:value-type="string">
            <text:p>VICTORY BLVD </text:p>
          </table:table-cell>
          <table:table-cell table:style-name="ce26" office:value-type="float" office:value="197">
            <text:p>197</text:p>
          </table:table-cell>
          <table:table-cell table:style-name="ce25" office:value-type="float" office:value="23693">
            <text:p>23693</text:p>
          </table:table-cell>
          <table:table-cell table:style-name="ce25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12-30T00:00:00">
            <text:p>12/30/2003</text:p>
          </table:table-cell>
          <table:table-cell table:style-name="ce21" office:value-type="string">
            <text:p>PETIT LARCENY -3RD OR SUBSQ OFFENSE </text:p>
          </table:table-cell>
          <table:table-cell table:style-name="ce21" office:value-type="string">
            <text:p>VICTORY BLVD </text:p>
          </table:table-cell>
          <table:table-cell table:style-name="ce26" office:value-type="float" office:value="197">
            <text:p>197</text:p>
          </table:table-cell>
          <table:table-cell table:style-name="ce25" office:value-type="float" office:value="23693">
            <text:p>23693</text:p>
          </table:table-cell>
          <table:table-cell table:style-name="ce25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6-02T00:00:00">
            <text:p>6/2/2003</text:p>
          </table:table-cell>
          <table:table-cell table:style-name="ce21" office:value-type="string">
            <text:p>POSSESSION OF CONTROLLED SUBSTANCES </text:p>
          </table:table-cell>
          <table:table-cell table:style-name="ce21" office:value-type="string">
            <text:p>VICTORY BLVD </text:p>
          </table:table-cell>
          <table:table-cell table:style-name="ce26" office:value-type="float" office:value="197">
            <text:p>197</text:p>
          </table:table-cell>
          <table:table-cell table:style-name="ce25" office:value-type="float" office:value="23693">
            <text:p>23693</text:p>
          </table:table-cell>
          <table:table-cell table:style-name="ce25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4-15T00:00:00">
            <text:p>4/15/2003</text:p>
          </table:table-cell>
          <table:table-cell table:style-name="ce21" office:value-type="string">
            <text:p>RECOVERED VEHICLE-STOLEN OTHER JURISDICTION </text:p>
          </table:table-cell>
          <table:table-cell table:style-name="ce21" office:value-type="string">
            <text:p>VICTORY BLVD </text:p>
          </table:table-cell>
          <table:table-cell table:style-name="ce26" office:value-type="float" office:value="197">
            <text:p>197</text:p>
          </table:table-cell>
          <table:table-cell table:style-name="ce25" office:value-type="float" office:value="23693">
            <text:p>23693</text:p>
          </table:table-cell>
          <table:table-cell table:style-name="ce25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6-22T00:00:00">
            <text:p>6/22/2003</text:p>
          </table:table-cell>
          <table:table-cell table:style-name="ce21" office:value-type="string">
            <text:p>RECOVERED VEHICLE-STOLEN OTHER JURISDICTION </text:p>
          </table:table-cell>
          <table:table-cell table:style-name="ce21" office:value-type="string">
            <text:p>VICTORY BLVD </text:p>
          </table:table-cell>
          <table:table-cell table:style-name="ce26" office:value-type="float" office:value="197">
            <text:p>197</text:p>
          </table:table-cell>
          <table:table-cell table:style-name="ce25" office:value-type="float" office:value="23693">
            <text:p>23693</text:p>
          </table:table-cell>
          <table:table-cell table:style-name="ce25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5-30T00:00:00">
            <text:p>5/30/2003</text:p>
          </table:table-cell>
          <table:table-cell table:style-name="ce21" office:value-type="string">
            <text:p>ROBBERY </text:p>
          </table:table-cell>
          <table:table-cell table:style-name="ce21" office:value-type="string">
            <text:p>VICTORY BLVD </text:p>
          </table:table-cell>
          <table:table-cell table:style-name="ce26" office:value-type="float" office:value="197">
            <text:p>197</text:p>
          </table:table-cell>
          <table:table-cell table:style-name="ce25" office:value-type="float" office:value="23693">
            <text:p>23693</text:p>
          </table:table-cell>
          <table:table-cell table:style-name="ce25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11-29T00:00:00">
            <text:p>11/29/2003</text:p>
          </table:table-cell>
          <table:table-cell table:style-name="ce21" office:value-type="string">
            <text:p>TRESPASSING </text:p>
          </table:table-cell>
          <table:table-cell table:style-name="ce21" office:value-type="string">
            <text:p>VICTORY BLVD </text:p>
          </table:table-cell>
          <table:table-cell table:style-name="ce26" office:value-type="float" office:value="197">
            <text:p>197</text:p>
          </table:table-cell>
          <table:table-cell table:style-name="ce25" office:value-type="float" office:value="23693">
            <text:p>23693</text:p>
          </table:table-cell>
          <table:table-cell table:style-name="ce25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5-01T00:00:00">
            <text:p>5/1/2003</text:p>
          </table:table-cell>
          <table:table-cell table:style-name="ce21" office:value-type="string">
            <text:p>BRANDISHING FIREARM </text:p>
          </table:table-cell>
          <table:table-cell table:style-name="ce21" office:value-type="string">
            <text:p>VICTORY BLVD &amp; KILN CREEK PKWY </text:p>
          </table:table-cell>
          <table:table-cell table:style-name="ce25" office:value-type="float" office:value="197">
            <text:p>197</text:p>
          </table:table-cell>
          <table:table-cell table:style-name="ce25" office:value-type="float" office:value="23693">
            <text:p>23693</text:p>
          </table:table-cell>
          <table:table-cell table:style-name="ce25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3-29T00:00:00">
            <text:p>3/29/2003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VICTORY BLVD &amp; CARY`S CHAPEL ROA 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3-29T00:00:00">
            <text:p>3/29/2003</text:p>
          </table:table-cell>
          <table:table-cell table:style-name="ce21" office:value-type="string">
            <text:p>IMPERSONATING LAW ENFORCEMENT OFFICER </text:p>
          </table:table-cell>
          <table:table-cell table:style-name="ce21" office:value-type="string">
            <text:p>VICTORY BLVD &amp; CARY`S CHAPEL ROA 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6-07T00:00:00">
            <text:p>6/7/2003</text:p>
          </table:table-cell>
          <table:table-cell table:style-name="ce21" office:value-type="string">
            <text:p>ELUDING POLICE </text:p>
          </table:table-cell>
          <table:table-cell table:style-name="ce21" office:value-type="string">
            <text:p>VICTORY BLVD &amp; COMMONWEALTH D 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6-07T00:00:00">
            <text:p>6/7/2003</text:p>
          </table:table-cell>
          <table:table-cell table:style-name="ce21" office:value-type="string">
            <text:p>RECKLESS - GENERAL </text:p>
          </table:table-cell>
          <table:table-cell table:style-name="ce21" office:value-type="string">
            <text:p>VICTORY BLVD &amp; COMMONWEALTH D 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5-25T00:00:00">
            <text:p>5/25/2003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VICTORY BLVD &amp; GEORGE WASHINGT 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2-16T00:00:00">
            <text:p>2/16/2003</text:p>
          </table:table-cell>
          <table:table-cell table:style-name="ce21" office:value-type="string">
            <text:p>ELUDING POLICE </text:p>
          </table:table-cell>
          <table:table-cell table:style-name="ce21" office:value-type="string">
            <text:p>VICTORY BLVD &amp; GEORGE WASHINGT 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5-25T00:00:00">
            <text:p>5/25/2003</text:p>
          </table:table-cell>
          <table:table-cell table:style-name="ce21" office:value-type="string">
            <text:p>POSSESSION OF MARIJUANA </text:p>
          </table:table-cell>
          <table:table-cell table:style-name="ce21" office:value-type="string">
            <text:p>VICTORY BLVD &amp; GEORGE WASHINGT 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12-06T00:00:00">
            <text:p>12/6/2003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VICTORY BLVD &amp; HAMPTON HWY 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4-30T00:00:00">
            <text:p>4/30/2003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VICTORY BLVD &amp; KILN CREEK PKWY 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6-04T00:00:00">
            <text:p>6/4/2003</text:p>
          </table:table-cell>
          <table:table-cell table:style-name="ce21" office:value-type="string">
            <text:p>DRIVING W/SUSPENDED OR REVOKED LICENSE </text:p>
          </table:table-cell>
          <table:table-cell table:style-name="ce21" office:value-type="string">
            <text:p>VICTORY BLVD &amp; KILN CREEK PKWY 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12-14T00:00:00">
            <text:p>12/14/2003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VICTORY BLVD &amp; RT 134 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5-10T00:00:00">
            <text:p>5/10/2003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VICTORY BLVD &amp; RUNNING MAN 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7-25T00:00:00">
            <text:p>7/25/2003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VICTORY BLVD &amp; RUNNING MAN TRAI 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7-25T00:00:00">
            <text:p>7/25/2003</text:p>
          </table:table-cell>
          <table:table-cell table:style-name="ce21" office:value-type="string">
            <text:p>REFUSE BLOOD/BREATH TEST </text:p>
          </table:table-cell>
          <table:table-cell table:style-name="ce21" office:value-type="string">
            <text:p>VICTORY BLVD &amp; RUNNING MAN TRAI 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12-23T00:00:00">
            <text:p>12/23/2003</text:p>
          </table:table-cell>
          <table:table-cell table:style-name="ce21" office:value-type="string">
            <text:p>DRUNK IN PUBLIC </text:p>
          </table:table-cell>
          <table:table-cell table:style-name="ce21" office:value-type="string">
            <text:p>VICTORY BLVD &amp; S. BOWMAN TERRAC 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12-23T00:00:00">
            <text:p>12/23/2003</text:p>
          </table:table-cell>
          <table:table-cell table:style-name="ce21" office:value-type="string">
            <text:p>UNLAWFUL PURCHASE OR POSSESS ALCOHOLIC BEVERAGE </text:p>
          </table:table-cell>
          <table:table-cell table:style-name="ce21" office:value-type="string">
            <text:p>VICTORY BLVD &amp; S. BOWMAN TERRAC 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12-19T00:00:00">
            <text:p>12/19/2003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VICTORY BLVD &amp; VILLAGE AVENUE 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12-19T00:00:00">
            <text:p>12/19/2003</text:p>
          </table:table-cell>
          <table:table-cell table:style-name="ce21" office:value-type="string">
            <text:p>POSSESSION OF MARIJUANA </text:p>
          </table:table-cell>
          <table:table-cell table:style-name="ce21" office:value-type="string">
            <text:p>VICTORY BLVD &amp; VILLAGE AVENUE 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12-19T00:00:00">
            <text:p>12/19/2003</text:p>
          </table:table-cell>
          <table:table-cell table:style-name="ce21" office:value-type="string">
            <text:p>RECKLESS - GENERAL </text:p>
          </table:table-cell>
          <table:table-cell table:style-name="ce21" office:value-type="string">
            <text:p>VICTORY BLVD &amp; VILLAGE AVENUE 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5-10T00:00:00">
            <text:p>5/10/2003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VICTORY BLVD AND COMMERCE CIRC 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7-06T00:00:00">
            <text:p>7/6/2003</text:p>
          </table:table-cell>
          <table:table-cell table:style-name="ce21" office:value-type="string">
            <text:p>DRUNK IN PUBLIC </text:p>
          </table:table-cell>
          <table:table-cell table:style-name="ce21" office:value-type="string">
            <text:p>VICTORY BLVD AND GEORGE WASHIN 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11-28T00:00:00">
            <text:p>11/28/2003</text:p>
          </table:table-cell>
          <table:table-cell table:style-name="ce21" office:value-type="string">
            <text:p>RECKLESS - GENERAL </text:p>
          </table:table-cell>
          <table:table-cell table:style-name="ce21" office:value-type="string">
            <text:p>VICTORY BLVD AND KILN CREEK 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6-07T00:00:00">
            <text:p>6/7/2003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VICTORY BLVD AND KILN CREEK PARK 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6-07T00:00:00">
            <text:p>6/7/2003</text:p>
          </table:table-cell>
          <table:table-cell table:style-name="ce21" office:value-type="string">
            <text:p>ELUDING POLICE </text:p>
          </table:table-cell>
          <table:table-cell table:style-name="ce21" office:value-type="string">
            <text:p>VICTORY BLVD AND KILN CREEK PARK 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6-07T00:00:00">
            <text:p>6/7/2003</text:p>
          </table:table-cell>
          <table:table-cell table:style-name="ce21" office:value-type="string">
            <text:p>RECKLESS - GENERAL </text:p>
          </table:table-cell>
          <table:table-cell table:style-name="ce21" office:value-type="string">
            <text:p>VICTORY BLVD AND KILN CREEK PARK 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5-16T00:00:00">
            <text:p>5/16/2003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VICTORY BLVD AND POQUOSON LINE 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5-16T00:00:00">
            <text:p>5/16/2003</text:p>
          </table:table-cell>
          <table:table-cell table:style-name="ce21" office:value-type="string">
            <text:p>POSSESSION OF MARIJUANA </text:p>
          </table:table-cell>
          <table:table-cell table:style-name="ce21" office:value-type="string">
            <text:p>VICTORY BLVD AND POQUOSON LINE 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8-09T00:00:00">
            <text:p>8/9/2003</text:p>
          </table:table-cell>
          <table:table-cell table:style-name="ce21" office:value-type="string">
            <text:p>POSSESSION OF MARIJUANA </text:p>
          </table:table-cell>
          <table:table-cell table:style-name="ce21" office:value-type="string">
            <text:p>VICTORY BLVD AND POQUOSON LINE 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1-04T00:00:00">
            <text:p>1/4/2003</text:p>
          </table:table-cell>
          <table:table-cell table:style-name="ce21" office:value-type="string">
            <text:p>DRIVING W/SUSPENDED OR REVOKED </text:p>
          </table:table-cell>
          <table:table-cell table:style-name="ce21" office:value-type="string">
            <text:p>VICTORY BLVD AND RT 134 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7-08T00:00:00">
            <text:p>7/8/2003</text:p>
          </table:table-cell>
          <table:table-cell table:style-name="ce21" office:value-type="string">
            <text:p>OBSCENE/THREATENING PHONE CALL </text:p>
          </table:table-cell>
          <table:table-cell table:style-name="ce21" office:value-type="string">
            <text:p>VICTORY BLVD AREA OF SUPER K MAR 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11-23T00:00:00">
            <text:p>11/23/2003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VICTORY BLVD AT NEWPORT NEWS LI 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11-23T00:00:00">
            <text:p>11/23/2003</text:p>
          </table:table-cell>
          <table:table-cell table:style-name="ce21" office:value-type="string">
            <text:p>DRIVING W/SUSPENDED OR REVOKED LICENSE </text:p>
          </table:table-cell>
          <table:table-cell table:style-name="ce21" office:value-type="string">
            <text:p>VICTORY BLVD AT NEWPORT NEWS LI 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11-23T00:00:00">
            <text:p>11/23/2003</text:p>
          </table:table-cell>
          <table:table-cell table:style-name="ce21" office:value-type="string">
            <text:p>POSSESSION OF SCHEDULE I,II CONTROLLED SUBSTANCE </text:p>
          </table:table-cell>
          <table:table-cell table:style-name="ce21" office:value-type="string">
            <text:p>VICTORY BLVD AT NEWPORT NEWS LI 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3-29T00:00:00">
            <text:p>3/29/2003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VIEW HOLLOW ROAD </text:p>
          </table:table-cell>
          <table:table-cell table:style-name="ce21" office:value-type="float" office:value="66">
            <text:p>66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2-14T00:00:00">
            <text:p>2/14/2003</text:p>
          </table:table-cell>
          <table:table-cell table:style-name="ce21" office:value-type="string">
            <text:p>DAMAGE PROPERTY, BUSINESS </text:p>
          </table:table-cell>
          <table:table-cell table:style-name="ce21" office:value-type="string">
            <text:p>VIEW HOLLOW ROAD </text:p>
          </table:table-cell>
          <table:table-cell table:style-name="ce21" office:value-type="float" office:value="66">
            <text:p>66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10-10T00:00:00">
            <text:p>10/10/2003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VILLA WAY </text:p>
          </table:table-cell>
          <table:table-cell table:style-name="ce26" office:value-type="float" office:value="102">
            <text:p>102</text:p>
          </table:table-cell>
          <table:table-cell table:style-name="ce25" office:value-type="float" office:value="23693">
            <text:p>23693</text:p>
          </table:table-cell>
          <table:table-cell table:style-name="ce25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10-06T00:00:00">
            <text:p>10/6/2003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VILLA WAY </text:p>
          </table:table-cell>
          <table:table-cell table:style-name="ce26" office:value-type="float" office:value="102">
            <text:p>102</text:p>
          </table:table-cell>
          <table:table-cell table:style-name="ce25" office:value-type="float" office:value="23693">
            <text:p>23693</text:p>
          </table:table-cell>
          <table:table-cell table:style-name="ce25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6-14T00:00:00">
            <text:p>6/14/2003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VILLA WAY &amp; CAMELOT DRIVE </text:p>
          </table:table-cell>
          <table:table-cell table:style-name="ce21" office:value-type="float" office:value="102">
            <text:p>102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1-23T00:00:00">
            <text:p>1/23/2003</text:p>
          </table:table-cell>
          <table:table-cell table:style-name="ce21" office:value-type="string">
            <text:p>BURGLARY, BUSINESS </text:p>
          </table:table-cell>
          <table:table-cell table:style-name="ce21" office:value-type="string">
            <text:p>VILLAGE AVENUE </text:p>
          </table:table-cell>
          <table:table-cell table:style-name="ce21" office:value-type="float" office:value="216">
            <text:p>216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2-03T00:00:00">
            <text:p>2/3/2003</text:p>
          </table:table-cell>
          <table:table-cell table:style-name="ce21" office:value-type="string">
            <text:p>BURGLARY, BUSINESS </text:p>
          </table:table-cell>
          <table:table-cell table:style-name="ce21" office:value-type="string">
            <text:p>VILLAGE AVENUE </text:p>
          </table:table-cell>
          <table:table-cell table:style-name="ce21" office:value-type="float" office:value="216">
            <text:p>216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7-02T00:00:00">
            <text:p>7/2/2003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VILLAGE AVENUE </text:p>
          </table:table-cell>
          <table:table-cell table:style-name="ce21" office:value-type="float" office:value="216">
            <text:p>216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12-04T00:00:00">
            <text:p>12/4/2003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VILLAGE AVENUE </text:p>
          </table:table-cell>
          <table:table-cell table:style-name="ce21" office:value-type="float" office:value="216">
            <text:p>216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9-08T00:00:00">
            <text:p>9/8/2003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VILLAGE AVENUE </text:p>
          </table:table-cell>
          <table:table-cell table:style-name="ce21" office:value-type="float" office:value="216">
            <text:p>216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11-05T00:00:00">
            <text:p>11/5/2003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VILLAGE AVENUE </text:p>
          </table:table-cell>
          <table:table-cell table:style-name="ce21" office:value-type="float" office:value="216">
            <text:p>216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8-14T00:00:00">
            <text:p>8/14/2003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VILLAGE AVENUE </text:p>
          </table:table-cell>
          <table:table-cell table:style-name="ce21" office:value-type="float" office:value="216">
            <text:p>216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1-23T00:00:00">
            <text:p>1/23/2003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VILLAGE AVENUE </text:p>
          </table:table-cell>
          <table:table-cell table:style-name="ce21" office:value-type="float" office:value="216">
            <text:p>216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10-13T00:00:00">
            <text:p>10/13/2003</text:p>
          </table:table-cell>
          <table:table-cell table:style-name="ce21" office:value-type="string">
            <text:p>FORGING, UTTERING </text:p>
          </table:table-cell>
          <table:table-cell table:style-name="ce21" office:value-type="string">
            <text:p>VILLAGE AVENUE </text:p>
          </table:table-cell>
          <table:table-cell table:style-name="ce21" office:value-type="float" office:value="216">
            <text:p>216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12-08T00:00:00">
            <text:p>12/8/2003</text:p>
          </table:table-cell>
          <table:table-cell table:style-name="ce21" office:value-type="string">
            <text:p>FORGING, UTTERING </text:p>
          </table:table-cell>
          <table:table-cell table:style-name="ce21" office:value-type="string">
            <text:p>VILLAGE AVENUE </text:p>
          </table:table-cell>
          <table:table-cell table:style-name="ce21" office:value-type="float" office:value="216">
            <text:p>216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8-30T00:00:00">
            <text:p>8/30/2003</text:p>
          </table:table-cell>
          <table:table-cell table:style-name="ce21" office:value-type="string">
            <text:p>FORGING, UTTERING </text:p>
          </table:table-cell>
          <table:table-cell table:style-name="ce21" office:value-type="string">
            <text:p>VILLAGE AVENUE </text:p>
          </table:table-cell>
          <table:table-cell table:style-name="ce21" office:value-type="float" office:value="216">
            <text:p>216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7-10T00:00:00">
            <text:p>7/10/2003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VILLAGE AVENUE </text:p>
          </table:table-cell>
          <table:table-cell table:style-name="ce21" office:value-type="float" office:value="216">
            <text:p>216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9-23T00:00:00">
            <text:p>9/23/2003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VILLAGE AVENUE </text:p>
          </table:table-cell>
          <table:table-cell table:style-name="ce21" office:value-type="float" office:value="216">
            <text:p>216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10-13T00:00:00">
            <text:p>10/13/2003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VILLAGE AVENUE </text:p>
          </table:table-cell>
          <table:table-cell table:style-name="ce21" office:value-type="float" office:value="216">
            <text:p>216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2-03T00:00:00">
            <text:p>2/3/2003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VILLAGE AVENUE </text:p>
          </table:table-cell>
          <table:table-cell table:style-name="ce21" office:value-type="float" office:value="216">
            <text:p>216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4-08T00:00:00">
            <text:p>4/8/2003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VILLAGE AVENUE </text:p>
          </table:table-cell>
          <table:table-cell table:style-name="ce21" office:value-type="float" office:value="216">
            <text:p>216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5-05T00:00:00">
            <text:p>5/5/2003</text:p>
          </table:table-cell>
          <table:table-cell table:style-name="ce21" office:value-type="string">
            <text:p>LARCENY, SHOPLIFTING </text:p>
          </table:table-cell>
          <table:table-cell table:style-name="ce21" office:value-type="string">
            <text:p>VILLAGE AVENUE </text:p>
          </table:table-cell>
          <table:table-cell table:style-name="ce21" office:value-type="float" office:value="216">
            <text:p>216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3-21T00:00:00">
            <text:p>3/21/2003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VILLAGE AVENUE </text:p>
          </table:table-cell>
          <table:table-cell table:style-name="ce21" office:value-type="float" office:value="216">
            <text:p>216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1-20T00:00:00">
            <text:p>1/20/2003</text:p>
          </table:table-cell>
          <table:table-cell table:style-name="ce21" office:value-type="string">
            <text:p>MOTOR VEHICLE THEFT </text:p>
          </table:table-cell>
          <table:table-cell table:style-name="ce21" office:value-type="string">
            <text:p>VILLAGE AVENUE </text:p>
          </table:table-cell>
          <table:table-cell table:style-name="ce21" office:value-type="float" office:value="216">
            <text:p>216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4-03T00:00:00">
            <text:p>4/3/2003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VILLAGE AVENUE </text:p>
          </table:table-cell>
          <table:table-cell table:style-name="ce21" office:value-type="float" office:value="216">
            <text:p>216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12-08T00:00:00">
            <text:p>12/8/2003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VILLAGE AVENUE </text:p>
          </table:table-cell>
          <table:table-cell table:style-name="ce21" office:value-type="float" office:value="216">
            <text:p>216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8-30T00:00:00">
            <text:p>8/30/2003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VILLAGE AVENUE </text:p>
          </table:table-cell>
          <table:table-cell table:style-name="ce21" office:value-type="float" office:value="216">
            <text:p>216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2-09T00:00:00">
            <text:p>2/9/2003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VILLAGE AVENUE </text:p>
          </table:table-cell>
          <table:table-cell table:style-name="ce21" office:value-type="float" office:value="216">
            <text:p>216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1-23T00:00:00">
            <text:p>1/23/2003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VILLAGE AVENUE </text:p>
          </table:table-cell>
          <table:table-cell table:style-name="ce21" office:value-type="float" office:value="216">
            <text:p>216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7-01T00:00:00">
            <text:p>7/1/2003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VILLAGE AVENUE </text:p>
          </table:table-cell>
          <table:table-cell table:style-name="ce21" office:value-type="float" office:value="216">
            <text:p>216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2-13T00:00:00">
            <text:p>2/13/2003</text:p>
          </table:table-cell>
          <table:table-cell table:style-name="ce21" office:value-type="string">
            <text:p>RECEIVING STOLEN GOODS </text:p>
          </table:table-cell>
          <table:table-cell table:style-name="ce21" office:value-type="string">
            <text:p>VILLAGE AVENUE </text:p>
          </table:table-cell>
          <table:table-cell table:style-name="ce21" office:value-type="float" office:value="216">
            <text:p>216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4-11T00:00:00">
            <text:p>4/11/2003</text:p>
          </table:table-cell>
          <table:table-cell table:style-name="ce21" office:value-type="string">
            <text:p>ROBBERY </text:p>
          </table:table-cell>
          <table:table-cell table:style-name="ce21" office:value-type="string">
            <text:p>VILLAGE AVENUE </text:p>
          </table:table-cell>
          <table:table-cell table:style-name="ce21" office:value-type="float" office:value="216">
            <text:p>216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9-23T00:00:00">
            <text:p>9/23/2003</text:p>
          </table:table-cell>
          <table:table-cell table:style-name="ce21" office:value-type="string">
            <text:p>TRESPASSING </text:p>
          </table:table-cell>
          <table:table-cell table:style-name="ce21" office:value-type="string">
            <text:p>VILLAGE AVENUE </text:p>
          </table:table-cell>
          <table:table-cell table:style-name="ce21" office:value-type="float" office:value="216">
            <text:p>216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11-27T00:00:00">
            <text:p>11/27/2003</text:p>
          </table:table-cell>
          <table:table-cell table:style-name="ce21" office:value-type="string">
            <text:p>ANNOYING PHONE CALLS </text:p>
          </table:table-cell>
          <table:table-cell table:style-name="ce21" office:value-type="string">
            <text:p>WALLACE COURT </text:p>
          </table:table-cell>
          <table:table-cell table:style-name="ce21" office:value-type="float" office:value="122">
            <text:p>122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11-27T00:00:00">
            <text:p>11/27/2003</text:p>
          </table:table-cell>
          <table:table-cell table:style-name="ce21" office:value-type="string">
            <text:p>DISORDERLY CONDUCT </text:p>
          </table:table-cell>
          <table:table-cell table:style-name="ce21" office:value-type="string">
            <text:p>WALLACE COURT </text:p>
          </table:table-cell>
          <table:table-cell table:style-name="ce21" office:value-type="float" office:value="122">
            <text:p>122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11-27T00:00:00">
            <text:p>11/27/2003</text:p>
          </table:table-cell>
          <table:table-cell table:style-name="ce21" office:value-type="string">
            <text:p>TRESPASSING </text:p>
          </table:table-cell>
          <table:table-cell table:style-name="ce21" office:value-type="string">
            <text:p>WALLACE COURT </text:p>
          </table:table-cell>
          <table:table-cell table:style-name="ce21" office:value-type="float" office:value="122">
            <text:p>122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3-13T00:00:00">
            <text:p>3/13/2003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WEDGEWOOD DRIVE </text:p>
          </table:table-cell>
          <table:table-cell table:style-name="ce21" office:value-type="float" office:value="111">
            <text:p>111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3-02T00:00:00">
            <text:p>3/2/2003</text:p>
          </table:table-cell>
          <table:table-cell table:style-name="ce21" office:value-type="string">
            <text:p>FRAUD, ALL OTHERS </text:p>
          </table:table-cell>
          <table:table-cell table:style-name="ce21" office:value-type="string">
            <text:p>WEXFIELD COURT </text:p>
          </table:table-cell>
          <table:table-cell table:style-name="ce21" office:value-type="float" office:value="192">
            <text:p>192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7-25T00:00:00">
            <text:p>7/25/2003</text:p>
          </table:table-cell>
          <table:table-cell table:style-name="ce21" office:value-type="string">
            <text:p>THREATEN BODILY HARM </text:p>
          </table:table-cell>
          <table:table-cell table:style-name="ce21" office:value-type="string">
            <text:p>WHITE CEDAR LANE </text:p>
          </table:table-cell>
          <table:table-cell/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9-26T00:00:00">
            <text:p>9/26/2003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WHITE CEDAR LANE </text:p>
          </table:table-cell>
          <table:table-cell table:style-name="ce21" office:value-type="float" office:value="278">
            <text:p>278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8-29T00:00:00">
            <text:p>8/29/2003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WHITE CEDAR LANE </text:p>
          </table:table-cell>
          <table:table-cell table:style-name="ce21" office:value-type="float" office:value="278">
            <text:p>278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3-12T00:00:00">
            <text:p>3/12/2003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WHITE CEDAR LANE </text:p>
          </table:table-cell>
          <table:table-cell table:style-name="ce21" office:value-type="float" office:value="278">
            <text:p>278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1-20T00:00:00">
            <text:p>1/20/2003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WHITE RIDGE LANE </text:p>
          </table:table-cell>
          <table:table-cell table:style-name="ce21" office:value-type="float" office:value="64">
            <text:p>64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12-12T00:00:00">
            <text:p>12/12/2003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WHITE RIDGE LANE </text:p>
          </table:table-cell>
          <table:table-cell table:style-name="ce21" office:value-type="float" office:value="64">
            <text:p>64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8-29T00:00:00">
            <text:p>8/29/2003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WILLARDS WAY </text:p>
          </table:table-cell>
          <table:table-cell table:style-name="ce21" office:value-type="float" office:value="207">
            <text:p>207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8-31T00:00:00">
            <text:p>8/31/2003</text:p>
          </table:table-cell>
          <table:table-cell table:style-name="ce21" office:value-type="string">
            <text:p>ABDUCTION &amp; KIDNAPPING </text:p>
          </table:table-cell>
          <table:table-cell table:style-name="ce21" office:value-type="string">
            <text:p>WILLOWOOD DRIVE </text:p>
          </table:table-cell>
          <table:table-cell table:style-name="ce21" office:value-type="float" office:value="152">
            <text:p>152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4-12T00:00:00">
            <text:p>4/12/2003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WILLOWOOD DRIVE </text:p>
          </table:table-cell>
          <table:table-cell table:style-name="ce21" office:value-type="float" office:value="152">
            <text:p>152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7-13T00:00:00">
            <text:p>7/13/2003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WILLOWOOD DRIVE </text:p>
          </table:table-cell>
          <table:table-cell table:style-name="ce21" office:value-type="float" office:value="152">
            <text:p>152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3-16T00:00:00">
            <text:p>3/16/2003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WILLOWOOD DRIVE </text:p>
          </table:table-cell>
          <table:table-cell table:style-name="ce21" office:value-type="float" office:value="152">
            <text:p>152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2-07T00:00:00">
            <text:p>2/7/2003</text:p>
          </table:table-cell>
          <table:table-cell table:style-name="ce21" office:value-type="string">
            <text:p>BURGLARY, RESIDENTIAL </text:p>
          </table:table-cell>
          <table:table-cell table:style-name="ce21" office:value-type="string">
            <text:p>WILLOWOOD DRIVE </text:p>
          </table:table-cell>
          <table:table-cell table:style-name="ce21" office:value-type="float" office:value="152">
            <text:p>152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4-09T00:00:00">
            <text:p>4/9/2003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WILLOWOOD DRIVE </text:p>
          </table:table-cell>
          <table:table-cell table:style-name="ce21" office:value-type="float" office:value="152">
            <text:p>152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3-04T00:00:00">
            <text:p>3/4/2003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WILLOWOOD DRIVE </text:p>
          </table:table-cell>
          <table:table-cell table:style-name="ce21" office:value-type="float" office:value="152">
            <text:p>152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1-22T00:00:00">
            <text:p>1/22/2003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WILLOWOOD DRIVE </text:p>
          </table:table-cell>
          <table:table-cell table:style-name="ce21" office:value-type="float" office:value="152">
            <text:p>152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11-25T00:00:00">
            <text:p>11/25/2003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WILLOWOOD DRIVE </text:p>
          </table:table-cell>
          <table:table-cell table:style-name="ce21" office:value-type="float" office:value="152">
            <text:p>152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2-03T00:00:00">
            <text:p>2/3/2003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WILLOWOOD DRIVE </text:p>
          </table:table-cell>
          <table:table-cell table:style-name="ce21" office:value-type="float" office:value="152">
            <text:p>152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4-09T00:00:00">
            <text:p>4/9/2003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WILLOWOOD DRIVE </text:p>
          </table:table-cell>
          <table:table-cell table:style-name="ce21" office:value-type="float" office:value="152">
            <text:p>152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4-10T00:00:00">
            <text:p>4/10/2003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WILLOWOOD DRIVE </text:p>
          </table:table-cell>
          <table:table-cell table:style-name="ce21" office:value-type="float" office:value="152">
            <text:p>152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9-10T00:00:00">
            <text:p>9/10/2003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WILLOWOOD DRIVE </text:p>
          </table:table-cell>
          <table:table-cell table:style-name="ce21" office:value-type="float" office:value="152">
            <text:p>152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3-12T00:00:00">
            <text:p>3/12/2003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WILLOWOOD DRIVE </text:p>
          </table:table-cell>
          <table:table-cell table:style-name="ce21" office:value-type="float" office:value="152">
            <text:p>152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3-25T00:00:00">
            <text:p>3/25/2003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WILLOWOOD DRIVE </text:p>
          </table:table-cell>
          <table:table-cell table:style-name="ce21" office:value-type="float" office:value="152">
            <text:p>152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3-25T00:00:00">
            <text:p>3/25/2003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WILLOWOOD DRIVE </text:p>
          </table:table-cell>
          <table:table-cell table:style-name="ce21" office:value-type="float" office:value="152">
            <text:p>152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1-25T00:00:00">
            <text:p>1/25/2003</text:p>
          </table:table-cell>
          <table:table-cell table:style-name="ce21" office:value-type="string">
            <text:p>DRUNK IN PUBLIC </text:p>
          </table:table-cell>
          <table:table-cell table:style-name="ce21" office:value-type="string">
            <text:p>WILLOWOOD DRIVE </text:p>
          </table:table-cell>
          <table:table-cell table:style-name="ce21" office:value-type="float" office:value="152">
            <text:p>152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1-25T00:00:00">
            <text:p>1/25/2003</text:p>
          </table:table-cell>
          <table:table-cell table:style-name="ce21" office:value-type="string">
            <text:p>DRUNK IN PUBLIC </text:p>
          </table:table-cell>
          <table:table-cell table:style-name="ce21" office:value-type="string">
            <text:p>WILLOWOOD DRIVE </text:p>
          </table:table-cell>
          <table:table-cell table:style-name="ce21" office:value-type="float" office:value="152">
            <text:p>152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8-31T00:00:00">
            <text:p>8/31/2003</text:p>
          </table:table-cell>
          <table:table-cell table:style-name="ce21" office:value-type="string">
            <text:p>FALSELY SUMMONS OR FALSE REPORT TO POLICE </text:p>
          </table:table-cell>
          <table:table-cell table:style-name="ce21" office:value-type="string">
            <text:p>WILLOWOOD DRIVE </text:p>
          </table:table-cell>
          <table:table-cell table:style-name="ce21" office:value-type="float" office:value="152">
            <text:p>152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9-10T00:00:00">
            <text:p>9/10/2003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WILLOWOOD DRIVE </text:p>
          </table:table-cell>
          <table:table-cell table:style-name="ce21" office:value-type="float" office:value="152">
            <text:p>152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12-01T00:00:00">
            <text:p>12/1/2003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WILLOWOOD DRIVE </text:p>
          </table:table-cell>
          <table:table-cell table:style-name="ce21" office:value-type="float" office:value="152">
            <text:p>152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12-01T00:00:00">
            <text:p>12/1/2003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WILLOWOOD DRIVE </text:p>
          </table:table-cell>
          <table:table-cell table:style-name="ce21" office:value-type="float" office:value="152">
            <text:p>152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2-07T00:00:00">
            <text:p>2/7/2003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WILLOWOOD DRIVE </text:p>
          </table:table-cell>
          <table:table-cell table:style-name="ce21" office:value-type="float" office:value="152">
            <text:p>152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2-19T00:00:00">
            <text:p>2/19/2003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WILLOWOOD DRIVE </text:p>
          </table:table-cell>
          <table:table-cell table:style-name="ce21" office:value-type="float" office:value="152">
            <text:p>152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3-25T00:00:00">
            <text:p>3/25/2003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WILLOWOOD DRIVE </text:p>
          </table:table-cell>
          <table:table-cell table:style-name="ce21" office:value-type="float" office:value="152">
            <text:p>152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3-25T00:00:00">
            <text:p>3/25/2003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WILLOWOOD DRIVE </text:p>
          </table:table-cell>
          <table:table-cell table:style-name="ce21" office:value-type="float" office:value="152">
            <text:p>152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3-25T00:00:00">
            <text:p>3/25/2003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WILLOWOOD DRIVE </text:p>
          </table:table-cell>
          <table:table-cell table:style-name="ce21" office:value-type="float" office:value="152">
            <text:p>152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5-12T00:00:00">
            <text:p>5/12/2003</text:p>
          </table:table-cell>
          <table:table-cell table:style-name="ce21" office:value-type="string">
            <text:p>MAIMING </text:p>
          </table:table-cell>
          <table:table-cell table:style-name="ce23" office:value-type="string">
            <text:p>WILLOWOOD DRIVE </text:p>
          </table:table-cell>
          <table:table-cell table:style-name="ce25" office:value-type="float" office:value="152">
            <text:p>152</text:p>
          </table:table-cell>
          <table:table-cell table:style-name="ce25" office:value-type="float" office:value="23693">
            <text:p>23693</text:p>
          </table:table-cell>
          <table:table-cell table:style-name="ce25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1-16T00:00:00">
            <text:p>1/16/2003</text:p>
          </table:table-cell>
          <table:table-cell table:style-name="ce21" office:value-type="string">
            <text:p>MOTOR VEHICLE THEFT </text:p>
          </table:table-cell>
          <table:table-cell table:style-name="ce21" office:value-type="string">
            <text:p>WILLOWOOD DRIVE </text:p>
          </table:table-cell>
          <table:table-cell table:style-name="ce21" office:value-type="float" office:value="152">
            <text:p>152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1-15T00:00:00">
            <text:p>1/15/2003</text:p>
          </table:table-cell>
          <table:table-cell table:style-name="ce21" office:value-type="string">
            <text:p>POSSESSION OF MARIJUANA </text:p>
          </table:table-cell>
          <table:table-cell table:style-name="ce21" office:value-type="string">
            <text:p>WILLOWOOD DRIVE </text:p>
          </table:table-cell>
          <table:table-cell table:style-name="ce21" office:value-type="float" office:value="152">
            <text:p>152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1-15T00:00:00">
            <text:p>1/15/2003</text:p>
          </table:table-cell>
          <table:table-cell table:style-name="ce21" office:value-type="string">
            <text:p>POSSESSION OF MARIJUANA </text:p>
          </table:table-cell>
          <table:table-cell table:style-name="ce21" office:value-type="string">
            <text:p>WILLOWOOD DRIVE </text:p>
          </table:table-cell>
          <table:table-cell table:style-name="ce21" office:value-type="float" office:value="152">
            <text:p>152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1-15T00:00:00">
            <text:p>1/15/2003</text:p>
          </table:table-cell>
          <table:table-cell table:style-name="ce21" office:value-type="string">
            <text:p>TOBACCO PRODUCTS - POSSESSION </text:p>
          </table:table-cell>
          <table:table-cell table:style-name="ce21" office:value-type="string">
            <text:p>WILLOWOOD DRIVE </text:p>
          </table:table-cell>
          <table:table-cell table:style-name="ce21" office:value-type="float" office:value="152">
            <text:p>152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3-17T00:00:00">
            <text:p>3/17/2003</text:p>
          </table:table-cell>
          <table:table-cell table:style-name="ce21" office:value-type="string">
            <text:p>UNAUTHORIZED USE OF VEHICLE </text:p>
          </table:table-cell>
          <table:table-cell table:style-name="ce21" office:value-type="string">
            <text:p>WILLOWOOD DRIVE </text:p>
          </table:table-cell>
          <table:table-cell table:style-name="ce21" office:value-type="float" office:value="152">
            <text:p>152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8-31T00:00:00">
            <text:p>8/31/2003</text:p>
          </table:table-cell>
          <table:table-cell table:style-name="ce21" office:value-type="string">
            <text:p>USE OR DISPLAY FIREARM IN COMMISSION OF FELONY </text:p>
          </table:table-cell>
          <table:table-cell table:style-name="ce21" office:value-type="string">
            <text:p>WILLOWOOD DRIVE </text:p>
          </table:table-cell>
          <table:table-cell table:style-name="ce21" office:value-type="float" office:value="152">
            <text:p>152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8-27T00:00:00">
            <text:p>8/27/2003</text:p>
          </table:table-cell>
          <table:table-cell table:style-name="ce21" office:value-type="string">
            <text:p>BURGLARY, RESIDENTIAL </text:p>
          </table:table-cell>
          <table:table-cell table:style-name="ce21" office:value-type="string">
            <text:p>WINDSONG LANE </text:p>
          </table:table-cell>
          <table:table-cell table:style-name="ce21" office:value-type="float" office:value="65">
            <text:p>65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7-11T00:00:00">
            <text:p>7/11/2003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WINDSONG LANE </text:p>
          </table:table-cell>
          <table:table-cell table:style-name="ce21" office:value-type="float" office:value="65">
            <text:p>65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1-11T00:00:00">
            <text:p>1/11/2003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WINDSONG LANE </text:p>
          </table:table-cell>
          <table:table-cell table:style-name="ce21" office:value-type="float" office:value="65">
            <text:p>65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1-31T00:00:00">
            <text:p>1/31/2003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WINDSONG LANE </text:p>
          </table:table-cell>
          <table:table-cell table:style-name="ce21" office:value-type="float" office:value="65">
            <text:p>65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8-27T00:00:00">
            <text:p>8/27/2003</text:p>
          </table:table-cell>
          <table:table-cell table:style-name="ce21" office:value-type="string">
            <text:p>CREDIT CARD THEFT </text:p>
          </table:table-cell>
          <table:table-cell table:style-name="ce21" office:value-type="string">
            <text:p>WINDSONG LANE </text:p>
          </table:table-cell>
          <table:table-cell table:style-name="ce21" office:value-type="float" office:value="65">
            <text:p>65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4-06T00:00:00">
            <text:p>4/6/2003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WINDSONG LANE </text:p>
          </table:table-cell>
          <table:table-cell table:style-name="ce21" office:value-type="float" office:value="65">
            <text:p>65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10-24T00:00:00">
            <text:p>10/24/2003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WINDSONG LANE </text:p>
          </table:table-cell>
          <table:table-cell table:style-name="ce21" office:value-type="float" office:value="65">
            <text:p>65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12-05T00:00:00">
            <text:p>12/5/2003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WINDY SHORE DRIVE </text:p>
          </table:table-cell>
          <table:table-cell table:style-name="ce21" office:value-type="float" office:value="224">
            <text:p>224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6-20T00:00:00">
            <text:p>6/20/2003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WINDY SHORE DRIVE </text:p>
          </table:table-cell>
          <table:table-cell table:style-name="ce21" office:value-type="float" office:value="224">
            <text:p>224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9-02T00:00:00">
            <text:p>9/2/2003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WINDY SHORE DRIVE </text:p>
          </table:table-cell>
          <table:table-cell table:style-name="ce21" office:value-type="float" office:value="224">
            <text:p>224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9-02T00:00:00">
            <text:p>9/2/2003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WINDY SHORE DRIVE </text:p>
          </table:table-cell>
          <table:table-cell table:style-name="ce21" office:value-type="float" office:value="224">
            <text:p>224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11-30T00:00:00">
            <text:p>11/30/2003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WINDY SHORES DRIVE </text:p>
          </table:table-cell>
          <table:table-cell table:style-name="ce21" office:value-type="float" office:value="224">
            <text:p>224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3-20T00:00:00">
            <text:p>3/20/2003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WINTER COURT </text:p>
          </table:table-cell>
          <table:table-cell table:style-name="ce21" office:value-type="float" office:value="56">
            <text:p>56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2-23T00:00:00">
            <text:p>2/23/2003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WROUGHT IRON BEND </text:p>
          </table:table-cell>
          <table:table-cell table:style-name="ce21" office:value-type="float" office:value="192">
            <text:p>192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3-02T00:00:00">
            <text:p>3/2/2003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WROUGHT IRON BEND </text:p>
          </table:table-cell>
          <table:table-cell table:style-name="ce21" office:value-type="float" office:value="192">
            <text:p>192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7-15T00:00:00">
            <text:p>7/15/2003</text:p>
          </table:table-cell>
          <table:table-cell table:style-name="ce21" office:value-type="string">
            <text:p>DAMAGE PROPERTY, BUSINESS </text:p>
          </table:table-cell>
          <table:table-cell table:style-name="ce21" office:value-type="string">
            <text:p>WROUGHT IRON BEND </text:p>
          </table:table-cell>
          <table:table-cell table:style-name="ce21" office:value-type="float" office:value="192">
            <text:p>192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8-01T00:00:00">
            <text:p>8/1/2003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WROUGHT IRON BEND </text:p>
          </table:table-cell>
          <table:table-cell table:style-name="ce21" office:value-type="float" office:value="192">
            <text:p>192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2-23T00:00:00">
            <text:p>2/23/2003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WROUGHT IRON BEND </text:p>
          </table:table-cell>
          <table:table-cell table:style-name="ce21" office:value-type="float" office:value="192">
            <text:p>192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8-03T00:00:00">
            <text:p>8/3/2003</text:p>
          </table:table-cell>
          <table:table-cell table:style-name="ce21" office:value-type="string">
            <text:p>DEATH INVESTIGATION </text:p>
          </table:table-cell>
          <table:table-cell table:style-name="ce21" office:value-type="string">
            <text:p>WROUGHT IRON BEND </text:p>
          </table:table-cell>
          <table:table-cell table:style-name="ce21" office:value-type="float" office:value="192">
            <text:p>192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11-27T00:00:00">
            <text:p>11/27/2003</text:p>
          </table:table-cell>
          <table:table-cell table:style-name="ce21" office:value-type="string">
            <text:p>TRESPASSING </text:p>
          </table:table-cell>
          <table:table-cell table:style-name="ce21" office:value-type="string">
            <text:p>WROUGHT IRON BEND </text:p>
          </table:table-cell>
          <table:table-cell table:style-name="ce21" office:value-type="float" office:value="192">
            <text:p>192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6-02T00:00:00">
            <text:p>6/2/2003</text:p>
          </table:table-cell>
          <table:table-cell table:style-name="ce21" office:value-type="string">
            <text:p>TRESPASSING </text:p>
          </table:table-cell>
          <table:table-cell table:style-name="ce21" office:value-type="string">
            <text:p>WROUGHT IRON BEND </text:p>
          </table:table-cell>
          <table:table-cell table:style-name="ce21" office:value-type="float" office:value="192">
            <text:p>192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8-18T00:00:00">
            <text:p>8/18/2003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WROUGHT IRON BEND </text:p>
          </table:table-cell>
          <table:table-cell table:style-name="ce21" office:value-type="float" office:value="184">
            <text:p>184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8-18T00:00:00">
            <text:p>8/18/2003</text:p>
          </table:table-cell>
          <table:table-cell table:style-name="ce21" office:value-type="string">
            <text:p>THREATEN BODILY HARM </text:p>
          </table:table-cell>
          <table:table-cell table:style-name="ce21" office:value-type="string">
            <text:p>WROUGHT IRON BEND </text:p>
          </table:table-cell>
          <table:table-cell table:style-name="ce21" office:value-type="float" office:value="184">
            <text:p>184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8-10T00:00:00">
            <text:p>8/10/2003</text:p>
          </table:table-cell>
          <table:table-cell table:style-name="ce21" office:value-type="string">
            <text:p>UNLAWFUL PURCHASE OR POSSESS ALCOHOLIC BEVERAGE </text:p>
          </table:table-cell>
          <table:table-cell table:style-name="ce21" office:value-type="string">
            <text:p>YORK DOWNS DRIVE &amp; LITTLE BAY AV </text:p>
          </table:table-cell>
          <table:table-cell table:style-name="ce21" office:value-type="float" office:value="246">
            <text:p>246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9-21T00:00:00">
            <text:p>9/21/2003</text:p>
          </table:table-cell>
          <table:table-cell table:style-name="ce21" office:value-type="string">
            <text:p>DEAD ON ARRIVAL </text:p>
          </table:table-cell>
          <table:table-cell table:style-name="ce21" office:value-type="string">
            <text:p>YORKSHIRE DRIVE </text:p>
          </table:table-cell>
          <table:table-cell table:style-name="ce21" office:value-type="float" office:value="245">
            <text:p>245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2-23T00:00:00">
            <text:p>2/23/2003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YORKTOWN ROAD 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3-12T00:00:00">
            <text:p>3/12/2003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YORKTOWN ROAD 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11-08T00:00:00">
            <text:p>11/8/2003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YORKTOWN ROAD 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3-13T00:00:00">
            <text:p>3/13/2003</text:p>
          </table:table-cell>
          <table:table-cell table:style-name="ce21" office:value-type="string">
            <text:p>BOMB THREATS </text:p>
          </table:table-cell>
          <table:table-cell table:style-name="ce21" office:value-type="string">
            <text:p>YORKTOWN ROAD 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11-28T00:00:00">
            <text:p>11/28/2003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YORKTOWN ROAD 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2-05T00:00:00">
            <text:p>2/5/2003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YORKTOWN ROAD 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11-08T00:00:00">
            <text:p>11/8/2003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YORKTOWN ROAD 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11-21T00:00:00">
            <text:p>11/21/2003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YORKTOWN ROAD 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4-16T00:00:00">
            <text:p>4/16/2003</text:p>
          </table:table-cell>
          <table:table-cell table:style-name="ce21" office:value-type="string">
            <text:p>DEAD ON ARRIVAL </text:p>
          </table:table-cell>
          <table:table-cell table:style-name="ce21" office:value-type="string">
            <text:p>YORKTOWN ROAD 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2-04T00:00:00">
            <text:p>2/4/2003</text:p>
          </table:table-cell>
          <table:table-cell table:style-name="ce21" office:value-type="string">
            <text:p>DRUNK IN PUBLIC </text:p>
          </table:table-cell>
          <table:table-cell table:style-name="ce21" office:value-type="string">
            <text:p>YORKTOWN ROAD 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7-21T00:00:00">
            <text:p>7/21/2003</text:p>
          </table:table-cell>
          <table:table-cell table:style-name="ce21" office:value-type="string">
            <text:p>HIT &amp; RUN </text:p>
          </table:table-cell>
          <table:table-cell table:style-name="ce21" office:value-type="string">
            <text:p>YORKTOWN ROAD 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9-29T00:00:00">
            <text:p>9/29/2003</text:p>
          </table:table-cell>
          <table:table-cell table:style-name="ce21" office:value-type="string">
            <text:p>INDECENT LIBERTIES WITH CHILD BY CUSTODIAN </text:p>
          </table:table-cell>
          <table:table-cell table:style-name="ce21" office:value-type="string">
            <text:p>YORKTOWN ROAD 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11-21T00:00:00">
            <text:p>11/21/2003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YORKTOWN ROAD 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3-21T00:00:00">
            <text:p>3/21/2003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YORKTOWN ROAD &amp; GLEBE SPRINGS 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5-08T00:00:00">
            <text:p>5/8/2003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ZACHARY PLACE </text:p>
          </table:table-cell>
          <table:table-cell table:style-name="ce21" office:value-type="float" office:value="283">
            <text:p>283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9-09T00:00:00">
            <text:p>9/9/2003</text:p>
          </table:table-cell>
          <table:table-cell table:style-name="ce21" office:value-type="string">
            <text:p>BURGLARY, RESIDENTIAL </text:p>
          </table:table-cell>
          <table:table-cell table:style-name="ce21" office:value-type="string">
            <text:p>ZACHARY PLACE </text:p>
          </table:table-cell>
          <table:table-cell table:style-name="ce21" office:value-type="float" office:value="283">
            <text:p>283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4" office:value-type="date" office:date-value="2003-09-09T00:00:00">
            <text:p>9/9/2003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ZACHARY PLACE </text:p>
          </table:table-cell>
          <table:table-cell table:style-name="ce21" office:value-type="float" office:value="283">
            <text:p>283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100">
            <text:p>10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date-style style:name="N14">
      <number:month/>
      <number:text>/</number:text>
      <number:day/>
      <number:text>/</number:text>
      <number:year number:style="long"/>
    </number:dat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